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text-properties officeooo:rsid="0103ba70" officeooo:paragraph-rsid="0026b597"/>
    </style:style>
    <style:style style:name="P78" style:family="paragraph" style:parent-style-name="Standard">
      <style:text-properties officeooo:rsid="0103ba70" officeooo:paragraph-rsid="00272da6"/>
    </style:style>
    <style:style style:name="P79" style:family="paragraph" style:parent-style-name="Standard">
      <style:text-properties officeooo:rsid="0103ba70" officeooo:paragraph-rsid="00490514"/>
    </style:style>
    <style:style style:name="P80" style:family="paragraph" style:parent-style-name="Standard">
      <style:text-properties officeooo:rsid="0103ba70" officeooo:paragraph-rsid="0051d571"/>
    </style:style>
    <style:style style:name="P81" style:family="paragraph" style:parent-style-name="Standard">
      <style:text-properties officeooo:rsid="0103ba70" officeooo:paragraph-rsid="0053a1b3"/>
    </style:style>
    <style:style style:name="P82" style:family="paragraph" style:parent-style-name="Standard">
      <style:text-properties officeooo:rsid="0103ba70" officeooo:paragraph-rsid="005fc6ef"/>
    </style:style>
    <style:style style:name="P83" style:family="paragraph" style:parent-style-name="Standard">
      <style:text-properties officeooo:rsid="0103ba70" officeooo:paragraph-rsid="0067e248"/>
    </style:style>
    <style:style style:name="P84" style:family="paragraph" style:parent-style-name="Standard">
      <style:text-properties officeooo:rsid="0103ba70" officeooo:paragraph-rsid="006cc756"/>
    </style:style>
    <style:style style:name="P85" style:family="paragraph" style:parent-style-name="Standard">
      <style:text-properties officeooo:rsid="0103ba70" officeooo:paragraph-rsid="006ecd82"/>
    </style:style>
    <style:style style:name="P86" style:family="paragraph" style:parent-style-name="Standard">
      <style:text-properties officeooo:rsid="0103ba70" officeooo:paragraph-rsid="0078fc16"/>
    </style:style>
    <style:style style:name="P87" style:family="paragraph" style:parent-style-name="Standard">
      <style:text-properties officeooo:rsid="0103ba70" officeooo:paragraph-rsid="007e7cc1"/>
    </style:style>
    <style:style style:name="P88" style:family="paragraph" style:parent-style-name="Standard">
      <style:text-properties officeooo:rsid="0103ba70" officeooo:paragraph-rsid="0083578d"/>
    </style:style>
    <style:style style:name="P89" style:family="paragraph" style:parent-style-name="Standard">
      <style:text-properties officeooo:rsid="0103ba70" officeooo:paragraph-rsid="0087d185"/>
    </style:style>
    <style:style style:name="P90" style:family="paragraph" style:parent-style-name="Standard">
      <style:text-properties officeooo:rsid="0103ba70" officeooo:paragraph-rsid="008c37e8"/>
    </style:style>
    <style:style style:name="P91" style:family="paragraph" style:parent-style-name="Standard">
      <style:text-properties officeooo:rsid="0103ba70" officeooo:paragraph-rsid="00964fe4"/>
    </style:style>
    <style:style style:name="P92" style:family="paragraph" style:parent-style-name="Standard">
      <style:text-properties officeooo:rsid="0103ba70" officeooo:paragraph-rsid="009e01e9"/>
    </style:style>
    <style:style style:name="P93" style:family="paragraph" style:parent-style-name="Standard">
      <style:text-properties officeooo:rsid="0103ba70" officeooo:paragraph-rsid="009fa0eb"/>
    </style:style>
    <style:style style:name="P94" style:family="paragraph" style:parent-style-name="Standard">
      <style:text-properties officeooo:rsid="0103ba70" officeooo:paragraph-rsid="00a18b49"/>
    </style:style>
    <style:style style:name="P95" style:family="paragraph" style:parent-style-name="Standard">
      <style:text-properties officeooo:rsid="0103ba70" officeooo:paragraph-rsid="00a621ab"/>
    </style:style>
    <style:style style:name="P96" style:family="paragraph" style:parent-style-name="Standard">
      <style:text-properties officeooo:rsid="0103ba70" officeooo:paragraph-rsid="00b1b7d9"/>
    </style:style>
    <style:style style:name="P97" style:family="paragraph" style:parent-style-name="Standard">
      <style:text-properties officeooo:rsid="0103ba70" officeooo:paragraph-rsid="00d3a383"/>
    </style:style>
    <style:style style:name="P98" style:family="paragraph" style:parent-style-name="Standard">
      <style:text-properties officeooo:rsid="0103ba70" officeooo:paragraph-rsid="00d823ce"/>
    </style:style>
    <style:style style:name="P99" style:family="paragraph" style:parent-style-name="Standard">
      <style:text-properties officeooo:rsid="0103ba70" officeooo:paragraph-rsid="00d83d57"/>
    </style:style>
    <style:style style:name="P100" style:family="paragraph" style:parent-style-name="Standard">
      <style:text-properties officeooo:rsid="0103ba70" officeooo:paragraph-rsid="00f2f124"/>
    </style:style>
    <style:style style:name="P101" style:family="paragraph" style:parent-style-name="Standard">
      <style:text-properties officeooo:rsid="0103ba70" officeooo:paragraph-rsid="00f7637d"/>
    </style:style>
    <style:style style:name="P102" style:family="paragraph" style:parent-style-name="Standard">
      <style:text-properties officeooo:rsid="0103ba70" officeooo:paragraph-rsid="0108b8e9"/>
    </style:style>
    <style:style style:name="P103" style:family="paragraph" style:parent-style-name="Standard">
      <style:text-properties officeooo:rsid="0103ba70" officeooo:paragraph-rsid="010b0562"/>
    </style:style>
    <style:style style:name="P104" style:family="paragraph" style:parent-style-name="Standard">
      <style:text-properties officeooo:rsid="0103ba70" officeooo:paragraph-rsid="010fdc29"/>
    </style:style>
    <style:style style:name="P105" style:family="paragraph" style:parent-style-name="Standard">
      <style:text-properties officeooo:rsid="0103ba70" officeooo:paragraph-rsid="011b3c62"/>
    </style:style>
    <style:style style:name="P106" style:family="paragraph" style:parent-style-name="Standard">
      <style:text-properties officeooo:rsid="0103ba70" officeooo:paragraph-rsid="011d3de9"/>
    </style:style>
    <style:style style:name="P107" style:family="paragraph" style:parent-style-name="Standard">
      <style:text-properties officeooo:rsid="0103ba70" officeooo:paragraph-rsid="012b4856"/>
    </style:style>
    <style:style style:name="P108" style:family="paragraph" style:parent-style-name="Standard">
      <style:text-properties officeooo:rsid="0103ba70" officeooo:paragraph-rsid="01355a2b"/>
    </style:style>
    <style:style style:name="P109" style:family="paragraph" style:parent-style-name="Standard">
      <style:text-properties officeooo:rsid="0103ba70" officeooo:paragraph-rsid="0139a139"/>
    </style:style>
    <style:style style:name="P110" style:family="paragraph" style:parent-style-name="Standard">
      <style:text-properties officeooo:rsid="0103ba70" officeooo:paragraph-rsid="013b0ce7"/>
    </style:style>
    <style:style style:name="P111" style:family="paragraph" style:parent-style-name="Standard">
      <style:text-properties officeooo:rsid="0103ba70" officeooo:paragraph-rsid="015b0446"/>
    </style:style>
    <style:style style:name="P112" style:family="paragraph" style:parent-style-name="Standard">
      <style:text-properties officeooo:rsid="0103ba70" officeooo:paragraph-rsid="015da402"/>
    </style:style>
    <style:style style:name="P113" style:family="paragraph" style:parent-style-name="Standard">
      <style:text-properties officeooo:rsid="0103ba70" officeooo:paragraph-rsid="01645a86"/>
    </style:style>
    <style:style style:name="P114" style:family="paragraph" style:parent-style-name="Standard">
      <style:text-properties officeooo:rsid="0103ba70" officeooo:paragraph-rsid="016656a5"/>
    </style:style>
    <style:style style:name="P115" style:family="paragraph" style:parent-style-name="Standard">
      <style:text-properties officeooo:rsid="0103ba70" officeooo:paragraph-rsid="017010d7"/>
    </style:style>
    <style:style style:name="P116" style:family="paragraph" style:parent-style-name="Standard">
      <style:text-properties officeooo:rsid="0103ba70" officeooo:paragraph-rsid="0174bad4"/>
    </style:style>
    <style:style style:name="P117" style:family="paragraph" style:parent-style-name="Standard">
      <style:text-properties officeooo:rsid="0103ba70" officeooo:paragraph-rsid="017acb36"/>
    </style:style>
    <style:style style:name="P118" style:family="paragraph" style:parent-style-name="Standard">
      <style:text-properties officeooo:rsid="0103ba70" officeooo:paragraph-rsid="018f6cd1"/>
    </style:style>
    <style:style style:name="P119" style:family="paragraph" style:parent-style-name="Standard">
      <style:text-properties officeooo:rsid="0103ba70" officeooo:paragraph-rsid="019a1d62"/>
    </style:style>
    <style:style style:name="P120" style:family="paragraph" style:parent-style-name="Standard">
      <style:text-properties officeooo:rsid="0103ba70" officeooo:paragraph-rsid="01a67c7f"/>
    </style:style>
    <style:style style:name="P121" style:family="paragraph" style:parent-style-name="Standard">
      <style:text-properties officeooo:rsid="0103ba70" officeooo:paragraph-rsid="01be9b67"/>
    </style:style>
    <style:style style:name="P122" style:family="paragraph" style:parent-style-name="Standard">
      <style:text-properties officeooo:rsid="0103ba70" officeooo:paragraph-rsid="01d4f7bc"/>
    </style:style>
    <style:style style:name="P123" style:family="paragraph" style:parent-style-name="Standard">
      <style:text-properties officeooo:rsid="0103ba70" officeooo:paragraph-rsid="01d621aa"/>
    </style:style>
    <style:style style:name="P124" style:family="paragraph" style:parent-style-name="Standard">
      <style:text-properties officeooo:rsid="0103ba70" officeooo:paragraph-rsid="01da5e60"/>
    </style:style>
    <style:style style:name="P125" style:family="paragraph" style:parent-style-name="Standard">
      <style:text-properties officeooo:rsid="0103ba70" officeooo:paragraph-rsid="01e7b39b"/>
    </style:style>
    <style:style style:name="P126" style:family="paragraph" style:parent-style-name="Standard">
      <style:text-properties officeooo:rsid="0103ba70" officeooo:paragraph-rsid="01ef7408"/>
    </style:style>
    <style:style style:name="P127" style:family="paragraph" style:parent-style-name="Standard">
      <style:text-properties officeooo:rsid="0103ba70" officeooo:paragraph-rsid="01f53cb8"/>
    </style:style>
    <style:style style:name="P128" style:family="paragraph" style:parent-style-name="Standard">
      <style:text-properties officeooo:rsid="0103ba70" officeooo:paragraph-rsid="01f56faa"/>
    </style:style>
    <style:style style:name="P129" style:family="paragraph" style:parent-style-name="Standard">
      <style:text-properties officeooo:rsid="0103ba70" officeooo:paragraph-rsid="01f7fa93"/>
    </style:style>
    <style:style style:name="P130" style:family="paragraph" style:parent-style-name="Standard">
      <style:text-properties officeooo:rsid="0103ba70" officeooo:paragraph-rsid="01fa7e25"/>
    </style:style>
    <style:style style:name="P131" style:family="paragraph" style:parent-style-name="Standard">
      <style:text-properties officeooo:rsid="0103ba70" officeooo:paragraph-rsid="01fc9fc5"/>
    </style:style>
    <style:style style:name="P132" style:family="paragraph" style:parent-style-name="Standard">
      <style:text-properties officeooo:rsid="0103ba70" officeooo:paragraph-rsid="0202b455"/>
    </style:style>
    <style:style style:name="P133" style:family="paragraph" style:parent-style-name="Standard">
      <style:text-properties officeooo:rsid="00272da6" officeooo:paragraph-rsid="00272da6"/>
    </style:style>
    <style:style style:name="P134" style:family="paragraph" style:parent-style-name="Standard">
      <style:text-properties officeooo:rsid="00272da6" officeooo:paragraph-rsid="00490514"/>
    </style:style>
    <style:style style:name="P135" style:family="paragraph" style:parent-style-name="Standard">
      <style:text-properties officeooo:rsid="00272da6" officeooo:paragraph-rsid="0051d571"/>
    </style:style>
    <style:style style:name="P136" style:family="paragraph" style:parent-style-name="Standard">
      <style:text-properties officeooo:rsid="00272da6" officeooo:paragraph-rsid="0053a1b3"/>
    </style:style>
    <style:style style:name="P137" style:family="paragraph" style:parent-style-name="Standard">
      <style:text-properties officeooo:rsid="00272da6" officeooo:paragraph-rsid="005aa5a7"/>
    </style:style>
    <style:style style:name="P138" style:family="paragraph" style:parent-style-name="Standard">
      <style:text-properties officeooo:rsid="00272da6" officeooo:paragraph-rsid="005fc6ef"/>
    </style:style>
    <style:style style:name="P139" style:family="paragraph" style:parent-style-name="Standard">
      <style:text-properties officeooo:rsid="00272da6" officeooo:paragraph-rsid="0067e248"/>
    </style:style>
    <style:style style:name="P140" style:family="paragraph" style:parent-style-name="Standard">
      <style:paragraph-properties fo:text-align="justify" style:justify-single-word="false"/>
      <style:text-properties officeooo:rsid="00272da6" officeooo:paragraph-rsid="0067e248"/>
    </style:style>
    <style:style style:name="P141" style:family="paragraph" style:parent-style-name="Standard">
      <style:paragraph-properties fo:text-align="justify" style:justify-single-word="false"/>
      <style:text-properties officeooo:rsid="00272da6" officeooo:paragraph-rsid="00964fe4"/>
    </style:style>
    <style:style style:name="P142" style:family="paragraph" style:parent-style-name="Standard">
      <style:paragraph-properties fo:text-align="justify" style:justify-single-word="false"/>
      <style:text-properties officeooo:rsid="00272da6" officeooo:paragraph-rsid="00a6388c"/>
    </style:style>
    <style:style style:name="P143" style:family="paragraph" style:parent-style-name="Standard">
      <style:paragraph-properties fo:text-align="justify" style:justify-single-word="false"/>
      <style:text-properties officeooo:rsid="00272da6" officeooo:paragraph-rsid="010e0880"/>
    </style:style>
    <style:style style:name="P144" style:family="paragraph" style:parent-style-name="Standard">
      <style:paragraph-properties fo:text-align="justify" style:justify-single-word="false"/>
      <style:text-properties officeooo:rsid="00272da6" officeooo:paragraph-rsid="011b7554"/>
    </style:style>
    <style:style style:name="P145" style:family="paragraph" style:parent-style-name="Standard">
      <style:paragraph-properties fo:text-align="justify" style:justify-single-word="false"/>
      <style:text-properties officeooo:rsid="00272da6" officeooo:paragraph-rsid="011d3de9"/>
    </style:style>
    <style:style style:name="P146" style:family="paragraph" style:parent-style-name="Standard">
      <style:paragraph-properties fo:text-align="justify" style:justify-single-word="false"/>
      <style:text-properties officeooo:rsid="00272da6" officeooo:paragraph-rsid="0129def4"/>
    </style:style>
    <style:style style:name="P147" style:family="paragraph" style:parent-style-name="Standard">
      <style:paragraph-properties fo:text-align="justify" style:justify-single-word="false"/>
      <style:text-properties officeooo:rsid="00272da6" officeooo:paragraph-rsid="01355a2b"/>
    </style:style>
    <style:style style:name="P148" style:family="paragraph" style:parent-style-name="Standard">
      <style:paragraph-properties fo:text-align="justify" style:justify-single-word="false"/>
      <style:text-properties officeooo:rsid="00272da6" officeooo:paragraph-rsid="0139a139"/>
    </style:style>
    <style:style style:name="P149" style:family="paragraph" style:parent-style-name="Standard">
      <style:paragraph-properties fo:text-align="justify" style:justify-single-word="false"/>
      <style:text-properties officeooo:rsid="00272da6" officeooo:paragraph-rsid="013b0ce7"/>
    </style:style>
    <style:style style:name="P150" style:family="paragraph" style:parent-style-name="Standard">
      <style:paragraph-properties fo:text-align="justify" style:justify-single-word="false"/>
      <style:text-properties officeooo:rsid="00272da6" officeooo:paragraph-rsid="015b0446"/>
    </style:style>
    <style:style style:name="P151" style:family="paragraph" style:parent-style-name="Standard">
      <style:paragraph-properties fo:text-align="justify" style:justify-single-word="false"/>
      <style:text-properties officeooo:rsid="00272da6" officeooo:paragraph-rsid="015da402"/>
    </style:style>
    <style:style style:name="P152" style:family="paragraph" style:parent-style-name="Standard">
      <style:paragraph-properties fo:text-align="justify" style:justify-single-word="false"/>
      <style:text-properties officeooo:rsid="00272da6" officeooo:paragraph-rsid="01645a86"/>
    </style:style>
    <style:style style:name="P153" style:family="paragraph" style:parent-style-name="Standard">
      <style:paragraph-properties fo:text-align="justify" style:justify-single-word="false"/>
      <style:text-properties officeooo:rsid="00272da6" officeooo:paragraph-rsid="016656a5"/>
    </style:style>
    <style:style style:name="P154" style:family="paragraph" style:parent-style-name="Standard">
      <style:paragraph-properties fo:text-align="justify" style:justify-single-word="false"/>
      <style:text-properties officeooo:rsid="00272da6" officeooo:paragraph-rsid="0174bad4"/>
    </style:style>
    <style:style style:name="P155" style:family="paragraph" style:parent-style-name="Standard">
      <style:paragraph-properties fo:text-align="justify" style:justify-single-word="false"/>
      <style:text-properties officeooo:rsid="00272da6" officeooo:paragraph-rsid="017acb36"/>
    </style:style>
    <style:style style:name="P156" style:family="paragraph" style:parent-style-name="Standard">
      <style:paragraph-properties fo:text-align="justify" style:justify-single-word="false"/>
      <style:text-properties officeooo:rsid="00272da6" officeooo:paragraph-rsid="018f6cd1"/>
    </style:style>
    <style:style style:name="P157" style:family="paragraph" style:parent-style-name="Standard">
      <style:paragraph-properties fo:text-align="justify" style:justify-single-word="false"/>
      <style:text-properties officeooo:rsid="00272da6" officeooo:paragraph-rsid="01925ec7"/>
    </style:style>
    <style:style style:name="P158" style:family="paragraph" style:parent-style-name="Standard">
      <style:paragraph-properties fo:text-align="justify" style:justify-single-word="false"/>
      <style:text-properties officeooo:rsid="00272da6" officeooo:paragraph-rsid="01a67c7f"/>
    </style:style>
    <style:style style:name="P159" style:family="paragraph" style:parent-style-name="Standard">
      <style:paragraph-properties fo:text-align="justify" style:justify-single-word="false"/>
      <style:text-properties officeooo:rsid="00272da6" officeooo:paragraph-rsid="01be9b67"/>
    </style:style>
    <style:style style:name="P160" style:family="paragraph" style:parent-style-name="Standard">
      <style:paragraph-properties fo:text-align="justify" style:justify-single-word="false"/>
      <style:text-properties officeooo:rsid="00272da6" officeooo:paragraph-rsid="01d4f7bc"/>
    </style:style>
    <style:style style:name="P161" style:family="paragraph" style:parent-style-name="Standard">
      <style:paragraph-properties fo:text-align="justify" style:justify-single-word="false"/>
      <style:text-properties officeooo:rsid="00272da6" officeooo:paragraph-rsid="01d621aa"/>
    </style:style>
    <style:style style:name="P162" style:family="paragraph" style:parent-style-name="Standard">
      <style:paragraph-properties fo:text-align="justify" style:justify-single-word="false"/>
      <style:text-properties officeooo:rsid="00272da6" officeooo:paragraph-rsid="01da5e60"/>
    </style:style>
    <style:style style:name="P163" style:family="paragraph" style:parent-style-name="Standard">
      <style:paragraph-properties fo:text-align="justify" style:justify-single-word="false"/>
      <style:text-properties officeooo:rsid="00272da6" officeooo:paragraph-rsid="01e7b39b"/>
    </style:style>
    <style:style style:name="P164" style:family="paragraph" style:parent-style-name="Standard">
      <style:paragraph-properties fo:text-align="justify" style:justify-single-word="false"/>
      <style:text-properties officeooo:rsid="00272da6" officeooo:paragraph-rsid="01ef7408"/>
    </style:style>
    <style:style style:name="P165" style:family="paragraph" style:parent-style-name="Standard">
      <style:paragraph-properties fo:text-align="justify" style:justify-single-word="false"/>
      <style:text-properties officeooo:rsid="00272da6" officeooo:paragraph-rsid="01f53cb8"/>
    </style:style>
    <style:style style:name="P166" style:family="paragraph" style:parent-style-name="Standard">
      <style:paragraph-properties fo:text-align="justify" style:justify-single-word="false"/>
      <style:text-properties officeooo:rsid="00272da6" officeooo:paragraph-rsid="01f56faa"/>
    </style:style>
    <style:style style:name="P167" style:family="paragraph" style:parent-style-name="Standard">
      <style:paragraph-properties fo:text-align="justify" style:justify-single-word="false"/>
      <style:text-properties officeooo:rsid="00272da6" officeooo:paragraph-rsid="01f7fa93"/>
    </style:style>
    <style:style style:name="P168" style:family="paragraph" style:parent-style-name="Standard">
      <style:paragraph-properties fo:text-align="justify" style:justify-single-word="false"/>
      <style:text-properties officeooo:rsid="00272da6" officeooo:paragraph-rsid="01fa7e25"/>
    </style:style>
    <style:style style:name="P169" style:family="paragraph" style:parent-style-name="Standard">
      <style:paragraph-properties fo:text-align="justify" style:justify-single-word="false"/>
      <style:text-properties officeooo:rsid="00272da6" officeooo:paragraph-rsid="01fc9fc5"/>
    </style:style>
    <style:style style:name="P170" style:family="paragraph" style:parent-style-name="Standard">
      <style:paragraph-properties fo:text-align="justify" style:justify-single-word="false"/>
      <style:text-properties officeooo:rsid="00272da6" officeooo:paragraph-rsid="0202b455"/>
    </style:style>
    <style:style style:name="P171" style:family="paragraph" style:parent-style-name="Standard">
      <style:text-properties officeooo:rsid="00272da6" officeooo:paragraph-rsid="006cc756"/>
    </style:style>
    <style:style style:name="P172" style:family="paragraph" style:parent-style-name="Standard">
      <style:text-properties officeooo:rsid="00272da6" officeooo:paragraph-rsid="006ecd82"/>
    </style:style>
    <style:style style:name="P173" style:family="paragraph" style:parent-style-name="Standard">
      <style:text-properties officeooo:rsid="00272da6" officeooo:paragraph-rsid="0078fc16"/>
    </style:style>
    <style:style style:name="P174" style:family="paragraph" style:parent-style-name="Standard">
      <style:text-properties officeooo:rsid="00272da6" officeooo:paragraph-rsid="0108b8e9"/>
    </style:style>
    <style:style style:name="P175" style:family="paragraph" style:parent-style-name="Standard">
      <style:text-properties officeooo:rsid="00272da6" officeooo:paragraph-rsid="010b0562"/>
    </style:style>
    <style:style style:name="P176" style:family="paragraph" style:parent-style-name="Standard">
      <style:text-properties officeooo:paragraph-rsid="0042eb09"/>
    </style:style>
    <style:style style:name="P177" style:family="paragraph" style:parent-style-name="Standard">
      <style:text-properties officeooo:paragraph-rsid="00490514"/>
    </style:style>
    <style:style style:name="P178" style:family="paragraph" style:parent-style-name="Standard">
      <style:paragraph-properties fo:text-align="justify" style:justify-single-word="false"/>
      <style:text-properties officeooo:rsid="0042eb09" officeooo:paragraph-rsid="0042eb09"/>
    </style:style>
    <style:style style:name="P179" style:family="paragraph" style:parent-style-name="Standard">
      <style:paragraph-properties fo:text-align="justify" style:justify-single-word="false"/>
      <style:text-properties officeooo:rsid="0042eb09" officeooo:paragraph-rsid="0051d571"/>
    </style:style>
    <style:style style:name="P180" style:family="paragraph" style:parent-style-name="Standard">
      <style:text-properties officeooo:rsid="004b1f7f" officeooo:paragraph-rsid="004b1f7f"/>
    </style:style>
    <style:style style:name="P1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text-properties fo:color="#000000" loext:opacity="100%" style:font-name="Consolas" fo:font-size="10pt" style:font-size-asian="10pt"/>
    </style:style>
    <style:style style:name="P18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9" style:family="paragraph" style:parent-style-name="Standard">
      <style:text-properties fo:color="#000000" loext:opacity="100%" style:font-name="Consolas" fo:font-size="10pt" officeooo:paragraph-rsid="014b74a5" style:font-size-asian="10pt"/>
    </style:style>
    <style:style style:name="P200" style:family="paragraph" style:parent-style-name="Standard">
      <style:text-properties fo:color="#000000" loext:opacity="100%" style:font-name="Consolas" fo:font-size="10pt" officeooo:paragraph-rsid="015b0446" style:font-size-asian="10pt"/>
    </style:style>
    <style:style style:name="P201" style:family="paragraph" style:parent-style-name="Standard">
      <style:text-properties fo:color="#000000" loext:opacity="100%" style:font-name="Consolas" fo:font-size="10pt" officeooo:paragraph-rsid="017010d7" style:font-size-asian="10pt"/>
    </style:style>
    <style:style style:name="P202" style:family="paragraph" style:parent-style-name="Standard">
      <style:text-properties fo:color="#000000" loext:opacity="100%" style:font-name="Consolas" fo:font-size="10pt" officeooo:paragraph-rsid="0174bad4" style:font-size-asian="10pt"/>
    </style:style>
    <style:style style:name="P203" style:family="paragraph" style:parent-style-name="Standard">
      <style:text-properties fo:color="#000000" loext:opacity="100%" style:font-name="Consolas" fo:font-size="10pt" officeooo:paragraph-rsid="017acb36" style:font-size-asian="10pt"/>
    </style:style>
    <style:style style:name="P20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6" style:family="paragraph" style:parent-style-name="Standard">
      <style:text-properties officeooo:paragraph-rsid="0051d571"/>
    </style:style>
    <style:style style:name="P21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2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4" style:family="paragraph" style:parent-style-name="Standard">
      <style:text-properties officeooo:paragraph-rsid="0053a1b3"/>
    </style:style>
    <style:style style:name="P235" style:family="paragraph" style:parent-style-name="Standard">
      <style:paragraph-properties fo:text-align="justify" style:justify-single-word="false"/>
      <style:text-properties officeooo:rsid="00570fd3" officeooo:paragraph-rsid="00570fd3"/>
    </style:style>
    <style:style style:name="P236" style:family="paragraph" style:parent-style-name="Standard">
      <style:text-properties officeooo:paragraph-rsid="005fc6ef"/>
    </style:style>
    <style:style style:name="P237" style:family="paragraph" style:parent-style-name="Standard">
      <style:text-properties officeooo:rsid="00631401" officeooo:paragraph-rsid="00631401"/>
    </style:style>
    <style:style style:name="P238" style:family="paragraph" style:parent-style-name="Standard">
      <style:text-properties officeooo:rsid="00631401" officeooo:paragraph-rsid="0067e248"/>
    </style:style>
    <style:style style:name="P239" style:family="paragraph" style:parent-style-name="Standard">
      <style:text-properties officeooo:rsid="00631401" officeooo:paragraph-rsid="006cc756"/>
    </style:style>
    <style:style style:name="P240" style:family="paragraph" style:parent-style-name="Standard">
      <style:text-properties officeooo:rsid="00631401" officeooo:paragraph-rsid="006ecd82"/>
    </style:style>
    <style:style style:name="P241" style:family="paragraph" style:parent-style-name="Standard">
      <style:text-properties officeooo:rsid="00631401" officeooo:paragraph-rsid="0078fc16"/>
    </style:style>
    <style:style style:name="P242" style:family="paragraph" style:parent-style-name="Standard">
      <style:text-properties officeooo:rsid="00631401" officeooo:paragraph-rsid="010b0562"/>
    </style:style>
    <style:style style:name="P243" style:family="paragraph" style:parent-style-name="Standard">
      <style:text-properties officeooo:rsid="00631401" officeooo:paragraph-rsid="0108b8e9"/>
    </style:style>
    <style:style style:name="P244" style:family="paragraph" style:parent-style-name="Standard">
      <style:text-properties officeooo:paragraph-rsid="0067e248"/>
    </style:style>
    <style:style style:name="P245" style:family="paragraph" style:parent-style-name="Standard">
      <style:text-properties officeooo:paragraph-rsid="006cc756"/>
    </style:style>
    <style:style style:name="P246" style:family="paragraph" style:parent-style-name="Standard">
      <style:paragraph-properties fo:text-align="justify" style:justify-single-word="false"/>
      <style:text-properties officeooo:rsid="006d183d" officeooo:paragraph-rsid="006d183d"/>
    </style:style>
    <style:style style:name="P247" style:family="paragraph" style:parent-style-name="Standard">
      <style:paragraph-properties fo:text-align="justify" style:justify-single-word="false"/>
      <style:text-properties officeooo:rsid="006d183d" officeooo:paragraph-rsid="006ecd82"/>
    </style:style>
    <style:style style:name="P248" style:family="paragraph" style:parent-style-name="Standard">
      <style:paragraph-properties fo:text-align="justify" style:justify-single-word="false"/>
      <style:text-properties officeooo:rsid="006d183d" officeooo:paragraph-rsid="0204318b"/>
    </style:style>
    <style:style style:name="P249" style:family="paragraph" style:parent-style-name="Standard">
      <style:text-properties officeooo:paragraph-rsid="006ecd82"/>
    </style:style>
    <style:style style:name="P250" style:family="paragraph" style:parent-style-name="Standard">
      <style:text-properties officeooo:rsid="00684807" officeooo:paragraph-rsid="00736b32"/>
    </style:style>
    <style:style style:name="P251" style:family="paragraph" style:parent-style-name="Standard">
      <style:text-properties officeooo:paragraph-rsid="0078fc16"/>
    </style:style>
    <style:style style:name="P252" style:family="paragraph" style:parent-style-name="Standard">
      <style:paragraph-properties fo:text-align="justify" style:justify-single-word="false"/>
      <style:text-properties officeooo:rsid="007ddfe8" officeooo:paragraph-rsid="007e7cc1"/>
    </style:style>
    <style:style style:name="P253" style:family="paragraph" style:parent-style-name="Standard">
      <style:paragraph-properties fo:text-align="justify" style:justify-single-word="false"/>
      <style:text-properties officeooo:rsid="007ddfe8" officeooo:paragraph-rsid="0083578d"/>
    </style:style>
    <style:style style:name="P254" style:family="paragraph" style:parent-style-name="Standard">
      <style:paragraph-properties fo:text-align="justify" style:justify-single-word="false"/>
      <style:text-properties officeooo:rsid="007ddfe8" officeooo:paragraph-rsid="0087d185"/>
    </style:style>
    <style:style style:name="P255" style:family="paragraph" style:parent-style-name="Standard">
      <style:paragraph-properties fo:text-align="justify" style:justify-single-word="false"/>
      <style:text-properties officeooo:rsid="007ddfe8" officeooo:paragraph-rsid="008c37e8"/>
    </style:style>
    <style:style style:name="P256" style:family="paragraph" style:parent-style-name="Standard">
      <style:paragraph-properties fo:text-align="justify" style:justify-single-word="false"/>
      <style:text-properties officeooo:rsid="007ddfe8" officeooo:paragraph-rsid="00964fe4"/>
    </style:style>
    <style:style style:name="P257" style:family="paragraph" style:parent-style-name="Standard">
      <style:paragraph-properties fo:text-align="justify" style:justify-single-word="false"/>
      <style:text-properties officeooo:rsid="007ddfe8" officeooo:paragraph-rsid="009e01e9"/>
    </style:style>
    <style:style style:name="P258" style:family="paragraph" style:parent-style-name="Standard">
      <style:paragraph-properties fo:text-align="justify" style:justify-single-word="false"/>
      <style:text-properties officeooo:rsid="007ddfe8" officeooo:paragraph-rsid="009fa0eb"/>
    </style:style>
    <style:style style:name="P259" style:family="paragraph" style:parent-style-name="Standard">
      <style:paragraph-properties fo:text-align="justify" style:justify-single-word="false"/>
      <style:text-properties officeooo:rsid="007ddfe8" officeooo:paragraph-rsid="00a18b49"/>
    </style:style>
    <style:style style:name="P260" style:family="paragraph" style:parent-style-name="Standard">
      <style:paragraph-properties fo:text-align="justify" style:justify-single-word="false"/>
      <style:text-properties officeooo:rsid="007ddfe8" officeooo:paragraph-rsid="00b1b7d9"/>
    </style:style>
    <style:style style:name="P261" style:family="paragraph" style:parent-style-name="Standard">
      <style:paragraph-properties fo:text-align="justify" style:justify-single-word="false"/>
      <style:text-properties officeooo:rsid="007ddfe8" officeooo:paragraph-rsid="00d3a383"/>
    </style:style>
    <style:style style:name="P262" style:family="paragraph" style:parent-style-name="Standard">
      <style:paragraph-properties fo:text-align="justify" style:justify-single-word="false"/>
      <style:text-properties officeooo:rsid="007ddfe8" officeooo:paragraph-rsid="00d823ce"/>
    </style:style>
    <style:style style:name="P263" style:family="paragraph" style:parent-style-name="Standard">
      <style:paragraph-properties fo:text-align="justify" style:justify-single-word="false"/>
      <style:text-properties officeooo:rsid="007ddfe8" officeooo:paragraph-rsid="011b3c62"/>
    </style:style>
    <style:style style:name="P264" style:family="paragraph" style:parent-style-name="Standard">
      <style:paragraph-properties fo:text-align="justify" style:justify-single-word="false"/>
      <style:text-properties officeooo:rsid="007ddfe8" officeooo:paragraph-rsid="011d3de9"/>
    </style:style>
    <style:style style:name="P265" style:family="paragraph" style:parent-style-name="Standard">
      <style:paragraph-properties fo:text-align="justify" style:justify-single-word="false"/>
      <style:text-properties officeooo:rsid="007ddfe8" officeooo:paragraph-rsid="0129def4"/>
    </style:style>
    <style:style style:name="P266" style:family="paragraph" style:parent-style-name="Standard">
      <style:paragraph-properties fo:text-align="justify" style:justify-single-word="false"/>
      <style:text-properties officeooo:rsid="007ddfe8" officeooo:paragraph-rsid="01355a2b"/>
    </style:style>
    <style:style style:name="P267" style:family="paragraph" style:parent-style-name="Standard">
      <style:paragraph-properties fo:text-align="justify" style:justify-single-word="false"/>
      <style:text-properties officeooo:rsid="007ddfe8" officeooo:paragraph-rsid="0139a139"/>
    </style:style>
    <style:style style:name="P268" style:family="paragraph" style:parent-style-name="Standard">
      <style:paragraph-properties fo:text-align="justify" style:justify-single-word="false"/>
      <style:text-properties officeooo:rsid="007ddfe8" officeooo:paragraph-rsid="013b0ce7"/>
    </style:style>
    <style:style style:name="P269" style:family="paragraph" style:parent-style-name="Standard">
      <style:paragraph-properties fo:text-align="justify" style:justify-single-word="false"/>
      <style:text-properties officeooo:rsid="007ddfe8" officeooo:paragraph-rsid="015b0446"/>
    </style:style>
    <style:style style:name="P270" style:family="paragraph" style:parent-style-name="Standard">
      <style:paragraph-properties fo:text-align="justify" style:justify-single-word="false"/>
      <style:text-properties officeooo:rsid="007ddfe8" officeooo:paragraph-rsid="015da402"/>
    </style:style>
    <style:style style:name="P271" style:family="paragraph" style:parent-style-name="Standard">
      <style:paragraph-properties fo:text-align="justify" style:justify-single-word="false"/>
      <style:text-properties officeooo:rsid="007ddfe8" officeooo:paragraph-rsid="01645a86"/>
    </style:style>
    <style:style style:name="P272" style:family="paragraph" style:parent-style-name="Standard">
      <style:paragraph-properties fo:text-align="justify" style:justify-single-word="false"/>
      <style:text-properties officeooo:rsid="007ddfe8" officeooo:paragraph-rsid="016656a5"/>
    </style:style>
    <style:style style:name="P273" style:family="paragraph" style:parent-style-name="Standard">
      <style:paragraph-properties fo:text-align="justify" style:justify-single-word="false"/>
      <style:text-properties officeooo:rsid="007ddfe8" officeooo:paragraph-rsid="0174bad4"/>
    </style:style>
    <style:style style:name="P274" style:family="paragraph" style:parent-style-name="Standard">
      <style:paragraph-properties fo:text-align="justify" style:justify-single-word="false"/>
      <style:text-properties officeooo:rsid="007ddfe8" officeooo:paragraph-rsid="017acb36"/>
    </style:style>
    <style:style style:name="P275" style:family="paragraph" style:parent-style-name="Standard">
      <style:paragraph-properties fo:text-align="justify" style:justify-single-word="false"/>
      <style:text-properties officeooo:rsid="007ddfe8" officeooo:paragraph-rsid="018f6cd1"/>
    </style:style>
    <style:style style:name="P276" style:family="paragraph" style:parent-style-name="Standard">
      <style:paragraph-properties fo:text-align="justify" style:justify-single-word="false"/>
      <style:text-properties officeooo:rsid="007ddfe8" officeooo:paragraph-rsid="01925ec7"/>
    </style:style>
    <style:style style:name="P277" style:family="paragraph" style:parent-style-name="Standard">
      <style:paragraph-properties fo:text-align="justify" style:justify-single-word="false"/>
      <style:text-properties officeooo:rsid="007ddfe8" officeooo:paragraph-rsid="01a67c7f"/>
    </style:style>
    <style:style style:name="P278" style:family="paragraph" style:parent-style-name="Standard">
      <style:paragraph-properties fo:text-align="justify" style:justify-single-word="false"/>
      <style:text-properties officeooo:rsid="007ddfe8" officeooo:paragraph-rsid="01be9b67"/>
    </style:style>
    <style:style style:name="P279" style:family="paragraph" style:parent-style-name="Standard">
      <style:paragraph-properties fo:text-align="justify" style:justify-single-word="false"/>
      <style:text-properties officeooo:rsid="007ddfe8" officeooo:paragraph-rsid="01d4f7bc"/>
    </style:style>
    <style:style style:name="P280" style:family="paragraph" style:parent-style-name="Standard">
      <style:paragraph-properties fo:text-align="justify" style:justify-single-word="false"/>
      <style:text-properties officeooo:rsid="007ddfe8" officeooo:paragraph-rsid="01d621aa"/>
    </style:style>
    <style:style style:name="P281" style:family="paragraph" style:parent-style-name="Standard">
      <style:paragraph-properties fo:text-align="justify" style:justify-single-word="false"/>
      <style:text-properties officeooo:rsid="007ddfe8" officeooo:paragraph-rsid="01da5e60"/>
    </style:style>
    <style:style style:name="P282" style:family="paragraph" style:parent-style-name="Standard">
      <style:paragraph-properties fo:text-align="justify" style:justify-single-word="false"/>
      <style:text-properties officeooo:rsid="007ddfe8" officeooo:paragraph-rsid="01e7b39b"/>
    </style:style>
    <style:style style:name="P283" style:family="paragraph" style:parent-style-name="Standard">
      <style:paragraph-properties fo:text-align="justify" style:justify-single-word="false"/>
      <style:text-properties officeooo:rsid="007ddfe8" officeooo:paragraph-rsid="01ef7408"/>
    </style:style>
    <style:style style:name="P284" style:family="paragraph" style:parent-style-name="Standard">
      <style:paragraph-properties fo:text-align="justify" style:justify-single-word="false"/>
      <style:text-properties officeooo:rsid="007ddfe8" officeooo:paragraph-rsid="01f53cb8"/>
    </style:style>
    <style:style style:name="P285" style:family="paragraph" style:parent-style-name="Standard">
      <style:paragraph-properties fo:text-align="justify" style:justify-single-word="false"/>
      <style:text-properties officeooo:rsid="007ddfe8" officeooo:paragraph-rsid="01f56faa"/>
    </style:style>
    <style:style style:name="P286" style:family="paragraph" style:parent-style-name="Standard">
      <style:paragraph-properties fo:text-align="justify" style:justify-single-word="false"/>
      <style:text-properties officeooo:rsid="007ddfe8" officeooo:paragraph-rsid="01f7fa93"/>
    </style:style>
    <style:style style:name="P287" style:family="paragraph" style:parent-style-name="Standard">
      <style:paragraph-properties fo:text-align="justify" style:justify-single-word="false"/>
      <style:text-properties officeooo:rsid="007ddfe8" officeooo:paragraph-rsid="01fa7e25"/>
    </style:style>
    <style:style style:name="P288" style:family="paragraph" style:parent-style-name="Standard">
      <style:paragraph-properties fo:text-align="justify" style:justify-single-word="false"/>
      <style:text-properties officeooo:rsid="007ddfe8" officeooo:paragraph-rsid="01fc9fc5"/>
    </style:style>
    <style:style style:name="P289" style:family="paragraph" style:parent-style-name="Standard">
      <style:paragraph-properties fo:text-align="justify" style:justify-single-word="false"/>
      <style:text-properties officeooo:rsid="007ddfe8" officeooo:paragraph-rsid="0202b455"/>
    </style:style>
    <style:style style:name="P290" style:family="paragraph" style:parent-style-name="Standard">
      <style:text-properties officeooo:rsid="007e7cc1" officeooo:paragraph-rsid="007f9b52"/>
    </style:style>
    <style:style style:name="P291" style:family="paragraph" style:parent-style-name="Standard">
      <style:text-properties officeooo:rsid="007e7cc1" officeooo:paragraph-rsid="0087d185"/>
    </style:style>
    <style:style style:name="P292" style:family="paragraph" style:parent-style-name="Standard">
      <style:text-properties officeooo:rsid="007e7cc1" officeooo:paragraph-rsid="008c37e8"/>
    </style:style>
    <style:style style:name="P293" style:family="paragraph" style:parent-style-name="Standard">
      <style:paragraph-properties fo:text-align="justify" style:justify-single-word="false"/>
    </style:style>
    <style:style style:name="P294" style:family="paragraph" style:parent-style-name="Standard">
      <style:paragraph-properties fo:text-align="justify" style:justify-single-word="false"/>
      <style:text-properties officeooo:paragraph-rsid="007eeebb"/>
    </style:style>
    <style:style style:name="P295" style:family="paragraph" style:parent-style-name="Standard">
      <style:paragraph-properties fo:text-align="justify" style:justify-single-word="false"/>
      <style:text-properties officeooo:paragraph-rsid="0083578d"/>
    </style:style>
    <style:style style:name="P296" style:family="paragraph" style:parent-style-name="Standard">
      <style:paragraph-properties fo:text-align="justify" style:justify-single-word="false"/>
      <style:text-properties officeooo:paragraph-rsid="0087d185"/>
    </style:style>
    <style:style style:name="P297" style:family="paragraph" style:parent-style-name="Standard">
      <style:paragraph-properties fo:text-align="justify" style:justify-single-word="false"/>
      <style:text-properties officeooo:paragraph-rsid="008c37e8"/>
    </style:style>
    <style:style style:name="P298" style:family="paragraph" style:parent-style-name="Standard">
      <style:paragraph-properties fo:text-align="justify" style:justify-single-word="false"/>
      <style:text-properties officeooo:paragraph-rsid="00964fe4"/>
    </style:style>
    <style:style style:name="P299" style:family="paragraph" style:parent-style-name="Standard">
      <style:paragraph-properties fo:text-align="justify" style:justify-single-word="false"/>
      <style:text-properties officeooo:paragraph-rsid="009e01e9"/>
    </style:style>
    <style:style style:name="P300" style:family="paragraph" style:parent-style-name="Standard">
      <style:paragraph-properties fo:text-align="justify" style:justify-single-word="false"/>
      <style:text-properties officeooo:paragraph-rsid="009fa0eb"/>
    </style:style>
    <style:style style:name="P301" style:family="paragraph" style:parent-style-name="Standard">
      <style:paragraph-properties fo:text-align="justify" style:justify-single-word="false"/>
      <style:text-properties officeooo:paragraph-rsid="00a18b49"/>
    </style:style>
    <style:style style:name="P302" style:family="paragraph" style:parent-style-name="Standard">
      <style:paragraph-properties fo:text-align="justify" style:justify-single-word="false"/>
      <style:text-properties officeooo:paragraph-rsid="00b1b7d9"/>
    </style:style>
    <style:style style:name="P303" style:family="paragraph" style:parent-style-name="Standard">
      <style:paragraph-properties fo:text-align="justify" style:justify-single-word="false"/>
      <style:text-properties officeooo:paragraph-rsid="00cc1c4c"/>
    </style:style>
    <style:style style:name="P304" style:family="paragraph" style:parent-style-name="Standard">
      <style:paragraph-properties fo:text-align="justify" style:justify-single-word="false"/>
      <style:text-properties officeooo:paragraph-rsid="00d3a383"/>
    </style:style>
    <style:style style:name="P305" style:family="paragraph" style:parent-style-name="Standard">
      <style:paragraph-properties fo:text-align="justify" style:justify-single-word="false"/>
      <style:text-properties officeooo:paragraph-rsid="00d823ce"/>
    </style:style>
    <style:style style:name="P306" style:family="paragraph" style:parent-style-name="Standard">
      <style:paragraph-properties fo:text-align="justify" style:justify-single-word="false"/>
      <style:text-properties officeooo:paragraph-rsid="00d83d57"/>
    </style:style>
    <style:style style:name="P307" style:family="paragraph" style:parent-style-name="Standard">
      <style:paragraph-properties fo:text-align="justify" style:justify-single-word="false"/>
      <style:text-properties officeooo:paragraph-rsid="00f09877"/>
    </style:style>
    <style:style style:name="P308" style:family="paragraph" style:parent-style-name="Standard">
      <style:paragraph-properties fo:text-align="justify" style:justify-single-word="false"/>
      <style:text-properties officeooo:paragraph-rsid="00f24af6"/>
    </style:style>
    <style:style style:name="P309" style:family="paragraph" style:parent-style-name="Standard">
      <style:paragraph-properties fo:text-align="justify" style:justify-single-word="false"/>
      <style:text-properties officeooo:paragraph-rsid="00f6c32b"/>
    </style:style>
    <style:style style:name="P310" style:family="paragraph" style:parent-style-name="Standard">
      <style:paragraph-properties fo:text-align="justify" style:justify-single-word="false"/>
      <style:text-properties officeooo:paragraph-rsid="011b3c62"/>
    </style:style>
    <style:style style:name="P311" style:family="paragraph" style:parent-style-name="Standard">
      <style:paragraph-properties fo:text-align="justify" style:justify-single-word="false"/>
      <style:text-properties officeooo:paragraph-rsid="011b7554"/>
    </style:style>
    <style:style style:name="P312" style:family="paragraph" style:parent-style-name="Standard">
      <style:paragraph-properties fo:text-align="justify" style:justify-single-word="false"/>
      <style:text-properties officeooo:paragraph-rsid="011d3de9"/>
    </style:style>
    <style:style style:name="P313" style:family="paragraph" style:parent-style-name="Standard">
      <style:paragraph-properties fo:text-align="justify" style:justify-single-word="false"/>
      <style:text-properties officeooo:paragraph-rsid="0129def4"/>
    </style:style>
    <style:style style:name="P314" style:family="paragraph" style:parent-style-name="Standard">
      <style:paragraph-properties fo:text-align="justify" style:justify-single-word="false"/>
      <style:text-properties officeooo:paragraph-rsid="01355a2b"/>
    </style:style>
    <style:style style:name="P315" style:family="paragraph" style:parent-style-name="Standard">
      <style:paragraph-properties fo:text-align="justify" style:justify-single-word="false"/>
      <style:text-properties officeooo:paragraph-rsid="0139a139"/>
    </style:style>
    <style:style style:name="P316" style:family="paragraph" style:parent-style-name="Standard">
      <style:paragraph-properties fo:text-align="justify" style:justify-single-word="false"/>
      <style:text-properties officeooo:paragraph-rsid="013b0ce7"/>
    </style:style>
    <style:style style:name="P317" style:family="paragraph" style:parent-style-name="Standard">
      <style:paragraph-properties fo:text-align="justify" style:justify-single-word="false"/>
      <style:text-properties officeooo:paragraph-rsid="015b0446"/>
    </style:style>
    <style:style style:name="P318" style:family="paragraph" style:parent-style-name="Standard">
      <style:paragraph-properties fo:text-align="justify" style:justify-single-word="false"/>
      <style:text-properties officeooo:paragraph-rsid="015da402"/>
    </style:style>
    <style:style style:name="P319" style:family="paragraph" style:parent-style-name="Standard">
      <style:paragraph-properties fo:text-align="justify" style:justify-single-word="false"/>
      <style:text-properties officeooo:paragraph-rsid="01645a86"/>
    </style:style>
    <style:style style:name="P320" style:family="paragraph" style:parent-style-name="Standard">
      <style:paragraph-properties fo:text-align="justify" style:justify-single-word="false"/>
      <style:text-properties officeooo:paragraph-rsid="016656a5"/>
    </style:style>
    <style:style style:name="P321" style:family="paragraph" style:parent-style-name="Standard">
      <style:paragraph-properties fo:text-align="justify" style:justify-single-word="false"/>
      <style:text-properties officeooo:paragraph-rsid="0174bad4"/>
    </style:style>
    <style:style style:name="P322" style:family="paragraph" style:parent-style-name="Standard">
      <style:paragraph-properties fo:text-align="justify" style:justify-single-word="false"/>
      <style:text-properties officeooo:paragraph-rsid="017acb36"/>
    </style:style>
    <style:style style:name="P323" style:family="paragraph" style:parent-style-name="Standard">
      <style:paragraph-properties fo:text-align="justify" style:justify-single-word="false"/>
      <style:text-properties officeooo:paragraph-rsid="018f6cd1"/>
    </style:style>
    <style:style style:name="P324" style:family="paragraph" style:parent-style-name="Standard">
      <style:paragraph-properties fo:text-align="justify" style:justify-single-word="false"/>
      <style:text-properties officeooo:paragraph-rsid="01925ec7"/>
    </style:style>
    <style:style style:name="P325" style:family="paragraph" style:parent-style-name="Standard">
      <style:paragraph-properties fo:text-align="justify" style:justify-single-word="false"/>
      <style:text-properties officeooo:paragraph-rsid="01a67c7f"/>
    </style:style>
    <style:style style:name="P326" style:family="paragraph" style:parent-style-name="Standard">
      <style:paragraph-properties fo:text-align="justify" style:justify-single-word="false"/>
      <style:text-properties officeooo:paragraph-rsid="01be9b67"/>
    </style:style>
    <style:style style:name="P327" style:family="paragraph" style:parent-style-name="Standard">
      <style:paragraph-properties fo:text-align="justify" style:justify-single-word="false"/>
      <style:text-properties officeooo:paragraph-rsid="01d4f7bc"/>
    </style:style>
    <style:style style:name="P328" style:family="paragraph" style:parent-style-name="Standard">
      <style:paragraph-properties fo:text-align="justify" style:justify-single-word="false"/>
      <style:text-properties officeooo:paragraph-rsid="01d621aa"/>
    </style:style>
    <style:style style:name="P329" style:family="paragraph" style:parent-style-name="Standard">
      <style:paragraph-properties fo:text-align="justify" style:justify-single-word="false"/>
      <style:text-properties officeooo:paragraph-rsid="01da5e60"/>
    </style:style>
    <style:style style:name="P330" style:family="paragraph" style:parent-style-name="Standard">
      <style:paragraph-properties fo:text-align="justify" style:justify-single-word="false"/>
      <style:text-properties officeooo:paragraph-rsid="01e7b39b"/>
    </style:style>
    <style:style style:name="P331" style:family="paragraph" style:parent-style-name="Standard">
      <style:paragraph-properties fo:text-align="justify" style:justify-single-word="false"/>
      <style:text-properties officeooo:paragraph-rsid="01ef7408"/>
    </style:style>
    <style:style style:name="P332" style:family="paragraph" style:parent-style-name="Standard">
      <style:paragraph-properties fo:text-align="justify" style:justify-single-word="false"/>
      <style:text-properties officeooo:paragraph-rsid="01f53cb8"/>
    </style:style>
    <style:style style:name="P333" style:family="paragraph" style:parent-style-name="Standard">
      <style:paragraph-properties fo:text-align="justify" style:justify-single-word="false"/>
      <style:text-properties officeooo:paragraph-rsid="01f56faa"/>
    </style:style>
    <style:style style:name="P334" style:family="paragraph" style:parent-style-name="Standard">
      <style:paragraph-properties fo:text-align="justify" style:justify-single-word="false"/>
      <style:text-properties officeooo:paragraph-rsid="01f7fa93"/>
    </style:style>
    <style:style style:name="P335" style:family="paragraph" style:parent-style-name="Standard">
      <style:paragraph-properties fo:text-align="justify" style:justify-single-word="false"/>
      <style:text-properties officeooo:paragraph-rsid="01fa7e25"/>
    </style:style>
    <style:style style:name="P336" style:family="paragraph" style:parent-style-name="Standard">
      <style:paragraph-properties fo:text-align="justify" style:justify-single-word="false"/>
      <style:text-properties officeooo:paragraph-rsid="01fc9fc5"/>
    </style:style>
    <style:style style:name="P337" style:family="paragraph" style:parent-style-name="Standard">
      <style:paragraph-properties fo:text-align="justify" style:justify-single-word="false"/>
      <style:text-properties officeooo:paragraph-rsid="0202b455"/>
    </style:style>
    <style:style style:name="P338" style:family="paragraph" style:parent-style-name="Standard">
      <style:paragraph-properties fo:text-align="justify" style:justify-single-word="false"/>
      <style:text-properties officeooo:rsid="007eeebb" officeooo:paragraph-rsid="007eeebb"/>
    </style:style>
    <style:style style:name="P339" style:family="paragraph" style:parent-style-name="Standard">
      <style:paragraph-properties fo:text-align="justify" style:justify-single-word="false"/>
      <style:text-properties officeooo:rsid="007eeebb" officeooo:paragraph-rsid="0083578d"/>
    </style:style>
    <style:style style:name="P340" style:family="paragraph" style:parent-style-name="Standard">
      <style:paragraph-properties fo:text-align="justify" style:justify-single-word="false"/>
      <style:text-properties officeooo:rsid="007eeebb" officeooo:paragraph-rsid="0087d185"/>
    </style:style>
    <style:style style:name="P341" style:family="paragraph" style:parent-style-name="Standard">
      <style:paragraph-properties fo:text-align="justify" style:justify-single-word="false"/>
      <style:text-properties officeooo:rsid="007eeebb" officeooo:paragraph-rsid="008c37e8"/>
    </style:style>
    <style:style style:name="P342" style:family="paragraph" style:parent-style-name="Standard">
      <style:paragraph-properties fo:text-align="justify" style:justify-single-word="false"/>
      <style:text-properties officeooo:rsid="007eeebb" officeooo:paragraph-rsid="00964fe4"/>
    </style:style>
    <style:style style:name="P343" style:family="paragraph" style:parent-style-name="Standard">
      <style:paragraph-properties fo:text-align="justify" style:justify-single-word="false"/>
      <style:text-properties officeooo:rsid="007eeebb" officeooo:paragraph-rsid="009e01e9"/>
    </style:style>
    <style:style style:name="P344" style:family="paragraph" style:parent-style-name="Standard">
      <style:paragraph-properties fo:text-align="justify" style:justify-single-word="false"/>
      <style:text-properties officeooo:rsid="007eeebb" officeooo:paragraph-rsid="009fa0eb"/>
    </style:style>
    <style:style style:name="P345" style:family="paragraph" style:parent-style-name="Standard">
      <style:paragraph-properties fo:text-align="justify" style:justify-single-word="false"/>
      <style:text-properties officeooo:rsid="007eeebb" officeooo:paragraph-rsid="00a18b49"/>
    </style:style>
    <style:style style:name="P346" style:family="paragraph" style:parent-style-name="Standard">
      <style:paragraph-properties fo:text-align="justify" style:justify-single-word="false"/>
      <style:text-properties officeooo:rsid="007eeebb" officeooo:paragraph-rsid="00b1b7d9"/>
    </style:style>
    <style:style style:name="P347" style:family="paragraph" style:parent-style-name="Standard">
      <style:paragraph-properties fo:text-align="justify" style:justify-single-word="false"/>
      <style:text-properties officeooo:rsid="007eeebb" officeooo:paragraph-rsid="00cc1c4c"/>
    </style:style>
    <style:style style:name="P348" style:family="paragraph" style:parent-style-name="Standard">
      <style:paragraph-properties fo:text-align="justify" style:justify-single-word="false"/>
      <style:text-properties officeooo:rsid="007eeebb" officeooo:paragraph-rsid="00d3a383"/>
    </style:style>
    <style:style style:name="P349" style:family="paragraph" style:parent-style-name="Standard">
      <style:paragraph-properties fo:text-align="justify" style:justify-single-word="false"/>
      <style:text-properties officeooo:rsid="007eeebb" officeooo:paragraph-rsid="00f24af6"/>
    </style:style>
    <style:style style:name="P350" style:family="paragraph" style:parent-style-name="Standard">
      <style:paragraph-properties fo:text-align="justify" style:justify-single-word="false"/>
      <style:text-properties officeooo:rsid="007eeebb" officeooo:paragraph-rsid="00f6c32b"/>
    </style:style>
    <style:style style:name="P35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5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5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0" style:family="paragraph" style:parent-style-name="Standard">
      <style:text-properties fo:color="#408080" loext:opacity="100%" style:font-name="Consolas" fo:font-size="10pt" officeooo:paragraph-rsid="014b74a5" style:font-size-asian="10pt"/>
    </style:style>
    <style:style style:name="P371" style:family="paragraph" style:parent-style-name="Standard">
      <style:paragraph-properties fo:text-align="justify" style:justify-single-word="false"/>
      <style:text-properties officeooo:rsid="00799b55" officeooo:paragraph-rsid="0087d185"/>
    </style:style>
    <style:style style:name="P372" style:family="paragraph" style:parent-style-name="Standard">
      <style:paragraph-properties fo:text-align="justify" style:justify-single-word="false"/>
      <style:text-properties officeooo:rsid="00799b55" officeooo:paragraph-rsid="008c37e8"/>
    </style:style>
    <style:style style:name="P373" style:family="paragraph" style:parent-style-name="Standard">
      <style:paragraph-properties fo:text-align="justify" style:justify-single-word="false"/>
      <style:text-properties officeooo:rsid="00799b55" officeooo:paragraph-rsid="00964fe4"/>
    </style:style>
    <style:style style:name="P374" style:family="paragraph" style:parent-style-name="Standard">
      <style:paragraph-properties fo:text-align="justify" style:justify-single-word="false"/>
      <style:text-properties officeooo:rsid="00799b55" officeooo:paragraph-rsid="009fa0eb"/>
    </style:style>
    <style:style style:name="P375" style:family="paragraph" style:parent-style-name="Standard">
      <style:paragraph-properties fo:text-align="justify" style:justify-single-word="false"/>
      <style:text-properties officeooo:rsid="00799b55" officeooo:paragraph-rsid="00a18b49"/>
    </style:style>
    <style:style style:name="P376" style:family="paragraph" style:parent-style-name="Standard">
      <style:paragraph-properties fo:text-align="justify" style:justify-single-word="false"/>
      <style:text-properties officeooo:rsid="00799b55" officeooo:paragraph-rsid="020c7467"/>
    </style:style>
    <style:style style:name="P377" style:family="paragraph" style:parent-style-name="Standard">
      <style:text-properties officeooo:rsid="00799b55" officeooo:paragraph-rsid="010b0562"/>
    </style:style>
    <style:style style:name="P378" style:family="paragraph" style:parent-style-name="Standard">
      <style:text-properties officeooo:rsid="00799b55" officeooo:paragraph-rsid="019a1d62"/>
    </style:style>
    <style:style style:name="P379" style:family="paragraph" style:parent-style-name="Standard">
      <style:text-properties officeooo:paragraph-rsid="0087d185"/>
    </style:style>
    <style:style style:name="P380" style:family="paragraph" style:parent-style-name="Standard">
      <style:paragraph-properties fo:text-align="start" style:justify-single-word="false"/>
      <style:text-properties officeooo:paragraph-rsid="0087d185"/>
    </style:style>
    <style:style style:name="P381" style:family="paragraph" style:parent-style-name="Standard">
      <style:paragraph-properties fo:text-align="start" style:justify-single-word="false"/>
      <style:text-properties officeooo:paragraph-rsid="008c37e8"/>
    </style:style>
    <style:style style:name="P382" style:family="paragraph" style:parent-style-name="Standard">
      <style:paragraph-properties fo:text-align="start" style:justify-single-word="false"/>
      <style:text-properties officeooo:paragraph-rsid="00b556d5"/>
    </style:style>
    <style:style style:name="P383" style:family="paragraph" style:parent-style-name="Standard">
      <style:paragraph-properties fo:text-align="start" style:justify-single-word="false"/>
      <style:text-properties officeooo:paragraph-rsid="015da402"/>
    </style:style>
    <style:style style:name="P384" style:family="paragraph" style:parent-style-name="Standard">
      <style:paragraph-properties fo:text-align="start" style:justify-single-word="false"/>
      <style:text-properties officeooo:paragraph-rsid="01645a86"/>
    </style:style>
    <style:style style:name="P385" style:family="paragraph" style:parent-style-name="Standard">
      <style:paragraph-properties fo:text-align="start" style:justify-single-word="false"/>
      <style:text-properties officeooo:paragraph-rsid="016656a5"/>
    </style:style>
    <style:style style:name="P386" style:family="paragraph" style:parent-style-name="Standard">
      <style:paragraph-properties fo:text-align="start" style:justify-single-word="false"/>
      <style:text-properties officeooo:paragraph-rsid="0174bad4"/>
    </style:style>
    <style:style style:name="P38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8" style:family="paragraph" style:parent-style-name="Standard">
      <style:paragraph-properties fo:text-align="start" style:justify-single-word="false"/>
      <style:text-properties officeooo:paragraph-rsid="018f6cd1"/>
    </style:style>
    <style:style style:name="P389" style:family="paragraph" style:parent-style-name="Standard">
      <style:paragraph-properties fo:text-align="start" style:justify-single-word="false"/>
      <style:text-properties officeooo:paragraph-rsid="01925ec7"/>
    </style:style>
    <style:style style:name="P390" style:family="paragraph" style:parent-style-name="Standard">
      <style:paragraph-properties fo:text-align="start" style:justify-single-word="false"/>
      <style:text-properties officeooo:paragraph-rsid="01a67c7f"/>
    </style:style>
    <style:style style:name="P391" style:family="paragraph" style:parent-style-name="Standard">
      <style:paragraph-properties fo:margin-left="0cm" fo:margin-right="0cm" fo:text-align="start" style:justify-single-word="false" fo:text-indent="0cm" style:auto-text-indent="false"/>
    </style:style>
    <style:style style:name="P392" style:family="paragraph" style:parent-style-name="Standard">
      <style:paragraph-properties fo:margin-left="0cm" fo:margin-right="0cm" fo:text-align="start" style:justify-single-word="false" fo:text-indent="0cm" style:auto-text-indent="false"/>
      <style:text-properties officeooo:paragraph-rsid="00bc906c"/>
    </style:style>
    <style:style style:name="P393"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4"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5"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6"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7"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0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1" style:family="paragraph" style:parent-style-name="Standard">
      <style:paragraph-properties fo:text-align="justify" style:justify-single-word="false"/>
      <style:text-properties officeooo:rsid="008afe7f" officeooo:paragraph-rsid="008afe7f"/>
    </style:style>
    <style:style style:name="P402" style:family="paragraph" style:parent-style-name="Standard">
      <style:paragraph-properties fo:text-align="justify" style:justify-single-word="false"/>
      <style:text-properties officeooo:rsid="008afe7f" officeooo:paragraph-rsid="020c7467"/>
    </style:style>
    <style:style style:name="P40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0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0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0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0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0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0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1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1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1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1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1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1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1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1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1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19" style:family="paragraph" style:parent-style-name="Standard">
      <style:paragraph-properties fo:text-align="justify" style:justify-single-word="false"/>
      <style:text-properties fo:font-style="normal" officeooo:rsid="020c7467" officeooo:paragraph-rsid="020c7467" style:font-style-asian="normal" style:font-style-complex="normal"/>
    </style:style>
    <style:style style:name="P42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2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2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2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2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2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2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2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2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2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30"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31" style:family="paragraph" style:parent-style-name="Standard">
      <style:text-properties officeooo:paragraph-rsid="008c37e8"/>
    </style:style>
    <style:style style:name="P432" style:family="paragraph" style:parent-style-name="Standard">
      <style:paragraph-properties fo:text-align="justify" style:justify-single-word="false"/>
      <style:text-properties officeooo:rsid="00a257b5" officeooo:paragraph-rsid="009fa0eb"/>
    </style:style>
    <style:style style:name="P433" style:family="paragraph" style:parent-style-name="Standard">
      <style:paragraph-properties fo:text-align="justify" style:justify-single-word="false"/>
      <style:text-properties officeooo:rsid="00a257b5" officeooo:paragraph-rsid="00a257b5"/>
    </style:style>
    <style:style style:name="P434" style:family="paragraph" style:parent-style-name="Standard">
      <style:paragraph-properties fo:text-align="justify" style:justify-single-word="false"/>
      <style:text-properties officeooo:rsid="00a257b5" officeooo:paragraph-rsid="00b1b7d9"/>
    </style:style>
    <style:style style:name="P435" style:family="paragraph" style:parent-style-name="Standard">
      <style:paragraph-properties fo:text-align="justify" style:justify-single-word="false"/>
      <style:text-properties officeooo:rsid="00a257b5" officeooo:paragraph-rsid="00cc1c4c"/>
    </style:style>
    <style:style style:name="P436" style:family="paragraph" style:parent-style-name="Standard">
      <style:paragraph-properties fo:text-align="justify" style:justify-single-word="false"/>
      <style:text-properties officeooo:rsid="00a257b5" officeooo:paragraph-rsid="00d3a383"/>
    </style:style>
    <style:style style:name="P437" style:family="paragraph" style:parent-style-name="Standard">
      <style:paragraph-properties fo:text-align="justify" style:justify-single-word="false"/>
      <style:text-properties officeooo:rsid="00a257b5" officeooo:paragraph-rsid="00d83d57"/>
    </style:style>
    <style:style style:name="P438" style:family="paragraph" style:parent-style-name="Standard">
      <style:paragraph-properties fo:text-align="justify" style:justify-single-word="false"/>
      <style:text-properties officeooo:rsid="00a257b5" officeooo:paragraph-rsid="00f24af6"/>
    </style:style>
    <style:style style:name="P439" style:family="paragraph" style:parent-style-name="Standard">
      <style:paragraph-properties fo:text-align="justify" style:justify-single-word="false"/>
      <style:text-properties officeooo:rsid="00a257b5" officeooo:paragraph-rsid="00f6c32b"/>
    </style:style>
    <style:style style:name="P440" style:family="paragraph" style:parent-style-name="Standard">
      <style:text-properties officeooo:paragraph-rsid="00a621ab"/>
    </style:style>
    <style:style style:name="P441" style:family="paragraph" style:parent-style-name="Standard">
      <style:text-properties officeooo:paragraph-rsid="00b1b7d9"/>
    </style:style>
    <style:style style:name="P442" style:family="paragraph" style:parent-style-name="Standard">
      <style:text-properties officeooo:paragraph-rsid="00d3a383"/>
    </style:style>
    <style:style style:name="P443" style:family="paragraph" style:parent-style-name="Standard">
      <style:text-properties officeooo:paragraph-rsid="00f2f124"/>
    </style:style>
    <style:style style:name="P444"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5"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6"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5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59" style:family="paragraph" style:parent-style-name="Standard">
      <style:text-properties officeooo:paragraph-rsid="00f7637d"/>
    </style:style>
    <style:style style:name="P460" style:family="paragraph" style:parent-style-name="Standard">
      <style:text-properties officeooo:paragraph-rsid="010b0562"/>
    </style:style>
    <style:style style:name="P461" style:family="paragraph" style:parent-style-name="Standard">
      <style:text-properties officeooo:rsid="010fdc29" officeooo:paragraph-rsid="010fdc29"/>
    </style:style>
    <style:style style:name="P462" style:family="paragraph" style:parent-style-name="Standard">
      <style:paragraph-properties fo:text-align="justify" style:justify-single-word="false"/>
      <style:text-properties officeooo:rsid="011b7554" officeooo:paragraph-rsid="011b7554"/>
    </style:style>
    <style:style style:name="P463" style:family="paragraph" style:parent-style-name="Standard">
      <style:paragraph-properties fo:text-align="justify" style:justify-single-word="false"/>
      <style:text-properties officeooo:rsid="011b7554" officeooo:paragraph-rsid="011d3de9"/>
    </style:style>
    <style:style style:name="P464" style:family="paragraph" style:parent-style-name="Standard">
      <style:paragraph-properties fo:text-align="justify" style:justify-single-word="false"/>
      <style:text-properties officeooo:rsid="011b7554" officeooo:paragraph-rsid="0129def4"/>
    </style:style>
    <style:style style:name="P465" style:family="paragraph" style:parent-style-name="Standard">
      <style:paragraph-properties fo:text-align="justify" style:justify-single-word="false"/>
      <style:text-properties officeooo:rsid="011b7554" officeooo:paragraph-rsid="01355a2b"/>
    </style:style>
    <style:style style:name="P466" style:family="paragraph" style:parent-style-name="Standard">
      <style:paragraph-properties fo:text-align="justify" style:justify-single-word="false"/>
      <style:text-properties officeooo:rsid="011b7554" officeooo:paragraph-rsid="0139a139"/>
    </style:style>
    <style:style style:name="P467" style:family="paragraph" style:parent-style-name="Standard">
      <style:paragraph-properties fo:text-align="justify" style:justify-single-word="false"/>
      <style:text-properties officeooo:rsid="011b7554" officeooo:paragraph-rsid="013b5d51"/>
    </style:style>
    <style:style style:name="P468" style:family="paragraph" style:parent-style-name="Standard">
      <style:paragraph-properties fo:text-align="justify" style:justify-single-word="false"/>
      <style:text-properties officeooo:rsid="011b7554" officeooo:paragraph-rsid="015b0446"/>
    </style:style>
    <style:style style:name="P469" style:family="paragraph" style:parent-style-name="Standard">
      <style:paragraph-properties fo:text-align="start" style:justify-single-word="false"/>
      <style:text-properties officeooo:rsid="011b7554" officeooo:paragraph-rsid="015da402"/>
    </style:style>
    <style:style style:name="P470" style:family="paragraph" style:parent-style-name="Standard">
      <style:paragraph-properties fo:text-align="start" style:justify-single-word="false"/>
      <style:text-properties officeooo:rsid="011b7554" officeooo:paragraph-rsid="01645a86"/>
    </style:style>
    <style:style style:name="P471" style:family="paragraph" style:parent-style-name="Standard">
      <style:paragraph-properties fo:text-align="start" style:justify-single-word="false"/>
      <style:text-properties officeooo:rsid="011b7554" officeooo:paragraph-rsid="016656a5"/>
    </style:style>
    <style:style style:name="P472" style:family="paragraph" style:parent-style-name="Standard">
      <style:paragraph-properties fo:text-align="start" style:justify-single-word="false"/>
      <style:text-properties officeooo:rsid="011b7554" officeooo:paragraph-rsid="0174bad4"/>
    </style:style>
    <style:style style:name="P473" style:family="paragraph" style:parent-style-name="Standard">
      <style:paragraph-properties fo:text-align="start" style:justify-single-word="false"/>
      <style:text-properties officeooo:rsid="011b7554" officeooo:paragraph-rsid="017acb36"/>
    </style:style>
    <style:style style:name="P474" style:family="paragraph" style:parent-style-name="Standard">
      <style:paragraph-properties fo:text-align="start" style:justify-single-word="false"/>
      <style:text-properties officeooo:rsid="011b7554" officeooo:paragraph-rsid="018f6cd1"/>
    </style:style>
    <style:style style:name="P475" style:family="paragraph" style:parent-style-name="Standard">
      <style:paragraph-properties fo:text-align="start" style:justify-single-word="false"/>
      <style:text-properties officeooo:rsid="011b7554" officeooo:paragraph-rsid="01925ec7"/>
    </style:style>
    <style:style style:name="P476" style:family="paragraph" style:parent-style-name="Standard">
      <style:paragraph-properties fo:text-align="start" style:justify-single-word="false"/>
      <style:text-properties officeooo:rsid="011b7554" officeooo:paragraph-rsid="01a67c7f"/>
    </style:style>
    <style:style style:name="P477" style:family="paragraph" style:parent-style-name="Standard">
      <style:paragraph-properties fo:text-align="start" style:justify-single-word="false"/>
      <style:text-properties officeooo:rsid="011b7554" officeooo:paragraph-rsid="01be9b67"/>
    </style:style>
    <style:style style:name="P478" style:family="paragraph" style:parent-style-name="Standard">
      <style:paragraph-properties fo:text-align="start" style:justify-single-word="false"/>
      <style:text-properties officeooo:rsid="011b7554" officeooo:paragraph-rsid="01c4a646"/>
    </style:style>
    <style:style style:name="P479" style:family="paragraph" style:parent-style-name="Standard">
      <style:paragraph-properties fo:text-align="start" style:justify-single-word="false"/>
      <style:text-properties officeooo:rsid="011b7554" officeooo:paragraph-rsid="01d4f7bc"/>
    </style:style>
    <style:style style:name="P480" style:family="paragraph" style:parent-style-name="Standard">
      <style:paragraph-properties fo:text-align="start" style:justify-single-word="false"/>
      <style:text-properties officeooo:rsid="011b7554" officeooo:paragraph-rsid="01d621aa"/>
    </style:style>
    <style:style style:name="P481" style:family="paragraph" style:parent-style-name="Standard">
      <style:paragraph-properties fo:text-align="start" style:justify-single-word="false"/>
      <style:text-properties officeooo:rsid="011b7554" officeooo:paragraph-rsid="01da5e60"/>
    </style:style>
    <style:style style:name="P482" style:family="paragraph" style:parent-style-name="Standard">
      <style:paragraph-properties fo:text-align="start" style:justify-single-word="false"/>
      <style:text-properties officeooo:rsid="011b7554" officeooo:paragraph-rsid="01e7b39b"/>
    </style:style>
    <style:style style:name="P483" style:family="paragraph" style:parent-style-name="Standard">
      <style:paragraph-properties fo:text-align="start" style:justify-single-word="false"/>
      <style:text-properties officeooo:rsid="011b7554" officeooo:paragraph-rsid="01ef7408"/>
    </style:style>
    <style:style style:name="P484" style:family="paragraph" style:parent-style-name="Standard">
      <style:paragraph-properties fo:text-align="start" style:justify-single-word="false"/>
      <style:text-properties officeooo:rsid="011b7554" officeooo:paragraph-rsid="01f53cb8"/>
    </style:style>
    <style:style style:name="P485" style:family="paragraph" style:parent-style-name="Standard">
      <style:paragraph-properties fo:text-align="start" style:justify-single-word="false"/>
      <style:text-properties officeooo:rsid="011b7554" officeooo:paragraph-rsid="01f56faa"/>
    </style:style>
    <style:style style:name="P486" style:family="paragraph" style:parent-style-name="Standard">
      <style:paragraph-properties fo:text-align="start" style:justify-single-word="false"/>
      <style:text-properties officeooo:rsid="011b7554" officeooo:paragraph-rsid="01f7fa93"/>
    </style:style>
    <style:style style:name="P487" style:family="paragraph" style:parent-style-name="Standard">
      <style:paragraph-properties fo:text-align="start" style:justify-single-word="false"/>
      <style:text-properties officeooo:rsid="011b7554" officeooo:paragraph-rsid="01fa7e25"/>
    </style:style>
    <style:style style:name="P488" style:family="paragraph" style:parent-style-name="Standard">
      <style:paragraph-properties fo:text-align="start" style:justify-single-word="false"/>
      <style:text-properties officeooo:rsid="011b7554" officeooo:paragraph-rsid="01fc9fc5"/>
    </style:style>
    <style:style style:name="P489" style:family="paragraph" style:parent-style-name="Standard">
      <style:paragraph-properties fo:text-align="start" style:justify-single-word="false"/>
      <style:text-properties officeooo:rsid="011b7554" officeooo:paragraph-rsid="0202b455"/>
    </style:style>
    <style:style style:name="P490" style:family="paragraph" style:parent-style-name="Standard">
      <style:paragraph-properties fo:text-align="justify" style:justify-single-word="false"/>
      <style:text-properties officeooo:rsid="011d3de9" officeooo:paragraph-rsid="011d3de9"/>
    </style:style>
    <style:style style:name="P491" style:family="paragraph" style:parent-style-name="Standard">
      <style:paragraph-properties fo:text-align="justify" style:justify-single-word="false"/>
      <style:text-properties officeooo:rsid="011d3de9" officeooo:paragraph-rsid="0129def4"/>
    </style:style>
    <style:style style:name="P492" style:family="paragraph" style:parent-style-name="Standard">
      <style:text-properties officeooo:rsid="01211eb1" officeooo:paragraph-rsid="01211eb1"/>
    </style:style>
    <style:style style:name="P493" style:family="paragraph" style:parent-style-name="Standard">
      <style:text-properties officeooo:rsid="01211eb1" officeooo:paragraph-rsid="012b4856"/>
    </style:style>
    <style:style style:name="P494" style:family="paragraph" style:parent-style-name="Standard">
      <style:paragraph-properties fo:text-align="justify" style:justify-single-word="false"/>
      <style:text-properties style:text-underline-style="none"/>
    </style:style>
    <style:style style:name="P495" style:family="paragraph" style:parent-style-name="Standard">
      <style:paragraph-properties fo:text-align="justify" style:justify-single-word="false"/>
      <style:text-properties style:text-underline-style="none" officeooo:paragraph-rsid="012b4856"/>
    </style:style>
    <style:style style:name="P496" style:family="paragraph" style:parent-style-name="Standard">
      <style:paragraph-properties fo:margin-left="0cm" fo:margin-right="0cm" fo:text-align="start" style:justify-single-word="false" fo:text-indent="0cm" style:auto-text-indent="false"/>
      <style:text-properties style:text-underline-style="none"/>
    </style:style>
    <style:style style:name="P49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9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99" style:family="paragraph" style:parent-style-name="Standard">
      <style:text-properties officeooo:rsid="00964fe4" officeooo:paragraph-rsid="013b0ce7"/>
    </style:style>
    <style:style style:name="P500" style:family="paragraph" style:parent-style-name="Standard">
      <style:text-properties officeooo:rsid="00964fe4" officeooo:paragraph-rsid="015b0446"/>
    </style:style>
    <style:style style:name="P501" style:family="paragraph" style:parent-style-name="Standard">
      <style:text-properties officeooo:rsid="00964fe4" officeooo:paragraph-rsid="017010d7"/>
    </style:style>
    <style:style style:name="P502" style:family="paragraph" style:parent-style-name="Standard">
      <style:text-properties officeooo:rsid="00964fe4" officeooo:paragraph-rsid="0174bad4"/>
    </style:style>
    <style:style style:name="P503" style:family="paragraph" style:parent-style-name="Standard">
      <style:text-properties officeooo:rsid="00964fe4" officeooo:paragraph-rsid="017acb36"/>
    </style:style>
    <style:style style:name="P504" style:family="paragraph" style:parent-style-name="Standard">
      <style:paragraph-properties fo:text-align="justify" style:justify-single-word="false"/>
      <style:text-properties officeooo:rsid="013b5d51" officeooo:paragraph-rsid="013b5d51"/>
    </style:style>
    <style:style style:name="P505" style:family="paragraph" style:parent-style-name="Standard">
      <style:paragraph-properties fo:text-align="justify" style:justify-single-word="false"/>
      <style:text-properties officeooo:rsid="013b5d51" officeooo:paragraph-rsid="015b0446"/>
    </style:style>
    <style:style style:name="P506" style:family="paragraph" style:parent-style-name="Standard">
      <style:paragraph-properties fo:text-align="justify" style:justify-single-word="false"/>
      <style:text-properties officeooo:rsid="013b5d51" officeooo:paragraph-rsid="015da402"/>
    </style:style>
    <style:style style:name="P507" style:family="paragraph" style:parent-style-name="Standard">
      <style:paragraph-properties fo:text-align="justify" style:justify-single-word="false"/>
      <style:text-properties officeooo:rsid="013b5d51" officeooo:paragraph-rsid="01645a86"/>
    </style:style>
    <style:style style:name="P508" style:family="paragraph" style:parent-style-name="Standard">
      <style:paragraph-properties fo:text-align="justify" style:justify-single-word="false"/>
      <style:text-properties officeooo:rsid="013b5d51" officeooo:paragraph-rsid="016656a5"/>
    </style:style>
    <style:style style:name="P509" style:family="paragraph" style:parent-style-name="Standard">
      <style:paragraph-properties fo:text-align="justify" style:justify-single-word="false"/>
      <style:text-properties officeooo:rsid="013b5d51" officeooo:paragraph-rsid="0174bad4"/>
    </style:style>
    <style:style style:name="P510" style:family="paragraph" style:parent-style-name="Standard">
      <style:paragraph-properties fo:text-align="justify" style:justify-single-word="false"/>
      <style:text-properties officeooo:rsid="013b5d51" officeooo:paragraph-rsid="017acb36"/>
    </style:style>
    <style:style style:name="P511" style:family="paragraph" style:parent-style-name="Standard">
      <style:paragraph-properties fo:text-align="justify" style:justify-single-word="false"/>
      <style:text-properties officeooo:rsid="013b5d51" officeooo:paragraph-rsid="018f6cd1"/>
    </style:style>
    <style:style style:name="P512" style:family="paragraph" style:parent-style-name="Standard">
      <style:paragraph-properties fo:text-align="justify" style:justify-single-word="false"/>
      <style:text-properties officeooo:rsid="013b5d51" officeooo:paragraph-rsid="01925ec7"/>
    </style:style>
    <style:style style:name="P513" style:family="paragraph" style:parent-style-name="Standard">
      <style:paragraph-properties fo:text-align="justify" style:justify-single-word="false"/>
      <style:text-properties officeooo:rsid="013b5d51" officeooo:paragraph-rsid="01a67c7f"/>
    </style:style>
    <style:style style:name="P514" style:family="paragraph" style:parent-style-name="Standard">
      <style:paragraph-properties fo:text-align="justify" style:justify-single-word="false"/>
      <style:text-properties officeooo:rsid="013b5d51" officeooo:paragraph-rsid="01be9b67"/>
    </style:style>
    <style:style style:name="P515" style:family="paragraph" style:parent-style-name="Standard">
      <style:paragraph-properties fo:text-align="justify" style:justify-single-word="false"/>
      <style:text-properties officeooo:rsid="013b5d51" officeooo:paragraph-rsid="01c4a646"/>
    </style:style>
    <style:style style:name="P516" style:family="paragraph" style:parent-style-name="Standard">
      <style:paragraph-properties fo:text-align="justify" style:justify-single-word="false"/>
      <style:text-properties officeooo:rsid="013b5d51" officeooo:paragraph-rsid="01d4f7bc"/>
    </style:style>
    <style:style style:name="P517" style:family="paragraph" style:parent-style-name="Standard">
      <style:paragraph-properties fo:text-align="justify" style:justify-single-word="false"/>
      <style:text-properties officeooo:rsid="013b5d51" officeooo:paragraph-rsid="01d621aa"/>
    </style:style>
    <style:style style:name="P518" style:family="paragraph" style:parent-style-name="Standard">
      <style:paragraph-properties fo:text-align="justify" style:justify-single-word="false"/>
      <style:text-properties officeooo:rsid="013b5d51" officeooo:paragraph-rsid="01da5e60"/>
    </style:style>
    <style:style style:name="P519" style:family="paragraph" style:parent-style-name="Standard">
      <style:paragraph-properties fo:text-align="justify" style:justify-single-word="false"/>
      <style:text-properties officeooo:rsid="013b5d51" officeooo:paragraph-rsid="01e7b39b"/>
    </style:style>
    <style:style style:name="P520" style:family="paragraph" style:parent-style-name="Standard">
      <style:paragraph-properties fo:text-align="justify" style:justify-single-word="false"/>
      <style:text-properties officeooo:rsid="013b5d51" officeooo:paragraph-rsid="01ef7408"/>
    </style:style>
    <style:style style:name="P521" style:family="paragraph" style:parent-style-name="Standard">
      <style:paragraph-properties fo:text-align="justify" style:justify-single-word="false"/>
      <style:text-properties officeooo:rsid="013b5d51" officeooo:paragraph-rsid="01f53cb8"/>
    </style:style>
    <style:style style:name="P522" style:family="paragraph" style:parent-style-name="Standard">
      <style:paragraph-properties fo:text-align="justify" style:justify-single-word="false"/>
      <style:text-properties officeooo:rsid="013b5d51" officeooo:paragraph-rsid="01f56faa"/>
    </style:style>
    <style:style style:name="P523" style:family="paragraph" style:parent-style-name="Standard">
      <style:paragraph-properties fo:text-align="justify" style:justify-single-word="false"/>
      <style:text-properties officeooo:rsid="013b5d51" officeooo:paragraph-rsid="01f7fa93"/>
    </style:style>
    <style:style style:name="P524" style:family="paragraph" style:parent-style-name="Standard">
      <style:paragraph-properties fo:text-align="justify" style:justify-single-word="false"/>
      <style:text-properties officeooo:rsid="013b5d51" officeooo:paragraph-rsid="01fa7e25"/>
    </style:style>
    <style:style style:name="P525" style:family="paragraph" style:parent-style-name="Standard">
      <style:paragraph-properties fo:text-align="justify" style:justify-single-word="false"/>
      <style:text-properties officeooo:rsid="013b5d51" officeooo:paragraph-rsid="01fc9fc5"/>
    </style:style>
    <style:style style:name="P526" style:family="paragraph" style:parent-style-name="Standard">
      <style:paragraph-properties fo:text-align="justify" style:justify-single-word="false"/>
      <style:text-properties officeooo:rsid="013b5d51" officeooo:paragraph-rsid="0202b455"/>
    </style:style>
    <style:style style:name="P527" style:family="paragraph" style:parent-style-name="Standard">
      <style:text-properties officeooo:paragraph-rsid="014b74a5"/>
    </style:style>
    <style:style style:name="P52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2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3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3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3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3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3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3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38" style:family="paragraph" style:parent-style-name="Standard">
      <style:paragraph-properties fo:text-align="justify" style:justify-single-word="false"/>
      <style:text-properties officeooo:rsid="01a23b4a" officeooo:paragraph-rsid="01a23b4a"/>
    </style:style>
    <style:style style:name="P539" style:family="paragraph" style:parent-style-name="Standard">
      <style:text-properties officeooo:rsid="019a1d62" officeooo:paragraph-rsid="01ac266c"/>
    </style:style>
    <style:style style:name="P540" style:family="paragraph" style:parent-style-name="Standard">
      <style:text-properties officeooo:rsid="019a1d62" officeooo:paragraph-rsid="01be9b67"/>
    </style:style>
    <style:style style:name="P541" style:family="paragraph" style:parent-style-name="Standard">
      <style:text-properties officeooo:rsid="019a1d62" officeooo:paragraph-rsid="01df0fa9"/>
    </style:style>
    <style:style style:name="P542" style:family="paragraph" style:parent-style-name="Standard">
      <style:text-properties officeooo:rsid="019a1d62" officeooo:paragraph-rsid="01e7b39b"/>
    </style:style>
    <style:style style:name="P543" style:family="paragraph" style:parent-style-name="Standard">
      <style:text-properties officeooo:rsid="019a1d62" officeooo:paragraph-rsid="02060953"/>
    </style:style>
    <style:style style:name="P544" style:family="paragraph" style:parent-style-name="Standard">
      <style:paragraph-properties fo:text-align="justify" style:justify-single-word="false"/>
      <style:text-properties officeooo:rsid="01ad65f7" officeooo:paragraph-rsid="01ad65f7"/>
    </style:style>
    <style:style style:name="P545" style:family="paragraph" style:parent-style-name="Standard">
      <style:paragraph-properties fo:text-align="justify" style:justify-single-word="false"/>
      <style:text-properties officeooo:rsid="01ad65f7" officeooo:paragraph-rsid="01df0fa9"/>
    </style:style>
    <style:style style:name="P546" style:family="paragraph" style:parent-style-name="Standard">
      <style:paragraph-properties fo:text-align="justify" style:justify-single-word="false"/>
      <style:text-properties officeooo:rsid="01ad65f7" officeooo:paragraph-rsid="01e7b39b"/>
    </style:style>
    <style:style style:name="P5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56" style:family="paragraph" style:parent-style-name="Text_20_body">
      <style:paragraph-properties fo:text-align="justify" style:justify-single-word="false"/>
      <style:text-properties officeooo:rsid="00511cfb" officeooo:paragraph-rsid="00511cfb"/>
    </style:style>
    <style:style style:name="P557" style:family="paragraph" style:parent-style-name="Standard">
      <style:paragraph-properties fo:text-align="justify" style:justify-single-word="false"/>
      <style:text-properties officeooo:rsid="01be9b67" officeooo:paragraph-rsid="01be9b67"/>
    </style:style>
    <style:style style:name="P558" style:family="paragraph" style:parent-style-name="Standard">
      <style:paragraph-properties fo:text-align="justify" style:justify-single-word="false"/>
      <style:text-properties officeooo:rsid="01be9b67" officeooo:paragraph-rsid="01d4f7bc"/>
    </style:style>
    <style:style style:name="P559" style:family="paragraph" style:parent-style-name="Standard">
      <style:paragraph-properties fo:text-align="justify" style:justify-single-word="false"/>
      <style:text-properties officeooo:rsid="01be9b67" officeooo:paragraph-rsid="01d621aa"/>
    </style:style>
    <style:style style:name="P560" style:family="paragraph" style:parent-style-name="Standard">
      <style:paragraph-properties fo:text-align="justify" style:justify-single-word="false"/>
      <style:text-properties officeooo:rsid="01be9b67" officeooo:paragraph-rsid="01da5e60"/>
    </style:style>
    <style:style style:name="P561" style:family="paragraph" style:parent-style-name="Standard">
      <style:paragraph-properties fo:text-align="justify" style:justify-single-word="false"/>
      <style:text-properties officeooo:rsid="01be9b67" officeooo:paragraph-rsid="01e7b39b"/>
    </style:style>
    <style:style style:name="P562" style:family="paragraph" style:parent-style-name="Standard">
      <style:paragraph-properties fo:text-align="justify" style:justify-single-word="false"/>
      <style:text-properties officeooo:rsid="01be9b67" officeooo:paragraph-rsid="01ef7408"/>
    </style:style>
    <style:style style:name="P563" style:family="paragraph" style:parent-style-name="Standard">
      <style:paragraph-properties fo:text-align="justify" style:justify-single-word="false"/>
      <style:text-properties officeooo:rsid="01be9b67" officeooo:paragraph-rsid="01f53cb8"/>
    </style:style>
    <style:style style:name="P564" style:family="paragraph" style:parent-style-name="Standard">
      <style:paragraph-properties fo:text-align="justify" style:justify-single-word="false"/>
      <style:text-properties officeooo:rsid="01be9b67" officeooo:paragraph-rsid="01f56faa"/>
    </style:style>
    <style:style style:name="P565" style:family="paragraph" style:parent-style-name="Standard">
      <style:paragraph-properties fo:text-align="justify" style:justify-single-word="false"/>
      <style:text-properties officeooo:rsid="01be9b67" officeooo:paragraph-rsid="01f7fa93"/>
    </style:style>
    <style:style style:name="P566" style:family="paragraph" style:parent-style-name="Standard">
      <style:paragraph-properties fo:text-align="justify" style:justify-single-word="false"/>
      <style:text-properties officeooo:rsid="01be9b67" officeooo:paragraph-rsid="01fa7e25"/>
    </style:style>
    <style:style style:name="P567" style:family="paragraph" style:parent-style-name="Standard">
      <style:paragraph-properties fo:text-align="justify" style:justify-single-word="false"/>
      <style:text-properties officeooo:rsid="01be9b67" officeooo:paragraph-rsid="01fc9fc5"/>
    </style:style>
    <style:style style:name="P568" style:family="paragraph" style:parent-style-name="Standard">
      <style:paragraph-properties fo:text-align="justify" style:justify-single-word="false"/>
      <style:text-properties officeooo:rsid="01be9b67" officeooo:paragraph-rsid="0202b455"/>
    </style:style>
    <style:style style:name="P569" style:family="paragraph" style:parent-style-name="Standard">
      <style:paragraph-properties fo:text-align="start" style:justify-single-word="false"/>
      <style:text-properties officeooo:rsid="018f6cd1" officeooo:paragraph-rsid="01be9b67"/>
    </style:style>
    <style:style style:name="P570" style:family="paragraph" style:parent-style-name="Standard">
      <style:paragraph-properties fo:text-align="justify" style:justify-single-word="false"/>
      <style:text-properties officeooo:rsid="01d621aa" officeooo:paragraph-rsid="01d621aa"/>
    </style:style>
    <style:style style:name="P571" style:family="paragraph" style:parent-style-name="Standard">
      <style:text-properties officeooo:rsid="01c9a05f" officeooo:paragraph-rsid="01df0fa9"/>
    </style:style>
    <style:style style:name="P572" style:family="paragraph" style:parent-style-name="Standard">
      <style:text-properties officeooo:rsid="01c9a05f" officeooo:paragraph-rsid="01e7b39b"/>
    </style:style>
    <style:style style:name="P573" style:family="paragraph" style:parent-style-name="Standard">
      <style:text-properties officeooo:rsid="01c9a05f" officeooo:paragraph-rsid="02060953"/>
    </style:style>
    <style:style style:name="P574" style:family="paragraph" style:parent-style-name="Standard">
      <style:paragraph-properties fo:text-align="justify" style:justify-single-word="false"/>
      <style:text-properties officeooo:rsid="01db9c36" officeooo:paragraph-rsid="01db9c36"/>
    </style:style>
    <style:style style:name="P575" style:family="paragraph" style:parent-style-name="Standard">
      <style:paragraph-properties fo:text-align="justify" style:justify-single-word="false"/>
      <style:text-properties officeooo:rsid="01db9c36" officeooo:paragraph-rsid="01e7b39b"/>
    </style:style>
    <style:style style:name="P576" style:family="paragraph" style:parent-style-name="Standard">
      <style:paragraph-properties fo:text-align="justify" style:justify-single-word="false"/>
      <style:text-properties officeooo:rsid="01ef7408" officeooo:paragraph-rsid="01ef7408"/>
    </style:style>
    <style:style style:name="P577" style:family="paragraph" style:parent-style-name="Standard">
      <style:paragraph-properties fo:text-align="justify" style:justify-single-word="false"/>
      <style:text-properties officeooo:rsid="01ef7408" officeooo:paragraph-rsid="01f53cb8"/>
    </style:style>
    <style:style style:name="P578" style:family="paragraph" style:parent-style-name="Standard">
      <style:paragraph-properties fo:text-align="start" style:justify-single-word="false"/>
      <style:text-properties officeooo:rsid="01ef7408" officeooo:paragraph-rsid="01f53cb8"/>
    </style:style>
    <style:style style:name="P579" style:family="paragraph" style:parent-style-name="Standard">
      <style:paragraph-properties fo:text-align="start" style:justify-single-word="false"/>
      <style:text-properties officeooo:rsid="01ef7408" officeooo:paragraph-rsid="01f56faa"/>
    </style:style>
    <style:style style:name="P580" style:family="paragraph" style:parent-style-name="Standard">
      <style:paragraph-properties fo:text-align="start" style:justify-single-word="false"/>
      <style:text-properties officeooo:rsid="01ef7408" officeooo:paragraph-rsid="01f7fa93"/>
    </style:style>
    <style:style style:name="P581" style:family="paragraph" style:parent-style-name="Standard">
      <style:paragraph-properties fo:text-align="start" style:justify-single-word="false"/>
      <style:text-properties officeooo:rsid="01ef7408" officeooo:paragraph-rsid="01fa7e25"/>
    </style:style>
    <style:style style:name="P582" style:family="paragraph" style:parent-style-name="Standard">
      <style:paragraph-properties fo:text-align="start" style:justify-single-word="false"/>
      <style:text-properties officeooo:rsid="01ef7408" officeooo:paragraph-rsid="01fc9fc5"/>
    </style:style>
    <style:style style:name="P583" style:family="paragraph" style:parent-style-name="Standard">
      <style:paragraph-properties fo:text-align="justify" style:justify-single-word="false"/>
      <style:text-properties officeooo:rsid="01f56faa" officeooo:paragraph-rsid="01f56faa"/>
    </style:style>
    <style:style style:name="P584" style:family="paragraph" style:parent-style-name="Standard">
      <style:paragraph-properties fo:text-align="justify" style:justify-single-word="false"/>
      <style:text-properties officeooo:rsid="01f56faa" officeooo:paragraph-rsid="01f7fa93"/>
    </style:style>
    <style:style style:name="P585" style:family="paragraph" style:parent-style-name="Standard">
      <style:paragraph-properties fo:text-align="justify" style:justify-single-word="false"/>
      <style:text-properties officeooo:rsid="01fa7e25" officeooo:paragraph-rsid="01fa7e25"/>
    </style:style>
    <style:style style:name="P586" style:family="paragraph" style:parent-style-name="Standard">
      <style:paragraph-properties fo:text-align="justify" style:justify-single-word="false"/>
      <style:text-properties officeooo:rsid="01fdf072" officeooo:paragraph-rsid="01fdf072"/>
    </style:style>
    <style:style style:name="P587" style:family="paragraph" style:parent-style-name="Contents_20_1">
      <style:paragraph-properties>
        <style:tab-stops>
          <style:tab-stop style:position="17cm" style:type="right" style:leader-style="dotted" style:leader-text="."/>
        </style:tab-stops>
      </style:paragraph-properties>
    </style:style>
    <style:style style:name="P588" style:family="paragraph" style:parent-style-name="Contents_20_2">
      <style:paragraph-properties>
        <style:tab-stops>
          <style:tab-stop style:position="17cm" style:type="right" style:leader-style="dotted" style:leader-text="."/>
        </style:tab-stops>
      </style:paragraph-properties>
    </style:style>
    <style:style style:name="P589" style:family="paragraph" style:parent-style-name="Standard">
      <style:paragraph-properties fo:text-align="justify" style:justify-single-word="false"/>
      <style:text-properties officeooo:rsid="0202b455" officeooo:paragraph-rsid="0202b455"/>
    </style:style>
    <style:style style:name="P590" style:family="paragraph" style:parent-style-name="Heading_20_1" style:master-page-name="Cos">
      <style:paragraph-properties fo:text-align="center" style:justify-single-word="false" style:page-number="auto"/>
    </style:style>
    <style:style style:name="P591" style:family="paragraph" style:parent-style-name="Heading_20_1">
      <style:paragraph-properties fo:break-before="page"/>
      <style:text-properties officeooo:rsid="002e6a31" officeooo:paragraph-rsid="002e6a31"/>
    </style:style>
    <style:style style:name="P592" style:family="paragraph" style:parent-style-name="Heading_20_2">
      <style:text-properties officeooo:rsid="00469a69" officeooo:paragraph-rsid="002e6a31"/>
    </style:style>
    <style:style style:name="P593" style:family="paragraph" style:parent-style-name="Heading_20_2">
      <style:text-properties officeooo:rsid="00469a69" officeooo:paragraph-rsid="00490514"/>
    </style:style>
    <style:style style:name="P594" style:family="paragraph" style:parent-style-name="Heading_20_2">
      <style:text-properties officeooo:rsid="00469a69" officeooo:paragraph-rsid="0051d571"/>
    </style:style>
    <style:style style:name="P595" style:family="paragraph" style:parent-style-name="Heading_20_2">
      <style:text-properties officeooo:rsid="00469a69" officeooo:paragraph-rsid="0053a1b3"/>
    </style:style>
    <style:style style:name="P596" style:family="paragraph" style:parent-style-name="Heading_20_2">
      <style:text-properties officeooo:rsid="00469a69" officeooo:paragraph-rsid="005fc6ef"/>
    </style:style>
    <style:style style:name="P597" style:family="paragraph" style:parent-style-name="Heading_20_2">
      <style:text-properties officeooo:rsid="00469a69" officeooo:paragraph-rsid="0067e248"/>
    </style:style>
    <style:style style:name="P598" style:family="paragraph" style:parent-style-name="Heading_20_2">
      <style:text-properties officeooo:rsid="00469a69" officeooo:paragraph-rsid="006cc756"/>
    </style:style>
    <style:style style:name="P599" style:family="paragraph" style:parent-style-name="Heading_20_2">
      <style:text-properties officeooo:rsid="00469a69" officeooo:paragraph-rsid="006ecd82"/>
    </style:style>
    <style:style style:name="P600" style:family="paragraph" style:parent-style-name="Heading_20_2">
      <style:text-properties officeooo:rsid="00469a69" officeooo:paragraph-rsid="0078fc16"/>
    </style:style>
    <style:style style:name="P601" style:family="paragraph" style:parent-style-name="Heading_20_2">
      <style:paragraph-properties fo:text-align="justify" style:justify-single-word="false"/>
      <style:text-properties officeooo:rsid="00469a69" officeooo:paragraph-rsid="007ddfe8"/>
    </style:style>
    <style:style style:name="P602" style:family="paragraph" style:parent-style-name="Heading_20_2">
      <style:paragraph-properties fo:text-align="justify" style:justify-single-word="false"/>
      <style:text-properties officeooo:rsid="00469a69" officeooo:paragraph-rsid="0083578d"/>
    </style:style>
    <style:style style:name="P603" style:family="paragraph" style:parent-style-name="Heading_20_2">
      <style:text-properties officeooo:rsid="00469a69" officeooo:paragraph-rsid="0108b8e9"/>
    </style:style>
    <style:style style:name="P604" style:family="paragraph" style:parent-style-name="Heading_20_2">
      <style:paragraph-properties fo:text-align="justify" style:justify-single-word="false"/>
      <style:text-properties officeooo:paragraph-rsid="0087d185"/>
    </style:style>
    <style:style style:name="P605" style:family="paragraph" style:parent-style-name="Heading_20_2">
      <style:paragraph-properties fo:text-align="justify" style:justify-single-word="false"/>
      <style:text-properties officeooo:paragraph-rsid="008c37e8"/>
    </style:style>
    <style:style style:name="P606" style:family="paragraph" style:parent-style-name="Heading_20_2">
      <style:paragraph-properties fo:text-align="justify" style:justify-single-word="false"/>
      <style:text-properties officeooo:paragraph-rsid="00964fe4"/>
    </style:style>
    <style:style style:name="P607" style:family="paragraph" style:parent-style-name="Heading_20_2">
      <style:paragraph-properties fo:text-align="justify" style:justify-single-word="false"/>
      <style:text-properties officeooo:paragraph-rsid="009e01e9"/>
    </style:style>
    <style:style style:name="P608" style:family="paragraph" style:parent-style-name="Heading_20_2">
      <style:paragraph-properties fo:text-align="justify" style:justify-single-word="false"/>
      <style:text-properties officeooo:paragraph-rsid="009fa0eb"/>
    </style:style>
    <style:style style:name="P609" style:family="paragraph" style:parent-style-name="Heading_20_2">
      <style:paragraph-properties fo:text-align="justify" style:justify-single-word="false"/>
      <style:text-properties officeooo:paragraph-rsid="00a18b49"/>
    </style:style>
    <style:style style:name="P610" style:family="paragraph" style:parent-style-name="Heading_20_2">
      <style:paragraph-properties fo:text-align="justify" style:justify-single-word="false"/>
      <style:text-properties officeooo:paragraph-rsid="00b1b7d9"/>
    </style:style>
    <style:style style:name="P611" style:family="paragraph" style:parent-style-name="Heading_20_2">
      <style:paragraph-properties fo:text-align="justify" style:justify-single-word="false"/>
      <style:text-properties officeooo:paragraph-rsid="00c0adb5"/>
    </style:style>
    <style:style style:name="P612" style:family="paragraph" style:parent-style-name="Heading_20_2">
      <style:paragraph-properties fo:text-align="justify" style:justify-single-word="false"/>
      <style:text-properties officeooo:paragraph-rsid="00cc1c4c"/>
    </style:style>
    <style:style style:name="P613" style:family="paragraph" style:parent-style-name="Heading_20_2">
      <style:paragraph-properties fo:text-align="justify" style:justify-single-word="false"/>
      <style:text-properties officeooo:paragraph-rsid="00d823ce"/>
    </style:style>
    <style:style style:name="P614" style:family="paragraph" style:parent-style-name="Heading_20_2">
      <style:paragraph-properties fo:text-align="justify" style:justify-single-word="false"/>
      <style:text-properties officeooo:paragraph-rsid="00d83d57"/>
    </style:style>
    <style:style style:name="P615" style:family="paragraph" style:parent-style-name="Heading_20_2">
      <style:paragraph-properties fo:text-align="justify" style:justify-single-word="false"/>
      <style:text-properties officeooo:paragraph-rsid="00f24af6"/>
    </style:style>
    <style:style style:name="P616" style:family="paragraph" style:parent-style-name="Heading_20_2">
      <style:paragraph-properties fo:text-align="justify" style:justify-single-word="false"/>
      <style:text-properties officeooo:paragraph-rsid="00f6c32b"/>
    </style:style>
    <style:style style:name="P617" style:family="paragraph" style:parent-style-name="Heading_20_2">
      <style:paragraph-properties fo:text-align="justify" style:justify-single-word="false"/>
      <style:text-properties officeooo:paragraph-rsid="011b3c62"/>
    </style:style>
    <style:style style:name="P618" style:family="paragraph" style:parent-style-name="Heading_20_2">
      <style:paragraph-properties fo:text-align="justify" style:justify-single-word="false"/>
      <style:text-properties officeooo:paragraph-rsid="011d3de9"/>
    </style:style>
    <style:style style:name="P619" style:family="paragraph" style:parent-style-name="Heading_20_2">
      <style:paragraph-properties fo:text-align="justify" style:justify-single-word="false"/>
      <style:text-properties officeooo:paragraph-rsid="0129def4"/>
    </style:style>
    <style:style style:name="P620" style:family="paragraph" style:parent-style-name="Heading_20_2">
      <style:paragraph-properties fo:text-align="justify" style:justify-single-word="false"/>
      <style:text-properties officeooo:paragraph-rsid="01355a2b"/>
    </style:style>
    <style:style style:name="P621" style:family="paragraph" style:parent-style-name="Heading_20_2">
      <style:paragraph-properties fo:text-align="justify" style:justify-single-word="false"/>
      <style:text-properties officeooo:paragraph-rsid="0139a139"/>
    </style:style>
    <style:style style:name="P622" style:family="paragraph" style:parent-style-name="Heading_20_2">
      <style:paragraph-properties fo:text-align="justify" style:justify-single-word="false"/>
      <style:text-properties officeooo:paragraph-rsid="013b0ce7"/>
    </style:style>
    <style:style style:name="P623" style:family="paragraph" style:parent-style-name="Heading_20_2">
      <style:paragraph-properties fo:text-align="justify" style:justify-single-word="false"/>
      <style:text-properties officeooo:paragraph-rsid="015b0446"/>
    </style:style>
    <style:style style:name="P624" style:family="paragraph" style:parent-style-name="Heading_20_2">
      <style:paragraph-properties fo:text-align="justify" style:justify-single-word="false"/>
      <style:text-properties officeooo:paragraph-rsid="015da402"/>
    </style:style>
    <style:style style:name="P625" style:family="paragraph" style:parent-style-name="Heading_20_2">
      <style:paragraph-properties fo:text-align="justify" style:justify-single-word="false"/>
      <style:text-properties officeooo:paragraph-rsid="01645a86"/>
    </style:style>
    <style:style style:name="P626" style:family="paragraph" style:parent-style-name="Heading_20_2">
      <style:paragraph-properties fo:text-align="justify" style:justify-single-word="false"/>
      <style:text-properties officeooo:paragraph-rsid="016656a5"/>
    </style:style>
    <style:style style:name="P627" style:family="paragraph" style:parent-style-name="Heading_20_2">
      <style:paragraph-properties fo:text-align="justify" style:justify-single-word="false"/>
      <style:text-properties officeooo:paragraph-rsid="0174bad4"/>
    </style:style>
    <style:style style:name="P628" style:family="paragraph" style:parent-style-name="Heading_20_2">
      <style:paragraph-properties fo:text-align="justify" style:justify-single-word="false"/>
      <style:text-properties officeooo:paragraph-rsid="017acb36"/>
    </style:style>
    <style:style style:name="P629" style:family="paragraph" style:parent-style-name="Heading_20_2">
      <style:paragraph-properties fo:text-align="justify" style:justify-single-word="false"/>
      <style:text-properties officeooo:paragraph-rsid="018f6cd1"/>
    </style:style>
    <style:style style:name="P630" style:family="paragraph" style:parent-style-name="Heading_20_2">
      <style:paragraph-properties fo:text-align="justify" style:justify-single-word="false"/>
      <style:text-properties officeooo:paragraph-rsid="01925ec7"/>
    </style:style>
    <style:style style:name="P631" style:family="paragraph" style:parent-style-name="Heading_20_2">
      <style:paragraph-properties fo:text-align="justify" style:justify-single-word="false"/>
      <style:text-properties officeooo:paragraph-rsid="01a67c7f"/>
    </style:style>
    <style:style style:name="P632" style:family="paragraph" style:parent-style-name="Heading_20_2">
      <style:paragraph-properties fo:text-align="justify" style:justify-single-word="false"/>
      <style:text-properties officeooo:paragraph-rsid="01be9b67"/>
    </style:style>
    <style:style style:name="P633" style:family="paragraph" style:parent-style-name="Heading_20_2">
      <style:paragraph-properties fo:text-align="justify" style:justify-single-word="false"/>
      <style:text-properties officeooo:paragraph-rsid="01d4f7bc"/>
    </style:style>
    <style:style style:name="P634" style:family="paragraph" style:parent-style-name="Heading_20_2">
      <style:paragraph-properties fo:text-align="justify" style:justify-single-word="false"/>
      <style:text-properties officeooo:paragraph-rsid="01d621aa"/>
    </style:style>
    <style:style style:name="P635" style:family="paragraph" style:parent-style-name="Heading_20_2">
      <style:paragraph-properties fo:text-align="justify" style:justify-single-word="false"/>
      <style:text-properties officeooo:paragraph-rsid="01da5e60"/>
    </style:style>
    <style:style style:name="P636" style:family="paragraph" style:parent-style-name="Heading_20_2">
      <style:paragraph-properties fo:text-align="justify" style:justify-single-word="false"/>
      <style:text-properties officeooo:paragraph-rsid="01e7b39b"/>
    </style:style>
    <style:style style:name="P637" style:family="paragraph" style:parent-style-name="Heading_20_2">
      <style:paragraph-properties fo:text-align="justify" style:justify-single-word="false"/>
      <style:text-properties officeooo:paragraph-rsid="01ef7408"/>
    </style:style>
    <style:style style:name="P638" style:family="paragraph" style:parent-style-name="Heading_20_2">
      <style:paragraph-properties fo:text-align="justify" style:justify-single-word="false"/>
      <style:text-properties officeooo:paragraph-rsid="01f53cb8"/>
    </style:style>
    <style:style style:name="P639" style:family="paragraph" style:parent-style-name="Heading_20_2">
      <style:paragraph-properties fo:text-align="justify" style:justify-single-word="false"/>
      <style:text-properties officeooo:paragraph-rsid="01f56faa"/>
    </style:style>
    <style:style style:name="P640" style:family="paragraph" style:parent-style-name="Heading_20_2">
      <style:paragraph-properties fo:text-align="justify" style:justify-single-word="false"/>
      <style:text-properties officeooo:paragraph-rsid="01f7fa93"/>
    </style:style>
    <style:style style:name="P641" style:family="paragraph" style:parent-style-name="Heading_20_2">
      <style:paragraph-properties fo:text-align="justify" style:justify-single-word="false"/>
      <style:text-properties officeooo:paragraph-rsid="01fa7e25"/>
    </style:style>
    <style:style style:name="P642" style:family="paragraph" style:parent-style-name="Heading_20_2">
      <style:paragraph-properties fo:text-align="justify" style:justify-single-word="false"/>
      <style:text-properties officeooo:paragraph-rsid="01fc9fc5"/>
    </style:style>
    <style:style style:name="P643" style:family="paragraph" style:parent-style-name="Heading_20_2">
      <style:paragraph-properties fo:text-align="justify" style:justify-single-word="false"/>
      <style:text-properties officeooo:paragraph-rsid="0202b455"/>
    </style:style>
    <style:style style:name="P644" style:family="paragraph" style:parent-style-name="Heading_20_2">
      <style:text-properties officeooo:paragraph-rsid="010b0562"/>
    </style:style>
    <style:style style:name="P645" style:family="paragraph" style:parent-style-name="Standard" style:list-style-name="L1">
      <style:text-properties officeooo:paragraph-rsid="0042eb09"/>
    </style:style>
    <style:style style:name="P646" style:family="paragraph" style:parent-style-name="Standard" style:list-style-name="L1">
      <style:text-properties officeooo:paragraph-rsid="0051d571"/>
    </style:style>
    <style:style style:name="P647" style:family="paragraph" style:parent-style-name="Standard" style:list-style-name="L2">
      <style:text-properties officeooo:rsid="00272da6" officeooo:paragraph-rsid="00272da6"/>
    </style:style>
    <style:style style:name="P648" style:family="paragraph" style:parent-style-name="Standard" style:list-style-name="L6">
      <style:text-properties officeooo:rsid="00272da6" officeooo:paragraph-rsid="0051d571"/>
    </style:style>
    <style:style style:name="P649" style:family="paragraph" style:parent-style-name="Standard" style:list-style-name="L8">
      <style:text-properties officeooo:rsid="00272da6" officeooo:paragraph-rsid="0053a1b3"/>
    </style:style>
    <style:style style:name="P650" style:family="paragraph" style:parent-style-name="Standard" style:list-style-name="L10">
      <style:text-properties officeooo:rsid="00272da6" officeooo:paragraph-rsid="005fc6ef"/>
    </style:style>
    <style:style style:name="P651" style:family="paragraph" style:parent-style-name="Standard" style:list-style-name="L11">
      <style:paragraph-properties fo:text-align="justify" style:justify-single-word="false"/>
      <style:text-properties officeooo:rsid="00272da6" officeooo:paragraph-rsid="005fc6ef"/>
    </style:style>
    <style:style style:name="P652" style:family="paragraph" style:parent-style-name="Standard" style:list-style-name="L13">
      <style:paragraph-properties fo:text-align="justify" style:justify-single-word="false"/>
      <style:text-properties officeooo:rsid="00272da6" officeooo:paragraph-rsid="0067e248"/>
    </style:style>
    <style:style style:name="P653" style:family="paragraph" style:parent-style-name="Standard" style:list-style-name="L21">
      <style:paragraph-properties fo:text-align="justify" style:justify-single-word="false"/>
      <style:text-properties officeooo:rsid="00272da6" officeooo:paragraph-rsid="0078fc16"/>
    </style:style>
    <style:style style:name="P654" style:family="paragraph" style:parent-style-name="Standard" style:list-style-name="L3">
      <style:paragraph-properties fo:text-align="justify" style:justify-single-word="false"/>
      <style:text-properties officeooo:rsid="0042eb09" officeooo:paragraph-rsid="0042eb09"/>
    </style:style>
    <style:style style:name="P655" style:family="paragraph" style:parent-style-name="Standard" style:list-style-name="L7">
      <style:paragraph-properties fo:text-align="justify" style:justify-single-word="false"/>
      <style:text-properties officeooo:rsid="0042eb09" officeooo:paragraph-rsid="0051d571"/>
    </style:style>
    <style:style style:name="P656" style:family="paragraph" style:parent-style-name="Standard" style:list-style-name="L1">
      <style:text-properties officeooo:rsid="00490514" officeooo:paragraph-rsid="005003b0"/>
    </style:style>
    <style:style style:name="P657" style:family="paragraph" style:parent-style-name="Standard" style:list-style-name="L1">
      <style:text-properties officeooo:rsid="00490514" officeooo:paragraph-rsid="00490514"/>
    </style:style>
    <style:style style:name="P658" style:family="paragraph" style:parent-style-name="Standard" style:list-style-name="L4">
      <style:text-properties officeooo:rsid="004b4673" officeooo:paragraph-rsid="004b4673"/>
    </style:style>
    <style:style style:name="P659" style:family="paragraph" style:parent-style-name="Standard" style:list-style-name="L1">
      <style:text-properties officeooo:rsid="0103ba70" officeooo:paragraph-rsid="0053a1b3"/>
    </style:style>
    <style:style style:name="P660" style:family="paragraph" style:parent-style-name="Standard" style:list-style-name="L60">
      <style:text-properties officeooo:rsid="0103ba70" officeooo:paragraph-rsid="01109b75"/>
    </style:style>
    <style:style style:name="P661" style:family="paragraph" style:parent-style-name="Standard" style:list-style-name="L60">
      <style:text-properties officeooo:rsid="0103ba70" officeooo:paragraph-rsid="0111991b"/>
    </style:style>
    <style:style style:name="P662" style:family="paragraph" style:parent-style-name="Standard" style:list-style-name="L9">
      <style:paragraph-properties fo:text-align="justify" style:justify-single-word="false"/>
      <style:text-properties officeooo:rsid="00570fd3" officeooo:paragraph-rsid="00570fd3"/>
    </style:style>
    <style:style style:name="P663" style:family="paragraph" style:parent-style-name="Standard" style:list-style-name="L1">
      <style:text-properties officeooo:rsid="005fc6ef" officeooo:paragraph-rsid="007dfd8c"/>
    </style:style>
    <style:style style:name="P664" style:family="paragraph" style:parent-style-name="Standard" style:list-style-name="L1">
      <style:text-properties officeooo:rsid="005fc6ef" officeooo:paragraph-rsid="0067e248"/>
    </style:style>
    <style:style style:name="P665" style:family="paragraph" style:parent-style-name="Standard" style:list-style-name="L1">
      <style:text-properties officeooo:rsid="005fc6ef" officeooo:paragraph-rsid="0078fc16"/>
    </style:style>
    <style:style style:name="P666" style:family="paragraph" style:parent-style-name="Standard" style:list-style-name="L1">
      <style:text-properties officeooo:rsid="005fc6ef" officeooo:paragraph-rsid="0108b8e9"/>
    </style:style>
    <style:style style:name="P667" style:family="paragraph" style:parent-style-name="Standard" style:list-style-name="L14">
      <style:text-properties officeooo:rsid="005fc6ef" officeooo:paragraph-rsid="006cc756"/>
    </style:style>
    <style:style style:name="P668" style:family="paragraph" style:parent-style-name="Standard" style:list-style-name="L14">
      <style:text-properties officeooo:rsid="005fc6ef" officeooo:paragraph-rsid="00709e6b"/>
    </style:style>
    <style:style style:name="P669" style:family="paragraph" style:parent-style-name="Standard" style:list-style-name="L61">
      <style:text-properties officeooo:rsid="005fc6ef" officeooo:paragraph-rsid="0111991b"/>
    </style:style>
    <style:style style:name="P670" style:family="paragraph" style:parent-style-name="Standard" style:list-style-name="L61">
      <style:text-properties officeooo:rsid="005fc6ef" officeooo:paragraph-rsid="01147293"/>
    </style:style>
    <style:style style:name="P671" style:family="paragraph" style:parent-style-name="Standard" style:list-style-name="L1">
      <style:text-properties officeooo:rsid="00631401" officeooo:paragraph-rsid="007dfd8c"/>
    </style:style>
    <style:style style:name="P672" style:family="paragraph" style:parent-style-name="Standard" style:list-style-name="L12">
      <style:text-properties officeooo:rsid="00684807" officeooo:paragraph-rsid="00684807"/>
    </style:style>
    <style:style style:name="P673" style:family="paragraph" style:parent-style-name="Standard" style:list-style-name="L15">
      <style:text-properties officeooo:rsid="00684807" officeooo:paragraph-rsid="006cc756"/>
    </style:style>
    <style:style style:name="P674" style:family="paragraph" style:parent-style-name="Standard" style:list-style-name="L12">
      <style:text-properties officeooo:rsid="006ae1bd" officeooo:paragraph-rsid="006ae1bd"/>
    </style:style>
    <style:style style:name="P675" style:family="paragraph" style:parent-style-name="Standard" style:list-style-name="L16">
      <style:text-properties officeooo:rsid="006d183d" officeooo:paragraph-rsid="006d183d"/>
    </style:style>
    <style:style style:name="P676" style:family="paragraph" style:parent-style-name="Standard" style:list-style-name="L17">
      <style:paragraph-properties fo:text-align="justify" style:justify-single-word="false"/>
      <style:text-properties officeooo:rsid="006d183d" officeooo:paragraph-rsid="006d183d"/>
    </style:style>
    <style:style style:name="P677" style:family="paragraph" style:parent-style-name="Standard" style:list-style-name="L17">
      <style:paragraph-properties fo:text-align="justify" style:justify-single-word="false"/>
      <style:text-properties officeooo:rsid="006d183d" officeooo:paragraph-rsid="0204318b"/>
    </style:style>
    <style:style style:name="P678" style:family="paragraph" style:parent-style-name="Standard" style:list-style-name="L19">
      <style:paragraph-properties fo:text-align="justify" style:justify-single-word="false"/>
      <style:text-properties officeooo:rsid="006d183d" officeooo:paragraph-rsid="006ecd82"/>
    </style:style>
    <style:style style:name="P679" style:family="paragraph" style:parent-style-name="Standard" style:list-style-name="L43">
      <style:paragraph-properties fo:text-align="justify" style:justify-single-word="false"/>
      <style:text-properties officeooo:rsid="006d183d" officeooo:paragraph-rsid="00b556d5"/>
    </style:style>
    <style:style style:name="P680" style:family="paragraph" style:parent-style-name="Standard" style:list-style-name="L42">
      <style:paragraph-properties fo:text-align="justify" style:justify-single-word="false"/>
      <style:text-properties officeooo:rsid="006d183d" officeooo:paragraph-rsid="00d83d57"/>
    </style:style>
    <style:style style:name="P681" style:family="paragraph" style:parent-style-name="Standard" style:list-style-name="L57">
      <style:paragraph-properties fo:text-align="justify" style:justify-single-word="false"/>
      <style:text-properties officeooo:rsid="006d183d" officeooo:paragraph-rsid="00f6c32b"/>
    </style:style>
    <style:style style:name="P682" style:family="paragraph" style:parent-style-name="Standard" style:list-style-name="L18">
      <style:text-properties officeooo:rsid="00736b32" officeooo:paragraph-rsid="00736b32"/>
    </style:style>
    <style:style style:name="P683" style:family="paragraph" style:parent-style-name="Standard" style:list-style-name="L18">
      <style:text-properties officeooo:rsid="00736b32" officeooo:paragraph-rsid="007f9b52"/>
    </style:style>
    <style:style style:name="P684" style:family="paragraph" style:parent-style-name="Standard" style:list-style-name="L28">
      <style:text-properties officeooo:rsid="00736b32" officeooo:paragraph-rsid="008c37e8"/>
    </style:style>
    <style:style style:name="P685" style:family="paragraph" style:parent-style-name="Standard" style:list-style-name="L20">
      <style:text-properties officeooo:rsid="00799b55" officeooo:paragraph-rsid="00799b55"/>
    </style:style>
    <style:style style:name="P686" style:family="paragraph" style:parent-style-name="Standard" style:list-style-name="L20">
      <style:paragraph-properties fo:text-align="justify" style:justify-single-word="false"/>
      <style:text-properties officeooo:rsid="00799b55" officeooo:paragraph-rsid="007e7cc1"/>
    </style:style>
    <style:style style:name="P687" style:family="paragraph" style:parent-style-name="Standard" style:list-style-name="L23">
      <style:paragraph-properties fo:text-align="justify" style:justify-single-word="false"/>
      <style:text-properties officeooo:rsid="00799b55" officeooo:paragraph-rsid="00866800"/>
    </style:style>
    <style:style style:name="P688" style:family="paragraph" style:parent-style-name="Standard" style:list-style-name="L24">
      <style:paragraph-properties fo:text-align="justify" style:justify-single-word="false"/>
      <style:text-properties officeooo:rsid="00799b55" officeooo:paragraph-rsid="0083578d"/>
    </style:style>
    <style:style style:name="P689" style:family="paragraph" style:parent-style-name="Standard" style:list-style-name="L26">
      <style:paragraph-properties fo:text-align="justify" style:justify-single-word="false"/>
      <style:text-properties officeooo:rsid="00799b55" officeooo:paragraph-rsid="0087d185"/>
    </style:style>
    <style:style style:name="P690" style:family="paragraph" style:parent-style-name="Standard" style:list-style-name="L29">
      <style:paragraph-properties fo:text-align="justify" style:justify-single-word="false"/>
      <style:text-properties officeooo:rsid="00799b55" officeooo:paragraph-rsid="008c37e8"/>
    </style:style>
    <style:style style:name="P691" style:family="paragraph" style:parent-style-name="Standard" style:list-style-name="L31">
      <style:paragraph-properties fo:text-align="justify" style:justify-single-word="false"/>
      <style:text-properties officeooo:rsid="00799b55" officeooo:paragraph-rsid="00964fe4"/>
    </style:style>
    <style:style style:name="P692" style:family="paragraph" style:parent-style-name="Standard" style:list-style-name="L33">
      <style:paragraph-properties fo:text-align="justify" style:justify-single-word="false"/>
      <style:text-properties officeooo:rsid="00799b55" officeooo:paragraph-rsid="009e01e9"/>
    </style:style>
    <style:style style:name="P693" style:family="paragraph" style:parent-style-name="Standard" style:list-style-name="L35">
      <style:paragraph-properties fo:text-align="justify" style:justify-single-word="false"/>
      <style:text-properties officeooo:rsid="00799b55" officeooo:paragraph-rsid="009fa0eb"/>
    </style:style>
    <style:style style:name="P694" style:family="paragraph" style:parent-style-name="Standard" style:list-style-name="L38">
      <style:paragraph-properties fo:text-align="justify" style:justify-single-word="false"/>
      <style:text-properties officeooo:rsid="00799b55" officeooo:paragraph-rsid="00a18b49"/>
    </style:style>
    <style:style style:name="P695" style:family="paragraph" style:parent-style-name="Standard" style:list-style-name="L43">
      <style:paragraph-properties fo:text-align="justify" style:justify-single-word="false"/>
      <style:text-properties officeooo:rsid="00799b55" officeooo:paragraph-rsid="00b1b7d9"/>
    </style:style>
    <style:style style:name="P696" style:family="paragraph" style:parent-style-name="Standard" style:list-style-name="L58">
      <style:text-properties officeooo:rsid="00799b55" officeooo:paragraph-rsid="0108b8e9"/>
    </style:style>
    <style:style style:name="P697" style:family="paragraph" style:parent-style-name="Standard" style:list-style-name="L62">
      <style:text-properties officeooo:rsid="00799b55" officeooo:paragraph-rsid="010b0562"/>
    </style:style>
    <style:style style:name="P698" style:family="paragraph" style:parent-style-name="Standard" style:list-style-name="L62">
      <style:text-properties officeooo:rsid="00799b55" officeooo:paragraph-rsid="019a1d62"/>
    </style:style>
    <style:style style:name="P699" style:family="paragraph" style:parent-style-name="Standard" style:list-style-name="L105">
      <style:text-properties officeooo:rsid="00799b55" officeooo:paragraph-rsid="01ac266c"/>
    </style:style>
    <style:style style:name="P700" style:family="paragraph" style:parent-style-name="Standard" style:list-style-name="L108">
      <style:text-properties officeooo:rsid="00799b55" officeooo:paragraph-rsid="01be9b67"/>
    </style:style>
    <style:style style:name="P701" style:family="paragraph" style:parent-style-name="Standard" style:list-style-name="L108">
      <style:text-properties officeooo:rsid="00799b55" officeooo:paragraph-rsid="01df0fa9"/>
    </style:style>
    <style:style style:name="P702" style:family="paragraph" style:parent-style-name="Standard" style:list-style-name="L116">
      <style:text-properties officeooo:rsid="00799b55" officeooo:paragraph-rsid="01e7b39b"/>
    </style:style>
    <style:style style:name="P703" style:family="paragraph" style:parent-style-name="Standard" style:list-style-name="L116">
      <style:text-properties officeooo:rsid="00799b55" officeooo:paragraph-rsid="02060953"/>
    </style:style>
    <style:style style:name="P704" style:family="paragraph" style:parent-style-name="Standard" style:list-style-name="L22">
      <style:paragraph-properties fo:text-align="justify" style:justify-single-word="false"/>
      <style:text-properties officeooo:rsid="007ddfe8" officeooo:paragraph-rsid="007ddfe8"/>
    </style:style>
    <style:style style:name="P705" style:family="paragraph" style:parent-style-name="Standard" style:list-style-name="L22">
      <style:paragraph-properties fo:text-align="justify" style:justify-single-word="false"/>
      <style:text-properties officeooo:rsid="007ddfe8" officeooo:paragraph-rsid="007e7cc1"/>
    </style:style>
    <style:style style:name="P706" style:family="paragraph" style:parent-style-name="Standard" style:list-style-name="L22">
      <style:paragraph-properties fo:text-align="justify" style:justify-single-word="false"/>
      <style:text-properties officeooo:rsid="007ddfe8" officeooo:paragraph-rsid="00847eb0"/>
    </style:style>
    <style:style style:name="P707" style:family="paragraph" style:parent-style-name="Standard" style:list-style-name="L22">
      <style:paragraph-properties fo:text-align="justify" style:justify-single-word="false"/>
      <style:text-properties officeooo:rsid="007ddfe8" officeooo:paragraph-rsid="0088989a"/>
    </style:style>
    <style:style style:name="P708" style:family="paragraph" style:parent-style-name="Standard" style:list-style-name="L22">
      <style:paragraph-properties fo:text-align="justify" style:justify-single-word="false"/>
      <style:text-properties officeooo:rsid="007ddfe8" officeooo:paragraph-rsid="008c37e8"/>
    </style:style>
    <style:style style:name="P709" style:family="paragraph" style:parent-style-name="Standard" style:list-style-name="L22">
      <style:paragraph-properties fo:text-align="justify" style:justify-single-word="false"/>
      <style:text-properties officeooo:rsid="007ddfe8" officeooo:paragraph-rsid="008f574f"/>
    </style:style>
    <style:style style:name="P710" style:family="paragraph" style:parent-style-name="Standard" style:list-style-name="L22">
      <style:paragraph-properties fo:text-align="justify" style:justify-single-word="false"/>
      <style:text-properties officeooo:rsid="007ddfe8" officeooo:paragraph-rsid="009246f4"/>
    </style:style>
    <style:style style:name="P711" style:family="paragraph" style:parent-style-name="Standard" style:list-style-name="L22">
      <style:paragraph-properties fo:text-align="justify" style:justify-single-word="false"/>
      <style:text-properties officeooo:rsid="007ddfe8" officeooo:paragraph-rsid="0093ceaf"/>
    </style:style>
    <style:style style:name="P712" style:family="paragraph" style:parent-style-name="Standard" style:list-style-name="L22">
      <style:paragraph-properties fo:text-align="justify" style:justify-single-word="false"/>
      <style:text-properties officeooo:rsid="007ddfe8" officeooo:paragraph-rsid="009a3c41"/>
    </style:style>
    <style:style style:name="P713" style:family="paragraph" style:parent-style-name="Standard" style:list-style-name="L22">
      <style:paragraph-properties fo:text-align="justify" style:justify-single-word="false"/>
      <style:text-properties officeooo:rsid="007ddfe8" officeooo:paragraph-rsid="009d0b72"/>
    </style:style>
    <style:style style:name="P714" style:family="paragraph" style:parent-style-name="Standard" style:list-style-name="L22">
      <style:paragraph-properties fo:text-align="justify" style:justify-single-word="false"/>
      <style:text-properties officeooo:rsid="007ddfe8" officeooo:paragraph-rsid="009e01e9"/>
    </style:style>
    <style:style style:name="P715" style:family="paragraph" style:parent-style-name="Standard" style:list-style-name="L22">
      <style:paragraph-properties fo:text-align="justify" style:justify-single-word="false"/>
      <style:text-properties officeooo:rsid="007ddfe8" officeooo:paragraph-rsid="009fa0eb"/>
    </style:style>
    <style:style style:name="P716" style:family="paragraph" style:parent-style-name="Standard" style:list-style-name="L22">
      <style:paragraph-properties fo:text-align="justify" style:justify-single-word="false"/>
      <style:text-properties officeooo:rsid="007ddfe8" officeooo:paragraph-rsid="00a257b5"/>
    </style:style>
    <style:style style:name="P717" style:family="paragraph" style:parent-style-name="Standard" style:list-style-name="L22">
      <style:paragraph-properties fo:text-align="justify" style:justify-single-word="false"/>
      <style:text-properties officeooo:rsid="007ddfe8" officeooo:paragraph-rsid="00a4587a"/>
    </style:style>
    <style:style style:name="P718" style:family="paragraph" style:parent-style-name="Standard" style:list-style-name="L22">
      <style:paragraph-properties fo:text-align="justify" style:justify-single-word="false"/>
      <style:text-properties officeooo:rsid="007ddfe8" officeooo:paragraph-rsid="00aa1124"/>
    </style:style>
    <style:style style:name="P719" style:family="paragraph" style:parent-style-name="Standard" style:list-style-name="L22">
      <style:paragraph-properties fo:text-align="justify" style:justify-single-word="false"/>
      <style:text-properties officeooo:rsid="007ddfe8" officeooo:paragraph-rsid="00d823ce"/>
    </style:style>
    <style:style style:name="P720" style:family="paragraph" style:parent-style-name="Standard" style:list-style-name="L39">
      <style:paragraph-properties fo:text-align="justify" style:justify-single-word="false"/>
      <style:text-properties officeooo:rsid="007ddfe8" officeooo:paragraph-rsid="00b1b7d9"/>
    </style:style>
    <style:style style:name="P721" style:family="paragraph" style:parent-style-name="Standard" style:list-style-name="L45">
      <style:paragraph-properties fo:text-align="justify" style:justify-single-word="false"/>
      <style:text-properties officeooo:rsid="007ddfe8" officeooo:paragraph-rsid="00d3a383"/>
    </style:style>
    <style:style style:name="P722" style:family="paragraph" style:parent-style-name="Standard" style:list-style-name="L64">
      <style:paragraph-properties fo:text-align="justify" style:justify-single-word="false"/>
      <style:text-properties officeooo:rsid="007ddfe8" officeooo:paragraph-rsid="01355a2b"/>
    </style:style>
    <style:style style:name="P723" style:family="paragraph" style:parent-style-name="Standard" style:list-style-name="L64">
      <style:paragraph-properties fo:text-align="justify" style:justify-single-word="false"/>
      <style:text-properties officeooo:rsid="007ddfe8" officeooo:paragraph-rsid="0139a139"/>
    </style:style>
    <style:style style:name="P724" style:family="paragraph" style:parent-style-name="Standard" style:list-style-name="L64">
      <style:paragraph-properties fo:text-align="justify" style:justify-single-word="false"/>
      <style:text-properties officeooo:rsid="007ddfe8" officeooo:paragraph-rsid="013c628d"/>
    </style:style>
    <style:style style:name="P725" style:family="paragraph" style:parent-style-name="Standard" style:list-style-name="L80">
      <style:paragraph-properties fo:text-align="justify" style:justify-single-word="false"/>
      <style:text-properties officeooo:rsid="007ddfe8" officeooo:paragraph-rsid="015b0446"/>
    </style:style>
    <style:style style:name="P726" style:family="paragraph" style:parent-style-name="Standard" style:list-style-name="L25">
      <style:text-properties officeooo:paragraph-rsid="0087d185"/>
    </style:style>
    <style:style style:name="P727" style:family="paragraph" style:parent-style-name="Standard" style:list-style-name="L27">
      <style:paragraph-properties fo:text-align="justify" style:justify-single-word="false"/>
      <style:text-properties officeooo:rsid="008afe7f" officeooo:paragraph-rsid="008afe7f"/>
    </style:style>
    <style:style style:name="P728" style:family="paragraph" style:parent-style-name="Standard" style:list-style-name="L27">
      <style:paragraph-properties fo:text-align="justify" style:justify-single-word="false"/>
      <style:text-properties officeooo:rsid="008afe7f" officeooo:paragraph-rsid="020c7467"/>
    </style:style>
    <style:style style:name="P72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30"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3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3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3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3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3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3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3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3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3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4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4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4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4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4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4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4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4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4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4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50" style:family="paragraph" style:parent-style-name="Standard" style:list-style-name="L28">
      <style:paragraph-properties fo:text-align="start" style:justify-single-word="false"/>
      <style:text-properties officeooo:paragraph-rsid="008c37e8"/>
    </style:style>
    <style:style style:name="P751" style:family="paragraph" style:parent-style-name="Standard" style:list-style-name="L28">
      <style:paragraph-properties fo:text-align="start" style:justify-single-word="false"/>
      <style:text-properties officeooo:paragraph-rsid="00a621ab"/>
    </style:style>
    <style:style style:name="P752" style:family="paragraph" style:parent-style-name="Standard" style:list-style-name="L41">
      <style:paragraph-properties fo:text-align="start" style:justify-single-word="false"/>
      <style:text-properties officeooo:paragraph-rsid="00b1b7d9"/>
    </style:style>
    <style:style style:name="P753" style:family="paragraph" style:parent-style-name="Standard" style:list-style-name="L47">
      <style:paragraph-properties fo:text-align="start" style:justify-single-word="false"/>
      <style:text-properties officeooo:paragraph-rsid="00d3a383"/>
    </style:style>
    <style:style style:name="P754" style:family="paragraph" style:parent-style-name="Standard" style:list-style-name="L56">
      <style:paragraph-properties fo:text-align="start" style:justify-single-word="false"/>
      <style:text-properties officeooo:paragraph-rsid="00f2f124"/>
    </style:style>
    <style:style style:name="P755" style:family="paragraph" style:parent-style-name="Standard" style:list-style-name="L56">
      <style:paragraph-properties fo:text-align="start" style:justify-single-word="false"/>
      <style:text-properties officeooo:paragraph-rsid="00f7637d"/>
    </style:style>
    <style:style style:name="P756" style:family="paragraph" style:parent-style-name="Standard" style:list-style-name="L77">
      <style:paragraph-properties fo:text-align="start" style:justify-single-word="false"/>
      <style:text-properties officeooo:paragraph-rsid="015b0446"/>
    </style:style>
    <style:style style:name="P757" style:family="paragraph" style:parent-style-name="Standard" style:list-style-name="L77">
      <style:paragraph-properties fo:text-align="start" style:justify-single-word="false"/>
      <style:text-properties officeooo:paragraph-rsid="015da402"/>
    </style:style>
    <style:style style:name="P758" style:family="paragraph" style:parent-style-name="Standard" style:list-style-name="L83">
      <style:paragraph-properties fo:text-align="start" style:justify-single-word="false"/>
      <style:text-properties officeooo:paragraph-rsid="015da402"/>
    </style:style>
    <style:style style:name="P759" style:family="paragraph" style:parent-style-name="Standard" style:list-style-name="L86">
      <style:paragraph-properties fo:text-align="start" style:justify-single-word="false"/>
      <style:text-properties officeooo:paragraph-rsid="01645a86"/>
    </style:style>
    <style:style style:name="P760" style:family="paragraph" style:parent-style-name="Standard" style:list-style-name="L89">
      <style:paragraph-properties fo:text-align="start" style:justify-single-word="false"/>
      <style:text-properties officeooo:paragraph-rsid="016656a5"/>
    </style:style>
    <style:style style:name="P761" style:family="paragraph" style:parent-style-name="Standard" style:list-style-name="L91">
      <style:paragraph-properties fo:text-align="start" style:justify-single-word="false"/>
      <style:text-properties officeooo:paragraph-rsid="0174bad4"/>
    </style:style>
    <style:style style:name="P762" style:family="paragraph" style:parent-style-name="Standard" style:list-style-name="L94">
      <style:paragraph-properties fo:text-align="start" style:justify-single-word="false"/>
      <style:text-properties officeooo:paragraph-rsid="017c571b"/>
    </style:style>
    <style:style style:name="P763" style:family="paragraph" style:parent-style-name="Standard" style:list-style-name="L94">
      <style:paragraph-properties fo:text-align="start" style:justify-single-word="false"/>
      <style:text-properties officeooo:paragraph-rsid="017c2425"/>
    </style:style>
    <style:style style:name="P764" style:family="paragraph" style:parent-style-name="Standard" style:list-style-name="L94">
      <style:paragraph-properties fo:text-align="start" style:justify-single-word="false"/>
      <style:text-properties officeooo:paragraph-rsid="017ca942"/>
    </style:style>
    <style:style style:name="P765" style:family="paragraph" style:parent-style-name="Standard" style:list-style-name="L30">
      <style:text-properties officeooo:rsid="00964fe4" officeooo:paragraph-rsid="00964fe4"/>
    </style:style>
    <style:style style:name="P766" style:family="paragraph" style:parent-style-name="Standard" style:list-style-name="L32">
      <style:text-properties officeooo:rsid="00964fe4" officeooo:paragraph-rsid="009e01e9"/>
    </style:style>
    <style:style style:name="P767" style:family="paragraph" style:parent-style-name="Standard" style:list-style-name="L34">
      <style:text-properties officeooo:rsid="00964fe4" officeooo:paragraph-rsid="009fa0eb"/>
    </style:style>
    <style:style style:name="P768" style:family="paragraph" style:parent-style-name="Standard" style:list-style-name="L37">
      <style:text-properties officeooo:rsid="00964fe4" officeooo:paragraph-rsid="00a621ab"/>
    </style:style>
    <style:style style:name="P769" style:family="paragraph" style:parent-style-name="Standard" style:list-style-name="L40">
      <style:text-properties officeooo:rsid="00964fe4" officeooo:paragraph-rsid="00b1b7d9"/>
    </style:style>
    <style:style style:name="P770" style:family="paragraph" style:parent-style-name="Standard" style:list-style-name="L46">
      <style:text-properties officeooo:rsid="00964fe4" officeooo:paragraph-rsid="00d3a383"/>
    </style:style>
    <style:style style:name="P771" style:family="paragraph" style:parent-style-name="Standard" style:list-style-name="L51">
      <style:text-properties officeooo:rsid="00964fe4" officeooo:paragraph-rsid="00d823ce"/>
    </style:style>
    <style:style style:name="P772" style:family="paragraph" style:parent-style-name="Standard" style:list-style-name="L54">
      <style:text-properties officeooo:rsid="00964fe4" officeooo:paragraph-rsid="00d83d57"/>
    </style:style>
    <style:style style:name="P773" style:family="paragraph" style:parent-style-name="Standard" style:list-style-name="L65">
      <style:text-properties officeooo:rsid="00964fe4" officeooo:paragraph-rsid="011b3c62"/>
    </style:style>
    <style:style style:name="P774" style:family="paragraph" style:parent-style-name="Standard" style:list-style-name="L73">
      <style:text-properties officeooo:rsid="00964fe4" officeooo:paragraph-rsid="01355a2b"/>
    </style:style>
    <style:style style:name="P775" style:family="paragraph" style:parent-style-name="Standard" style:list-style-name="L75">
      <style:text-properties officeooo:rsid="00964fe4" officeooo:paragraph-rsid="0139a139"/>
    </style:style>
    <style:style style:name="P776" style:family="paragraph" style:parent-style-name="Standard" style:list-style-name="L78">
      <style:text-properties officeooo:rsid="00964fe4" officeooo:paragraph-rsid="013b0ce7"/>
    </style:style>
    <style:style style:name="P777" style:family="paragraph" style:parent-style-name="Standard" style:list-style-name="L81">
      <style:text-properties officeooo:rsid="00964fe4" officeooo:paragraph-rsid="015b0446"/>
    </style:style>
    <style:style style:name="P778" style:family="paragraph" style:parent-style-name="Standard" style:list-style-name="L81">
      <style:text-properties officeooo:rsid="00964fe4" officeooo:paragraph-rsid="017010d7"/>
    </style:style>
    <style:style style:name="P779" style:family="paragraph" style:parent-style-name="Standard" style:list-style-name="L92">
      <style:text-properties officeooo:rsid="00964fe4" officeooo:paragraph-rsid="0174bad4"/>
    </style:style>
    <style:style style:name="P780" style:family="paragraph" style:parent-style-name="Standard" style:list-style-name="L95">
      <style:text-properties officeooo:rsid="00964fe4" officeooo:paragraph-rsid="017acb36"/>
    </style:style>
    <style:style style:name="P781" style:family="paragraph" style:parent-style-name="Standard" style:list-style-name="L30">
      <style:text-properties officeooo:rsid="009bafdc" officeooo:paragraph-rsid="009bafdc"/>
    </style:style>
    <style:style style:name="P782" style:family="paragraph" style:parent-style-name="Standard" style:list-style-name="L30">
      <style:text-properties officeooo:rsid="009d0b72" officeooo:paragraph-rsid="009d0b72"/>
    </style:style>
    <style:style style:name="P783" style:family="paragraph" style:parent-style-name="Standard" style:list-style-name="L31">
      <style:paragraph-properties fo:text-align="justify" style:justify-single-word="false"/>
      <style:text-properties officeooo:paragraph-rsid="00964fe4"/>
    </style:style>
    <style:style style:name="P784" style:family="paragraph" style:parent-style-name="Standard" style:list-style-name="L31">
      <style:paragraph-properties fo:text-align="justify" style:justify-single-word="false"/>
      <style:text-properties officeooo:paragraph-rsid="00a6388c"/>
    </style:style>
    <style:style style:name="P785" style:family="paragraph" style:parent-style-name="Standard" style:list-style-name="L31">
      <style:paragraph-properties fo:text-align="justify" style:justify-single-word="false"/>
      <style:text-properties officeooo:paragraph-rsid="010e0880"/>
    </style:style>
    <style:style style:name="P786" style:family="paragraph" style:parent-style-name="Standard" style:list-style-name="L36">
      <style:paragraph-properties fo:text-align="justify" style:justify-single-word="false"/>
      <style:text-properties officeooo:paragraph-rsid="00b1b7d9"/>
    </style:style>
    <style:style style:name="P787" style:family="paragraph" style:parent-style-name="Standard" style:list-style-name="L55">
      <style:paragraph-properties fo:text-align="justify" style:justify-single-word="false"/>
      <style:text-properties officeooo:paragraph-rsid="00f6c32b"/>
    </style:style>
    <style:style style:name="P788" style:family="paragraph" style:parent-style-name="Standard" style:list-style-name="L64">
      <style:paragraph-properties fo:text-align="justify" style:justify-single-word="false"/>
      <style:text-properties officeooo:paragraph-rsid="011b3c62"/>
    </style:style>
    <style:style style:name="P789" style:family="paragraph" style:parent-style-name="Standard" style:list-style-name="L64">
      <style:paragraph-properties fo:text-align="justify" style:justify-single-word="false"/>
      <style:text-properties officeooo:paragraph-rsid="011d8806"/>
    </style:style>
    <style:style style:name="P790" style:family="paragraph" style:parent-style-name="Standard" style:list-style-name="L64">
      <style:paragraph-properties fo:text-align="justify" style:justify-single-word="false"/>
      <style:text-properties officeooo:paragraph-rsid="011f737e"/>
    </style:style>
    <style:style style:name="P791" style:family="paragraph" style:parent-style-name="Standard" style:list-style-name="L71">
      <style:paragraph-properties fo:text-align="justify" style:justify-single-word="false"/>
      <style:text-properties officeooo:paragraph-rsid="0129def4"/>
    </style:style>
    <style:style style:name="P792" style:family="paragraph" style:parent-style-name="Standard" style:list-style-name="L71">
      <style:paragraph-properties fo:text-align="justify" style:justify-single-word="false"/>
      <style:text-properties officeooo:paragraph-rsid="0133f9a7"/>
    </style:style>
    <style:style style:name="P793" style:family="paragraph" style:parent-style-name="Standard" style:list-style-name="L77">
      <style:paragraph-properties fo:text-align="justify" style:justify-single-word="false"/>
      <style:text-properties officeooo:paragraph-rsid="013e3671"/>
    </style:style>
    <style:style style:name="P794" style:family="paragraph" style:parent-style-name="Standard" style:list-style-name="L77">
      <style:paragraph-properties fo:text-align="justify" style:justify-single-word="false"/>
      <style:text-properties officeooo:paragraph-rsid="01402bef"/>
    </style:style>
    <style:style style:name="P795" style:family="paragraph" style:parent-style-name="Standard" style:list-style-name="L77">
      <style:paragraph-properties fo:text-align="justify" style:justify-single-word="false"/>
      <style:text-properties officeooo:paragraph-rsid="0141f80b"/>
    </style:style>
    <style:style style:name="P796" style:family="paragraph" style:parent-style-name="Standard" style:list-style-name="L77">
      <style:paragraph-properties fo:text-align="justify" style:justify-single-word="false"/>
      <style:text-properties officeooo:paragraph-rsid="015b0446"/>
    </style:style>
    <style:style style:name="P797" style:family="paragraph" style:parent-style-name="Standard" style:list-style-name="L82">
      <style:paragraph-properties fo:text-align="justify" style:justify-single-word="false"/>
      <style:text-properties officeooo:paragraph-rsid="015b0446"/>
    </style:style>
    <style:style style:name="P798" style:family="paragraph" style:parent-style-name="Standard" style:list-style-name="L90">
      <style:paragraph-properties fo:text-align="justify" style:justify-single-word="false"/>
      <style:text-properties officeooo:paragraph-rsid="017010d7"/>
    </style:style>
    <style:style style:name="P799" style:family="paragraph" style:parent-style-name="Standard" style:list-style-name="L93">
      <style:paragraph-properties fo:text-align="justify" style:justify-single-word="false"/>
      <style:text-properties officeooo:paragraph-rsid="0174bad4"/>
    </style:style>
    <style:style style:name="P800" style:family="paragraph" style:parent-style-name="Standard" style:list-style-name="L96">
      <style:paragraph-properties fo:text-align="justify" style:justify-single-word="false"/>
      <style:text-properties officeooo:paragraph-rsid="017acb36"/>
    </style:style>
    <style:style style:name="P801" style:family="paragraph" style:parent-style-name="Standard" style:list-style-name="L36">
      <style:paragraph-properties fo:text-align="justify" style:justify-single-word="false"/>
      <style:text-properties officeooo:rsid="00a257b5" officeooo:paragraph-rsid="00a4587a"/>
    </style:style>
    <style:style style:name="P802" style:family="paragraph" style:parent-style-name="Standard" style:list-style-name="L36">
      <style:paragraph-properties fo:text-align="justify" style:justify-single-word="false"/>
      <style:text-properties officeooo:rsid="00a257b5" officeooo:paragraph-rsid="00a393eb"/>
    </style:style>
    <style:style style:name="P803" style:family="paragraph" style:parent-style-name="Standard" style:list-style-name="L36">
      <style:paragraph-properties fo:text-align="justify" style:justify-single-word="false"/>
      <style:text-properties officeooo:rsid="00a257b5" officeooo:paragraph-rsid="00b1b7d9"/>
    </style:style>
    <style:style style:name="P804" style:family="paragraph" style:parent-style-name="Standard" style:list-style-name="L36">
      <style:paragraph-properties fo:text-align="justify" style:justify-single-word="false"/>
      <style:text-properties officeooo:rsid="00a257b5" officeooo:paragraph-rsid="00cc1c4c"/>
    </style:style>
    <style:style style:name="P805" style:family="paragraph" style:parent-style-name="Standard" style:list-style-name="L36">
      <style:paragraph-properties fo:text-align="justify" style:justify-single-word="false"/>
      <style:text-properties officeooo:rsid="00a257b5" officeooo:paragraph-rsid="00d83d57"/>
    </style:style>
    <style:style style:name="P806" style:family="paragraph" style:parent-style-name="Standard" style:list-style-name="L36">
      <style:paragraph-properties fo:text-align="justify" style:justify-single-word="false"/>
      <style:text-properties officeooo:rsid="00a257b5" officeooo:paragraph-rsid="00ec8d5c"/>
    </style:style>
    <style:style style:name="P807" style:family="paragraph" style:parent-style-name="Standard" style:list-style-name="L44">
      <style:paragraph-properties fo:text-align="justify" style:justify-single-word="false"/>
      <style:text-properties officeooo:rsid="00a257b5" officeooo:paragraph-rsid="00d3a383"/>
    </style:style>
    <style:style style:name="P808" style:family="paragraph" style:parent-style-name="Standard" style:list-style-name="L36">
      <style:paragraph-properties fo:text-align="start" style:justify-single-word="false"/>
      <style:text-properties officeooo:rsid="00a257b5" officeooo:paragraph-rsid="00a4587a"/>
    </style:style>
    <style:style style:name="P809" style:family="paragraph" style:parent-style-name="Standard" style:list-style-name="L31">
      <style:paragraph-properties fo:text-align="justify" style:justify-single-word="false"/>
      <style:text-properties officeooo:rsid="00a899dc" officeooo:paragraph-rsid="00a899dc"/>
    </style:style>
    <style:style style:name="P810" style:family="paragraph" style:parent-style-name="Standard" style:list-style-name="L42">
      <style:paragraph-properties fo:text-align="justify" style:justify-single-word="false"/>
      <style:text-properties officeooo:rsid="00bd84ae" officeooo:paragraph-rsid="00bbeaf7"/>
    </style:style>
    <style:style style:name="P81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1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1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1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17" style:family="paragraph" style:parent-style-name="Standard" style:list-style-name="L55">
      <style:paragraph-properties fo:text-align="justify" style:justify-single-word="false"/>
      <style:text-properties officeooo:rsid="00e5e3fc" officeooo:paragraph-rsid="00e5e3fc"/>
    </style:style>
    <style:style style:name="P818" style:family="paragraph" style:parent-style-name="Standard" style:list-style-name="L55">
      <style:paragraph-properties fo:text-align="justify" style:justify-single-word="false"/>
      <style:text-properties officeooo:rsid="00e5e3fc" officeooo:paragraph-rsid="00f6c32b"/>
    </style:style>
    <style:style style:name="P819" style:family="paragraph" style:parent-style-name="Standard" style:list-style-name="L55">
      <style:paragraph-properties fo:text-align="justify" style:justify-single-word="false"/>
      <style:text-properties officeooo:rsid="010503bc" officeooo:paragraph-rsid="010503bc"/>
    </style:style>
    <style:style style:name="P820" style:family="paragraph" style:parent-style-name="Standard" style:list-style-name="L59">
      <style:paragraph-properties fo:text-align="justify" style:justify-single-word="false"/>
      <style:text-properties officeooo:rsid="0108b8e9" officeooo:paragraph-rsid="0108b8e9"/>
    </style:style>
    <style:style style:name="P821" style:family="paragraph" style:parent-style-name="Standard" style:list-style-name="L63">
      <style:paragraph-properties fo:text-align="justify" style:justify-single-word="false"/>
      <style:text-properties officeooo:rsid="0108b8e9" officeooo:paragraph-rsid="0113c6d3"/>
    </style:style>
    <style:style style:name="P822" style:family="paragraph" style:parent-style-name="Standard" style:list-style-name="L62">
      <style:text-properties officeooo:rsid="0113c6d3" officeooo:paragraph-rsid="0113c6d3"/>
    </style:style>
    <style:style style:name="P823" style:family="paragraph" style:parent-style-name="Standard" style:list-style-name="L62">
      <style:text-properties officeooo:rsid="0113c6d3" officeooo:paragraph-rsid="019a1d62"/>
    </style:style>
    <style:style style:name="P824" style:family="paragraph" style:parent-style-name="Standard" style:list-style-name="L67">
      <style:paragraph-properties fo:text-align="justify" style:justify-single-word="false"/>
      <style:text-properties officeooo:rsid="011d3de9" officeooo:paragraph-rsid="011d8806"/>
    </style:style>
    <style:style style:name="P825" style:family="paragraph" style:parent-style-name="Standard" style:list-style-name="L67">
      <style:paragraph-properties fo:text-align="justify" style:justify-single-word="false"/>
      <style:text-properties officeooo:rsid="011d3de9" officeooo:paragraph-rsid="011f737e"/>
    </style:style>
    <style:style style:name="P826" style:family="paragraph" style:parent-style-name="Standard" style:list-style-name="L67">
      <style:paragraph-properties fo:text-align="justify" style:justify-single-word="false"/>
      <style:text-properties officeooo:rsid="011d3de9" officeooo:paragraph-rsid="0129def4"/>
    </style:style>
    <style:style style:name="P827" style:family="paragraph" style:parent-style-name="Standard" style:list-style-name="L68">
      <style:text-properties officeooo:rsid="01211eb1" officeooo:paragraph-rsid="01211eb1"/>
    </style:style>
    <style:style style:name="P828" style:family="paragraph" style:parent-style-name="Standard" style:list-style-name="L68">
      <style:text-properties officeooo:rsid="01211eb1" officeooo:paragraph-rsid="012b4856"/>
    </style:style>
    <style:style style:name="P829" style:family="paragraph" style:parent-style-name="Standard" style:list-style-name="L77">
      <style:paragraph-properties fo:text-align="justify" style:justify-single-word="false"/>
      <style:text-properties officeooo:rsid="011b7554" officeooo:paragraph-rsid="013b5d51"/>
    </style:style>
    <style:style style:name="P830" style:family="paragraph" style:parent-style-name="Standard" style:list-style-name="L77">
      <style:paragraph-properties fo:text-align="justify" style:justify-single-word="false"/>
      <style:text-properties officeooo:rsid="011b7554" officeooo:paragraph-rsid="013e3671"/>
    </style:style>
    <style:style style:name="P83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3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3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3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35" style:family="paragraph" style:parent-style-name="Standard" style:list-style-name="L84">
      <style:text-properties officeooo:rsid="015da402" officeooo:paragraph-rsid="015da402"/>
    </style:style>
    <style:style style:name="P836" style:family="paragraph" style:parent-style-name="Standard" style:list-style-name="L87">
      <style:text-properties officeooo:rsid="015da402" officeooo:paragraph-rsid="01645a86"/>
    </style:style>
    <style:style style:name="P837" style:family="paragraph" style:parent-style-name="Standard" style:list-style-name="L98">
      <style:text-properties officeooo:rsid="015da402" officeooo:paragraph-rsid="018f6cd1"/>
    </style:style>
    <style:style style:name="P838" style:family="paragraph" style:parent-style-name="Standard" style:list-style-name="L103">
      <style:text-properties officeooo:rsid="015da402" officeooo:paragraph-rsid="01a67c7f"/>
    </style:style>
    <style:style style:name="P839" style:family="paragraph" style:parent-style-name="Standard" style:list-style-name="L103">
      <style:paragraph-properties fo:text-align="justify" style:justify-single-word="false"/>
      <style:text-properties officeooo:rsid="015da402" officeooo:paragraph-rsid="01a67c7f"/>
    </style:style>
    <style:style style:name="P840" style:family="paragraph" style:parent-style-name="Standard" style:list-style-name="L77">
      <style:paragraph-properties fo:text-align="start" style:justify-single-word="false"/>
      <style:text-properties officeooo:rsid="0164b540" officeooo:paragraph-rsid="0164b540"/>
    </style:style>
    <style:style style:name="P841" style:family="paragraph" style:parent-style-name="Standard" style:list-style-name="L77">
      <style:paragraph-properties fo:text-align="start" style:justify-single-word="false"/>
      <style:text-properties officeooo:rsid="0164b540" officeooo:paragraph-rsid="016656a5"/>
    </style:style>
    <style:style style:name="P842" style:family="paragraph" style:parent-style-name="Standard" style:list-style-name="L77">
      <style:paragraph-properties fo:text-align="start" style:justify-single-word="false"/>
      <style:text-properties officeooo:rsid="0164b540" officeooo:paragraph-rsid="0174bad4"/>
    </style:style>
    <style:style style:name="P843" style:family="paragraph" style:parent-style-name="Standard" style:list-style-name="L77">
      <style:paragraph-properties fo:text-align="start" style:justify-single-word="false"/>
      <style:text-properties officeooo:rsid="0164b540" officeooo:paragraph-rsid="017c571b"/>
    </style:style>
    <style:style style:name="P844" style:family="paragraph" style:parent-style-name="Standard" style:list-style-name="L77">
      <style:paragraph-properties fo:text-align="start" style:justify-single-word="false"/>
      <style:text-properties officeooo:rsid="0164b540" officeooo:paragraph-rsid="017bad5d"/>
    </style:style>
    <style:style style:name="P845" style:family="paragraph" style:parent-style-name="Standard" style:list-style-name="L77">
      <style:paragraph-properties fo:text-align="start" style:justify-single-word="false"/>
      <style:text-properties officeooo:rsid="0164b540" officeooo:paragraph-rsid="017c2425"/>
    </style:style>
    <style:style style:name="P846" style:family="paragraph" style:parent-style-name="Standard" style:list-style-name="L77">
      <style:paragraph-properties fo:text-align="start" style:justify-single-word="false"/>
      <style:text-properties officeooo:rsid="0164b540" officeooo:paragraph-rsid="017c2b0c"/>
    </style:style>
    <style:style style:name="P847" style:family="paragraph" style:parent-style-name="Standard" style:list-style-name="L77">
      <style:paragraph-properties fo:text-align="start" style:justify-single-word="false"/>
      <style:text-properties officeooo:rsid="0164b540" officeooo:paragraph-rsid="017e0f05"/>
    </style:style>
    <style:style style:name="P848" style:family="paragraph" style:parent-style-name="Standard" style:list-style-name="L94">
      <style:paragraph-properties fo:text-align="start" style:justify-single-word="false"/>
      <style:text-properties officeooo:rsid="018da8ff" officeooo:paragraph-rsid="018da8ff"/>
    </style:style>
    <style:style style:name="P849" style:family="paragraph" style:parent-style-name="Standard" style:list-style-name="L96">
      <style:paragraph-properties fo:text-align="justify" style:justify-single-word="false"/>
      <style:text-properties officeooo:rsid="018301e8" officeooo:paragraph-rsid="018301e8"/>
    </style:style>
    <style:style style:name="P850" style:family="paragraph" style:parent-style-name="Standard" style:list-style-name="L77">
      <style:paragraph-properties fo:text-align="start" style:justify-single-word="false"/>
      <style:text-properties officeooo:rsid="018f6cd1" officeooo:paragraph-rsid="018f6cd1"/>
    </style:style>
    <style:style style:name="P851" style:family="paragraph" style:parent-style-name="Standard" style:list-style-name="L77">
      <style:paragraph-properties fo:text-align="start" style:justify-single-word="false"/>
      <style:text-properties officeooo:rsid="018f6cd1" officeooo:paragraph-rsid="0197c681"/>
    </style:style>
    <style:style style:name="P852" style:family="paragraph" style:parent-style-name="Standard" style:list-style-name="L77">
      <style:paragraph-properties fo:text-align="start" style:justify-single-word="false"/>
      <style:text-properties officeooo:rsid="018f6cd1" officeooo:paragraph-rsid="019e3b38"/>
    </style:style>
    <style:style style:name="P853" style:family="paragraph" style:parent-style-name="Standard" style:list-style-name="L77">
      <style:paragraph-properties fo:text-align="start" style:justify-single-word="false"/>
      <style:text-properties officeooo:rsid="018f6cd1" officeooo:paragraph-rsid="01a4e867"/>
    </style:style>
    <style:style style:name="P854" style:family="paragraph" style:parent-style-name="Standard" style:list-style-name="L97">
      <style:paragraph-properties fo:text-align="start" style:justify-single-word="false"/>
      <style:text-properties officeooo:rsid="018f6cd1" officeooo:paragraph-rsid="018f6cd1"/>
    </style:style>
    <style:style style:name="P855" style:family="paragraph" style:parent-style-name="Standard" style:list-style-name="L100">
      <style:paragraph-properties fo:text-align="start" style:justify-single-word="false"/>
      <style:text-properties officeooo:rsid="018f6cd1" officeooo:paragraph-rsid="0197c681"/>
    </style:style>
    <style:style style:name="P856" style:family="paragraph" style:parent-style-name="Standard" style:list-style-name="L100">
      <style:paragraph-properties fo:text-align="start" style:justify-single-word="false"/>
      <style:text-properties officeooo:rsid="018f6cd1" officeooo:paragraph-rsid="01a4e867"/>
    </style:style>
    <style:style style:name="P857" style:family="paragraph" style:parent-style-name="Standard" style:list-style-name="L102">
      <style:paragraph-properties fo:text-align="start" style:justify-single-word="false"/>
      <style:text-properties officeooo:rsid="018f6cd1" officeooo:paragraph-rsid="01a67c7f"/>
    </style:style>
    <style:style style:name="P858" style:family="paragraph" style:parent-style-name="Standard" style:list-style-name="L104">
      <style:paragraph-properties fo:text-align="start" style:justify-single-word="false"/>
      <style:text-properties officeooo:rsid="018f6cd1" officeooo:paragraph-rsid="01a9274e"/>
    </style:style>
    <style:style style:name="P859" style:family="paragraph" style:parent-style-name="Standard" style:list-style-name="L106">
      <style:paragraph-properties fo:text-align="start" style:justify-single-word="false"/>
      <style:text-properties officeooo:rsid="018f6cd1" officeooo:paragraph-rsid="01c6863d"/>
    </style:style>
    <style:style style:name="P860" style:family="paragraph" style:parent-style-name="Standard" style:list-style-name="L109">
      <style:paragraph-properties fo:text-align="start" style:justify-single-word="false"/>
      <style:text-properties officeooo:rsid="018f6cd1" officeooo:paragraph-rsid="01d4f7bc"/>
    </style:style>
    <style:style style:name="P861" style:family="paragraph" style:parent-style-name="Standard" style:list-style-name="L111">
      <style:paragraph-properties fo:text-align="start" style:justify-single-word="false"/>
      <style:text-properties officeooo:rsid="018f6cd1" officeooo:paragraph-rsid="01d67f13"/>
    </style:style>
    <style:style style:name="P862" style:family="paragraph" style:parent-style-name="Standard" style:list-style-name="L113">
      <style:paragraph-properties fo:text-align="start" style:justify-single-word="false"/>
      <style:text-properties officeooo:rsid="018f6cd1" officeooo:paragraph-rsid="01dc585d"/>
    </style:style>
    <style:style style:name="P863" style:family="paragraph" style:parent-style-name="Standard" style:list-style-name="L115">
      <style:paragraph-properties fo:text-align="start" style:justify-single-word="false"/>
      <style:text-properties officeooo:rsid="018f6cd1" officeooo:paragraph-rsid="01e8a402"/>
    </style:style>
    <style:style style:name="P864" style:family="paragraph" style:parent-style-name="Standard" style:list-style-name="L118">
      <style:paragraph-properties fo:text-align="start" style:justify-single-word="false"/>
      <style:text-properties officeooo:rsid="018f6cd1" officeooo:paragraph-rsid="01ef7408"/>
    </style:style>
    <style:style style:name="P865" style:family="paragraph" style:parent-style-name="Standard" style:list-style-name="L121">
      <style:paragraph-properties fo:text-align="start" style:justify-single-word="false"/>
      <style:text-properties officeooo:rsid="018f6cd1" officeooo:paragraph-rsid="01f53cb8"/>
    </style:style>
    <style:style style:name="P866" style:family="paragraph" style:parent-style-name="Standard" style:list-style-name="L124">
      <style:paragraph-properties fo:text-align="start" style:justify-single-word="false"/>
      <style:text-properties officeooo:rsid="018f6cd1" officeooo:paragraph-rsid="01f56faa"/>
    </style:style>
    <style:style style:name="P867" style:family="paragraph" style:parent-style-name="Standard" style:list-style-name="L127">
      <style:paragraph-properties fo:text-align="start" style:justify-single-word="false"/>
      <style:text-properties officeooo:rsid="018f6cd1" officeooo:paragraph-rsid="01f7fa93"/>
    </style:style>
    <style:style style:name="P868" style:family="paragraph" style:parent-style-name="Standard" style:list-style-name="L130">
      <style:paragraph-properties fo:text-align="start" style:justify-single-word="false"/>
      <style:text-properties officeooo:rsid="018f6cd1" officeooo:paragraph-rsid="01fa7e25"/>
    </style:style>
    <style:style style:name="P869" style:family="paragraph" style:parent-style-name="Standard" style:list-style-name="L115">
      <style:paragraph-properties fo:text-align="justify" style:justify-single-word="false"/>
      <style:text-properties officeooo:rsid="018f6cd1" officeooo:paragraph-rsid="01e8a402"/>
    </style:style>
    <style:style style:name="P870" style:family="paragraph" style:parent-style-name="Standard" style:list-style-name="L62">
      <style:text-properties officeooo:rsid="019a1d62" officeooo:paragraph-rsid="019a1d62"/>
    </style:style>
    <style:style style:name="P871" style:family="paragraph" style:parent-style-name="Standard" style:list-style-name="L101">
      <style:paragraph-properties fo:text-align="justify" style:justify-single-word="false"/>
      <style:text-properties officeooo:rsid="019a1d62" officeooo:paragraph-rsid="019a1d62"/>
    </style:style>
    <style:style style:name="P872" style:family="paragraph" style:parent-style-name="Standard" style:list-style-name="L77">
      <style:paragraph-properties fo:text-align="start" style:justify-single-word="false"/>
      <style:text-properties officeooo:rsid="01a67c7f" officeooo:paragraph-rsid="01a67c7f"/>
    </style:style>
    <style:style style:name="P873" style:family="paragraph" style:parent-style-name="Standard" style:list-style-name="L77">
      <style:paragraph-properties fo:text-align="start" style:justify-single-word="false"/>
      <style:text-properties officeooo:rsid="01a67c7f" officeooo:paragraph-rsid="01a9274e"/>
    </style:style>
    <style:style style:name="P874" style:family="paragraph" style:parent-style-name="Standard" style:list-style-name="L77">
      <style:paragraph-properties fo:text-align="start" style:justify-single-word="false"/>
      <style:text-properties officeooo:rsid="01a67c7f" officeooo:paragraph-rsid="01c6863d"/>
    </style:style>
    <style:style style:name="P875" style:family="paragraph" style:parent-style-name="Standard" style:list-style-name="L77">
      <style:paragraph-properties fo:text-align="justify" style:justify-single-word="false"/>
      <style:text-properties officeooo:rsid="01a67c7f" officeooo:paragraph-rsid="01c6863d"/>
    </style:style>
    <style:style style:name="P876" style:family="paragraph" style:parent-style-name="Standard" style:list-style-name="L105">
      <style:text-properties officeooo:rsid="01ac266c" officeooo:paragraph-rsid="01ac266c"/>
    </style:style>
    <style:style style:name="P877" style:family="paragraph" style:parent-style-name="Standard" style:list-style-name="L105">
      <style:paragraph-properties fo:text-align="justify" style:justify-single-word="false"/>
      <style:text-properties officeooo:rsid="01ad65f7" officeooo:paragraph-rsid="01ad65f7"/>
    </style:style>
    <style:style style:name="P878" style:family="paragraph" style:parent-style-name="Standard" style:list-style-name="L105">
      <style:paragraph-properties fo:text-align="justify" style:justify-single-word="false"/>
      <style:text-properties officeooo:rsid="01ad65f7" officeooo:paragraph-rsid="01df0fa9"/>
    </style:style>
    <style:style style:name="P879" style:family="paragraph" style:parent-style-name="Standard" style:list-style-name="L117">
      <style:paragraph-properties fo:text-align="justify" style:justify-single-word="false"/>
      <style:text-properties officeooo:rsid="01ad65f7" officeooo:paragraph-rsid="01e7b39b"/>
    </style:style>
    <style:style style:name="P88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81" style:family="paragraph" style:parent-style-name="Standard" style:list-style-name="L108">
      <style:text-properties officeooo:rsid="01c9a05f" officeooo:paragraph-rsid="01c9a05f"/>
    </style:style>
    <style:style style:name="P882" style:family="paragraph" style:parent-style-name="Standard" style:list-style-name="L108">
      <style:text-properties officeooo:rsid="01c9a05f" officeooo:paragraph-rsid="01df0fa9"/>
    </style:style>
    <style:style style:name="P883" style:family="paragraph" style:parent-style-name="Standard" style:list-style-name="L108">
      <style:paragraph-properties fo:text-align="justify" style:justify-single-word="false"/>
      <style:text-properties officeooo:rsid="01c9a05f" officeooo:paragraph-rsid="01c9a05f"/>
    </style:style>
    <style:style style:name="P884" style:family="paragraph" style:parent-style-name="Standard" style:list-style-name="L110">
      <style:paragraph-properties fo:text-align="justify" style:justify-single-word="false"/>
      <style:text-properties officeooo:rsid="01c9a05f" officeooo:paragraph-rsid="01d4f7bc"/>
    </style:style>
    <style:style style:name="P885" style:family="paragraph" style:parent-style-name="Standard" style:list-style-name="L112">
      <style:paragraph-properties fo:text-align="justify" style:justify-single-word="false"/>
      <style:text-properties officeooo:rsid="01c9a05f" officeooo:paragraph-rsid="01d621aa"/>
    </style:style>
    <style:style style:name="P886" style:family="paragraph" style:parent-style-name="Standard" style:list-style-name="L77">
      <style:paragraph-properties fo:text-align="start" style:justify-single-word="false"/>
      <style:text-properties officeooo:rsid="01d4f7bc" officeooo:paragraph-rsid="01d4f7bc"/>
    </style:style>
    <style:style style:name="P887" style:family="paragraph" style:parent-style-name="Standard" style:list-style-name="L77">
      <style:paragraph-properties fo:text-align="start" style:justify-single-word="false"/>
      <style:text-properties officeooo:rsid="01d4f7bc" officeooo:paragraph-rsid="01d621aa"/>
    </style:style>
    <style:style style:name="P888" style:family="paragraph" style:parent-style-name="Standard" style:list-style-name="L77">
      <style:paragraph-properties fo:text-align="start" style:justify-single-word="false"/>
      <style:text-properties officeooo:rsid="01d4f7bc" officeooo:paragraph-rsid="01dc585d"/>
    </style:style>
    <style:style style:name="P889" style:family="paragraph" style:parent-style-name="Standard" style:list-style-name="L77">
      <style:paragraph-properties fo:text-align="start" style:justify-single-word="false"/>
      <style:text-properties officeooo:rsid="01d4f7bc" officeooo:paragraph-rsid="01e8a402"/>
    </style:style>
    <style:style style:name="P890" style:family="paragraph" style:parent-style-name="Standard" style:list-style-name="L77">
      <style:paragraph-properties fo:text-align="start" style:justify-single-word="false"/>
      <style:text-properties officeooo:rsid="01d4f7bc" officeooo:paragraph-rsid="01ef7408"/>
    </style:style>
    <style:style style:name="P891" style:family="paragraph" style:parent-style-name="Standard" style:list-style-name="L115">
      <style:paragraph-properties fo:text-align="start" style:justify-single-word="false"/>
      <style:text-properties officeooo:rsid="01d4f7bc" officeooo:paragraph-rsid="01e8a402"/>
    </style:style>
    <style:style style:name="P892" style:family="paragraph" style:parent-style-name="Standard" style:list-style-name="L110">
      <style:text-properties officeooo:rsid="01d4f7bc" officeooo:paragraph-rsid="01d4f7bc"/>
    </style:style>
    <style:style style:name="P893" style:family="paragraph" style:parent-style-name="Standard" style:list-style-name="L112">
      <style:text-properties officeooo:rsid="01d4f7bc" officeooo:paragraph-rsid="01d621aa"/>
    </style:style>
    <style:style style:name="P894" style:family="paragraph" style:parent-style-name="Standard" style:list-style-name="L119">
      <style:text-properties officeooo:rsid="01d4f7bc" officeooo:paragraph-rsid="01ef7408"/>
    </style:style>
    <style:style style:name="P895" style:family="paragraph" style:parent-style-name="Standard" style:list-style-name="L122">
      <style:text-properties officeooo:rsid="01d4f7bc" officeooo:paragraph-rsid="01f53cb8"/>
    </style:style>
    <style:style style:name="P896" style:family="paragraph" style:parent-style-name="Standard" style:list-style-name="L125">
      <style:text-properties officeooo:rsid="01d4f7bc" officeooo:paragraph-rsid="01f56faa"/>
    </style:style>
    <style:style style:name="P897" style:family="paragraph" style:parent-style-name="Standard" style:list-style-name="L128">
      <style:text-properties officeooo:rsid="01d4f7bc" officeooo:paragraph-rsid="01f7fa93"/>
    </style:style>
    <style:style style:name="P898" style:family="paragraph" style:parent-style-name="Standard" style:list-style-name="L131">
      <style:text-properties officeooo:rsid="01d4f7bc" officeooo:paragraph-rsid="01fa7e25"/>
    </style:style>
    <style:style style:name="P899" style:family="paragraph" style:parent-style-name="Standard" style:list-style-name="L134">
      <style:text-properties officeooo:rsid="01d4f7bc" officeooo:paragraph-rsid="01fc9fc5"/>
    </style:style>
    <style:style style:name="P900" style:family="paragraph" style:parent-style-name="Standard" style:list-style-name="L114">
      <style:paragraph-properties fo:text-align="justify" style:justify-single-word="false"/>
      <style:text-properties officeooo:rsid="01db9c36" officeooo:paragraph-rsid="01db9c36"/>
    </style:style>
    <style:style style:name="P901" style:family="paragraph" style:parent-style-name="Standard" style:list-style-name="L116">
      <style:text-properties officeooo:rsid="01e8c3b9" officeooo:paragraph-rsid="01e8c3b9"/>
    </style:style>
    <style:style style:name="P902" style:family="paragraph" style:parent-style-name="Standard" style:list-style-name="L116">
      <style:text-properties officeooo:rsid="01e8c3b9" officeooo:paragraph-rsid="02060953"/>
    </style:style>
    <style:style style:name="P903" style:family="paragraph" style:parent-style-name="Standard" style:list-style-name="L120">
      <style:paragraph-properties fo:text-align="start" style:justify-single-word="false"/>
      <style:text-properties officeooo:rsid="01ef7408" officeooo:paragraph-rsid="01ef7408"/>
    </style:style>
    <style:style style:name="P904" style:family="paragraph" style:parent-style-name="Standard" style:list-style-name="L123">
      <style:paragraph-properties fo:text-align="start" style:justify-single-word="false"/>
      <style:text-properties officeooo:rsid="01ef7408" officeooo:paragraph-rsid="01f53cb8"/>
    </style:style>
    <style:style style:name="P905" style:family="paragraph" style:parent-style-name="Standard" style:list-style-name="L126">
      <style:paragraph-properties fo:text-align="start" style:justify-single-word="false"/>
      <style:text-properties officeooo:rsid="01ef7408" officeooo:paragraph-rsid="01f56faa"/>
    </style:style>
    <style:style style:name="P906" style:family="paragraph" style:parent-style-name="Standard" style:list-style-name="L129">
      <style:paragraph-properties fo:text-align="start" style:justify-single-word="false"/>
      <style:text-properties officeooo:rsid="01ef7408" officeooo:paragraph-rsid="01f7fa93"/>
    </style:style>
    <style:style style:name="P907" style:family="paragraph" style:parent-style-name="Standard" style:list-style-name="L132">
      <style:paragraph-properties fo:text-align="start" style:justify-single-word="false"/>
      <style:text-properties officeooo:rsid="01ef7408" officeooo:paragraph-rsid="01fa7e25"/>
    </style:style>
    <style:style style:name="P908" style:family="paragraph" style:parent-style-name="Standard" style:list-style-name="L135">
      <style:paragraph-properties fo:text-align="start" style:justify-single-word="false"/>
      <style:text-properties officeooo:rsid="01ef7408" officeooo:paragraph-rsid="01fc9fc5"/>
    </style:style>
    <style:style style:name="P909" style:family="paragraph" style:parent-style-name="Standard" style:list-style-name="L77">
      <style:paragraph-properties fo:text-align="start" style:justify-single-word="false"/>
      <style:text-properties officeooo:rsid="01f53cb8" officeooo:paragraph-rsid="01f53cb8"/>
    </style:style>
    <style:style style:name="P910" style:family="paragraph" style:parent-style-name="Standard" style:list-style-name="L77">
      <style:paragraph-properties fo:text-align="start" style:justify-single-word="false"/>
      <style:text-properties officeooo:rsid="01f53cb8" officeooo:paragraph-rsid="01f56faa"/>
    </style:style>
    <style:style style:name="P911" style:family="paragraph" style:parent-style-name="Standard" style:list-style-name="L77">
      <style:paragraph-properties fo:text-align="start" style:justify-single-word="false"/>
      <style:text-properties officeooo:rsid="01f53cb8" officeooo:paragraph-rsid="01f7fa93"/>
    </style:style>
    <style:style style:name="P912" style:family="paragraph" style:parent-style-name="Standard" style:list-style-name="L77">
      <style:paragraph-properties fo:text-align="start" style:justify-single-word="false"/>
      <style:text-properties officeooo:rsid="01f53cb8" officeooo:paragraph-rsid="01fa7e25"/>
    </style:style>
    <style:style style:name="P913" style:family="paragraph" style:parent-style-name="Standard" style:list-style-name="L77">
      <style:paragraph-properties fo:text-align="start" style:justify-single-word="false"/>
      <style:text-properties officeooo:rsid="01f53cb8" officeooo:paragraph-rsid="01fc9fc5"/>
    </style:style>
    <style:style style:name="P914" style:family="paragraph" style:parent-style-name="Standard" style:list-style-name="L77">
      <style:paragraph-properties fo:text-align="start" style:justify-single-word="false"/>
      <style:text-properties officeooo:rsid="01f53cb8" officeooo:paragraph-rsid="0203a9a9"/>
    </style:style>
    <style:style style:name="P915" style:family="paragraph" style:parent-style-name="Standard" style:list-style-name="L130">
      <style:paragraph-properties fo:text-align="start" style:justify-single-word="false"/>
      <style:text-properties style:text-position="0% 100%" officeooo:rsid="018f6cd1" officeooo:paragraph-rsid="01fa7e25"/>
    </style:style>
    <style:style style:name="P916" style:family="paragraph" style:parent-style-name="Standard" style:list-style-name="L133">
      <style:paragraph-properties fo:text-align="start" style:justify-single-word="false"/>
      <style:text-properties style:text-position="0% 100%" officeooo:rsid="01fc9fc5" officeooo:paragraph-rsid="01fc9fc5"/>
    </style:style>
    <style:style style:name="P917" style:family="paragraph" style:parent-style-name="Standard" style:list-style-name="L136">
      <style:paragraph-properties fo:text-align="start" style:justify-single-word="false"/>
      <style:text-properties style:text-position="0% 100%" officeooo:rsid="01fc9fc5" officeooo:paragraph-rsid="0203a9a9"/>
    </style:style>
    <style:style style:name="P918" style:family="paragraph" style:parent-style-name="Standard" style:list-style-name="L136">
      <style:paragraph-properties fo:text-align="start" style:justify-single-word="false"/>
      <style:text-properties style:text-position="0% 100%" officeooo:rsid="01fc9fc5" officeooo:paragraph-rsid="021026fa"/>
    </style:style>
    <style:style style:name="P919" style:family="paragraph" style:parent-style-name="Standard" style:list-style-name="L17">
      <style:paragraph-properties fo:text-align="start" style:justify-single-word="false"/>
      <style:text-properties officeooo:rsid="0204318b" officeooo:paragraph-rsid="02060953"/>
    </style:style>
    <style:style style:name="P920" style:family="paragraph" style:parent-style-name="Text_20_body" style:list-style-name="L5">
      <style:paragraph-properties fo:text-align="justify" style:justify-single-word="false"/>
      <style:text-properties officeooo:rsid="004161ac" officeooo:paragraph-rsid="00511cfb"/>
    </style:style>
    <style:style style:name="P921" style:family="paragraph" style:parent-style-name="Text_20_body" style:list-style-name="L5">
      <style:paragraph-properties fo:text-align="justify" style:justify-single-word="false"/>
      <style:text-properties officeooo:rsid="004a8c55" officeooo:paragraph-rsid="00511cfb"/>
    </style:style>
    <style:style style:name="P92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4340fe" style:font-style-asian="normal" style:font-weight-asian="normal" style:font-style-complex="normal" style:font-weight-complex="normal"/>
    </style:style>
    <style:style style:name="T22" style:family="text">
      <style:text-properties fo:font-style="normal" fo:font-weight="normal" officeooo:rsid="014e522b" style:font-style-asian="normal" style:font-weight-asian="normal" style:font-style-complex="normal" style:font-weight-complex="normal"/>
    </style:style>
    <style:style style:name="T23" style:family="text">
      <style:text-properties fo:font-style="normal" fo:font-weight="normal" officeooo:rsid="017010d7" style:font-style-asian="normal" style:font-weight-asian="normal" style:font-style-complex="normal" style:font-weight-complex="normal"/>
    </style:style>
    <style:style style:name="T24" style:family="text">
      <style:text-properties fo:font-style="normal" fo:font-weight="normal" officeooo:rsid="0178052e" style:font-style-asian="normal" style:font-weight-asian="normal" style:font-style-complex="normal" style:font-weight-complex="normal"/>
    </style:style>
    <style:style style:name="T25" style:family="text">
      <style:text-properties fo:font-style="normal" fo:font-weight="normal" officeooo:rsid="018301e8" style:font-style-asian="normal" style:font-weight-asian="normal" style:font-style-complex="normal" style:font-weight-complex="normal"/>
    </style:style>
    <style:style style:name="T26" style:family="text">
      <style:text-properties officeooo:rsid="00490514"/>
    </style:style>
    <style:style style:name="T27" style:family="text">
      <style:text-properties officeooo:rsid="004a8c55"/>
    </style:style>
    <style:style style:name="T28" style:family="text">
      <style:text-properties officeooo:rsid="004b1f7f"/>
    </style:style>
    <style:style style:name="T29" style:family="text">
      <style:text-properties fo:color="#000000" loext:opacity="100%"/>
    </style:style>
    <style:style style:name="T30" style:family="text">
      <style:text-properties fo:color="#000000" loext:opacity="100%" style:font-name="Consolas" fo:font-size="10pt" style:font-size-asian="10pt"/>
    </style:style>
    <style:style style:name="T31" style:family="text">
      <style:text-properties fo:color="#000000" loext:opacity="100%" style:font-name="Consolas" fo:font-size="10pt" officeooo:rsid="00bc906c" style:font-size-asian="10pt"/>
    </style:style>
    <style:style style:name="T32" style:family="text">
      <style:text-properties fo:color="#000000" loext:opacity="100%" style:font-name="Consolas" fo:font-size="10pt" officeooo:rsid="019c70d8"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style>
    <style:style style:name="T36" style:family="text">
      <style:text-properties fo:color="#2a00ff" loext:opacity="100%" style:font-name="Consolas" fo:font-size="10pt" style:font-size-asian="10pt"/>
    </style:style>
    <style:style style:name="T37" style:family="text">
      <style:text-properties fo:color="#2a00ff" loext:opacity="100%" style:font-name="Consolas" fo:font-size="10pt" officeooo:rsid="00727fd3" style:font-size-asian="10pt"/>
    </style:style>
    <style:style style:name="T38" style:family="text">
      <style:text-properties fo:color="#2a00ff" loext:opacity="100%" style:font-name="Consolas" fo:font-size="10pt" officeooo:rsid="00bc1ead" style:font-size-asian="10pt"/>
    </style:style>
    <style:style style:name="T39" style:family="text">
      <style:text-properties fo:color="#2a00ff" loext:opacity="100%" style:font-name="Consolas" fo:font-size="10pt" officeooo:rsid="00bc906c" style:font-size-asian="10pt"/>
    </style:style>
    <style:style style:name="T40" style:family="text">
      <style:text-properties fo:color="#2a00ff" loext:opacity="100%" style:font-name="Consolas" fo:font-size="10pt" officeooo:rsid="00bd84ae" style:font-size-asian="10pt"/>
    </style:style>
    <style:style style:name="T41" style:family="text">
      <style:text-properties fo:color="#2a00ff" loext:opacity="100%" style:font-name="Consolas" fo:font-size="10pt" fo:background-color="#e8f2fe" loext:char-shading-value="0"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style:font-name="Consolas" fo:font-size="10pt" style:font-size-asian="10pt"/>
    </style:style>
    <style:style style:name="T44" style:family="text">
      <style:text-properties style:font-name="Consolas" fo:font-size="10pt" fo:background-color="#e8f2fe" loext:char-shading-value="0" style:font-size-asian="10pt"/>
    </style:style>
    <style:style style:name="T45" style:family="text">
      <style:text-properties officeooo:rsid="0051d571"/>
    </style:style>
    <style:style style:name="T46" style:family="text">
      <style:text-properties officeooo:rsid="0051f614"/>
    </style:style>
    <style:style style:name="T47" style:family="text">
      <style:text-properties fo:color="#3f7f5f" loext:opacity="100%" style:font-name="Consolas" fo:font-size="10pt" style:font-size-asian="10pt"/>
    </style:style>
    <style:style style:name="T48" style:family="text">
      <style:text-properties fo:color="#3f7f5f" loext:opacity="100%" style:font-name="Consolas" fo:font-size="10pt" officeooo:rsid="00bc906c" style:font-size-asian="10pt"/>
    </style:style>
    <style:style style:name="T49" style:family="text">
      <style:text-properties fo:color="#3f7f5f" loext:opacity="100%" style:font-name="Consolas" fo:font-size="10pt" officeooo:rsid="00bd84ae"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officeooo:rsid="005a0c2d"/>
    </style:style>
    <style:style style:name="T52" style:family="text">
      <style:text-properties officeooo:rsid="005aa5a7"/>
    </style:style>
    <style:style style:name="T53" style:family="text">
      <style:text-properties officeooo:rsid="00649684"/>
    </style:style>
    <style:style style:name="T54" style:family="text">
      <style:text-properties officeooo:rsid="00684807"/>
    </style:style>
    <style:style style:name="T55" style:family="text">
      <style:text-properties officeooo:rsid="0068f60b"/>
    </style:style>
    <style:style style:name="T56" style:family="text">
      <style:text-properties officeooo:rsid="006ae1bd"/>
    </style:style>
    <style:style style:name="T57" style:family="text">
      <style:text-properties officeooo:rsid="006cc756"/>
    </style:style>
    <style:style style:name="T58" style:family="text">
      <style:text-properties officeooo:rsid="006cf7b0"/>
    </style:style>
    <style:style style:name="T59" style:family="text">
      <style:text-properties officeooo:rsid="00709e6b"/>
    </style:style>
    <style:style style:name="T60" style:family="text">
      <style:text-properties officeooo:rsid="00727fd3"/>
    </style:style>
    <style:style style:name="T61" style:family="text">
      <style:text-properties fo:color="#7f0055" loext:opacity="100%" style:font-name="Consolas" fo:font-size="10pt" fo:font-weight="bold" style:font-size-asian="10pt" style:font-weight-asian="bold"/>
    </style:style>
    <style:style style:name="T62" style:family="text">
      <style:text-properties fo:color="#7f0055" loext:opacity="100%" fo:font-weight="bold" style:font-weight-asian="bold"/>
    </style:style>
    <style:style style:name="T63" style:family="text">
      <style:text-properties officeooo:rsid="0077cbd3"/>
    </style:style>
    <style:style style:name="T64" style:family="text">
      <style:text-properties fo:color="#007dc3" loext:opacity="100%" style:font-name="Calibri1" fo:font-size="18pt" officeooo:rsid="001bba47" style:font-size-asian="18pt" style:font-size-complex="18pt"/>
    </style:style>
    <style:style style:name="T65" style:family="text">
      <style:text-properties fo:color="#007dc3" loext:opacity="100%" style:font-name="Calibri1" fo:font-size="18pt" officeooo:rsid="002651fa" style:font-size-asian="18pt" style:font-size-complex="18pt"/>
    </style:style>
    <style:style style:name="T66" style:family="text">
      <style:text-properties fo:color="#007dc3" loext:opacity="100%" style:font-name="Calibri1" fo:font-size="18pt" officeooo:rsid="008e988b" style:font-size-asian="18pt" style:font-size-complex="18pt"/>
    </style:style>
    <style:style style:name="T67" style:family="text">
      <style:text-properties fo:color="#007dc3" loext:opacity="100%" style:font-name="Calibri1" fo:font-size="18pt" officeooo:rsid="017acb36"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be9b67" style:font-size-asian="18pt" style:font-size-complex="18pt"/>
    </style:style>
    <style:style style:name="T70" style:family="text">
      <style:text-properties fo:color="#007dc3" loext:opacity="100%" style:font-name="Calibri1" fo:font-size="18pt" officeooo:rsid="01e7b39b" style:font-size-asian="18pt" style:font-size-complex="18pt"/>
    </style:style>
    <style:style style:name="T71" style:family="text">
      <style:text-properties fo:color="#007dc3" loext:opacity="100%" style:font-name="Calibri1" fo:font-size="18pt" officeooo:rsid="01ef7408" style:font-size-asian="18pt" style:font-size-complex="18pt"/>
    </style:style>
    <style:style style:name="T72" style:family="text">
      <style:text-properties fo:color="#007dc3" loext:opacity="100%" style:font-name="Calibri1" fo:font-size="18pt" officeooo:rsid="0202b455" style:font-size-asian="18pt" style:font-size-complex="18pt"/>
    </style:style>
    <style:style style:name="T73" style:family="text">
      <style:text-properties fo:color="#007dc3" loext:opacity="100%" style:font-name="Calibri1" fo:font-size="18pt" officeooo:rsid="020f3c46"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4000c8" loext:opacity="100%" style:font-name="Consolas" fo:font-size="10pt" fo:font-weight="bold" style:font-size-asian="10pt" style:font-weight-asian="bold"/>
    </style:style>
    <style:style style:name="T141" style:family="text">
      <style:text-properties fo:color="#4000c8" loext:opacity="100%" style:font-name="Consolas" fo:font-size="10pt" fo:font-weight="bold" officeooo:rsid="015951e6" style:font-size-asian="10pt" style:font-weight-asian="bold"/>
    </style:style>
    <style:style style:name="T142" style:family="text">
      <style:text-properties fo:color="#4000c8" loext:opacity="100%" fo:font-weight="bold" style:font-weight-asian="bold"/>
    </style:style>
    <style:style style:name="T143" style:family="text">
      <style:text-properties officeooo:rsid="0083578d"/>
    </style:style>
    <style:style style:name="T144" style:family="text">
      <style:text-properties officeooo:rsid="00847eb0"/>
    </style:style>
    <style:style style:name="T145" style:family="text">
      <style:text-properties officeooo:rsid="00469a69"/>
    </style:style>
    <style:style style:name="T146" style:family="text">
      <style:text-properties officeooo:rsid="0088989a"/>
    </style:style>
    <style:style style:name="T147" style:family="text">
      <style:text-properties officeooo:rsid="00736b32"/>
    </style:style>
    <style:style style:name="T148" style:family="text">
      <style:text-properties fo:font-style="italic" style:font-style-asian="italic" style:font-style-complex="italic"/>
    </style:style>
    <style:style style:name="T149" style:family="text">
      <style:text-properties fo:font-style="italic" officeooo:rsid="00736b32" style:font-style-asian="italic" style:font-style-complex="italic"/>
    </style:style>
    <style:style style:name="T150" style:family="text">
      <style:text-properties fo:font-style="italic" officeooo:rsid="00964fe4" style:font-style-asian="italic" style:font-style-complex="italic"/>
    </style:style>
    <style:style style:name="T151" style:family="text">
      <style:text-properties fo:font-style="italic" officeooo:rsid="00ffc0e8" style:font-style-asian="italic" style:font-style-complex="italic"/>
    </style:style>
    <style:style style:name="T152" style:family="text">
      <style:text-properties fo:font-style="italic" officeooo:rsid="010e0880" style:font-style-asian="italic" style:font-style-complex="italic"/>
    </style:style>
    <style:style style:name="T153" style:family="text">
      <style:text-properties fo:font-style="italic" fo:font-weight="normal" officeooo:rsid="01585c3e" style:font-style-asian="italic" style:font-weight-asian="normal" style:font-style-complex="italic" style:font-weight-complex="normal"/>
    </style:style>
    <style:style style:name="T154" style:family="text">
      <style:text-properties fo:font-style="italic" fo:font-weight="normal" officeooo:rsid="015951e6" style:font-style-asian="italic" style:font-weight-asian="normal" style:font-style-complex="italic" style:font-weight-complex="normal"/>
    </style:style>
    <style:style style:name="T155" style:family="text">
      <style:text-properties officeooo:rsid="008c37e8"/>
    </style:style>
    <style:style style:name="T156" style:family="text">
      <style:text-properties fo:color="#0000ff" loext:opacity="100%"/>
    </style:style>
    <style:style style:name="T157" style:family="text">
      <style:text-properties fo:color="#0000ff" loext:opacity="100%" style:font-name="Consolas" fo:font-size="10pt" style:font-size-asian="10pt"/>
    </style:style>
    <style:style style:name="T158" style:family="text">
      <style:text-properties fo:color="#0000ff" loext:opacity="100%" style:font-name="Consolas" fo:font-size="10pt" fo:background-color="#ceccf7" loext:char-shading-value="0" style:font-size-asian="10pt"/>
    </style:style>
    <style:style style:name="T159" style:family="text">
      <style:text-properties officeooo:rsid="008e988b"/>
    </style:style>
    <style:style style:name="T160" style:family="text">
      <style:text-properties officeooo:rsid="008f574f"/>
    </style:style>
    <style:style style:name="T161" style:family="text">
      <style:text-properties officeooo:rsid="009246f4"/>
    </style:style>
    <style:style style:name="T162" style:family="text">
      <style:text-properties officeooo:rsid="0094c775"/>
    </style:style>
    <style:style style:name="T163" style:family="text">
      <style:text-properties officeooo:rsid="00964fe4"/>
    </style:style>
    <style:style style:name="T164" style:family="text">
      <style:text-properties officeooo:rsid="0099b60c"/>
    </style:style>
    <style:style style:name="T165" style:family="text">
      <style:text-properties officeooo:rsid="00799b55"/>
    </style:style>
    <style:style style:name="T166" style:family="text">
      <style:text-properties officeooo:rsid="009a3c41"/>
    </style:style>
    <style:style style:name="T167" style:family="text">
      <style:text-properties officeooo:rsid="009bafdc"/>
    </style:style>
    <style:style style:name="T168" style:family="text">
      <style:text-properties officeooo:rsid="009d0b72"/>
    </style:style>
    <style:style style:name="T169" style:family="text">
      <style:text-properties officeooo:rsid="009e01e9"/>
    </style:style>
    <style:style style:name="T170" style:family="text">
      <style:text-properties officeooo:rsid="009fa0eb"/>
    </style:style>
    <style:style style:name="T171" style:family="text">
      <style:text-properties officeooo:rsid="00a18b49"/>
    </style:style>
    <style:style style:name="T172" style:family="text">
      <style:text-properties officeooo:rsid="00a257b5"/>
    </style:style>
    <style:style style:name="T173" style:family="text">
      <style:text-properties officeooo:rsid="00a309f2"/>
    </style:style>
    <style:style style:name="T174" style:family="text">
      <style:text-properties officeooo:rsid="00a393eb"/>
    </style:style>
    <style:style style:name="T175" style:family="text">
      <style:text-properties officeooo:rsid="00a4587a"/>
    </style:style>
    <style:style style:name="T176" style:family="text">
      <style:text-properties officeooo:rsid="00a621ab"/>
    </style:style>
    <style:style style:name="T177" style:family="text">
      <style:text-properties officeooo:rsid="00aa1124"/>
    </style:style>
    <style:style style:name="T178" style:family="text">
      <style:text-properties officeooo:rsid="00ac7603"/>
    </style:style>
    <style:style style:name="T179" style:family="text">
      <style:text-properties officeooo:rsid="00b1b7d9"/>
    </style:style>
    <style:style style:name="T180" style:family="text">
      <style:text-properties officeooo:rsid="00bb6d03"/>
    </style:style>
    <style:style style:name="T181" style:family="text">
      <style:text-properties officeooo:rsid="00c0adb5"/>
    </style:style>
    <style:style style:name="T182" style:family="text">
      <style:text-properties officeooo:rsid="00c6f0f3"/>
    </style:style>
    <style:style style:name="T183" style:family="text">
      <style:text-properties officeooo:rsid="00cc29a3"/>
    </style:style>
    <style:style style:name="T184" style:family="text">
      <style:text-properties officeooo:rsid="00ca90d1"/>
    </style:style>
    <style:style style:name="T185" style:family="text">
      <style:text-properties fo:font-weight="bold" officeooo:rsid="00ca90d1" style:font-weight-asian="bold" style:font-weight-complex="bold"/>
    </style:style>
    <style:style style:name="T186" style:family="text">
      <style:text-properties fo:font-weight="normal" style:font-weight-asian="normal" style:font-weight-complex="normal"/>
    </style:style>
    <style:style style:name="T187" style:family="text">
      <style:text-properties fo:font-weight="normal" officeooo:rsid="00ca90d1" style:font-weight-asian="normal" style:font-weight-complex="normal"/>
    </style:style>
    <style:style style:name="T188" style:family="text">
      <style:text-properties fo:color="#800000" loext:opacity="100%" style:font-name="Consolas" fo:font-size="10pt" fo:font-weight="bold" style:font-size-asian="10pt" style:font-weight-asian="bold"/>
    </style:style>
    <style:style style:name="T189" style:family="text">
      <style:text-properties fo:color="#800000" loext:opacity="100%" fo:font-weight="bold" style:font-weight-asian="bold"/>
    </style:style>
    <style:style style:name="T190" style:family="text">
      <style:text-properties fo:color="#008000" loext:opacity="100%" style:font-name="Consolas" fo:font-size="10pt" style:font-size-asian="10pt"/>
    </style:style>
    <style:style style:name="T191" style:family="text">
      <style:text-properties fo:color="#808080" loext:opacity="100%" style:font-name="Consolas" fo:font-size="10pt" style:font-size-asian="10pt"/>
    </style:style>
    <style:style style:name="T192" style:family="text">
      <style:text-properties fo:color="#000080" loext:opacity="100%" style:font-name="Consolas" fo:font-size="10pt" fo:font-weight="bold" style:font-size-asian="10pt" style:font-weight-asian="bold"/>
    </style:style>
    <style:style style:name="T193" style:family="text">
      <style:text-properties fo:color="#000080" loext:opacity="100%" style:font-name="Consolas" fo:font-size="10pt" style:font-size-asian="10pt"/>
    </style:style>
    <style:style style:name="T194" style:family="text">
      <style:text-properties fo:color="#ff0000" loext:opacity="100%"/>
    </style:style>
    <style:style style:name="T195" style:family="text">
      <style:text-properties fo:color="#ff0000" loext:opacity="100%" style:font-name="Consolas" fo:font-size="10pt" style:font-size-asian="10pt"/>
    </style:style>
    <style:style style:name="T196" style:family="text">
      <style:text-properties officeooo:rsid="00d58e78"/>
    </style:style>
    <style:style style:name="T197" style:family="text">
      <style:text-properties officeooo:rsid="00d7a81d"/>
    </style:style>
    <style:style style:name="T198" style:family="text">
      <style:text-properties officeooo:rsid="00d823ce"/>
    </style:style>
    <style:style style:name="T199" style:family="text">
      <style:text-properties officeooo:rsid="00de0860"/>
    </style:style>
    <style:style style:name="T200" style:family="text">
      <style:text-properties officeooo:rsid="007eeebb"/>
    </style:style>
    <style:style style:name="T201" style:family="text">
      <style:text-properties officeooo:rsid="00f24af6"/>
    </style:style>
    <style:style style:name="T202" style:family="text">
      <style:text-properties officeooo:rsid="00fa58a2"/>
    </style:style>
    <style:style style:name="T203" style:family="text">
      <style:text-properties officeooo:rsid="00fe1856"/>
    </style:style>
    <style:style style:name="T204" style:family="text">
      <style:text-properties officeooo:rsid="00e5e3fc"/>
    </style:style>
    <style:style style:name="T205" style:family="text">
      <style:text-properties officeooo:rsid="0100a5f0"/>
    </style:style>
    <style:style style:name="T206" style:family="text">
      <style:text-properties officeooo:rsid="01025339"/>
    </style:style>
    <style:style style:name="T207" style:family="text">
      <style:text-properties officeooo:rsid="0106bd86"/>
    </style:style>
    <style:style style:name="T208" style:family="text">
      <style:text-properties officeooo:rsid="0108b8e9"/>
    </style:style>
    <style:style style:name="T209" style:family="text">
      <style:text-properties officeooo:rsid="010fdc29"/>
    </style:style>
    <style:style style:name="T210" style:family="text">
      <style:text-properties officeooo:rsid="01109b75"/>
    </style:style>
    <style:style style:name="T211" style:family="text">
      <style:text-properties officeooo:rsid="0111991b"/>
    </style:style>
    <style:style style:name="T212" style:family="text">
      <style:text-properties officeooo:rsid="0113c6d3"/>
    </style:style>
    <style:style style:name="T213" style:family="text">
      <style:text-properties officeooo:rsid="01147293"/>
    </style:style>
    <style:style style:name="T214" style:family="text">
      <style:text-properties officeooo:rsid="007ddfe8"/>
    </style:style>
    <style:style style:name="T215" style:family="text">
      <style:text-properties officeooo:rsid="011d3de9"/>
    </style:style>
    <style:style style:name="T216" style:family="text">
      <style:text-properties officeooo:rsid="011d8806"/>
    </style:style>
    <style:style style:name="T217" style:family="text">
      <style:text-properties officeooo:rsid="011f737e"/>
    </style:style>
    <style:style style:name="T218" style:family="text">
      <style:text-properties fo:color="#408080" loext:opacity="100%" style:font-name="Consolas" fo:font-size="10pt" style:font-size-asian="10pt"/>
    </style:style>
    <style:style style:name="T219" style:family="text">
      <style:text-properties fo:color="#408080" loext:opacity="100%" style:font-name="Consolas" fo:font-size="10pt" officeooo:rsid="01245e27" style:font-size-asian="10pt"/>
    </style:style>
    <style:style style:name="T220" style:family="text">
      <style:text-properties officeooo:rsid="0123cfd2"/>
    </style:style>
    <style:style style:name="T221" style:family="text">
      <style:text-properties officeooo:rsid="0129def4"/>
    </style:style>
    <style:style style:name="T222" style:family="text">
      <style:text-properties officeooo:rsid="012b4856"/>
    </style:style>
    <style:style style:name="T223" style:family="text">
      <style:text-properties officeooo:rsid="0133f9a7"/>
    </style:style>
    <style:style style:name="T224" style:family="text">
      <style:text-properties officeooo:rsid="01355a2b"/>
    </style:style>
    <style:style style:name="T225" style:family="text">
      <style:text-properties officeooo:rsid="0139a139"/>
    </style:style>
    <style:style style:name="T226" style:family="text">
      <style:text-properties officeooo:rsid="013b0ce7"/>
    </style:style>
    <style:style style:name="T227" style:family="text">
      <style:text-properties officeooo:rsid="013b5d51"/>
    </style:style>
    <style:style style:name="T228" style:family="text">
      <style:text-properties officeooo:rsid="013e3671"/>
    </style:style>
    <style:style style:name="T229" style:family="text">
      <style:text-properties officeooo:rsid="01402bef"/>
    </style:style>
    <style:style style:name="T230" style:family="text">
      <style:text-properties officeooo:rsid="0141f80b"/>
    </style:style>
    <style:style style:name="T231" style:family="text">
      <style:text-properties officeooo:rsid="014d0c28"/>
    </style:style>
    <style:style style:name="T232" style:family="text">
      <style:text-properties officeooo:rsid="0155d46d"/>
    </style:style>
    <style:style style:name="T233" style:family="text">
      <style:text-properties officeooo:rsid="015b0446"/>
    </style:style>
    <style:style style:name="T234" style:family="text">
      <style:text-properties officeooo:rsid="015bd1d9"/>
    </style:style>
    <style:style style:name="T235" style:family="text">
      <style:text-properties officeooo:rsid="011b7554"/>
    </style:style>
    <style:style style:name="T236" style:family="text">
      <style:text-properties officeooo:rsid="015da402"/>
    </style:style>
    <style:style style:name="T237" style:family="text">
      <style:text-properties officeooo:rsid="01648e83"/>
    </style:style>
    <style:style style:name="T238" style:family="text">
      <style:text-properties officeooo:rsid="016656a5"/>
    </style:style>
    <style:style style:name="T239" style:family="text">
      <style:text-properties officeooo:rsid="016eecbc"/>
    </style:style>
    <style:style style:name="T240" style:family="text">
      <style:text-properties officeooo:rsid="017010d7"/>
    </style:style>
    <style:style style:name="T241" style:family="text">
      <style:text-properties officeooo:rsid="0174bad4"/>
    </style:style>
    <style:style style:name="T242" style:family="text">
      <style:text-properties officeooo:rsid="017669a9"/>
    </style:style>
    <style:style style:name="T243" style:family="text">
      <style:text-properties officeooo:rsid="01786de4"/>
    </style:style>
    <style:style style:name="T244" style:family="text">
      <style:text-properties officeooo:rsid="017a9219"/>
    </style:style>
    <style:style style:name="T245" style:family="text">
      <style:text-properties officeooo:rsid="017bad5d"/>
    </style:style>
    <style:style style:name="T246" style:family="text">
      <style:text-properties officeooo:rsid="017c2425"/>
    </style:style>
    <style:style style:name="T247" style:family="text">
      <style:text-properties officeooo:rsid="017c2b0c"/>
    </style:style>
    <style:style style:name="T248" style:family="text">
      <style:text-properties officeooo:rsid="017c571b"/>
    </style:style>
    <style:style style:name="T249" style:family="text">
      <style:text-properties officeooo:rsid="017ca942"/>
    </style:style>
    <style:style style:name="T250" style:family="text">
      <style:text-properties officeooo:rsid="017e0f05"/>
    </style:style>
    <style:style style:name="T251" style:family="text">
      <style:text-properties officeooo:rsid="01805081"/>
    </style:style>
    <style:style style:name="T252" style:family="text">
      <style:text-properties officeooo:rsid="0182dee1"/>
    </style:style>
    <style:style style:name="T253" style:family="text">
      <style:text-properties officeooo:rsid="01866533"/>
    </style:style>
    <style:style style:name="T254" style:family="text">
      <style:text-properties officeooo:rsid="018e0abb"/>
    </style:style>
    <style:style style:name="T255" style:family="text">
      <style:text-properties officeooo:rsid="018ec257"/>
    </style:style>
    <style:style style:name="T256" style:family="text">
      <style:text-properties officeooo:rsid="018f6cd1"/>
    </style:style>
    <style:style style:name="T257" style:family="text">
      <style:text-properties officeooo:rsid="0194ea44"/>
    </style:style>
    <style:style style:name="T258" style:family="text">
      <style:text-properties officeooo:rsid="0197c681"/>
    </style:style>
    <style:style style:name="T259" style:family="text">
      <style:text-properties officeooo:rsid="019a1d62"/>
    </style:style>
    <style:style style:name="T260" style:family="text">
      <style:text-properties officeooo:rsid="019aa4f4"/>
    </style:style>
    <style:style style:name="T261" style:family="text">
      <style:text-properties officeooo:rsid="019bdb2b"/>
    </style:style>
    <style:style style:name="T262" style:family="text">
      <style:text-properties officeooo:rsid="019e0408"/>
    </style:style>
    <style:style style:name="T263" style:family="text">
      <style:text-properties officeooo:rsid="019e3b38"/>
    </style:style>
    <style:style style:name="T264" style:family="text">
      <style:text-properties officeooo:rsid="019f34fe"/>
    </style:style>
    <style:style style:name="T265" style:family="text">
      <style:text-properties officeooo:rsid="01a4e867"/>
    </style:style>
    <style:style style:name="T266" style:family="text">
      <style:text-properties officeooo:rsid="01a527c4"/>
    </style:style>
    <style:style style:name="T267" style:family="text">
      <style:text-properties officeooo:rsid="01a67c7f"/>
    </style:style>
    <style:style style:name="T268" style:family="text">
      <style:text-properties officeooo:rsid="01a8799d"/>
    </style:style>
    <style:style style:name="T269" style:family="text">
      <style:text-properties officeooo:rsid="01a9274e"/>
    </style:style>
    <style:style style:name="T270" style:family="text">
      <style:text-properties officeooo:rsid="01ac266c"/>
    </style:style>
    <style:style style:name="T271" style:family="text">
      <style:text-properties officeooo:rsid="01adf4bf"/>
    </style:style>
    <style:style style:name="T272" style:family="text">
      <style:text-properties officeooo:rsid="01b617aa"/>
    </style:style>
    <style:style style:name="T273" style:family="text">
      <style:text-properties officeooo:rsid="01b9a041"/>
    </style:style>
    <style:style style:name="T274" style:family="text">
      <style:text-properties officeooo:rsid="01bb7dab"/>
    </style:style>
    <style:style style:name="T275" style:family="text">
      <style:text-properties officeooo:rsid="01bda6ef"/>
    </style:style>
    <style:style style:name="T276" style:family="text">
      <style:text-properties officeooo:rsid="01be9b67"/>
    </style:style>
    <style:style style:name="T277" style:family="text">
      <style:text-properties officeooo:rsid="01c4a646"/>
    </style:style>
    <style:style style:name="T278" style:family="text">
      <style:text-properties officeooo:rsid="01c50d83"/>
    </style:style>
    <style:style style:name="T279" style:family="text">
      <style:text-properties officeooo:rsid="01c6863d"/>
    </style:style>
    <style:style style:name="T280" style:family="text">
      <style:text-properties officeooo:rsid="01c7ce4c"/>
    </style:style>
    <style:style style:name="T281" style:family="text">
      <style:text-properties officeooo:rsid="01d27423"/>
    </style:style>
    <style:style style:name="T282" style:family="text">
      <style:text-properties officeooo:rsid="01d3bd8c"/>
    </style:style>
    <style:style style:name="T283" style:family="text">
      <style:text-properties officeooo:rsid="01d4baf9"/>
    </style:style>
    <style:style style:name="T284" style:family="text">
      <style:text-properties officeooo:rsid="01d4f7bc"/>
    </style:style>
    <style:style style:name="T285" style:family="text">
      <style:text-properties officeooo:rsid="01d67f13"/>
    </style:style>
    <style:style style:name="T286" style:family="text">
      <style:text-properties officeooo:rsid="01d898b5"/>
    </style:style>
    <style:style style:name="T287" style:family="text">
      <style:text-properties officeooo:rsid="01d9e5e8"/>
    </style:style>
    <style:style style:name="T288" style:family="text">
      <style:text-properties officeooo:rsid="01db9c36"/>
    </style:style>
    <style:style style:name="T289" style:family="text">
      <style:text-properties officeooo:rsid="01dc585d"/>
    </style:style>
    <style:style style:name="T290" style:family="text">
      <style:text-properties officeooo:rsid="01df0fa9"/>
    </style:style>
    <style:style style:name="T291" style:family="text">
      <style:text-properties officeooo:rsid="01dfc355"/>
    </style:style>
    <style:style style:name="T292" style:family="text">
      <style:text-properties officeooo:rsid="01e0e8b0"/>
    </style:style>
    <style:style style:name="T293" style:family="text">
      <style:text-properties officeooo:rsid="01e2a792"/>
    </style:style>
    <style:style style:name="T294" style:family="text">
      <style:text-properties officeooo:rsid="01e6963c"/>
    </style:style>
    <style:style style:name="T295" style:family="text">
      <style:text-properties officeooo:rsid="01e7b39b"/>
    </style:style>
    <style:style style:name="T296" style:family="text">
      <style:text-properties officeooo:rsid="01e8a402"/>
    </style:style>
    <style:style style:name="T297" style:family="text">
      <style:text-properties officeooo:rsid="01e8c3b9"/>
    </style:style>
    <style:style style:name="T298" style:family="text">
      <style:text-properties officeooo:rsid="01e9733b"/>
    </style:style>
    <style:style style:name="T299" style:family="text">
      <style:text-properties officeooo:rsid="01ed1979"/>
    </style:style>
    <style:style style:name="T300" style:family="text">
      <style:text-properties officeooo:rsid="01eec087"/>
    </style:style>
    <style:style style:name="T301" style:family="text">
      <style:text-properties officeooo:rsid="01ef7408"/>
    </style:style>
    <style:style style:name="T302" style:family="text">
      <style:text-properties officeooo:rsid="01f3dde8"/>
    </style:style>
    <style:style style:name="T303" style:family="text">
      <style:text-properties officeooo:rsid="01f53cb8"/>
    </style:style>
    <style:style style:name="T304" style:family="text">
      <style:text-properties officeooo:rsid="01f56faa"/>
    </style:style>
    <style:style style:name="T305" style:family="text">
      <style:text-properties officeooo:rsid="01f7fa93"/>
    </style:style>
    <style:style style:name="T306" style:family="text">
      <style:text-properties officeooo:rsid="01fa7e25"/>
    </style:style>
    <style:style style:name="T307" style:family="text">
      <style:text-properties style:text-position="0% 100%"/>
    </style:style>
    <style:style style:name="T308" style:family="text">
      <style:text-properties style:text-position="0% 100%" officeooo:rsid="01fa7e25"/>
    </style:style>
    <style:style style:name="T309" style:family="text">
      <style:text-properties officeooo:rsid="01fc9fc5"/>
    </style:style>
    <style:style style:name="T310" style:family="text">
      <style:text-properties officeooo:rsid="02014640"/>
    </style:style>
    <style:style style:name="T311" style:family="text">
      <style:text-properties officeooo:rsid="0202b455"/>
    </style:style>
    <style:style style:name="T312" style:family="text">
      <style:text-properties officeooo:rsid="0203a9a9"/>
    </style:style>
    <style:style style:name="T313" style:family="text">
      <style:text-properties officeooo:rsid="02060953"/>
    </style:style>
    <style:style style:name="T314" style:family="text">
      <style:text-properties officeooo:rsid="020c7467"/>
    </style:style>
    <style:style style:name="T315" style:family="text">
      <style:text-properties officeooo:rsid="020d67ad"/>
    </style:style>
    <style:style style:name="T316" style:family="text">
      <style:text-properties officeooo:rsid="020f3c46"/>
    </style:style>
    <style:style style:name="T317" style:family="text">
      <style:text-properties officeooo:rsid="021026f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13</text:span><text:span text:style-name="T68"> </text:span><text:span text:style-name="T67">d</text:span><text:span text:style-name="T71">e </text:span><text:span text:style-name="T72">juliol</text:span><text:span text:style-name="T69"> </text:span><text:span text:style-name="T64">de </text:span><text:span text:style-name="T65">2</text:span><text:span text:style-name="T66">02</text:span><text:span text:style-name="T70">3</text:span></text:p>
      <text:p text:style-name="P457">Serveis d’Administració Electrònica en el Govern de les Illes Balears</text:p>
      <text:p text:style-name="P458">Lot 3 (Serveis de tramitació d’expedients electrònics)</text:p>
      <text:p text:style-name="P458"/>
      <text:p text:style-name="P458"/>
      <text:p text:style-name="P458"/>
      <text:p text:style-name="P458"/>
      <text:p text:style-name="P7">Oficina Tècnica de Direcció de Projecte</text:p>
      <text:list xml:id="list3593115923" text:style-name="Outline">
        <text:list-header>
          <text:h text:style-name="P59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48"/>
          </table:table-cell>
          <table:table-cell table:style-name="Taula1.B4" office:value-type="string">
            <text:p text:style-name="P548"/>
          </table:table-cell>
          <table:table-cell table:style-name="Taula1.C4" office:value-type="string">
            <text:p text:style-name="P548"/>
          </table:table-cell>
          <table:table-cell table:style-name="Taula1.D4" office:value-type="string">
            <text:p text:style-name="P548"/>
          </table:table-cell>
        </table:table-row>
        <table:table-row table:style-name="Taula1.1">
          <table:table-cell table:style-name="Taula1.A5" office:value-type="string">
            <text:p text:style-name="P548"/>
          </table:table-cell>
          <table:table-cell table:style-name="Taula1.B5" office:value-type="string">
            <text:p text:style-name="P548"/>
          </table:table-cell>
          <table:table-cell table:style-name="Taula1.C5" office:value-type="string">
            <text:p text:style-name="P548"/>
          </table:table-cell>
          <table:table-cell table:style-name="Taula1.D5" office:value-type="string">
            <text:p text:style-name="P548"/>
          </table:table-cell>
        </table:table-row>
        <table:table-row table:style-name="Taula1.1">
          <table:table-cell table:style-name="Taula1.A6" office:value-type="string">
            <text:p text:style-name="P548"/>
          </table:table-cell>
          <table:table-cell table:style-name="Taula1.B6" office:value-type="string">
            <text:p text:style-name="P548"/>
          </table:table-cell>
          <table:table-cell table:style-name="Taula1.C6" office:value-type="string">
            <text:p text:style-name="P548"/>
          </table:table-cell>
          <table:table-cell table:style-name="Taula1.D6" office:value-type="string">
            <text:p text:style-name="P5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48"/>
          </table:table-cell>
          <table:table-cell table:style-name="Taula2.B4" office:value-type="string">
            <text:p text:style-name="P548"/>
          </table:table-cell>
          <table:table-cell table:style-name="Taula2.C4" office:value-type="string">
            <text:p text:style-name="P548"/>
          </table:table-cell>
        </table:table-row>
        <table:table-row table:style-name="Taula2.1">
          <table:table-cell table:style-name="Taula2.A5" office:value-type="string">
            <text:p text:style-name="P548"/>
          </table:table-cell>
          <table:table-cell table:style-name="Taula2.B5" office:value-type="string">
            <text:p text:style-name="P548"/>
          </table:table-cell>
          <table:table-cell table:style-name="Taula2.C5" office:value-type="string">
            <text:p text:style-name="P548"/>
          </table:table-cell>
        </table:table-row>
        <table:table-row table:style-name="Taula2.1">
          <table:table-cell table:style-name="Taula2.A6" office:value-type="string">
            <text:p text:style-name="P548"/>
          </table:table-cell>
          <table:table-cell table:style-name="Taula2.B6" office:value-type="string">
            <text:p text:style-name="P548"/>
          </table:table-cell>
          <table:table-cell table:style-name="Taula2.C6" office:value-type="string">
            <text:p text:style-name="P5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48"/>
          </table:table-cell>
          <table:table-cell table:style-name="Taula3.B4" office:value-type="string">
            <text:p text:style-name="P548"/>
          </table:table-cell>
          <table:table-cell table:style-name="Taula3.C4" office:value-type="string">
            <text:p text:style-name="P548"/>
          </table:table-cell>
        </table:table-row>
        <table:table-row table:style-name="Taula3.1">
          <table:table-cell table:style-name="Taula3.A5" office:value-type="string">
            <text:p text:style-name="P548"/>
          </table:table-cell>
          <table:table-cell table:style-name="Taula3.B5" office:value-type="string">
            <text:p text:style-name="P548"/>
          </table:table-cell>
          <table:table-cell table:style-name="Taula3.C5" office:value-type="string">
            <text:p text:style-name="P548"/>
          </table:table-cell>
        </table:table-row>
        <table:table-row table:style-name="Taula3.1">
          <table:table-cell table:style-name="Taula3.A6" office:value-type="string">
            <text:p text:style-name="P548"/>
          </table:table-cell>
          <table:table-cell table:style-name="Taula3.B6" office:value-type="string">
            <text:p text:style-name="P548"/>
          </table:table-cell>
          <table:table-cell table:style-name="Taula3.C6" office:value-type="string">
            <text:p text:style-name="P5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48"/>
          </table:table-cell>
          <table:table-cell table:style-name="Taula6.B4" office:value-type="string">
            <text:p text:style-name="P548"/>
          </table:table-cell>
          <table:table-cell table:style-name="Taula6.C4" office:value-type="string">
            <text:p text:style-name="P548"/>
          </table:table-cell>
        </table:table-row>
        <table:table-row table:style-name="Taula6.1">
          <table:table-cell table:style-name="Taula6.A5" office:value-type="string">
            <text:p text:style-name="P548"/>
          </table:table-cell>
          <table:table-cell table:style-name="Taula6.B5" office:value-type="string">
            <text:p text:style-name="P548"/>
          </table:table-cell>
          <table:table-cell table:style-name="Taula6.C5" office:value-type="string">
            <text:p text:style-name="P548"/>
          </table:table-cell>
        </table:table-row>
        <table:table-row table:style-name="Taula6.1">
          <table:table-cell table:style-name="Taula6.A6" office:value-type="string">
            <text:p text:style-name="P548"/>
          </table:table-cell>
          <table:table-cell table:style-name="Taula6.B6" office:value-type="string">
            <text:p text:style-name="P548"/>
          </table:table-cell>
          <table:table-cell table:style-name="Taula6.C6" office:value-type="string">
            <text:p text:style-name="P5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7"><text:a xlink:type="simple" xlink:href="#__RefHeading___Toc21421_3940995463" text:style-name="Index_20_Link" text:visited-style-name="Index_20_Link">Control de versions del document<text:tab/>2</text:a></text:p>
          <text:p text:style-name="P587"><text:a xlink:type="simple" xlink:href="#__RefHeading___Toc21295_3940995463" text:style-name="Index_20_Link" text:visited-style-name="Index_20_Link">1. Històric de versions<text:tab/>5</text:a></text:p>
          <text:p text:style-name="P588"><text:a xlink:type="simple" xlink:href="#__RefHeading___Toc19787_3508694843" text:style-name="Index_20_Link" text:visited-style-name="Index_20_Link">Versió 0.9.18<text:tab/>5</text:a></text:p>
          <text:p text:style-name="P588"><text:a xlink:type="simple" xlink:href="#__RefHeading___Toc17655_2825458360" text:style-name="Index_20_Link" text:visited-style-name="Index_20_Link">Versió 0.9.19<text:tab/>5</text:a></text:p>
          <text:p text:style-name="P588"><text:a xlink:type="simple" xlink:href="#__RefHeading___Toc70927_588639221" text:style-name="Index_20_Link" text:visited-style-name="Index_20_Link">Versió 0.9.20<text:tab/>6</text:a></text:p>
          <text:p text:style-name="P588"><text:a xlink:type="simple" xlink:href="#__RefHeading___Toc18370_3439170243" text:style-name="Index_20_Link" text:visited-style-name="Index_20_Link">Versió 0.9.21<text:tab/>7</text:a></text:p>
          <text:p text:style-name="P588"><text:a xlink:type="simple" xlink:href="#__RefHeading___Toc834_417853881" text:style-name="Index_20_Link" text:visited-style-name="Index_20_Link">Versió 0.9.22<text:tab/>7</text:a></text:p>
          <text:p text:style-name="P588"><text:a xlink:type="simple" xlink:href="#__RefHeading___Toc61704_1680181998" text:style-name="Index_20_Link" text:visited-style-name="Index_20_Link">Versió 0.9.22.2<text:tab/>8</text:a></text:p>
          <text:p text:style-name="P588"><text:a xlink:type="simple" xlink:href="#__RefHeading___Toc20227_1512682159" text:style-name="Index_20_Link" text:visited-style-name="Index_20_Link">Versió 0.9.23<text:tab/>8</text:a></text:p>
          <text:p text:style-name="P588"><text:a xlink:type="simple" xlink:href="#__RefHeading___Toc20229_1512682159" text:style-name="Index_20_Link" text:visited-style-name="Index_20_Link">Versió 0.9.24<text:tab/>9</text:a></text:p>
          <text:p text:style-name="P588"><text:a xlink:type="simple" xlink:href="#__RefHeading___Toc424222_3031935846" text:style-name="Index_20_Link" text:visited-style-name="Index_20_Link">Versió 0.9.24.1<text:tab/>10</text:a></text:p>
          <text:p text:style-name="P588"><text:a xlink:type="simple" xlink:href="#__RefHeading___Toc96292_1762273572" text:style-name="Index_20_Link" text:visited-style-name="Index_20_Link">Versió 0.9.25<text:tab/>11</text:a></text:p>
          <text:p text:style-name="P588"><text:a xlink:type="simple" xlink:href="#__RefHeading___Toc27894_1180952855" text:style-name="Index_20_Link" text:visited-style-name="Index_20_Link">Versió 0.9.25.1 Processar anotacions amb error o pendents d'Arxiu<text:tab/>12</text:a></text:p>
          <text:p text:style-name="P58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8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8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8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8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8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8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8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8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8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8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8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8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88"><text:a xlink:type="simple" xlink:href="#__RefHeading___Toc685445_83721363" text:style-name="Index_20_Link" text:visited-style-name="Index_20_Link">Versió 0.9.34.1 Correcció llistat usuaris<text:tab/>32</text:a></text:p>
          <text:p text:style-name="P58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8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8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8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8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8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8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8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8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8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8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8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8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8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8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8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8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8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88"><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88"><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88"><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88"><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88"><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88"><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88"><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88"><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88"><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88"><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588"><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text:a><text:a xlink:type="simple" xlink:href="#__RefHeading___Toc79566_28395464161112111111" text:style-name="Index_20_Link" text:visited-style-name="Index_20_Link"><text:tab/>80</text:a></text:p>
        </text:index-body>
      </text:table-of-content>
      <text:p text:style-name="P17"/>
      <text:list xml:id="list91515472050328" text:continue-numbering="true" text:style-name="Outline">
        <text:list-item>
          <text:h text:style-name="P591" text:outline-level="1"><text:bookmark-start text:name="__RefHeading___Toc21295_3940995463"/>Històric de versions<text:bookmark-end text:name="__RefHeading___Toc21295_3940995463"/></text:h>
          <text:list>
            <text:list-header>
              <text:h text:style-name="P592" text:outline-level="2" text:is-list-header="true"><text:bookmark-start text:name="__RefHeading___Toc19787_3508694843"/>Versió 0.9.18<text:bookmark-end text:name="__RefHeading___Toc19787_3508694843"/></text:h>
            </text:list-header>
          </text:list>
        </text:list-item>
      </text:list>
      <text:p text:style-name="P78">Data: </text:p>
      <text:p text:style-name="P133"><text:tab/><text:span text:style-name="T8">07</text:span>/<text:span text:style-name="T8">02</text:span>/201<text:span text:style-name="T8">9</text:span></text:p>
      <text:p text:style-name="P133">Resum: </text:p>
      <text:p text:style-name="P13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3"/>
      <text:p text:style-name="P17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732351934" text:style-name="L1">
        <text:list-item>
          <text:p text:style-name="P6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7"/>
      <text:p text:style-name="P78">Base de dades:<text:span text:style-name="T5"> </text:span></text:p>
      <text:list xml:id="list51751614" text:style-name="L2">
        <text:list-item>
          <text:p text:style-name="P647">Sense canvis</text:p>
        </text:list-item>
      </text:list>
      <text:p text:style-name="P77"/>
      <text:p text:style-name="P24"><text:span text:style-name="T6">Propietats globals</text:span>: </text:p>
      <text:list xml:id="list3337093836" text:style-name="L3">
        <text:list-item>
          <text:p text:style-name="P654">Sense canvis</text:p>
        </text:list-item>
      </text:list>
      <text:p text:style-name="P178"/>
      <text:list xml:id="list91513603209312" text:continue-list="list91515472050328" text:style-name="Outline">
        <text:list-item>
          <text:list>
            <text:list-header>
              <text:h text:style-name="P593" text:outline-level="2" text:is-list-header="true"><text:bookmark-start text:name="__RefHeading___Toc17655_2825458360"/>Versió 0.9.1<text:span text:style-name="T26">9</text:span><text:bookmark-end text:name="__RefHeading___Toc17655_2825458360"/></text:h>
            </text:list-header>
          </text:list>
        </text:list-item>
      </text:list>
      <text:p text:style-name="P79">Data: </text:p>
      <text:p text:style-name="P134"><text:tab/><text:span text:style-name="T28">05</text:span>/<text:span text:style-name="T8">03</text:span>/201<text:span text:style-name="T8">9</text:span></text:p>
      <text:p text:style-name="P134">Resum: </text:p>
      <text:p text:style-name="P180"><text:tab/>Mesures correctores per diversos errors en el tractament de l'alta d'anotacions. Millores per poder veure les anotacions pendents amb errors.</text:p>
      <text:p text:style-name="P134"><text:tab/></text:p>
      <text:p text:style-name="P134"/>
      <text:p text:style-name="P17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1514902084349" text:continue-list="list2732351934" text:style-name="L1">
        <text:list-item>
          <text:p text:style-name="P6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56"><text:a xlink:type="simple" xlink:href="https://github.com/GovernIB/distribucio/issues/39" text:style-name="Internet_20_link" text:visited-style-name="Visited_20_Internet_20_Link">#39</text:a> Millorar els estats de les anotacions</text:p>
        </text:list-item>
        <text:list-item>
          <text:p text:style-name="P656"><text:a xlink:type="simple" xlink:href="https://github.com/GovernIB/distribucio/issues/42" text:style-name="Internet_20_link" text:visited-style-name="Visited_20_Internet_20_Link">#42</text:a> Marcar anotacions com a no processades després de reenviar-les </text:p>
        </text:list-item>
        <text:list-item>
          <text:p text:style-name="P656"><text:a xlink:type="simple" xlink:href="https://github.com/GovernIB/distribucio/issues/47" text:style-name="Internet_20_link" text:visited-style-name="Visited_20_Internet_20_Link">#47</text:a> Intentar guardar tots els annexos a dins l'arxiu</text:p>
        </text:list-item>
        <text:list-item>
          <text:p text:style-name="P656"><text:a xlink:type="simple" xlink:href="https://github.com/GovernIB/distribucio/issues/50" text:style-name="Internet_20_link" text:visited-style-name="Visited_20_Internet_20_Link">#50</text:a> Error esborrant bústia amb continguts</text:p>
        </text:list-item>
        <text:list-item>
          <text:p text:style-name="P657"><text:a xlink:type="simple" xlink:href="https://github.com/GovernIB/distribucio/issues/51" text:style-name="Internet_20_link" text:visited-style-name="Visited_20_Internet_20_Link">#51</text:a> Revisar els filtres quan es prem INTRO</text:p>
        </text:list-item>
        <text:list-item>
          <text:p text:style-name="P657"><text:a xlink:type="simple" xlink:href="https://github.com/GovernIB/distribucio/issues/52" text:style-name="Internet_20_link" text:visited-style-name="Visited_20_Internet_20_Link">#52</text:a> Error esborrant regles</text:p>
        </text:list-item>
        <text:list-item>
          <text:p text:style-name="P657"><text:a xlink:type="simple" xlink:href="https://github.com/GovernIB/distribucio/issues/53" text:style-name="Internet_20_link" text:visited-style-name="Visited_20_Internet_20_Link">#53</text:a> Problemes de cerca amb accents en els camps de cerca</text:p>
        </text:list-item>
        <text:list-item>
          <text:p text:style-name="P657"><text:a xlink:type="simple" xlink:href="https://github.com/GovernIB/distribucio/issues/58" text:style-name="Internet_20_link" text:visited-style-name="Visited_20_Internet_20_Link">#58</text:a> Descarregar versió imprimible documents annexos</text:p>
        </text:list-item>
        <text:list-item>
          <text:p text:style-name="P657"><text:a xlink:type="simple" xlink:href="https://github.com/GovernIB/distribucio/issues/60" text:style-name="Internet_20_link" text:visited-style-name="Visited_20_Internet_20_Link">#60</text:a> Revisar errors amb el plugin de destió documental</text:p>
        </text:list-item>
        <text:list-item>
          <text:p text:style-name="P6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57"><text:a xlink:type="simple" xlink:href="https://github.com/GovernIB/distribucio/issues/64" text:style-name="Internet_20_link" text:visited-style-name="Visited_20_Internet_20_Link">#64</text:a> Mostrar errors integracions als logs</text:p>
        </text:list-item>
        <text:list-item>
          <text:p text:style-name="P657"><text:a xlink:type="simple" xlink:href="https://github.com/GovernIB/distribucio/issues/65" text:style-name="Internet_20_link" text:visited-style-name="Visited_20_Internet_20_Link">#65</text:a> Ajuntar canvis de la branca desenv</text:p>
        </text:list-item>
        <text:list-item>
          <text:p text:style-name="P657"><text:a xlink:type="simple" xlink:href="https://github.com/GovernIB/distribucio/issues/66" text:style-name="Internet_20_link" text:visited-style-name="Visited_20_Internet_20_Link">#66</text:a> Messures correctores de rendiment del llistat d'anotacions pendents</text:p>
        </text:list-item>
      </text:list>
      <text:p text:style-name="P79"/>
      <text:p text:style-name="P79">Base de dades:<text:span text:style-name="T5"> </text:span></text:p>
      <text:list xml:id="list3864047283" text:style-name="L4">
        <text:list-item>
          <text:p text:style-name="P658">Actualització dels literals pels estats i ampliació de la columna del nom del fitxer pels annexos i les firmes.</text:p>
          <text:list>
            <text:list-item>
              <text:p text:style-name="P658">distribucio_update_0.9.19.sql</text:p>
            </text:list-item>
          </text:list>
        </text:list-item>
      </text:list>
      <text:p text:style-name="P79"/>
      <text:p text:style-name="P25"><text:span text:style-name="T6">Propietats globals</text:span>: </text:p>
      <text:list xml:id="list349719476" text:style-name="L5">
        <text:list-item>
          <text:p text:style-name="P920"><text:span text:style-name="T27">distribucio_update_0.9.19</text:span>.properties: </text:p>
          <text:list>
            <text:list-item>
              <text:p text:style-name="P921">Url base del context per generar els enllaços dins els mails que envia distribució</text:p>
            </text:list-item>
            <text:list-item>
              <text:p text:style-name="P922">Propietats per la distribució i aplicació de regles:</text:p>
              <text:list>
                <text:list-item>
                  <text:p text:style-name="P92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17"># ESBORRADA es.caib.distribucio.tasca.dist.anotacio.pendent.periode.execucio</text:p>
            <text:p text:style-name="P217"># ESBORRADA es.caib.distribucio.tasca.dist.anotacio.pendent.max.reintents</text:p>
            <text:p text:style-name="P220"># ESBORRADA es.caib.distribucio.tasca.dist.anotacio.asincrona</text:p>
          </table:table-cell>
        </table:table-row>
      </table:table>
      <text:list xml:id="list91513718105738" text:continue-numbering="true" text:style-name="L5">
        <text:list-item>
          <text:list>
            <text:list-item>
              <text:list>
                <text:list-header>
                  <text:p text:style-name="P922"/>
                </text:list-header>
                <text:list-item>
                  <text:p text:style-name="P92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1"><text:span text:style-name="T43">es.caib.distribucio.tasca.guardar.annexos.temps.espera.execucio=</text:span><text:span text:style-name="T36">60000</text:span></text:p>
            <text:p text:style-name="P391"><text:span text:style-name="T30">es.caib.distribucio.tasca.guardar.annexos.max.reintents=</text:span><text:span text:style-name="T36">2</text:span></text:p>
            <text:p text:style-name="P391"><text:span text:style-name="T30">es.caib.distribucio.tasca.aplicar.regles.temps.espera.execucio=</text:span><text:span text:style-name="T36">300000</text:span></text:p>
            <text:p text:style-name="P391"><text:span text:style-name="T30">es.caib.distribucio.tasca.aplicar.regles.max.reintents=</text:span><text:span text:style-name="T36">2</text:span></text:p>
            <text:p text:style-name="P181"><text:span text:style-name="T43">es.caib.distribucio.tasca.tancar.contenidors.temps.espera.execucio=</text:span><text:span text:style-name="T36">600000</text:span></text:p>
            <text:p text:style-name="P181"><text:span text:style-name="T44">es.caib.distribucio.anotacio.processament.asincron=</text:span><text:span text:style-name="T41">true</text:span></text:p>
          </table:table-cell>
        </table:table-row>
      </table:table>
      <text:p text:style-name="P556"/>
      <text:list xml:id="list91514967840261" text:continue-list="list91513603209312" text:style-name="Outline">
        <text:list-item>
          <text:list>
            <text:list-header>
              <text:h text:style-name="P594" text:outline-level="2" text:is-list-header="true"><text:bookmark-start text:name="__RefHeading___Toc70927_588639221"/>Versió 0.9.<text:span text:style-name="T45">20</text:span><text:bookmark-end text:name="__RefHeading___Toc70927_588639221"/></text:h>
            </text:list-header>
          </text:list>
        </text:list-item>
      </text:list>
      <text:p text:style-name="P80">Data: </text:p>
      <text:p text:style-name="P135"><text:tab/><text:span text:style-name="T45">20</text:span>/<text:span text:style-name="T8">02</text:span>/201<text:span text:style-name="T8">9</text:span></text:p>
      <text:p text:style-name="P135">Resum: </text:p>
      <text:p text:style-name="P135"><text:tab/><text:span text:style-name="T46">Resolució de la descàrrega de documents no PDF firmats amb CAdES i altres modificacions menors.</text:span></text:p>
      <text:p text:style-name="P135"/>
      <text:p text:style-name="P21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1514859439188" text:continue-list="list91514902084349" text:style-name="L1">
        <text:list-item>
          <text:p text:style-name="P646"><text:a xlink:type="simple" xlink:href="https://github.com/GovernIB/distribucio/issues/73" text:style-name="Internet_20_link" text:visited-style-name="Visited_20_Internet_20_Link">#73</text:a> Revisar notificacions a usuaris per rol</text:p>
        </text:list-item>
        <text:list-item>
          <text:p text:style-name="P6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46"><text:a xlink:type="simple" xlink:href="https://github.com/GovernIB/distribucio/issues/71" text:style-name="Internet_20_link" text:visited-style-name="Visited_20_Internet_20_Link">#71</text:a> Modificar posició spinner quan una taula carrega dades</text:p>
        </text:list-item>
        <text:list-item>
          <text:p text:style-name="P6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46"><text:a xlink:type="simple" xlink:href="https://github.com/GovernIB/distribucio/issues/74" text:style-name="Internet_20_link" text:visited-style-name="Visited_20_Internet_20_Link">#74</text:a> Error descarregant la versió imprimible d'arxius CADES no PDFs</text:p>
        </text:list-item>
      </text:list>
      <text:p text:style-name="P80"/>
      <text:p text:style-name="P80">Base de dades:<text:span text:style-name="T5"> </text:span></text:p>
      <text:list xml:id="list2684583781" text:style-name="L6">
        <text:list-item>
          <text:p text:style-name="P648">Sense canvis</text:p>
        </text:list-item>
      </text:list>
      <text:p text:style-name="P80"/>
      <text:p text:style-name="P26"><text:span text:style-name="T6">Propietats globals</text:span>: </text:p>
      <text:list xml:id="list1057155194" text:style-name="L7">
        <text:list-item>
          <text:p text:style-name="P655">Sense canvis</text:p>
        </text:list-item>
      </text:list>
      <text:p text:style-name="P179"/>
      <text:p text:style-name="P179"/>
      <text:p text:style-name="P179"/>
      <text:p text:style-name="P179"/>
      <text:list xml:id="list91513783463670" text:continue-list="list91514967840261" text:style-name="Outline">
        <text:list-item>
          <text:list>
            <text:list-header>
              <text:h text:style-name="P595" text:outline-level="2" text:is-list-header="true"><text:bookmark-start text:name="__RefHeading___Toc18370_3439170243"/>Versió 0.9.<text:span text:style-name="T45">21</text:span><text:bookmark-end text:name="__RefHeading___Toc18370_3439170243"/></text:h>
            </text:list-header>
          </text:list>
        </text:list-item>
      </text:list>
      <text:p text:style-name="P81">Data: <text:span text:style-name="T51">28/03/2019</text:span></text:p>
      <text:p text:style-name="P136"><text:tab/></text:p>
      <text:p text:style-name="P137">Resum:<text:span text:style-name="T52">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6"/>
      <text:p text:style-name="P23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1514887987800" text:continue-list="list91514859439188" text:style-name="L1">
        <text:list-item>
          <text:p text:style-name="P6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1">Base de dades:<text:span text:style-name="T5"> </text:span></text:p>
      <text:list xml:id="list1743211147" text:style-name="L8">
        <text:list-item>
          <text:p text:style-name="P649">Sense canvis</text:p>
        </text:list-item>
      </text:list>
      <text:p text:style-name="P81"/>
      <text:p text:style-name="P27"><text:span text:style-name="T6">Propietats globals</text:span>: </text:p>
      <text:list xml:id="list2906151399" text:style-name="L9">
        <text:list-item>
          <text:p text:style-name="P6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17"># ###</text:p>
            <text:p text:style-name="P391"><text:span text:style-name="T47"># URL base </text:span><text:span text:style-name="T50">al</text:span><text:span text:style-name="T47"> </text:span><text:span text:style-name="T50">servei</text:span><text:span text:style-name="T47"> </text:span><text:span text:style-name="T50">de</text:span><text:span text:style-name="T47"> CONCSV per </text:span><text:span text:style-name="T50">verificar</text:span><text:span text:style-name="T47"> el </text:span><text:span text:style-name="T50">codi</text:span><text:span text:style-name="T47"> CSV</text:span></text:p>
            <text:p text:style-name="P222"># ###</text:p>
            <text:p text:style-name="P181"><text:span text:style-name="T43">es.caib.distribucio.concsv.base.url=</text:span><text:span text:style-name="T36">https://dev.caib.es/concsv</text:span></text:p>
          </table:table-cell>
        </table:table-row>
      </table:table>
      <text:p text:style-name="P235"/>
      <text:list xml:id="list91515261993071" text:continue-list="list91513783463670" text:style-name="Outline">
        <text:list-item>
          <text:list>
            <text:list-header>
              <text:h text:style-name="P596" text:outline-level="2" text:is-list-header="true"><text:bookmark-start text:name="__RefHeading___Toc834_417853881"/>Versió 0.9.<text:span text:style-name="T45">22</text:span><text:bookmark-end text:name="__RefHeading___Toc834_417853881"/></text:h>
            </text:list-header>
          </text:list>
        </text:list-item>
      </text:list>
      <text:p text:style-name="P82">Data: <text:span text:style-name="T53">16/04/2019</text:span></text:p>
      <text:p text:style-name="P138"><text:tab/></text:p>
      <text:p text:style-name="P138">Resum:<text:span text:style-name="T52"> Solució a anotacions pendents de processar, esborrat d'arxius temporals. Millora en les notificacions de noves anotacions i metadades ENI del registre als annexos.</text:span></text:p>
      <text:p text:style-name="P138"/>
      <text:p text:style-name="P23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1514409835047" text:continue-list="list91514887987800" text:style-name="L1">
        <text:list-item>
          <text:p text:style-name="P6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63"><text:a xlink:type="simple" xlink:href="https://github.com/GovernIB/distribucio/issues/83" text:style-name="Internet_20_link" text:visited-style-name="Visited_20_Internet_20_Link">#83</text:a>: Error accés usuaris sense permís a bústies</text:p>
        </text:list-item>
        <text:list-item>
          <text:p text:style-name="P663"><text:a xlink:type="simple" xlink:href="https://github.com/GovernIB/distribucio/issues/84" text:style-name="Internet_20_link" text:visited-style-name="Visited_20_Internet_20_Link">#84</text:a>: Anotacions que queden pendents de enviar annexos a l'Arxiu</text:p>
        </text:list-item>
        <text:list-item>
          <text:p text:style-name="P663"><text:a xlink:type="simple" xlink:href="https://github.com/GovernIB/distribucio/issues/85" text:style-name="Internet_20_link" text:visited-style-name="Visited_20_Internet_20_Link">#85</text:a>: Emplenar les metadades ENI relatives al registre pels annexos</text:p>
        </text:list-item>
        <text:list-item>
          <text:p text:style-name="P6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71"><text:a xlink:type="simple" xlink:href="https://github.com/GovernIB/distribucio/issues/90" text:style-name="Internet_20_link" text:visited-style-name="Visited_20_Internet_20_Link">#90</text:a>: Error sincronitzant UO</text:p>
        </text:list-item>
        <text:list-item>
          <text:p text:style-name="P671"><text:a xlink:type="simple" xlink:href="https://github.com/GovernIB/distribucio/issues/91" text:style-name="Internet_20_link" text:visited-style-name="Visited_20_Internet_20_Link">#91</text:a>: Error creant regla. La bústia no s'associa correctament</text:p>
        </text:list-item>
      </text:list>
      <text:p text:style-name="P237"/>
      <text:p text:style-name="P82">Base de dades:<text:span text:style-name="T5"> </text:span></text:p>
      <text:list xml:id="list2479408770" text:style-name="L10">
        <text:list-item>
          <text:p text:style-name="P650">Sense canvis</text:p>
        </text:list-item>
      </text:list>
      <text:p text:style-name="P82"/>
      <text:p text:style-name="P28"><text:span text:style-name="T6">Propietats globals</text:span>: </text:p>
      <text:list xml:id="list4150010175" text:style-name="L11">
        <text:list-item>
          <text:p text:style-name="P651">Sense canvis</text:p>
        </text:list-item>
      </text:list>
      <text:p text:style-name="P235"/>
      <text:p text:style-name="P235"/>
      <text:list xml:id="list91514366820255" text:continue-list="list91515261993071" text:style-name="Outline">
        <text:list-item>
          <text:list>
            <text:list-header>
              <text:h text:style-name="P597" text:outline-level="2" text:is-list-header="true"><text:bookmark-start text:name="__RefHeading___Toc61704_1680181998"/>Versió 0.9.<text:span text:style-name="T45">22.2</text:span><text:bookmark-end text:name="__RefHeading___Toc61704_1680181998"/></text:h>
            </text:list-header>
          </text:list>
        </text:list-item>
      </text:list>
      <text:p text:style-name="P83">Data: <text:span text:style-name="T56">03/06/2019</text:span></text:p>
      <text:p text:style-name="P139"><text:tab/></text:p>
      <text:p text:style-name="P139">Resum:<text:span text:style-name="T52"> Correcció urgent per poder enviar anotacions per correu electrònic i veure el detall de les firmes.</text:span></text:p>
      <text:p text:style-name="P139"/>
      <text:p text:style-name="P24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1513659078897" text:continue-list="list91514409835047" text:style-name="L1">
        <text:list-item>
          <text:p text:style-name="P664"><text:a xlink:type="simple" xlink:href="https://github.com/GovernIB/ripea/issues/102" text:style-name="Internet_20_link" text:visited-style-name="Visited_20_Internet_20_Link"><text:span text:style-name="T54">#102</text:span></text:a>: Error enviant anotacions per email</text:p>
        </text:list-item>
        <text:list-item>
          <text:p text:style-name="P664"><text:a xlink:type="simple" xlink:href="https://github.com/GovernIB/distribucio/issues/106" text:style-name="Internet_20_link" text:visited-style-name="Visited_20_Internet_20_Link">#106</text:a> Error consultant bústia per defecte</text:p>
        </text:list-item>
      </text:list>
      <text:p text:style-name="P238"/>
      <text:p text:style-name="P83">Base de dades:<text:span text:style-name="T5"> </text:span></text:p>
      <text:list xml:id="list1066352530" text:style-name="L12">
        <text:list-item>
          <text:p text:style-name="P672">distribucio_update_0.9.22.<text:span text:style-name="T55">2</text:span>.sql:</text:p>
          <text:list>
            <text:list-header>
              <text:p text:style-name="P672">Script d'actualització per corregir les dades d'annexos i firmes d'annexos.</text:p>
              <text:p text:style-name="P674">Corregeix també els codis d'unitat orgànica de les bústies</text:p>
            </text:list-header>
          </text:list>
          <text:p text:style-name="P672"/>
        </text:list-item>
      </text:list>
      <text:p text:style-name="P83"/>
      <text:p text:style-name="P29"><text:span text:style-name="T6">Propietats globals</text:span>: </text:p>
      <text:list xml:id="list2964254197" text:style-name="L13">
        <text:list-item>
          <text:p text:style-name="P652">Sense canvis</text:p>
        </text:list-item>
      </text:list>
      <text:p text:style-name="P140"/>
      <text:list xml:id="list91514303511889" text:continue-list="list91514366820255" text:style-name="Outline">
        <text:list-item>
          <text:list>
            <text:list-header>
              <text:h text:style-name="P598" text:outline-level="2" text:is-list-header="true"><text:bookmark-start text:name="__RefHeading___Toc20227_1512682159"/>Versió 0.9.<text:span text:style-name="T45">23</text:span><text:bookmark-end text:name="__RefHeading___Toc20227_1512682159"/></text:h>
            </text:list-header>
          </text:list>
        </text:list-item>
      </text:list>
      <text:p text:style-name="P84">Data: <text:span text:style-name="T57">17/06/2019</text:span></text:p>
      <text:p text:style-name="P171"><text:tab/></text:p>
      <text:p text:style-name="P171">Resum:<text:span text:style-name="T52">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1"><text:soft-page-break/></text:p>
      <text:p text:style-name="P24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811884208" text:style-name="L14">
        <text:list-item>
          <text:p text:style-name="P6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67"><text:a xlink:type="simple" xlink:href="https://github.com/GovernIB/distribucio/issues/107" text:style-name="Internet_20_link" text:visited-style-name="Visited_20_Internet_20_Link">#107</text:a> Poder veure el contingut de bústies innactives</text:p>
        </text:list-item>
        <text:list-item>
          <text:p text:style-name="P6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67"><text:a xlink:type="simple" xlink:href="https://github.com/GovernIB/distribucio/issues/88" text:style-name="Internet_20_link" text:visited-style-name="Visited_20_Internet_20_Link">#88</text:a> Backoffices asíncrons</text:p>
        </text:list-item>
        <text:list-item>
          <text:p text:style-name="P667"><text:a xlink:type="simple" xlink:href="https://github.com/GovernIB/distribucio/issues/99" text:style-name="Internet_20_link" text:visited-style-name="Visited_20_Internet_20_Link">#99</text:a> Compatibilitat amb regles a partir del codi assumpte</text:p>
        </text:list-item>
        <text:list-item>
          <text:p text:style-name="P667"><text:a xlink:type="simple" xlink:href="https://github.com/GovernIB/distribucio/issues/98" text:style-name="Internet_20_link" text:visited-style-name="Visited_20_Internet_20_Link">#98</text:a> Eliminar informació de la data de còpia en el número de registre</text:p>
        </text:list-item>
        <text:list-item>
          <text:p text:style-name="P6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67"><text:a xlink:type="simple" xlink:href="https://github.com/GovernIB/distribucio/issues/95" text:style-name="Internet_20_link" text:visited-style-name="Visited_20_Internet_20_Link">#95</text:a> Error botó tancar detall anotació sense modal</text:p>
        </text:list-item>
        <text:list-item>
          <text:p text:style-name="P667"><text:a xlink:type="simple" xlink:href="https://github.com/GovernIB/distribucio/issues/93" text:style-name="Internet_20_link" text:visited-style-name="Visited_20_Internet_20_Link">#93</text:a> NullPointerException reintentant processament</text:p>
        </text:list-item>
        <text:list-item>
          <text:p text:style-name="P667"><text:a xlink:type="simple" xlink:href="https://github.com/GovernIB/distribucio/issues/92" text:style-name="Internet_20_link" text:visited-style-name="Visited_20_Internet_20_Link">#92</text:a> Error nodes duplicats a l'Arxiu</text:p>
        </text:list-item>
        <text:list-item>
          <text:p text:style-name="P667"><text:a xlink:type="simple" xlink:href="https://github.com/GovernIB/distribucio/issues/89" text:style-name="Internet_20_link" text:visited-style-name="Visited_20_Internet_20_Link">#89</text:a> Tractar firmar amb CADEs els PDF que arribin sense firmar</text:p>
        </text:list-item>
        <text:list-item>
          <text:p text:style-name="P667"><text:a xlink:type="simple" xlink:href="https://github.com/GovernIB/distribucio/issues/59" text:style-name="Internet_20_link" text:visited-style-name="Visited_20_Internet_20_Link">#59</text:a> Regles a partir del codi SIA</text:p>
        </text:list-item>
      </text:list>
      <text:p text:style-name="P239"/>
      <text:p text:style-name="P84">Base de dades:<text:span text:style-name="T5"> </text:span></text:p>
      <text:list xml:id="list4051203258" text:style-name="L15">
        <text:list-item>
          <text:p text:style-name="P673">distribucio_update_0.9.2<text:span text:style-name="T58">3</text:span>.sql:</text:p>
        </text:list-item>
      </text:list>
      <text:list xml:id="list1377288146" text:style-name="L16">
        <text:list-item>
          <text:p text:style-name="P675">Canvis per tenir el codi de procediment SIA de l'anotació.</text:p>
        </text:list-item>
        <text:list-item>
          <text:p text:style-name="P675">Script per treure la data del número de registre en el cas de les còpies d'anotacions.</text:p>
        </text:list-item>
        <text:list-item>
          <text:p text:style-name="P675">Canvis per poder treballar amb backoffices de Distribució.</text:p>
        </text:list-item>
      </text:list>
      <text:list xml:id="list91515126294187" text:continue-list="list4051203258" text:style-name="L15">
        <text:list-header>
          <text:p text:style-name="P673"/>
        </text:list-header>
      </text:list>
      <text:p text:style-name="P84"/>
      <text:p text:style-name="P30"><text:span text:style-name="T6">Propietats globals</text:span>: </text:p>
      <text:list xml:id="list2821723896" text:style-name="L17">
        <text:list-item>
          <text:p text:style-name="P676">Noves propietats afegides pels backoffices de Distribució. Les propietats que contenen "test" són per provar els backoffices amb la propia aplicació de Distribució.</text:p>
          <text:list>
            <text:list-item>
              <text:p text:style-name="P676">distribucio_update_0.9.23.properties:</text:p>
            </text:list-item>
          </text:list>
        </text:list-item>
      </text:list>
      <text:p text:style-name="P246"/>
      <table:table table:name="Tabla4" table:style-name="Tabla4">
        <table:table-column table:style-name="Tabla4.A"/>
        <table:table-row table:style-name="Tabla4.1">
          <table:table-cell table:style-name="Tabla4.A1" office:value-type="string">
            <text:p text:style-name="P217"># ################### #</text:p>
            <text:p text:style-name="P222"># PROPERTIES AFEGIDES #</text:p>
            <text:p text:style-name="P222"># ################### #</text:p>
            <text:p text:style-name="P549"/>
            <text:p text:style-name="P391"><text:span text:style-name="T47"># </text:span><text:span text:style-name="T50">Backoffices</text:span><text:span text:style-name="T47"> </text:span><text:span text:style-name="T50">asíncrons</text:span></text:p>
            <text:p text:style-name="P391"><text:span text:style-name="T30">es.caib.distribucio.tasca.enviar.anotacions.backoffice.temps.espera.execucio=</text:span><text:span text:style-name="T36">60000</text:span></text:p>
            <text:p text:style-name="P391"><text:span text:style-name="T30">es.caib.distribucio.backoffice.integracio.clau=</text:span><text:span text:style-name="T36">clauSecreta</text:span></text:p>
            <text:p text:style-name="P391"><text:span text:style-name="T30">es.caib.distribucio.backoffice.integracio.retornarAnnexIFirmaContingut=</text:span><text:span text:style-name="T36">false</text:span></text:p>
            <text:p text:style-name="P549"/>
            <text:p text:style-name="P391"><text:span text:style-name="T30">es.caib.distribucio.backoffice.test.backofficeIntegracio.url=</text:span><text:span text:style-name="T36">https://dev.caib.es/distribucio/ws/backofficeIntegracio</text:span></text:p>
            <text:p text:style-name="P391"><text:span text:style-name="T30">es.caib.distribucio.backoffice.test.backofficeIntegracio.usuari=</text:span><text:span text:style-name="T36">USUARI</text:span></text:p>
            <text:p text:style-name="P181"><text:span text:style-name="T43">es.caib.distribucio.backoffice.test.backofficeIntegracio.contrasenya=</text:span><text:span text:style-name="T36">CONTRASENYA</text:span></text:p>
          </table:table-cell>
        </table:table-row>
      </table:table>
      <text:p text:style-name="P246"/>
      <text:p text:style-name="P246"/>
      <text:list xml:id="list91513895719065" text:continue-list="list91514303511889" text:style-name="Outline">
        <text:list-item>
          <text:list>
            <text:list-header>
              <text:h text:style-name="P599" text:outline-level="2" text:is-list-header="true"><text:bookmark-start text:name="__RefHeading___Toc20229_1512682159"/>Versió 0.9.<text:span text:style-name="T45">24</text:span><text:bookmark-end text:name="__RefHeading___Toc20229_1512682159"/></text:h>
            </text:list-header>
          </text:list>
        </text:list-item>
      </text:list>
      <text:p text:style-name="P85">Data: <text:span text:style-name="T63">08/07/2019</text:span></text:p>
      <text:p text:style-name="P172"><text:tab/></text:p>
      <text:p text:style-name="P172"><text:soft-page-break/>Resum:<text:span text:style-name="T52">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2"/>
      <text:p text:style-name="P24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1515002443557" text:continue-list="list1811884208" text:style-name="L14">
        <text:list-item>
          <text:p text:style-name="P668"><text:a xlink:type="simple" xlink:href="https://github.com/GovernIB/distribucio/issues/101" text:style-name="Internet_20_link" text:visited-style-name="Visited_20_Internet_20_Link">#101</text:a> 00107_DIST_classificació</text:p>
        </text:list-item>
        <text:list-item>
          <text:p text:style-name="P668"><text:a xlink:type="simple" xlink:href="https://github.com/GovernIB/distribucio/issues/110" text:style-name="Internet_20_link" text:visited-style-name="Visited_20_Internet_20_Link">#110</text:a> Afegir camp ntiEstadoElaboracion als annexos del WS de backoffice</text:p>
        </text:list-item>
        <text:list-item>
          <text:p text:style-name="P668"><text:a xlink:type="simple" xlink:href="https://github.com/GovernIB/distribucio/issues/111" text:style-name="Internet_20_link" text:visited-style-name="Visited_20_Internet_20_Link">#111</text:a><text:span text:style-name="T59"> </text:span>Afegir la posibilitat de reintentar el processament d'anotacions amb errors</text:p>
        </text:list-item>
        <text:list-item>
          <text:p text:style-name="P6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68"><text:a xlink:type="simple" xlink:href="https://github.com/GovernIB/distribucio/issues/113" text:style-name="Internet_20_link" text:visited-style-name="Visited_20_Internet_20_Link">#113</text:a> Error en la pàgina de monitor d'integracions</text:p>
        </text:list-item>
        <text:list-item>
          <text:p text:style-name="P6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0"/>
      <text:p text:style-name="P85">Base de dades:<text:span text:style-name="T5"> </text:span></text:p>
      <text:list xml:id="list4106254961" text:style-name="L18">
        <text:list-item>
          <text:p text:style-name="P682">Canvis per ampliar el camp d'observacions del backoffice i per incloure els codis de pais, província i municipi en les anotacions de registre.</text:p>
          <text:list>
            <text:list-item>
              <text:p text:style-name="P6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1"><text:span text:style-name="T61">ALTER</text:span><text:span text:style-name="T43"> </text:span><text:span text:style-name="T61">TABLE</text:span><text:span text:style-name="T43"> DIS_REGISTRE MODIFY BACK_OBSERVACIONS VARCHAR2(4000);</text:span></text:p>
            <text:p text:style-name="P549"/>
            <text:p text:style-name="P356">-- #109 Afegir codis de municipi, país i província a les anotacions de registre </text:p>
            <text:p text:style-name="P356">-- amplia la columna de la descripció del país</text:p>
            <text:p text:style-name="P391"><text:span text:style-name="T61">ALTER</text:span><text:span text:style-name="T30"> </text:span><text:span text:style-name="T61">TABLE</text:span><text:span text:style-name="T30"> DIS_REGISTRE_INTER MODIFY PAIS VARCHAR2(100);</text:span></text:p>
            <text:p text:style-name="P356">-- afegeix les noves columnes</text:p>
            <text:p text:style-name="P391"><text:span text:style-name="T61">ALTER</text:span><text:span text:style-name="T30"> </text:span><text:span text:style-name="T61">TABLE</text:span><text:span text:style-name="T30"> DIS_REGISTRE_INTER </text:span><text:span text:style-name="T61">ADD</text:span><text:span text:style-name="T30"> PAIS_CODI VARCHAR2(4);</text:span></text:p>
            <text:p text:style-name="P391"><text:span text:style-name="T61">ALTER</text:span><text:span text:style-name="T30"> </text:span><text:span text:style-name="T61">TABLE</text:span><text:span text:style-name="T30"> DIS_REGISTRE_INTER </text:span><text:span text:style-name="T61">ADD</text:span><text:span text:style-name="T30"> PROVINCIA_CODI VARCHAR2(4);</text:span></text:p>
            <text:p text:style-name="P181"><text:span text:style-name="T61">ALTER</text:span><text:span text:style-name="T43"> </text:span><text:span text:style-name="T61">TABLE</text:span><text:span text:style-name="T43"> DIS_REGISTRE_INTER </text:span><text:span text:style-name="T61">ADD</text:span><text:span text:style-name="T43"> MUNICIPI_CODI VARCHAR2(4);</text:span></text:p>
          </table:table-cell>
        </table:table-row>
      </table:table>
      <text:p text:style-name="P250"/>
      <text:p text:style-name="P85"/>
      <text:p text:style-name="P31"><text:span text:style-name="T6">Propietats globals</text:span>: </text:p>
      <text:list xml:id="list2508314726" text:style-name="L19">
        <text:list-item>
          <text:p text:style-name="P678">Noves propietats afegides <text:span text:style-name="T60">per configurar el plugin de procediments de consulta a Rolsac</text:span>.</text:p>
          <text:list>
            <text:list-item>
              <text:p text:style-name="P678">distribucio_update_0.9.2<text:span text:style-name="T60">4</text:span>.properties:</text:p>
            </text:list-item>
          </text:list>
        </text:list-item>
      </text:list>
      <text:p text:style-name="P247"/>
      <table:table table:name="Tabla5" table:style-name="Tabla5">
        <table:table-column table:style-name="Tabla5.A"/>
        <table:table-row table:style-name="Tabla5.1">
          <table:table-cell table:style-name="Tabla5.A1" office:value-type="string">
            <text:p text:style-name="P218"># ################### #</text:p>
            <text:p text:style-name="P222"># PROPERTIES AFEGIDES #</text:p>
            <text:p text:style-name="P222"># ################### #</text:p>
            <text:p text:style-name="P549"/>
            <text:p text:style-name="P391"><text:span text:style-name="T47"># </text:span><text:span text:style-name="T50">Plugin</text:span><text:span text:style-name="T47"> </text:span><text:span text:style-name="T50">de</text:span><text:span text:style-name="T47"> </text:span><text:span text:style-name="T50">consulta</text:span><text:span text:style-name="T47"> </text:span><text:span text:style-name="T50">de</text:span><text:span text:style-name="T47"> </text:span><text:span text:style-name="T50">procediments</text:span></text:p>
            <text:p text:style-name="P391"><text:span text:style-name="T30">es.caib.distribucio.plugin.procediment.class=</text:span><text:span text:style-name="T36">es.caib.distribucio.plugin.caib.procediment.ProcedimentPluginRolsac</text:span></text:p>
            <text:p text:style-name="P391"><text:span text:style-name="T30">es.caib.distribucio.plugin.procediment.rolsac.service.url=</text:span><text:span text:style-name="T36">https://proves.caib.es/rolsac/api/rest/v1/procedimientos</text:span></text:p>
            <text:p text:style-name="P391"><text:span text:style-name="T30">es.caib.distribucio.plugin.procediment.rolsac.service.username=</text:span><text:span text:style-name="T36">$distribucio_rolsac</text:span></text:p>
            <text:p text:style-name="P182"><text:span text:style-name="T43">es.caib.distribucio.plugin.procediment.rolsac.service.password=</text:span><text:span text:style-name="T37">********</text:span><text:span text:style-name="T43"> </text:span></text:p>
          </table:table-cell>
        </table:table-row>
      </table:table>
      <text:p text:style-name="P247"/>
      <text:p text:style-name="P247"/>
      <text:list xml:id="list91514636784820" text:continue-list="list91513895719065" text:style-name="Outline">
        <text:list-item>
          <text:list>
            <text:list-header>
              <text:h text:style-name="P600" text:outline-level="2" text:is-list-header="true"><text:bookmark-start text:name="__RefHeading___Toc424222_3031935846"/>Versió 0.9.<text:span text:style-name="T45">24.1</text:span><text:bookmark-end text:name="__RefHeading___Toc424222_3031935846"/></text:h>
            </text:list-header>
          </text:list>
        </text:list-item>
      </text:list>
      <text:p text:style-name="P86">Data: 04/09/2019</text:p>
      <text:p text:style-name="P173"><text:soft-page-break/><text:tab/></text:p>
      <text:p text:style-name="P17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3"/>
      <text:p text:style-name="P25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1514020171916" text:continue-list="list91513659078897" text:style-name="L1">
        <text:list-item>
          <text:p text:style-name="P665"><text:a xlink:type="simple" xlink:href="https://github.com/GovernIB/distribucio/issues/127" text:style-name="Internet_20_link" text:visited-style-name="Visited_20_Internet_20_Link">#127</text:a> No s'envien els enviaments d'avisos de nous elements a les busties</text:p>
        </text:list-item>
        <text:list-item>
          <text:p text:style-name="P6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1"/>
      <text:p text:style-name="P86">Base de dades:<text:span text:style-name="T5"> </text:span></text:p>
      <text:list xml:id="list2519909423" text:style-name="L20">
        <text:list-item>
          <text:p text:style-name="P685">Sense canvis</text:p>
        </text:list-item>
      </text:list>
      <text:p text:style-name="P86"/>
      <text:p text:style-name="P32"><text:span text:style-name="T6">Propietats globals</text:span>: </text:p>
      <text:list xml:id="list1567193485" text:style-name="L21">
        <text:list-item>
          <text:p text:style-name="P653">Sense canvis</text:p>
        </text:list-item>
      </text:list>
      <text:p text:style-name="P32"/>
      <text:list xml:id="list91514857030930" text:continue-list="list91514636784820" text:style-name="Outline">
        <text:list-item>
          <text:list>
            <text:list-header>
              <text:h text:style-name="P60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4"/>
      <text:p text:style-name="P33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850892942" text:style-name="L22">
        <text:list-item>
          <text:p text:style-name="P704"><text:a xlink:type="simple" xlink:href="https://github.com/GovernIB/distribucio/issues/82" text:style-name="Internet_20_link" text:visited-style-name="Visited_20_Internet_20_Link">#82</text:a> Usuaris puguin veure anotacions amb errors</text:p>
        </text:list-item>
        <text:list-item>
          <text:p text:style-name="P704"><text:a xlink:type="simple" xlink:href="https://github.com/GovernIB/distribucio/issues/94" text:style-name="Internet_20_link" text:visited-style-name="Visited_20_Internet_20_Link">#94</text:a> Implementació d'un sistema d'avisos</text:p>
        </text:list-item>
        <text:list-item>
          <text:p text:style-name="P704"><text:a xlink:type="simple" xlink:href="https://github.com/GovernIB/distribucio/issues/100" text:style-name="Internet_20_link" text:visited-style-name="Visited_20_Internet_20_Link">#100</text:a> <text:s/>Nou filtre en localitzador d'anotacions </text:p>
        </text:list-item>
        <text:list-item>
          <text:p text:style-name="P704"><text:a xlink:type="simple" xlink:href="https://github.com/GovernIB/distribucio/issues/103" text:style-name="Internet_20_link" text:visited-style-name="Visited_20_Internet_20_Link">#103</text:a> Afegir el camp "backoffice" a les anotacions de registre</text:p>
        </text:list-item>
        <text:list-item>
          <text:p text:style-name="P704"><text:a xlink:type="simple" xlink:href="https://github.com/GovernIB/distribucio/issues/104" text:style-name="Internet_20_link" text:visited-style-name="Visited_20_Internet_20_Link">#104</text:a> Múltiples codis SIA a les regles</text:p>
        </text:list-item>
        <text:list-item>
          <text:p text:style-name="P704"><text:a xlink:type="simple" xlink:href="https://github.com/GovernIB/distribucio/issues/105" text:style-name="Internet_20_link" text:visited-style-name="Visited_20_Internet_20_Link">#105</text:a> Informació unificada d'accions sobre una anotació</text:p>
        </text:list-item>
        <text:list-item>
          <text:p text:style-name="P704"><text:a xlink:type="simple" xlink:href="https://github.com/GovernIB/distribucio/issues/112" text:style-name="Internet_20_link" text:visited-style-name="Visited_20_Internet_20_Link">#112</text:a> Corregir informació interessats i representants a l'email</text:p>
        </text:list-item>
        <text:list-item>
          <text:p text:style-name="P704"><text:a xlink:type="simple" xlink:href="https://github.com/GovernIB/distribucio/issues/115" text:style-name="Internet_20_link" text:visited-style-name="Visited_20_Internet_20_Link">#115</text:a> Posar <text:s/>les pantalles de l'aplicació a pantalla completa</text:p>
        </text:list-item>
        <text:list-item>
          <text:p text:style-name="P704"><text:a xlink:type="simple" xlink:href="https://github.com/GovernIB/distribucio/issues/116" text:style-name="Internet_20_link" text:visited-style-name="Visited_20_Internet_20_Link">#116</text:a> Canvis pantalla principal</text:p>
        </text:list-item>
        <text:list-item>
          <text:p text:style-name="P704"><text:a xlink:type="simple" xlink:href="https://github.com/GovernIB/distribucio/issues/117" text:style-name="Internet_20_link" text:visited-style-name="Visited_20_Internet_20_Link">#117</text:a> Classificació permetre consultar procediments en UOs filles</text:p>
        </text:list-item>
        <text:list-item>
          <text:p text:style-name="P704"><text:a xlink:type="simple" xlink:href="https://github.com/GovernIB/distribucio/issues/118" text:style-name="Internet_20_link" text:visited-style-name="Visited_20_Internet_20_Link">#118</text:a> Nous camps pel WS d'alta d'anotacions de registre</text:p>
        </text:list-item>
        <text:list-item>
          <text:p text:style-name="P70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04"><text:a xlink:type="simple" xlink:href="https://github.com/GovernIB/distribucio/issues/120" text:style-name="Internet_20_link" text:visited-style-name="Visited_20_Internet_20_Link">#120</text:a> Lentitud en la càrrega de diferents pantalles</text:p>
        </text:list-item>
        <text:list-item>
          <text:p text:style-name="P704"><text:a xlink:type="simple" xlink:href="https://github.com/GovernIB/distribucio/issues/121" text:style-name="Internet_20_link" text:visited-style-name="Visited_20_Internet_20_Link">#121</text:a> Problema amb l’enviament de correus</text:p>
        </text:list-item>
        <text:list-item>
          <text:p text:style-name="P704"><text:a xlink:type="simple" xlink:href="https://github.com/GovernIB/distribucio/issues/123" text:style-name="Internet_20_link" text:visited-style-name="Visited_20_Internet_20_Link">#123</text:a> Eliminar obligatorietat del camp Tipo Asunto</text:p>
        </text:list-item>
        <text:list-item>
          <text:p text:style-name="P70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04"><text:a xlink:type="simple" xlink:href="https://github.com/GovernIB/distribucio/issues/125" text:style-name="Internet_20_link" text:visited-style-name="Visited_20_Internet_20_Link">#125</text:a> Errors trobats durant la validació 2019.08.25</text:p>
        </text:list-item>
        <text:list-item>
          <text:p text:style-name="P70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04"><text:a xlink:type="simple" xlink:href="https://github.com/GovernIB/distribucio/issues/129" text:style-name="Internet_20_link" text:visited-style-name="Visited_20_Internet_20_Link">#129</text:a> Millora enviament avisos noves anotacions</text:p>
        </text:list-item>
        <text:list-item>
          <text:p text:style-name="P70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04"><text:a xlink:type="simple" xlink:href="https://github.com/GovernIB/distribucio/issues/131" text:style-name="Internet_20_link" text:visited-style-name="Visited_20_Internet_20_Link">#131</text:a> Nou camp tipusES pel WS d'alta d'anotacions de registre</text:p>
        </text:list-item>
        <text:list-item>
          <text:p text:style-name="P70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05"><text:a xlink:type="simple" xlink:href="https://github.com/GovernIB/distribucio/issues/134" text:style-name="Internet_20_link" text:visited-style-name="Visited_20_Internet_20_Link">#134</text:a> Posar els reenviaments a l'històric d'accions</text:p>
        </text:list-item>
      </text:list>
      <text:p text:style-name="P252"/>
      <text:p text:style-name="P87">Base de dades:<text:span text:style-name="T5"> </text:span></text:p>
      <text:list xml:id="list91514935381609" text:continue-list="list4106254961" text:style-name="L18">
        <text:list-item>
          <text:p text:style-name="P683">Nova taula pel sistema d'avisos. Noves columnes pels nous camps del WS d'alta. Camp pel codi de backoffice en les regles. Camp tipus assumpte ara pot ser null.</text:p>
          <text:list>
            <text:list-item>
              <text:p text:style-name="P6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1">-- #94 Implementació d'un sistema d'avisos </text:p>
            <text:p text:style-name="P391"><text:span text:style-name="T61">CREATE</text:span><text:span text:style-name="T30"> </text:span><text:span text:style-name="T61">TABLE</text:span><text:span text:style-name="T30"> DIS_AVIS</text:span></text:p>
            <text:p text:style-name="P188">(</text:p>
            <text:p text:style-name="P391"><text:span text:style-name="T30"><text:s text:c="2"/>ID <text:s text:c="18"/>NUMBER(19) <text:s text:c="14"/></text:span><text:span text:style-name="T61">NOT</text:span><text:span text:style-name="T30"> </text:span><text:span text:style-name="T140">NULL</text:span><text:span text:style-name="T30">,</text:span></text:p>
            <text:p text:style-name="P391"><text:span text:style-name="T30"><text:s text:c="2"/>ASSUMPTE <text:s text:c="12"/>VARCHAR2(256) <text:s text:c="11"/></text:span><text:span text:style-name="T61">NOT</text:span><text:span text:style-name="T30"> </text:span><text:span text:style-name="T140">NULL</text:span><text:span text:style-name="T30">,</text:span></text:p>
            <text:p text:style-name="P391"><text:span text:style-name="T30"><text:s text:c="2"/>MISSATGE <text:s text:c="12"/>VARCHAR2(2048) <text:s text:c="10"/></text:span><text:span text:style-name="T61">NOT</text:span><text:span text:style-name="T30"> </text:span><text:span text:style-name="T140">NULL</text:span><text:span text:style-name="T30">,</text:span></text:p>
            <text:p text:style-name="P391"><text:span text:style-name="T30"><text:s text:c="2"/>DATA_INICI <text:s text:c="10"/></text:span><text:span text:style-name="T61">TIMESTAMP</text:span><text:span text:style-name="T30">(6) <text:s text:c="12"/></text:span><text:span text:style-name="T61">NOT</text:span><text:span text:style-name="T30"> </text:span><text:span text:style-name="T140">NULL</text:span><text:span text:style-name="T30">,</text:span></text:p>
            <text:p text:style-name="P391"><text:span text:style-name="T30"><text:s text:c="2"/>DATA_FINAL <text:s text:c="10"/></text:span><text:span text:style-name="T61">TIMESTAMP</text:span><text:span text:style-name="T30">(6) <text:s text:c="12"/></text:span><text:span text:style-name="T61">NOT</text:span><text:span text:style-name="T30"> </text:span><text:span text:style-name="T140">NULL</text:span><text:span text:style-name="T30">,</text:span></text:p>
            <text:p text:style-name="P391"><text:span text:style-name="T30"><text:s text:c="2"/>ACTIU <text:s text:c="15"/>NUMBER(1) <text:s text:c="15"/></text:span><text:span text:style-name="T61">NOT</text:span><text:span text:style-name="T30"> </text:span><text:span text:style-name="T140">NULL</text:span><text:span text:style-name="T30">,</text:span></text:p>
            <text:p text:style-name="P391"><text:span text:style-name="T30"><text:s text:c="2"/>AVIS_NIVELL <text:s text:c="8"/>VARCHAR2(10) <text:s text:c="12"/></text:span><text:span text:style-name="T61">NOT</text:span><text:span text:style-name="T30"> </text:span><text:span text:style-name="T140">NULL</text:span><text:span text:style-name="T30">,</text:span></text:p>
            <text:p text:style-name="P188"><text:s text:c="2"/>CREATEDBY_CODI <text:s text:c="6"/>VARCHAR2(64),</text:p>
            <text:p text:style-name="P391"><text:span text:style-name="T30"><text:s text:c="2"/>CREATEDDATE <text:s text:c="9"/></text:span><text:span text:style-name="T61">TIMESTAMP</text:span><text:span text:style-name="T30">(6),</text:span></text:p>
            <text:p text:style-name="P188"><text:s text:c="2"/>LASTMODIFIEDBY_CODI <text:s/>VARCHAR2(64),</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AVIS </text:span><text:span text:style-name="T61">ADD</text:span><text:span text:style-name="T30"> (</text:span></text:p>
            <text:p text:style-name="P391"><text:span text:style-name="T30"><text:s text:c="2"/></text:span><text:span text:style-name="T61">CONSTRAINT</text:span><text:span text:style-name="T30"> DIS_AVIS_PK </text:span><text:span text:style-name="T61">PRIMARY</text:span><text:span text:style-name="T30"> </text:span><text:span text:style-name="T61">KEY</text:span><text:span text:style-name="T30"> (ID));</text:span></text:p>
            <text:p text:style-name="P549"/>
            <text:p text:style-name="P391"><text:span text:style-name="T61">CREATE</text:span><text:span text:style-name="T30"> </text:span><text:span text:style-name="T61">INDEX</text:span><text:span text:style-name="T30"> DIS_AVIS_DATA_INICI_I </text:span><text:span text:style-name="T61">ON</text:span><text:span text:style-name="T30"> DIS_AVIS(DATA_INICI);</text:span></text:p>
            <text:p text:style-name="P391"><text:span text:style-name="T61">CREATE</text:span><text:span text:style-name="T30"> </text:span><text:span text:style-name="T61">INDEX</text:span><text:span text:style-name="T30"> DIS_AVIS_DATA_FINAL_I </text:span><text:span text:style-name="T61">ON</text:span><text:span text:style-name="T30"> DIS_AVIS(DATA_FINAL);</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AVIS TO WWW_DISTRIBUCIO; </text:span></text:p>
            <text:p text:style-name="P549"/>
            <text:p text:style-name="P549"/>
            <text:p text:style-name="P356">-- #103 Afegir el camp "backoffice" a les anotacions de registre i a les regles</text:p>
            <text:p text:style-name="P391"><text:span text:style-name="T61">ALTER</text:span><text:span text:style-name="T30"> </text:span><text:span text:style-name="T61">TABLE</text:span><text:span text:style-name="T30"> DIS_REGLA </text:span><text:span text:style-name="T61">ADD</text:span><text:span text:style-name="T30"> BACKOFFICE_CODI VARCHAR2(20);</text:span></text:p>
            <text:p text:style-name="P391"><text:span text:style-name="T61">ALTER</text:span><text:span text:style-name="T30"> </text:span><text:span text:style-name="T61">TABLE</text:span><text:span text:style-name="T30"> DIS_REGISTRE </text:span><text:span text:style-name="T61">ADD</text:span><text:span text:style-name="T30"> BACK_CODI VARCHAR2(20);</text:span></text:p>
            <text:p text:style-name="P549"/>
            <text:p text:style-name="P549"/>
            <text:p text:style-name="P356">-- #118: Nous camps pel WS d'alta d'anotacions de registre </text:p>
            <text:p text:style-name="P391"><text:span text:style-name="T61">ALTER</text:span><text:span text:style-name="T30"> </text:span><text:span text:style-name="T61">TABLE</text:span><text:span text:style-name="T30"> DIS_REGISTRE </text:span><text:span text:style-name="T61">ADD</text:span><text:span text:style-name="T30"> PRESENCIAL NUMBER(1);</text:span></text:p>
            <text:p text:style-name="P391"><text:span text:style-name="T61">ALTER</text:span><text:span text:style-name="T30"> </text:span><text:span text:style-name="T61">TABLE</text:span><text:span text:style-name="T30"> </text:span><text:span text:style-name="T33">DIS_REGISTRE_INTER</text:span><text:span text:style-name="T30"> </text:span><text:span text:style-name="T61">ADD</text:span><text:span text:style-name="T30"> CODI_DIRE VARCHAR2(64);</text:span></text:p>
            <text:p text:style-name="P549"/>
            <text:p text:style-name="P356">-- #123 Eliminar obligatorietat del camp Tipo Asunto</text:p>
            <text:p text:style-name="P391"><text:span text:style-name="T61">ALTER</text:span><text:span text:style-name="T30"> </text:span><text:span text:style-name="T61">TABLE</text:span><text:span text:style-name="T30"> DIS_REGISTRE MODIFY (ASSUMPTE_TIPUS_CODI </text:span><text:span text:style-name="T140">NULL</text:span><text:span text:style-name="T30">);</text:span></text:p>
          </table:table-cell>
        </table:table-row>
      </table:table>
      <text:p text:style-name="P290"/>
      <text:p text:style-name="P87"/>
      <text:p text:style-name="P33"><text:span text:style-name="T6">Propietats globals</text:span>: </text:p>
      <text:list xml:id="list91513718662118" text:continue-list="list2519909423" text:style-name="L20">
        <text:list-item>
          <text:p text:style-name="P686">Sense canvis</text:p>
        </text:list-item>
      </text:list>
      <text:list xml:id="list91513867808255" text:continue-list="list91514857030930" text:style-name="Outline">
        <text:list-item>
          <text:list>
            <text:list-header>
              <text:h text:style-name="P602" text:outline-level="2" text:is-list-header="true"><text:bookmark-start text:name="__RefHeading___Toc27894_1180952855"/>Versió 0.9.25<text:span text:style-name="T143">.1 Processar anotacions amb error o pendents d'Arxiu</text:span><text:bookmark-end text:name="__RefHeading___Toc27894_1180952855"/></text:h>
            </text:list-header>
          </text:list>
        </text:list-item>
      </text:list>
      <text:p text:style-name="P35">Data: 15/10/2019</text:p>
      <text:p text:style-name="P295"/>
      <text:p text:style-name="P339"><text:soft-page-break/>Resum: Correcció per poder marcar com a processades anotacions amb error o pendents de guardar els annexos a l'Arxiu. Es corregeix perquè l'opció apareixia deshabilitada a l'usuari.</text:p>
      <text:p text:style-name="P35"/>
      <text:list xml:id="list91515065624328" text:continue-list="list850892942" text:style-name="L22">
        <text:list-item>
          <text:p text:style-name="P706"><text:a xlink:type="simple" xlink:href="https://github.com/GovernIB/distribucio/issues/144" text:style-name="Internet_20_link" text:visited-style-name="Visited_20_Internet_20_Link">#144</text:a><text:span text:style-name="T144"> </text:span>Permetre marcar com a processades les anotacions amb error o pendents de l'Arxiu</text:p>
        </text:list-item>
      </text:list>
      <text:p text:style-name="P253"/>
      <text:p text:style-name="P88">Base de dades:<text:span text:style-name="T5"> </text:span></text:p>
      <text:list xml:id="list622220865" text:style-name="L23">
        <text:list-item>
          <text:p text:style-name="P687">Sense canvis</text:p>
        </text:list-item>
      </text:list>
      <text:p text:style-name="P88"/>
      <text:p text:style-name="P35"><text:span text:style-name="T6">Propietats globals</text:span>: </text:p>
      <text:list xml:id="list3658169844" text:style-name="L24">
        <text:list-item>
          <text:p text:style-name="P688">Sense canvis</text:p>
        </text:list-item>
      </text:list>
      <text:list xml:id="list91514732417654" text:continue-list="list91513867808255" text:style-name="Outline">
        <text:list-item>
          <text:list>
            <text:list-header>
              <text:h text:style-name="P604" text:outline-level="2" text:is-list-header="true"><text:bookmark-start text:name="__RefHeading___Toc85863_1909005118"/><text:span text:style-name="T145">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296"/>
      <text:p text:style-name="P340">Resum: Resolució de diferents errors i nova llibreria d'utilitats per backoffices de DISTRIBUCIO.</text:p>
      <text:p text:style-name="P36"/>
      <text:list xml:id="list91515106422510" text:continue-list="list91515065624328" text:style-name="L22">
        <text:list-item>
          <text:p text:style-name="P707"><text:a xlink:type="simple" xlink:href="https://github.com/GovernIB/distribucio/issues/133" text:style-name="Internet_20_link" text:visited-style-name="Visited_20_Internet_20_Link">#133</text:a><text:span text:style-name="T146"> </text:span><text:s/>Llibreria integració Backoffice - Arxiu</text:p>
        </text:list-item>
        <text:list-item>
          <text:p text:style-name="P707"><text:a xlink:type="simple" xlink:href="https://github.com/GovernIB/distribucio/issues/149" text:style-name="Internet_20_link" text:visited-style-name="Visited_20_Internet_20_Link">#149</text:a><text:span text:style-name="T146"> </text:span>Error guardant annexos a l'Arxiu</text:p>
        </text:list-item>
        <text:list-item>
          <text:p text:style-name="P707"><text:a xlink:type="simple" xlink:href="https://github.com/GovernIB/distribucio/issues/148" text:style-name="Internet_20_link" text:visited-style-name="Visited_20_Internet_20_Link">#148</text:a><text:span text:style-name="T146"> </text:span>Enllaç erroni email notificació noves anotacions</text:p>
        </text:list-item>
        <text:list-item>
          <text:p text:style-name="P707"><text:a xlink:type="simple" xlink:href="https://github.com/GovernIB/distribucio/issues/146" text:style-name="Internet_20_link" text:visited-style-name="Visited_20_Internet_20_Link">#146</text:a><text:span text:style-name="T146"> </text:span>Error AJAX: [0] abort</text:p>
        </text:list-item>
        <text:list-item>
          <text:p text:style-name="P707"><text:a xlink:type="simple" xlink:href="https://github.com/GovernIB/distribucio/issues/145" text:style-name="Internet_20_link" text:visited-style-name="Visited_20_Internet_20_Link">#145</text:a><text:span text:style-name="T146"> </text:span>Error reprocessant anotacions pendents de backoffices</text:p>
        </text:list-item>
        <text:list-item>
          <text:p text:style-name="P707"><text:a xlink:type="simple" xlink:href="https://github.com/GovernIB/distribucio/issues/147" text:style-name="Internet_20_link" text:visited-style-name="Visited_20_Internet_20_Link">#147</text:a><text:span text:style-name="T146"> </text:span>Revisió i correcció de diferents aspectes de Distribució</text:p>
        </text:list-item>
        <text:list-item>
          <text:p text:style-name="P707"><text:a xlink:type="simple" xlink:href="https://github.com/GovernIB/distribucio/issues/143" text:style-name="Internet_20_link" text:visited-style-name="Visited_20_Internet_20_Link">#143</text:a><text:span text:style-name="T146"> </text:span>Error DIS_CONTINGUT_MULT_UK creant bústies</text:p>
        </text:list-item>
      </text:list>
      <text:p text:style-name="P254"/>
      <text:p text:style-name="P89">Base de dades:<text:span text:style-name="T5"> </text:span></text:p>
      <text:list xml:id="list4119219538" text:style-name="L25">
        <text:list-item>
          <text:p text:style-name="P726"><text:span text:style-name="T147">Eliminació de la restricció de clau única</text:span><text:span text:style-name="T149"> DIS_CONTINGUT_MULT_UK</text:span><text:span text:style-name="T12"> que no permetia crear bústies amb el mateix nom</text:span><text:span text:style-name="T149"> </text:span><text:span text:style-name="T12">per a diferents unitats orgániques</text:span><text:span text:style-name="T147">.</text:span></text:p>
          <text:list>
            <text:list-item>
              <text:p text:style-name="P726"><text:a xlink:type="simple" xlink:href="https://github.com/GovernIB/distribucio/blob/dis-0.9/scripts/bbdd/1.0/oracle/updates/distribucio_update_0.9.26.sql" text:style-name="Internet_20_link" text:visited-style-name="Visited_20_Internet_20_Link"><text:span text:style-name="T147">distribucio_update_0.9.26.sql</text:span></text:a><text:span text:style-name="T147"> (Oracle)</text:span></text:p>
            </text:list-item>
          </text:list>
        </text:list-item>
      </text:list>
      <text:p text:style-name="P379"/>
      <table:table table:name="Table2" table:style-name="Table2">
        <table:table-column table:style-name="Table2.A"/>
        <table:table-row table:style-name="Table2.1">
          <table:table-cell table:style-name="Table2.A1" office:value-type="string">
            <text:p text:style-name="P352">-- #143 Error DIS_CONTINGUT_MULT_UK creant bústies</text:p>
            <text:p text:style-name="P356">-- Elimina la restricció de la taula de continguts</text:p>
            <text:p text:style-name="P549"/>
            <text:p text:style-name="P380"><text:span text:style-name="T61">ALTER</text:span><text:span text:style-name="T30"> </text:span><text:span text:style-name="T61">TABLE</text:span><text:span text:style-name="T30"> DIS_CONTINGUT </text:span><text:span text:style-name="T61">DROP</text:span><text:span text:style-name="T30"> </text:span><text:span text:style-name="T61">CONSTRAINT</text:span><text:span text:style-name="T30"> DIS_CONTINGUT_MULT_UK;</text:span></text:p>
          </table:table-cell>
        </table:table-row>
      </table:table>
      <text:p text:style-name="P291"/>
      <text:p text:style-name="P89"/>
      <text:p text:style-name="P36"><text:span text:style-name="T6">Propietats globals</text:span>: </text:p>
      <text:list xml:id="list1586771449" text:style-name="L26">
        <text:list-item>
          <text:p text:style-name="P689">Sense canvis</text:p>
        </text:list-item>
      </text:list>
      <text:p text:style-name="P371"/>
      <text:p text:style-name="P401">Canvis a les llibreries:</text:p>
      <text:list xml:id="list2268808192" text:style-name="L27">
        <text:list-item>
          <text:p text:style-name="P727"><text:span text:style-name="T148">distribucio-backoffice-utils</text:span><text:span text:style-name="T11">: Nova llibreria amb utilitats pels </text:span><text:span text:style-name="T148">backoffices</text:span><text:span text:style-name="T11"> de DISTRIBUCIO</text:span></text:p>
          <text:list>
            <text:list-item>
              <text:p text:style-name="P729">Versió: 0.9.26</text:p>
            </text:list-item>
          </text:list>
        </text:list-item>
      </text:list>
      <text:p text:style-name="P403"/>
      <text:list xml:id="list91515339402168" text:continue-list="list91514732417654" text:style-name="Outline">
        <text:list-item>
          <text:list>
            <text:list-header>
              <text:h text:style-name="P605" text:outline-level="2" text:is-list-header="true"><text:bookmark-start text:name="__RefHeading___Toc85865_1909005118"/><text:soft-page-break/><text:span text:style-name="T145">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297">Data: 0<text:span text:style-name="T161">3</text:span>/06/2020</text:p>
      <text:p text:style-name="P297"/>
      <text:p text:style-name="P341">Resum: <text:span text:style-name="T155">Millora de la consulta de registres d'usuaris per evitar errors de problemes de rendiment</text:span>.<text:span text:style-name="T159"> També es resolen altres errors com annexos amb el mateix nom provinents de Regweb o alta d'anotacions amb documents sense firmes.</text:span></text:p>
      <text:p text:style-name="P37"/>
      <text:list xml:id="list91513509274830" text:continue-list="list91515106422510" text:style-name="L22">
        <text:list-item>
          <text:p text:style-name="P70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5">7</text:span></text:a><text:span text:style-name="T155"> </text:span>Distribucio es queda sense connexions a BBDD</text:p>
        </text:list-item>
        <text:list-item>
          <text:p text:style-name="P708"><text:a xlink:type="simple" xlink:href="https://github.com/GovernIB/distribucio/issues/154" text:style-name="Internet_20_link" text:visited-style-name="Visited_20_Internet_20_Link">#154</text:a><text:span text:style-name="T155"> </text:span>Error al guardar annexes de registre quan tenen el mateix nom </text:p>
        </text:list-item>
        <text:list-item>
          <text:p text:style-name="P708"><text:a xlink:type="simple" xlink:href="https://github.com/GovernIB/distribucio/issues/150" text:style-name="Internet_20_link" text:visited-style-name="Visited_20_Internet_20_Link">#150</text:a><text:span text:style-name="T155"> </text:span>Millorar velocitat de càrrega de la pantalla d'usuari </text:p>
        </text:list-item>
        <text:list-item>
          <text:p text:style-name="P708"><text:a xlink:type="simple" xlink:href="https://github.com/GovernIB/distribucio/issues/158" text:style-name="Internet_20_link" text:visited-style-name="Visited_20_Internet_20_Link">#158</text:a><text:span text:style-name="T155"> </text:span>Optimitzar el temps que arriba l’anotació fins a la bústia. </text:p>
        </text:list-item>
        <text:list-item>
          <text:p text:style-name="P709"><text:a xlink:type="simple" xlink:href="https://github.com/GovernIB/distribucio/issues/156" text:style-name="Internet_20_link" text:visited-style-name="Visited_20_Internet_20_Link">#156</text:a><text:span text:style-name="T160"> </text:span>Error recuperant annexos sense firma des de Ripea com a backoffice de Distribució </text:p>
        </text:list-item>
        <text:list-item>
          <text:p text:style-name="P710"><text:a xlink:type="simple" xlink:href="https://github.com/GovernIB/distribucio/issues/169" text:style-name="Internet_20_link" text:visited-style-name="Visited_20_Internet_20_Link">#169</text:a><text:span text:style-name="T161"> </text:span>Error de compilació. Afegir la versió al plugin jaxws-maven-plugin </text:p>
        </text:list-item>
        <text:list-item>
          <text:p text:style-name="P711"><text:a xlink:type="simple" xlink:href="https://github.com/GovernIB/distribucio/issues/171" text:style-name="Internet_20_link" text:visited-style-name="Visited_20_Internet_20_Link">#171</text:a><text:span text:style-name="T162"> </text:span>Modificar tamany de camps de la taula DIS_REGISTRE </text:p>
        </text:list-item>
      </text:list>
      <text:p text:style-name="P255"/>
      <text:p text:style-name="P90">Base de dades:<text:span text:style-name="T5"> </text:span></text:p>
      <text:list xml:id="list3490634654" text:style-name="L28">
        <text:list-item>
          <text:p text:style-name="P684">Nova columna per determinar si una anotació de registre està pendent de processament o està processada per millorar el rendiment de les consultes.</text:p>
          <text:list>
            <text:list-item>
              <text:p text:style-name="P750"><text:a xlink:type="simple" xlink:href="https://github.com/GovernIB/distribucio/blob/dis-0.9/scripts/bbdd/1.0/oracle/updates/distribucio_update_0.9.27.sql" text:style-name="Internet_20_link" text:visited-style-name="Visited_20_Internet_20_Link"><text:span text:style-name="T147">distribucio_update_0.9.27.sql</text:span></text:a><text:span text:style-name="T147"> (Oracle)</text:span></text:p>
            </text:list-item>
          </text:list>
        </text:list-item>
      </text:list>
      <text:p text:style-name="P431"/>
      <table:table table:name="Table3" table:style-name="Table3">
        <table:table-column table:style-name="Table3.A"/>
        <table:table-row table:style-name="Table3.1">
          <table:table-cell table:style-name="Table3.A1" office:value-type="string">
            <text:p text:style-name="P353">-- #157 Distribucio es queda sense connexions a BBDD </text:p>
            <text:p text:style-name="P356">-- S'ha de millorar la consulta de registres. Es crea una columna nova per determinar si està pendent</text:p>
            <text:p text:style-name="P549"/>
            <text:p text:style-name="P356">-- Afegeix una columna de processament</text:p>
            <text:p text:style-name="P391"><text:span text:style-name="T61">ALTER</text:span><text:span text:style-name="T30"> </text:span><text:span text:style-name="T61">TABLE</text:span><text:span text:style-name="T30"> DISTRIBUCIO.DIS_REGISTRE </text:span><text:span text:style-name="T61">ADD</text:span><text:span text:style-name="T30"> PENDENT NUMBER </text:span><text:span text:style-name="T61">DEFAULT</text:span><text:span text:style-name="T30"> 1 </text:span><text:span text:style-name="T61">NOT</text:span><text:span text:style-name="T30"> </text:span><text:span text:style-name="T140">NULL</text:span><text:span text:style-name="T30">;</text:span></text:p>
            <text:p text:style-name="P356">-- Posa com a processades les que tinguin l'estat de processat</text:p>
            <text:p text:style-name="P391"><text:span text:style-name="T61">UPDATE</text:span><text:span text:style-name="T30"> DIS_REGISTRE </text:span><text:span text:style-name="T61">SET</text:span><text:span text:style-name="T30"> PENDENT = 0</text:span></text:p>
            <text:p text:style-name="P391"><text:span text:style-name="T61">WHERE</text:span><text:span text:style-name="T30"> PROCES_ESTAT </text:span><text:span text:style-name="T61">IN</text:span><text:span text:style-name="T30"> (</text:span><text:span text:style-name="T157">'BUSTIA_PROCESSADA'</text:span><text:span text:style-name="T30">, </text:span><text:span text:style-name="T157">'BACK_PENDENT'</text:span><text:span text:style-name="T30">, </text:span><text:span text:style-name="T157">'BACK_REBUDA'</text:span><text:span text:style-name="T30">, </text:span><text:span text:style-name="T157">'BACK_PROCESSADA'</text:span><text:span text:style-name="T30">, </text:span><text:span text:style-name="T157">'BACK_REBUTJADA'</text:span><text:span text:style-name="T30">, </text:span><text:span text:style-name="T157">'BACK_ERROR'</text:span><text:span text:style-name="T30">);</text:span></text:p>
            <text:p text:style-name="P356">-- Crea un índex per a la nova columna </text:p>
            <text:p text:style-name="P381"><text:span text:style-name="T61">CREATE</text:span><text:span text:style-name="T30"> </text:span><text:span text:style-name="T61">INDEX</text:span><text:span text:style-name="T30"> DIS_REGISTRE_PENDENT_I </text:span><text:span text:style-name="T61">ON</text:span><text:span text:style-name="T30"> DISTRIBUCIO.DIS_REGISTRE (PENDENT);</text:span></text:p>
            <text:p text:style-name="P184"/>
            <text:p text:style-name="P353">-- #171 Modificar tamany de camps de la taula DIS_REGISTRE </text:p>
            <text:p text:style-name="P356">-- S'han d'igualar els camps EXPOSA, SOLICITA, MOTIU_REBUIG al regweb3</text:p>
            <text:p text:style-name="P356">-- i posar-los com a LOB.</text:p>
            <text:p text:style-name="P549"/>
            <text:p text:style-name="P356">-- Per canviar el tipus de la columna:</text:p>
            <text:p text:style-name="P549"/>
            <text:p text:style-name="P356">-- 1 Canvia el nom de la columna actual</text:p>
            <text:p text:style-name="P391"><text:span text:style-name="T61">ALTER</text:span><text:span text:style-name="T30"> </text:span><text:span text:style-name="T61">TABLE</text:span><text:span text:style-name="T30"> DIS_REGISTRE RENAME </text:span><text:span text:style-name="T61">COLUMN</text:span><text:span text:style-name="T30"> EXPOSA TO EXPOSA2;</text:span></text:p>
            <text:p text:style-name="P391"><text:span text:style-name="T61">ALTER</text:span><text:span text:style-name="T30"> </text:span><text:span text:style-name="T61">TABLE</text:span><text:span text:style-name="T30"> DIS_REGISTRE RENAME </text:span><text:span text:style-name="T61">COLUMN</text:span><text:span text:style-name="T30"> SOLICITA TO SOLICITA2;</text:span></text:p>
            <text:p text:style-name="P391"><text:span text:style-name="T61">ALTER</text:span><text:span text:style-name="T30"> </text:span><text:span text:style-name="T61">TABLE</text:span><text:span text:style-name="T30"> DIS_REGISTRE RENAME </text:span><text:span text:style-name="T61">COLUMN</text:span><text:span text:style-name="T30"> MOTIU_REBUIG TO MOTIU_REBUIG2;</text:span></text:p>
            <text:p text:style-name="P356">-- 2 Afegeix les noves columnes</text:p>
            <text:p text:style-name="P391"><text:span text:style-name="T61">ALTER</text:span><text:span text:style-name="T30"> </text:span><text:span text:style-name="T61">TABLE</text:span><text:span text:style-name="T30"> DIS_REGISTRE </text:span><text:span text:style-name="T61">ADD</text:span><text:span text:style-name="T30"> (EXPOSA CLOB);</text:span></text:p>
            <text:p text:style-name="P391"><text:span text:style-name="T61">ALTER</text:span><text:span text:style-name="T30"> </text:span><text:span text:style-name="T61">TABLE</text:span><text:span text:style-name="T30"> DIS_REGISTRE </text:span><text:span text:style-name="T61">ADD</text:span><text:span text:style-name="T30"> (SOLICITA CLOB);</text:span></text:p>
            <text:p text:style-name="P391"><text:span text:style-name="T61">ALTER</text:span><text:span text:style-name="T30"> </text:span><text:span text:style-name="T61">TABLE</text:span><text:span text:style-name="T30"> DIS_REGISTRE </text:span><text:span text:style-name="T61">ADD</text:span><text:span text:style-name="T30"> (MOTIU_REBUIG CLOB);</text:span></text:p>
            <text:p text:style-name="P356">-- 3 Copia les dades</text:p>
            <text:p text:style-name="P391"><text:span text:style-name="T61">UPDATE</text:span><text:span text:style-name="T30"> DIS_REGISTRE </text:span><text:span text:style-name="T61">SET</text:span><text:span text:style-name="T30"> EXPOSA=EXPOSA2;</text:span></text:p>
            <text:p text:style-name="P391"><text:span text:style-name="T61">UPDATE</text:span><text:span text:style-name="T30"> DIS_REGISTRE </text:span><text:span text:style-name="T61">SET</text:span><text:span text:style-name="T30"> SOLICITA=SOLICITA2;</text:span></text:p>
            <text:p text:style-name="P391"><text:soft-page-break/><text:span text:style-name="T61">UPDATE</text:span><text:span text:style-name="T30"> DIS_REGISTRE </text:span><text:span text:style-name="T61">SET</text:span><text:span text:style-name="T30"> MOTIU_REBUIG=MOTIU_REBUIG2;</text:span></text:p>
            <text:p text:style-name="P356">-- 4 Esborra les columnes antigues</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EXPOS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SOLICIT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MOTIU_REBUIG2;</text:span></text:p>
            <text:p text:style-name="P356">-- 5 Refà l'índex</text:p>
            <text:p text:style-name="P381"><text:span text:style-name="T61">ALTER</text:span><text:span text:style-name="T30"> </text:span><text:span text:style-name="T61">INDEX</text:span><text:span text:style-name="T30"> DIS_REGISTRE_PK REBUILD;</text:span></text:p>
          </table:table-cell>
        </table:table-row>
      </table:table>
      <text:p text:style-name="P292"/>
      <text:p text:style-name="P90"/>
      <text:p text:style-name="P37"><text:span text:style-name="T6">Propietats globals</text:span>: </text:p>
      <text:list xml:id="list1414767140" text:style-name="L29">
        <text:list-item>
          <text:p text:style-name="P690">Sense canvis</text:p>
        </text:list-item>
      </text:list>
      <text:p text:style-name="P372"/>
      <text:p text:style-name="P372"/>
      <text:list xml:id="list91514020133976" text:continue-list="list91515339402168" text:style-name="Outline">
        <text:list-item>
          <text:list>
            <text:list-header>
              <text:h text:style-name="P606" text:outline-level="2" text:is-list-header="true"><text:bookmark-start text:name="__RefHeading___Toc294707_93553639"/><text:span text:style-name="T145">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298">Data: <text:span text:style-name="T164">03</text:span>/0<text:span text:style-name="T163">7</text:span>/2020</text:p>
      <text:p text:style-name="P298"/>
      <text:p text:style-name="P342">Resum: Modificació de l'enviament d'anotacions per correu electrònic. Llistats d'usuaris per bústia.<text:span text:style-name="T166"> Marcar anotacions enviades per email.</text:span> Nova utilitat pels backoffices de Distribució per interpretar documents annexos tècnics de sistra2 de formularis i pagaments.</text:p>
      <text:p text:style-name="P38"/>
      <text:list xml:id="list91514413595591" text:continue-list="list91513509274830" text:style-name="L22">
        <text:list-item>
          <text:p text:style-name="P712"><text:a xlink:type="simple" xlink:href="https://github.com/GovernIB/distribucio/issues/151" text:style-name="Internet_20_link" text:visited-style-name="Visited_20_Internet_20_Link"><text:span text:style-name="T166">#151</text:span></text:a><text:span text:style-name="T166"> </text:span>Rendiment de l'enviament per email d'una anotació de registre</text:p>
        </text:list-item>
        <text:list-item>
          <text:p text:style-name="P712"><text:a xlink:type="simple" xlink:href="https://github.com/GovernIB/distribucio/issues/175" text:style-name="Internet_20_link" text:visited-style-name="Visited_20_Internet_20_Link"><text:span text:style-name="T166">#175</text:span></text:a><text:span text:style-name="T166"> </text:span>Guardar informació de firmes d'annexos per no haver-els de consultar cada vegada</text:p>
        </text:list-item>
        <text:list-item>
          <text:p text:style-name="P712"><text:a xlink:type="simple" xlink:href="https://github.com/GovernIB/distribucio/issues/142" text:style-name="Internet_20_link" text:visited-style-name="Visited_20_Internet_20_Link"><text:span text:style-name="T166">#142</text:span></text:a><text:span text:style-name="T166"> </text:span>Revisar i corregir llargades dels camps de les anotacions</text:p>
        </text:list-item>
        <text:list-item>
          <text:p text:style-name="P712"><text:a xlink:type="simple" xlink:href="https://github.com/GovernIB/distribucio/issues/140" text:style-name="Internet_20_link" text:visited-style-name="Visited_20_Internet_20_Link"><text:span text:style-name="T166">#140</text:span></text:a><text:span text:style-name="T166"> </text:span>Revisar enumerats a la BBDD</text:p>
        </text:list-item>
        <text:list-item>
          <text:p text:style-name="P712"><text:a xlink:type="simple" xlink:href="https://github.com/GovernIB/distribucio/issues/165" text:style-name="Internet_20_link" text:visited-style-name="Visited_20_Internet_20_Link"><text:span text:style-name="T166">#165</text:span></text:a><text:span text:style-name="T166"> </text:span>Desenvolupar llibreria per poder obtenir les dades dels fitxers tècnics que venen de registres</text:p>
        </text:list-item>
        <text:list-item>
          <text:p text:style-name="P712"><text:a xlink:type="simple" xlink:href="https://github.com/GovernIB/distribucio/issues/168" text:style-name="Internet_20_link" text:visited-style-name="Visited_20_Internet_20_Link"><text:span text:style-name="T166">#168</text:span></text:a><text:span text:style-name="T166"> </text:span>Llistat d'usuaris en el detall d'una bústia i fulla exportable d'usuaris per bústia i unitat orgànica</text:p>
        </text:list-item>
        <text:list-item>
          <text:p text:style-name="P712"><text:a xlink:type="simple" xlink:href="https://github.com/GovernIB/distribucio/issues/153" text:style-name="Internet_20_link" text:visited-style-name="Visited_20_Internet_20_Link"><text:span text:style-name="T166">#153</text:span></text:a><text:span text:style-name="T166"> </text:span>Revisar el marcador d'anotacions pendents de processar</text:p>
        </text:list-item>
        <text:list-item>
          <text:p text:style-name="P712"><text:a xlink:type="simple" xlink:href="https://github.com/GovernIB/distribucio/issues/152" text:style-name="Internet_20_link" text:visited-style-name="Visited_20_Internet_20_Link">#152</text:a><text:span text:style-name="T166"> </text:span>Marcar les anotacions de registre que s'han enviat per email </text:p>
        </text:list-item>
        <text:list-item>
          <text:p text:style-name="P713"><text:a xlink:type="simple" xlink:href="https://github.com/GovernIB/distribucio/issues/184" text:style-name="Internet_20_link" text:visited-style-name="Visited_20_Internet_20_Link">#184</text:a><text:span text:style-name="T168"> </text:span>Error filtrant anotacions pendents. Apareixen anotacions processades a la bústia</text:p>
        </text:list-item>
      </text:list>
      <text:p text:style-name="P256"/>
      <text:p text:style-name="P91">Base de dades:<text:span text:style-name="T5"> </text:span></text:p>
      <text:list xml:id="list2345389672" text:style-name="L30">
        <text:list-item>
          <text:p text:style-name="P765">distribucio_update_0.9.28.sql<text:span text:style-name="T167">:</text:span></text:p>
          <text:list>
            <text:list-item>
              <text:p text:style-name="P781">Canvi d'enumerats.</text:p>
            </text:list-item>
            <text:list-item>
              <text:p text:style-name="P781">Revisió de camps llargades SICRES</text:p>
            </text:list-item>
            <text:list-item>
              <text:p text:style-name="P781">Guardar informació de les firmes</text:p>
            </text:list-item>
            <text:list-item>
              <text:p text:style-name="P781">Marcar anotacions enviades per email.</text:p>
            </text:list-item>
            <text:list-item>
              <text:p text:style-name="P782">Corregir error anotacions que apareixen com a pendents</text:p>
            </text:list-item>
          </text:list>
        </text:list-item>
      </text:list>
      <text:p text:style-name="P91"/>
      <text:p text:style-name="P38"><text:span text:style-name="T6">Propietats globals</text:span>: </text:p>
      <text:list xml:id="list2166512120" text:style-name="L31">
        <text:list-item>
          <text:p text:style-name="P691">Sense canvis</text:p>
        </text:list-item>
      </text:list>
      <text:p text:style-name="P373"/>
      <text:p text:style-name="P141">Altres: </text:p>
      <text:list xml:id="list91514150334213" text:continue-numbering="true" text:style-name="L31">
        <text:list-item>
          <text:p text:style-name="P783"><text:soft-page-break/><text:span text:style-name="T165">Nova versió 0.9.28 de la llibreria de </text:span><text:span text:style-name="T150">distribucio-backoffices-utils</text:span><text:span text:style-name="T13"> amb la separació de les utilitats de l'Arxiu i Sistra2. La classe </text:span><text:span text:style-name="T150">BackofficesUtils</text:span><text:span text:style-name="T13"> de la versió 0.9.26 passa a anomenar-se </text:span><text:span text:style-name="T150">BackofficeArxiuUtils</text:span><text:span text:style-name="T13">.</text:span></text:p>
        </text:list-item>
      </text:list>
      <text:p text:style-name="P404"/>
      <text:list xml:id="list91515134717776" text:continue-list="list91514020133976" text:style-name="Outline">
        <text:list-item>
          <text:list>
            <text:list-header>
              <text:h text:style-name="P607" text:outline-level="2" text:is-list-header="true"><text:bookmark-start text:name="__RefHeading___Toc136111_1193039826"/><text:span text:style-name="T145">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299">Data: <text:span text:style-name="T164">10</text:span>/0<text:span text:style-name="T163">7</text:span>/2020</text:p>
      <text:p text:style-name="P299"/>
      <text:p text:style-name="P343">Resum: Correcció de l'error en l'enviament via email.</text:p>
      <text:p text:style-name="P39"/>
      <text:list xml:id="list91515580075944" text:continue-list="list91514413595591" text:style-name="L22">
        <text:list-item>
          <text:p text:style-name="P714"><text:a xlink:type="simple" xlink:href="https://github.com/GovernIB/distribucio/issues/189" text:style-name="Internet_20_link" text:visited-style-name="Visited_20_Internet_20_Link">#189</text:a><text:span text:style-name="T169"> </text:span>Error de concurrència enviant anotacio via email</text:p>
        </text:list-item>
      </text:list>
      <text:p text:style-name="P257"/>
      <text:p text:style-name="P92">Base de dades:<text:span text:style-name="T5"> </text:span></text:p>
      <text:list xml:id="list347410684" text:style-name="L32">
        <text:list-item>
          <text:p text:style-name="P766">S<text:span text:style-name="T169">ense canvis</text:span></text:p>
        </text:list-item>
      </text:list>
      <text:p text:style-name="P92"/>
      <text:p text:style-name="P39"><text:span text:style-name="T6">Propietats globals</text:span>: </text:p>
      <text:list xml:id="list1477398141" text:style-name="L33">
        <text:list-item>
          <text:p text:style-name="P692">Sense canvis</text:p>
        </text:list-item>
      </text:list>
      <text:list xml:id="list91514251301653" text:continue-list="list91515134717776" text:style-name="Outline">
        <text:list-item>
          <text:list>
            <text:list-header>
              <text:h text:style-name="P608" text:outline-level="2" text:is-list-header="true"><text:bookmark-start text:name="__RefHeading___Toc468536_3846289567"/><text:span text:style-name="T145">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00">Data: <text:span text:style-name="T164">16</text:span>/0<text:span text:style-name="T163">7</text:span>/2020</text:p>
      <text:p text:style-name="P300"/>
      <text:p text:style-name="P344">Resum: Correcció de l'error que fa que es mostri el justificant com un annex.</text:p>
      <text:p text:style-name="P40"/>
      <text:list xml:id="list91514021644253" text:continue-list="list91515580075944" text:style-name="L22">
        <text:list-item>
          <text:p text:style-name="P715"><text:a xlink:type="simple" xlink:href="https://github.com/GovernIB/distribucio/issues/196" text:style-name="Internet_20_link" text:visited-style-name="Visited_20_Internet_20_Link">#196</text:a><text:span text:style-name="T170"> </text:span>Es mostra el justificant com un annex </text:p>
        </text:list-item>
      </text:list>
      <text:p text:style-name="P432"/>
      <text:p text:style-name="P258"/>
      <text:p text:style-name="P93">Base de dades:<text:span text:style-name="T5"> </text:span></text:p>
      <text:list xml:id="list3550950070" text:style-name="L34">
        <text:list-item>
          <text:p text:style-name="P767">S<text:span text:style-name="T169">ense canvis</text:span></text:p>
        </text:list-item>
      </text:list>
      <text:p text:style-name="P93"/>
      <text:p text:style-name="P40"><text:span text:style-name="T6">Propietats globals</text:span>: </text:p>
      <text:list xml:id="list1481347679" text:style-name="L35">
        <text:list-item>
          <text:p text:style-name="P693">Sense canvis</text:p>
        </text:list-item>
      </text:list>
      <text:p text:style-name="P374"/>
      <text:list xml:id="list91514974514870" text:continue-list="list91514251301653" text:style-name="Outline">
        <text:list-item>
          <text:list>
            <text:list-header>
              <text:h text:style-name="P609" text:outline-level="2" text:is-list-header="true"><text:bookmark-start text:name="__RefHeading___Toc86628_3242410572"/><text:span text:style-name="T145">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01">Data: <text:span text:style-name="T164">09</text:span>/0<text:span text:style-name="T163">9</text:span>/2020<text:span text:style-name="T171"> 15:00h</text:span></text:p>
      <text:p text:style-name="P301"/>
      <text:p text:style-name="P345">Resum: Millores de rendiment i del sistema de logs. Refactorització interna per millorar el codi. Millores en la localització d'anotacions per administradors. Correcció scripts BBDD per Postgres i altres errors.</text:p>
      <text:p text:style-name="P301"/>
      <text:p text:style-name="P433">Canvis i millores:</text:p>
      <text:list xml:id="list409421266" text:style-name="L36">
        <text:list-item>
          <text:p text:style-name="P801"><text:a xlink:type="simple" xlink:href="https://github.com/GovernIB/distribucio/issues/213" text:style-name="Internet_20_link" text:visited-style-name="Visited_20_Internet_20_Link">#213</text:a><text:span text:style-name="T175"> </text:span>Afegir filtres a la gestió de bústies </text:p>
        </text:list-item>
        <text:list-item>
          <text:p text:style-name="P801"><text:a xlink:type="simple" xlink:href="https://github.com/GovernIB/distribucio/issues/141" text:style-name="Internet_20_link" text:visited-style-name="Visited_20_Internet_20_Link">#141</text:a><text:span text:style-name="T175"> </text:span>Revisar el sistema de logs </text:p>
        </text:list-item>
        <text:list-item>
          <text:p text:style-name="P801"><text:soft-page-break/><text:a xlink:type="simple" xlink:href="https://github.com/GovernIB/distribucio/issues/207" text:style-name="Internet_20_link" text:visited-style-name="Visited_20_Internet_20_Link">#207</text:a><text:span text:style-name="T175"> </text:span>Informar a l'usuari que la petició de reintent de processament està en procés.</text:p>
        </text:list-item>
        <text:list-item>
          <text:p text:style-name="P801"><text:a xlink:type="simple" xlink:href="https://github.com/GovernIB/distribucio/issues/206" text:style-name="Internet_20_link" text:visited-style-name="Visited_20_Internet_20_Link">#206</text:a><text:span text:style-name="T175"> </text:span>Diferenciar les unitats organitzatives actives de les inactives als desplegables. </text:p>
        </text:list-item>
        <text:list-item>
          <text:p text:style-name="P801"><text:a xlink:type="simple" xlink:href="https://github.com/GovernIB/distribucio/issues/139" text:style-name="Internet_20_link" text:visited-style-name="Visited_20_Internet_20_Link">#139</text:a><text:span text:style-name="T175"> </text:span>Eliminar camp unitatOrganicaCodi de la bústia </text:p>
        </text:list-item>
        <text:list-item>
          <text:p text:style-name="P801"><text:a xlink:type="simple" xlink:href="https://github.com/GovernIB/distribucio/issues/137" text:style-name="Internet_20_link" text:visited-style-name="Visited_20_Internet_20_Link">#137</text:a><text:span text:style-name="T175"> </text:span>Refactoritzar el mètode DistribucioPluginArxiuImpl.saveAnnexosAsDocumentInArxiu</text:p>
        </text:list-item>
        <text:list-item>
          <text:p text:style-name="P801"><text:a xlink:type="simple" xlink:href="https://github.com/GovernIB/distribucio/issues/180" text:style-name="Internet_20_link" text:visited-style-name="Visited_20_Internet_20_Link">#180</text:a><text:span text:style-name="T175"> </text:span>Millorar el rendiment del canvi de vista en arbre a la gestió de bústies </text:p>
        </text:list-item>
        <text:list-item>
          <text:p text:style-name="P801"><text:a xlink:type="simple" xlink:href="https://github.com/GovernIB/distribucio/issues/138" text:style-name="Internet_20_link" text:visited-style-name="Visited_20_Internet_20_Link">#138</text:a><text:span text:style-name="T175"> </text:span>Comprovar bústia i comprovar contingut fan el mateix, unificar-les </text:p>
        </text:list-item>
        <text:list-item>
          <text:p text:style-name="P801"><text:a xlink:type="simple" xlink:href="https://github.com/GovernIB/distribucio/issues/136" text:style-name="Internet_20_link" text:visited-style-name="Visited_20_Internet_20_Link">#136</text:a><text:span text:style-name="T175"> </text:span>Netejar el mètode toContingutDto </text:p>
        </text:list-item>
        <text:list-item>
          <text:p text:style-name="P801"><text:a xlink:type="simple" xlink:href="https://github.com/GovernIB/distribucio/issues/203" text:style-name="Internet_20_link" text:visited-style-name="Visited_20_Internet_20_Link">#203</text:a><text:span text:style-name="T175"> </text:span>Opció per reintentar el processament massiu d'anotacions erròn<text:span text:style-name="T173">i</text:span>es </text:p>
        </text:list-item>
        <text:list-item>
          <text:p text:style-name="P801"><text:a xlink:type="simple" xlink:href="https://github.com/GovernIB/distribucio/issues/186" text:style-name="Internet_20_link" text:visited-style-name="Visited_20_Internet_20_Link">#186</text:a><text:span text:style-name="T175"> </text:span>Modificar els filtres que cerquen UO a DIR3 per què només cerquin unitats orgàniques actives </text:p>
        </text:list-item>
        <text:list-item>
          <text:p text:style-name="P801"><text:a xlink:type="simple" xlink:href="https://github.com/GovernIB/distribucio/issues/179" text:style-name="Internet_20_link" text:visited-style-name="Visited_20_Internet_20_Link">#179</text:a><text:span text:style-name="T175"> </text:span>Ampliar els detalls del Localitzador d'anotacions de registre </text:p>
        </text:list-item>
        <text:list-item>
          <text:p text:style-name="P801"><text:a xlink:type="simple" xlink:href="https://github.com/GovernIB/distribucio/issues/194" text:style-name="Internet_20_link" text:visited-style-name="Visited_20_Internet_20_Link">#194</text:a><text:span text:style-name="T175"> </text:span>A la pantalla de consulta d'anotacions de registre d'administrador apareix bloquejat el camp bústia del filtre </text:p>
        </text:list-item>
        <text:list-item>
          <text:p text:style-name="P801"><text:a xlink:type="simple" xlink:href="https://github.com/GovernIB/distribucio/issues/183" text:style-name="Internet_20_link" text:visited-style-name="Visited_20_Internet_20_Link">#183</text:a><text:span text:style-name="T175"> </text:span>Recordar la posició en el llistat si es produeix un error </text:p>
        </text:list-item>
        <text:list-item>
          <text:p text:style-name="P801"><text:a xlink:type="simple" xlink:href="https://github.com/GovernIB/distribucio/issues/188" text:style-name="Internet_20_link" text:visited-style-name="Visited_20_Internet_20_Link">#188</text:a><text:span text:style-name="T175"> </text:span>Alineació de l'icona de mail cap a l'esquerra </text:p>
        </text:list-item>
        <text:list-item>
          <text:p text:style-name="P801"><text:a xlink:type="simple" xlink:href="https://github.com/GovernIB/distribucio/issues/176" text:style-name="Internet_20_link" text:visited-style-name="Visited_20_Internet_20_Link">#176</text:a><text:span text:style-name="T175"> </text:span>Traducció de literals del paginador </text:p>
        </text:list-item>
        <text:list-item>
          <text:p text:style-name="P808"><text:a xlink:type="simple" xlink:href="https://github.com/GovernIB/distribucio/issues/178" text:style-name="Internet_20_link" text:visited-style-name="Visited_20_Internet_20_Link">#178</text:a><text:span text:style-name="T175"> </text:span>Eliminar els espais als filtres del Localitzador d'anotacions de registre </text:p>
        </text:list-item>
        <text:list-item>
          <text:p text:style-name="P802"><text:a xlink:type="simple" xlink:href="https://github.com/GovernIB/distribucio/issues/177" text:style-name="Internet_20_link" text:visited-style-name="Visited_20_Internet_20_Link">#177</text:a><text:span text:style-name="T174"> </text:span>Afegir filtres a la gestió d'unitats organitzatives</text:p>
        </text:list-item>
      </text:list>
      <text:p text:style-name="P433">Errors:</text:p>
      <text:p text:style-name="P41"/>
      <text:list xml:id="list91514773836545" text:continue-list="list91514021644253" text:style-name="L22">
        <text:list-item>
          <text:p text:style-name="P716"><text:a xlink:type="simple" xlink:href="https://github.com/GovernIB/distribucio/issues/202" text:style-name="Internet_20_link" text:visited-style-name="Visited_20_Internet_20_Link">#202</text:a><text:span text:style-name="T172"> </text:span>L'estat d'error no es visualitza correctament al seguiment d'integracions</text:p>
        </text:list-item>
        <text:list-item>
          <text:p text:style-name="P717"><text:a xlink:type="simple" xlink:href="https://github.com/GovernIB/distribucio/issues/215" text:style-name="Internet_20_link" text:visited-style-name="Visited_20_Internet_20_Link">#215</text:a><text:span text:style-name="T175"> </text:span>Error consulta avisos actius a PostgreSQL </text:p>
        </text:list-item>
        <text:list-item>
          <text:p text:style-name="P717"><text:a xlink:type="simple" xlink:href="https://github.com/GovernIB/distribucio/issues/191" text:style-name="Internet_20_link" text:visited-style-name="Visited_20_Internet_20_Link">#191</text:a><text:span text:style-name="T175"> </text:span>Revisar l'accés a Distribucio quan hi ha sessions amb altres aplicacions </text:p>
        </text:list-item>
        <text:list-item>
          <text:p text:style-name="P717"><text:a xlink:type="simple" xlink:href="https://github.com/GovernIB/distribucio/issues/201" text:style-name="Internet_20_link" text:visited-style-name="Visited_20_Internet_20_Link">#201</text:a><text:span text:style-name="T175"> </text:span>Evitar errors de tipus "Local address contains control or whitespace in string" </text:p>
        </text:list-item>
        <text:list-item>
          <text:p text:style-name="P717"><text:a xlink:type="simple" xlink:href="https://github.com/GovernIB/distribucio/issues/209" text:style-name="Internet_20_link" text:visited-style-name="Visited_20_Internet_20_Link">#209</text:a><text:span text:style-name="T175"> </text:span>Duplicate child name not allowed </text:p>
        </text:list-item>
        <text:list-item>
          <text:p text:style-name="P717"><text:a xlink:type="simple" xlink:href="https://github.com/GovernIB/distribucio/issues/187" text:style-name="Internet_20_link" text:visited-style-name="Visited_20_Internet_20_Link">#187</text:a><text:span text:style-name="T175"> </text:span>Actualitzar llibreria de datatables a versió 1.10+ </text:p>
        </text:list-item>
        <text:list-item>
          <text:p text:style-name="P717"><text:a xlink:type="simple" xlink:href="https://github.com/GovernIB/distribucio/issues/198" text:style-name="Internet_20_link" text:visited-style-name="Visited_20_Internet_20_Link">#198</text:a><text:span text:style-name="T175"> </text:span>Revisar si és necessari guardar la informació del justificant a la taula d'annexos </text:p>
        </text:list-item>
        <text:list-item>
          <text:p text:style-name="P717"><text:a xlink:type="simple" xlink:href="https://github.com/GovernIB/distribucio/issues/192" text:style-name="Internet_20_link" text:visited-style-name="Visited_20_Internet_20_Link">#192</text:a><text:span text:style-name="T175"> </text:span>Copiar detall de les firmes quan es reenviï una anotació amb còpia a una altra bústia </text:p>
        </text:list-item>
        <text:list-item>
          <text:p text:style-name="P717"><text:a xlink:type="simple" xlink:href="https://github.com/GovernIB/distribucio/issues/205" text:style-name="Internet_20_link" text:visited-style-name="Visited_20_Internet_20_Link">#205</text:a><text:span text:style-name="T175"> </text:span>Revisar java.lang.NullPointerException </text:p>
        </text:list-item>
        <text:list-item>
          <text:p text:style-name="P717"><text:a xlink:type="simple" xlink:href="https://github.com/GovernIB/distribucio/issues/208" text:style-name="Internet_20_link" text:visited-style-name="Visited_20_Internet_20_Link">#208</text:a><text:span text:style-name="T175"> </text:span>Error en els scripts de creació de l'esquema de BBDD per PostgreSQL </text:p>
        </text:list-item>
        <text:list-item>
          <text:p text:style-name="P717"><text:a xlink:type="simple" xlink:href="https://github.com/GovernIB/distribucio/issues/204" text:style-name="Internet_20_link" text:visited-style-name="Visited_20_Internet_20_Link">#204</text:a><text:span text:style-name="T175"> </text:span>No es pot reintentar el processament d'una anotació després d'un proxy error </text:p>
        </text:list-item>
        <text:list-item>
          <text:p text:style-name="P717"><text:a xlink:type="simple" xlink:href="https://github.com/GovernIB/distribucio/issues/185" text:style-name="Internet_20_link" text:visited-style-name="Visited_20_Internet_20_Link">#185</text:a><text:span text:style-name="T175"> </text:span>Treure el literal no traduït "Destinataris: " i destinataris repetits del log d'accions quan s'envia via email </text:p>
        </text:list-item>
        <text:list-item>
          <text:p text:style-name="P717"><text:a xlink:type="simple" xlink:href="https://github.com/GovernIB/distribucio/issues/199" text:style-name="Internet_20_link" text:visited-style-name="Visited_20_Internet_20_Link">#199</text:a><text:span text:style-name="T175"> </text:span>Errada al manual d'integració </text:p>
        </text:list-item>
        <text:list-item>
          <text:p text:style-name="P717"><text:a xlink:type="simple" xlink:href="https://github.com/GovernIB/distribucio/issues/197" text:style-name="Internet_20_link" text:visited-style-name="Visited_20_Internet_20_Link">#197</text:a><text:span text:style-name="T175"> </text:span>Investigar excepció "Caller unauthorized" </text:p>
        </text:list-item>
        <text:list-item>
          <text:p text:style-name="P717"><text:a xlink:type="simple" xlink:href="https://github.com/GovernIB/distribucio/issues/200" text:style-name="Internet_20_link" text:visited-style-name="Visited_20_Internet_20_Link">#200</text:a><text:span text:style-name="T175"> </text:span>Error accedint a l'arbre de bústies </text:p>
        </text:list-item>
        <text:list-item>
          <text:p text:style-name="P717"><text:a xlink:type="simple" xlink:href="https://github.com/GovernIB/distribucio/issues/195" text:style-name="Internet_20_link" text:visited-style-name="Visited_20_Internet_20_Link">#195</text:a><text:span text:style-name="T175"> </text:span>Investigar excepció ""java.lang.IllegalStateException: No puedo limpiar el búfer..." </text:p>
        </text:list-item>
        <text:list-item>
          <text:p text:style-name="P717"><text:a xlink:type="simple" xlink:href="https://github.com/GovernIB/distribucio/issues/181" text:style-name="Internet_20_link" text:visited-style-name="Visited_20_Internet_20_Link">#181</text:a><text:span text:style-name="T175"> </text:span>Revisar els rols de les bústies sense codi dir3 </text:p>
        </text:list-item>
        <text:list-item>
          <text:p text:style-name="P717"><text:a xlink:type="simple" xlink:href="https://github.com/GovernIB/distribucio/issues/174" text:style-name="Internet_20_link" text:visited-style-name="Visited_20_Internet_20_Link">#174</text:a><text:span text:style-name="T175"> </text:span>Revisar la paginació de monitoritzar Integracions </text:p>
        </text:list-item>
        <text:list-item>
          <text:p text:style-name="P718"><text:a xlink:type="simple" xlink:href="https://github.com/GovernIB/distribucio/issues/216" text:style-name="Internet_20_link" text:visited-style-name="Visited_20_Internet_20_Link">#216</text:a><text:span text:style-name="T177"> </text:span>Error javax.ejb.EJBAccessException: Invalid User</text:p>
        </text:list-item>
        <text:list-item>
          <text:p text:style-name="P718"><text:a xlink:type="simple" xlink:href="https://github.com/GovernIB/distribucio/issues/217" text:style-name="Internet_20_link" text:visited-style-name="Visited_20_Internet_20_Link">#217</text:a><text:span text:style-name="T177"> </text:span>Error marcant les bústies innactives a l'arbre d'administració de bústies </text:p>
        </text:list-item>
        <text:list-item>
          <text:p text:style-name="P718"><text:a xlink:type="simple" xlink:href="https://github.com/GovernIB/distribucio/issues/218" text:style-name="Internet_20_link" text:visited-style-name="Visited_20_Internet_20_Link">#218</text:a><text:span text:style-name="T177"> </text:span>Error en la llibreria distribucio-backoffcie-utils per incorporar informació de l'annex </text:p>
        </text:list-item>
      </text:list>
      <text:p text:style-name="P259"/>
      <text:p text:style-name="P94">Base de dades:<text:span text:style-name="T5"> </text:span></text:p>
      <text:list xml:id="list2172454762" text:style-name="L37">
        <text:list-header>
          <text:p text:style-name="P768"/>
        </text:list-header>
      </text:list>
      <text:list xml:id="list91514502257474" text:continue-list="list3490634654" text:style-name="L28">
        <text:list-item>
          <text:list>
            <text:list-item>
              <text:p text:style-name="P751"><text:soft-page-break/><text:a xlink:type="simple" xlink:href="https://github.com/GovernIB/distribucio/blob/dis-0.9/scripts/bbdd/1.0/oracle/updates/distribucio_update_0.9.29.sql" text:style-name="Internet_20_link" text:visited-style-name="Visited_20_Internet_20_Link"><text:span text:style-name="T176">distribucio_update_0.9.29.sql</text:span></text:a><text:span text:style-name="T176"> (Oracle)</text:span></text:p>
            </text:list-item>
          </text:list>
        </text:list-item>
      </text:list>
      <text:p text:style-name="P440"/>
      <table:table table:name="Table4" table:style-name="Table4">
        <table:table-column table:style-name="Table4.A"/>
        <table:table-row table:style-name="Table4.1">
          <table:table-cell table:style-name="Table4.A1" office:value-type="string">
            <text:p text:style-name="P354">-- #139 Eliminar camp unitatOrganicaCodi de la bústia </text:p>
            <text:p text:style-name="P549"/>
            <text:p text:style-name="P391"><text:span text:style-name="T61">ALTER</text:span><text:span text:style-name="T30"> </text:span><text:span text:style-name="T61">TABLE</text:span><text:span text:style-name="T30"> DIS_BUSTIA</text:span></text:p>
            <text:p text:style-name="P391"><text:span text:style-name="T61">DROP</text:span><text:span text:style-name="T30"> (</text:span></text:p>
            <text:p text:style-name="P188"><text:s text:c="4"/>UNITAT_CODI</text:p>
            <text:p text:style-name="P188">);</text:p>
            <text:p text:style-name="P549"/>
            <text:p text:style-name="P356">-- #141 Revisar el sistema de logs</text:p>
            <text:p text:style-name="P356">-- Creació d'una nova taula de paràmetres dels logs i traspàs de dades cap a la nova taula.</text:p>
            <text:p text:style-name="P188"><text:s/></text:p>
            <text:p text:style-name="P391"><text:span text:style-name="T61">CREATE</text:span><text:span text:style-name="T30"> </text:span><text:span text:style-name="T61">TABLE</text:span><text:span text:style-name="T30"> DIS_CONT_LOG_PARAM</text:span></text:p>
            <text:p text:style-name="P188">(</text:p>
            <text:p text:style-name="P391"><text:span text:style-name="T30"><text:s text:c="4"/>ID NUMBER(19) </text:span><text:span text:style-name="T61">NOT</text:span><text:span text:style-name="T30"> </text:span><text:span text:style-name="T140">NULL</text:span><text:span text:style-name="T30">,</text:span></text:p>
            <text:p text:style-name="P391"><text:span text:style-name="T30"><text:s text:c="4"/>CONT_LOG_ID NUMBER(19) </text:span><text:span text:style-name="T61">NOT</text:span><text:span text:style-name="T30"> </text:span><text:span text:style-name="T140">NULL</text:span><text:span text:style-name="T30">,</text:span></text:p>
            <text:p text:style-name="P391"><text:span text:style-name="T30"><text:s text:c="4"/>NUMERO NUMBER(19) </text:span><text:span text:style-name="T61">NOT</text:span><text:span text:style-name="T30"> </text:span><text:span text:style-name="T140">NULL</text:span><text:span text:style-name="T30">,</text:span></text:p>
            <text:p text:style-name="P391"><text:span text:style-name="T30"><text:s text:c="4"/>VALOR VARCHAR2(256) </text:span><text:span text:style-name="T61">NOT</text:span><text:span text:style-name="T30"> </text:span><text:span text:style-name="T140">NULL</text:span><text:span text:style-name="T30">,</text:span></text:p>
            <text:p text:style-name="P188"><text:s text:c="4"/>CREATEDBY_CODI VARCHAR2(64),</text:p>
            <text:p text:style-name="P391"><text:span text:style-name="T30"><text:s text:c="4"/>CREATEDDATE </text:span><text:span text:style-name="T61">TIMESTAMP</text:span><text:span text:style-name="T30">(6),</text:span></text:p>
            <text:p text:style-name="P188"><text:s text:c="4"/>LASTMODIFIEDBY_CODI VARCHAR2(64),</text:p>
            <text:p text:style-name="P391"><text:span text:style-name="T30"><text:s text:c="4"/>LASTMODIFIEDDATE </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PARAM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CONT_LOG_PARAM_FK </text:span><text:span text:style-name="T61">FOREIGN</text:span><text:span text:style-name="T30"> </text:span><text:span text:style-name="T61">KEY</text:span><text:span text:style-name="T30"> (CONT_LOG_ID) </text:span><text:span text:style-name="T61">REFERENCES</text:span><text:span text:style-name="T30"> DIS_CONT_LOG(ID);</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T_LOG_PARAM TO WWW_DISTRIBUCIO;</text:span></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8"><text:tab/><text:tab/><text:tab/><text:span text:style-name="T178">DIS_H</text:span>IBERNATE_SEQ.nextval,</text:p>
            <text:p text:style-name="P188"><text:tab/><text:tab/><text:tab/>l.id,</text:p>
            <text:p text:style-name="P391"><text:span text:style-name="T30"><text:tab/><text:tab/><text:tab/>1 </text:span><text:span text:style-name="T61">AS</text:span><text:span text:style-name="T30"> numero,</text:span></text:p>
            <text:p text:style-name="P391"><text:span text:style-name="T30"><text:tab/><text:tab/><text:tab/>l.PARAM1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1 </text:span><text:span text:style-name="T61">IS</text:span><text:span text:style-name="T30"> </text:span><text:span text:style-name="T61">NOT</text:span><text:span text:style-name="T30"> </text:span><text:span text:style-name="T140">NULL</text:span></text:p>
            <text:p text:style-name="P188">);</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9"><text:tab/><text:tab/><text:tab/><text:span text:style-name="T178">DIS_H</text:span>IBERNATE_SEQ.nextval,</text:p>
            <text:p text:style-name="P188"><text:tab/><text:tab/><text:tab/>l.id,</text:p>
            <text:p text:style-name="P391"><text:span text:style-name="T30"><text:tab/><text:tab/><text:tab/>2 </text:span><text:span text:style-name="T61">AS</text:span><text:span text:style-name="T30"> numero,</text:span></text:p>
            <text:p text:style-name="P391"><text:span text:style-name="T30"><text:tab/><text:tab/><text:tab/>l.PARAM2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2 </text:span><text:span text:style-name="T61">IS</text:span><text:span text:style-name="T30"> </text:span><text:span text:style-name="T61">NOT</text:span><text:span text:style-name="T30"> </text:span><text:span text:style-name="T140">NULL</text:span></text:p>
            <text:p text:style-name="P185">);</text:p>
          </table:table-cell>
        </table:table-row>
      </table:table>
      <text:p text:style-name="P95"/>
      <text:p text:style-name="P94"/>
      <text:p text:style-name="P41"><text:span text:style-name="T6">Propietats globals</text:span>: </text:p>
      <text:list xml:id="list2675921302" text:style-name="L38">
        <text:list-item>
          <text:p text:style-name="P694">Sense canvis</text:p>
        </text:list-item>
      </text:list>
      <text:p text:style-name="P375"/>
      <text:p text:style-name="P142"><text:soft-page-break/>Altres: </text:p>
      <text:list xml:id="list91514515041551" text:continue-list="list91514150334213" text:style-name="L31">
        <text:list-item>
          <text:p text:style-name="P784"><text:span text:style-name="T165">Nova versió 0.9.29 de la llibreria de </text:span><text:span text:style-name="T15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09"><text:span text:style-name="T15">A</text:span><text:span text:style-name="T11">ssegurar que està definida la propietat </text:span><text:span text:style-name="T148">es.caib.distribucio.default.user.language</text:span><text:span text:style-name="T11"> al fitxer de propietats per evitar errors amb nous usuaris.</text:span></text:p>
        </text:list-item>
      </text:list>
      <text:p text:style-name="P405"/>
      <text:p text:style-name="P405"/>
      <text:list xml:id="list91513926746595" text:continue-list="list91514974514870" text:style-name="Outline">
        <text:list-item>
          <text:list>
            <text:list-header>
              <text:h text:style-name="P610" text:outline-level="2" text:is-list-header="true"><text:bookmark-start text:name="__RefHeading___Toc90703_2906097068"/><text:span text:style-name="T145">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02">Data: <text:span text:style-name="T164">10</text:span>/0<text:span text:style-name="T179">7</text:span>/2020<text:span text:style-name="T171"> 15:00h</text:span></text:p>
      <text:p text:style-name="P302"/>
      <text:p text:style-name="P346">Resum: <text:span text:style-name="T18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2"/>
      <text:p text:style-name="P434">Canvis i millores:</text:p>
      <text:list xml:id="list91514658833553" text:continue-list="list409421266" text:style-name="L36">
        <text:list-item>
          <text:p text:style-name="P803"><text:a xlink:type="simple" xlink:href="https://github.com/GovernIB/distribucio/issues/230" text:style-name="Internet_20_link" text:visited-style-name="Visited_20_Internet_20_Link">#230</text:a> Adaptar el plugin d'Arxiu per poder guardar al sistema de fitxers</text:p>
        </text:list-item>
        <text:list-item>
          <text:p text:style-name="P80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03"><text:a xlink:type="simple" xlink:href="https://github.com/GovernIB/distribucio/issues/211" text:style-name="Internet_20_link" text:visited-style-name="Visited_20_Internet_20_Link">#211</text:a> Afegir manual d'usuari</text:p>
        </text:list-item>
        <text:list-item>
          <text:p text:style-name="P80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86"><text:a xlink:type="simple" xlink:href="https://github.com/GovernIB/distribucio/issues/223" text:style-name="Internet_20_link" text:visited-style-name="Visited_20_Internet_20_Link"><text:span text:style-name="T172">#223</text:span></text:a><text:span text:style-name="T172"> Acció detalls per defecte</text:span></text:p>
        </text:list-item>
        <text:list-item>
          <text:p text:style-name="P80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0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0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03"><text:a xlink:type="simple" xlink:href="https://github.com/GovernIB/distribucio/issues/182" text:style-name="Internet_20_link" text:visited-style-name="Visited_20_Internet_20_Link">#182</text:a> Afegir monitor per les mètriques</text:p>
        </text:list-item>
        <text:list-item>
          <text:p text:style-name="P803"><text:a xlink:type="simple" xlink:href="https://github.com/GovernIB/distribucio/issues/224" text:style-name="Internet_20_link" text:visited-style-name="Visited_20_Internet_20_Link">#224</text:a> Mostrar el codi DIR3 en l'arbre de bústies</text:p>
        </text:list-item>
      </text:list>
      <text:p text:style-name="P434">Errors:</text:p>
      <text:p text:style-name="P42"/>
      <text:list xml:id="list3934902452" text:style-name="L39">
        <text:list-item>
          <text:p text:style-name="P72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20"><text:a xlink:type="simple" xlink:href="https://github.com/GovernIB/distribucio/issues/229" text:style-name="Internet_20_link" text:visited-style-name="Visited_20_Internet_20_Link">#229</text:a> Investigar per què ha fallat un script de migració de dades</text:p>
        </text:list-item>
        <text:list-item>
          <text:p text:style-name="P720"><text:a xlink:type="simple" xlink:href="https://github.com/GovernIB/distribucio/issues/219" text:style-name="Internet_20_link" text:visited-style-name="Visited_20_Internet_20_Link">#219</text:a> Eliminar Wa<text:span text:style-name="T180">r</text:span>nings de Maven</text:p>
        </text:list-item>
        <text:list-item>
          <text:p text:style-name="P720"><text:a xlink:type="simple" xlink:href="https://github.com/GovernIB/distribucio/issues/227" text:style-name="Internet_20_link" text:visited-style-name="Visited_20_Internet_20_Link">#227</text:a><text:span text:style-name="T180"> </text:span>Revisar scripts de BBDD per a que la seqüència utilitzada sigui DIS_HIBERNATE_SEQ</text:p>
        </text:list-item>
        <text:list-item>
          <text:p text:style-name="P72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20"><text:a xlink:type="simple" xlink:href="https://github.com/GovernIB/distribucio/issues/226" text:style-name="Internet_20_link" text:visited-style-name="Visited_20_Internet_20_Link">#226</text:a><text:span text:style-name="T180"> </text:span>Errors diversos de Distribucio amb BBDD Postgres</text:p>
        </text:list-item>
      </text:list>
      <text:p text:style-name="P260"/>
      <text:p text:style-name="P96">Base de dades:<text:span text:style-name="T5"> </text:span></text:p>
      <text:list xml:id="list1268803742" text:style-name="L40">
        <text:list-item>
          <text:p text:style-name="P769">Script per afegir nou camp per guardar noves metadades de digitalització en format JSON i per modificar el tipus de tots dels VARCHAR2 que s'han creat amb tipus per defecte BYTE.</text:p>
        </text:list-item>
      </text:list>
      <text:list xml:id="list2042731454" text:style-name="L41">
        <text:list-item>
          <text:list>
            <text:list-item>
              <text:p text:style-name="P752"><text:a xlink:type="simple" xlink:href="https://github.com/GovernIB/distribucio/blob/dis-0.9/scripts/bbdd/1.0/oracle/updates/distribucio_update_0.9.30.sql" text:style-name="Internet_20_link" text:visited-style-name="Visited_20_Internet_20_Link"><text:span text:style-name="T176">distribucio_update_0.9.30.sql</text:span></text:a><text:span text:style-name="T176"> (Oracle)</text:span></text:p>
            </text:list-item>
          </text:list>
        </text:list-item>
      </text:list>
      <text:p text:style-name="P441"/>
      <table:table table:name="Tabela1" table:style-name="Tabela1">
        <table:table-column table:style-name="Tabela1.A"/>
        <table:table-row table:style-name="Tabela1.1">
          <table:table-cell table:style-name="Tabela1.A1" office:value-type="string">
            <text:p text:style-name="P355">-- #155: Actualitzar interficie d'integració amb registre per tractar metadades de digitalització </text:p>
            <text:p text:style-name="P549"/>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188"><text:s text:c="4"/>META_DADES VARCHAR2(4000)</text:p>
            <text:p text:style-name="P188">);</text:p>
            <text:p text:style-name="P549"/>
            <text:p text:style-name="P356">-- #228: Error en altes d'anotacions amb observacions de més de 50 caràcters</text:p>
            <text:p text:style-name="P549"/>
            <text:p text:style-name="P391"><text:span text:style-name="T61">ALTER</text:span><text:span text:style-name="T30"> </text:span><text:span text:style-name="T61">TABLE</text:span><text:span text:style-name="T30"> DIS_ALERTA MODIFY </text:span></text:p>
            <text:p text:style-name="P188">(</text:p>
            <text:p text:style-name="P391"><text:span text:style-name="T30"><text:s text:c="2"/>TEXT <text:s text:c="16"/><text:tab/>VARCHAR2(256 </text:span><text:span text:style-name="T61">CHAR</text:span><text:span text:style-name="T30">),</text:span></text:p>
            <text:p text:style-name="P391"><text:span text:style-name="T30"><text:s text:c="2"/>ERROR <text:s text:c="15"/><text:tab/>VARCHAR2(2048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SUARI MODIFY</text:span></text:p>
            <text:p text:style-name="P188">(</text:p>
            <text:p text:style-name="P391"><text:span text:style-name="T30"><text:s text:c="2"/>CODI <text:s text:c="9"/><text:tab/><text:tab/>VARCHAR2(64 </text:span><text:span text:style-name="T61">CHAR</text:span><text:span text:style-name="T30">),</text:span></text:p>
            <text:p text:style-name="P391"><text:span text:style-name="T30"><text:s text:c="2"/>NIF <text:s text:c="10"/><text:tab/><text:tab/>VARCHAR2(9 </text:span><text:span text:style-name="T61">CHAR</text:span><text:span text:style-name="T30">),</text:span></text:p>
            <text:p text:style-name="P391"><text:span text:style-name="T30"><text:s text:c="2"/>NOM <text:s text:c="10"/><text:tab/><text:tab/>VARCHAR2(200 </text:span><text:span text:style-name="T61">CHAR</text:span><text:span text:style-name="T30">),</text:span></text:p>
            <text:p text:style-name="P391"><text:span text:style-name="T30"><text:s text:c="2"/>EMAIL <text:s text:c="8"/><text:tab/><text:tab/>VARCHAR2(200 </text:span><text:span text:style-name="T61">CHAR</text:span><text:span text:style-name="T30">),</text:span></text:p>
            <text:p text:style-name="P391"><text:span text:style-name="T30"><text:s text:c="2"/>IDIOMA<text:tab/><text:tab/><text:tab/><text:tab/>VARCHAR2(2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ENTITAT MODIFY</text:span></text:p>
            <text:p text:style-name="P188">(</text:p>
            <text:p text:style-name="P391"><text:span text:style-name="T30"><text:s text:c="2"/>CODI <text:s text:c="16"/>VARCHAR2(6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CIF <text:s text:c="17"/>VARCHAR2(9 </text:span><text:span text:style-name="T61">CHAR</text:span><text:span text:style-name="T30">),</text:span></text:p>
            <text:p text:style-name="P391"><text:span text:style-name="T30"><text:s text:c="2"/>CODI_DIR3 <text:s text:c="11"/>VARCHAR2(9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INGUT MODIFY</text:span></text:p>
            <text:p text:style-name="P188">(</text:p>
            <text:p text:style-name="P391"><text:span text:style-name="T30"><text:s text:c="2"/>NOM <text:s text:c="17"/>VARCHAR2(1024 </text:span><text:span text:style-name="T61">CHAR</text:span><text:span text:style-name="T30">),</text:span></text:p>
            <text:p text:style-name="P391"><text:span text:style-name="T30"><text:s text:c="2"/>TIPUS <text:s text:c="15"/>VARCHAR2(8 </text:span><text:span text:style-name="T61">CHAR</text:span><text:span text:style-name="T30">),</text:span></text:p>
            <text:p text:style-name="P391"><text:span text:style-name="T30"><text:s text:c="2"/>ARXIU_UUID <text:s text:c="10"/>VARCHAR2(3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MOV MODIFY</text:span></text:p>
            <text:p text:style-name="P188">(</text:p>
            <text:p text:style-name="P391"><text:span text:style-name="T30"><text:s text:c="2"/>REMITENT_CODI <text:s text:c="7"/>VARCHAR2(64 </text:span><text:span text:style-name="T61">CHAR</text:span><text:span text:style-name="T30">),</text:span></text:p>
            <text:p text:style-name="P391"><text:span text:style-name="T30"><text:s text:c="2"/>COMENTARI <text:s text:c="11"/>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549"/>
            <text:p text:style-name="P391"><text:soft-page-break/><text:span text:style-name="T61">ALTER</text:span><text:span text:style-name="T30"> </text:span><text:span text:style-name="T61">TABLE</text:span><text:span text:style-name="T30"> DIS_CONT_MOV_EMAIL MODIFY </text:span></text:p>
            <text:p text:style-name="P188">(</text:p>
            <text:p text:style-name="P391"><text:span text:style-name="T30"><text:s text:c="2"/>DESTINATARI_CODI<text:tab/><text:tab/>VARCHAR2(64 </text:span><text:span text:style-name="T61">CHAR</text:span><text:span text:style-name="T30">),</text:span></text:p>
            <text:p text:style-name="P391"><text:span text:style-name="T30"><text:s text:c="2"/>DESTINATARI_EMAIL<text:tab/><text:tab/>VARCHAR2(256 </text:span><text:span text:style-name="T61">CHAR</text:span><text:span text:style-name="T30">),</text:span></text:p>
            <text:p text:style-name="P391"><text:span text:style-name="T30"><text:s text:c="2"/>UNITAT_ORGANITZATIVA <text:tab/>VARCHAR2(256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 MODIFY</text:span></text:p>
            <text:p text:style-name="P188">(</text:p>
            <text:p text:style-name="P391"><text:span text:style-name="T30"><text:s text:c="2"/>TIPUS <text:s text:c="15"/>VARCHAR2(30 </text:span><text:span text:style-name="T61">CHAR</text:span><text:span text:style-name="T30">),</text:span></text:p>
            <text:p text:style-name="P391"><text:span text:style-name="T30"><text:s text:c="2"/>OBJECTE_ID <text:s text:c="10"/>VARCHAR2(256 </text:span><text:span text:style-name="T61">CHAR</text:span><text:span text:style-name="T30">),</text:span></text:p>
            <text:p text:style-name="P391"><text:span text:style-name="T30"><text:s text:c="2"/>OBJECTE_LOG_TIPUS <text:s text:c="3"/>VARCHAR2(30 </text:span><text:span text:style-name="T61">CHAR</text:span><text:span text:style-name="T30">),</text:span></text:p>
            <text:p text:style-name="P391"><text:span text:style-name="T30"><text:s text:c="2"/>OBJECTE_TIPUS <text:s text:c="7"/>VARCHAR2(12 </text:span><text:span text:style-name="T61">CHAR</text:span><text:span text:style-name="T30">),</text:span></text:p>
            <text:p text:style-name="P391"><text:span text:style-name="T30"><text:s text:c="2"/>PARAM1 <text:s text:c="14"/>VARCHAR2(256 </text:span><text:span text:style-name="T61">CHAR</text:span><text:span text:style-name="T30">),</text:span></text:p>
            <text:p text:style-name="P391"><text:span text:style-name="T30"><text:s text:c="2"/>PARAM2 <text:s text:c="14"/>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 MODIFY</text:span></text:p>
            <text:p text:style-name="P188">(</text:p>
            <text:p text:style-name="P391"><text:span text:style-name="T30"><text:s text:c="2"/>TIPUS <text:s text:c="17"/>VARCHAR2(1 </text:span><text:span text:style-name="T61">CHAR</text:span><text:span text:style-name="T30">),</text:span></text:p>
            <text:p text:style-name="P391"><text:span text:style-name="T30"><text:s text:c="2"/>UNITAT_ADM <text:s text:c="12"/>VARCHAR2(21 </text:span><text:span text:style-name="T61">CHAR</text:span><text:span text:style-name="T30">),</text:span></text:p>
            <text:p text:style-name="P391"><text:span text:style-name="T30"><text:s text:c="2"/>UNITAT_ADM_DESC <text:s text:c="7"/>VARCHAR2(100 </text:span><text:span text:style-name="T61">CHAR</text:span><text:span text:style-name="T30">),</text:span></text:p>
            <text:p text:style-name="P391"><text:span text:style-name="T30"><text:s text:c="2"/>NUMERO <text:s text:c="16"/>VARCHAR2(255 </text:span><text:span text:style-name="T61">CHAR</text:span><text:span text:style-name="T30">),</text:span></text:p>
            <text:p text:style-name="P391"><text:span text:style-name="T30"><text:s text:c="2"/>IDENTIFICADOR <text:s text:c="9"/>VARCHAR2(100 </text:span><text:span text:style-name="T61">CHAR</text:span><text:span text:style-name="T30">),</text:span></text:p>
            <text:p text:style-name="P391"><text:span text:style-name="T30"><text:s text:c="2"/>ENTITAT_CODI <text:s text:c="10"/>VARCHAR2(255 </text:span><text:span text:style-name="T61">CHAR</text:span><text:span text:style-name="T30">),</text:span></text:p>
            <text:p text:style-name="P391"><text:span text:style-name="T30"><text:s text:c="2"/>ENTITAT_DESC <text:s text:c="10"/>VARCHAR2(255 </text:span><text:span text:style-name="T61">CHAR</text:span><text:span text:style-name="T30">),</text:span></text:p>
            <text:p text:style-name="P391"><text:span text:style-name="T30"><text:s text:c="2"/>OFICINA_CODI <text:s text:c="10"/>VARCHAR2(21 </text:span><text:span text:style-name="T61">CHAR</text:span><text:span text:style-name="T30">),</text:span></text:p>
            <text:p text:style-name="P391"><text:span text:style-name="T30"><text:s text:c="2"/>OFICINA_DESC <text:s text:c="10"/>VARCHAR2(300 </text:span><text:span text:style-name="T61">CHAR</text:span><text:span text:style-name="T30">),</text:span></text:p>
            <text:p text:style-name="P391"><text:span text:style-name="T30"><text:s text:c="2"/>LLIBRE_CODI <text:s text:c="11"/>VARCHAR2(4 </text:span><text:span text:style-name="T61">CHAR</text:span><text:span text:style-name="T30">),</text:span></text:p>
            <text:p text:style-name="P391"><text:span text:style-name="T30"><text:s text:c="2"/>LLIBRE_DESC <text:s text:c="11"/>VARCHAR2(255 </text:span><text:span text:style-name="T61">CHAR</text:span><text:span text:style-name="T30">),</text:span></text:p>
            <text:p text:style-name="P391"><text:span text:style-name="T30"><text:s text:c="2"/>EXTRACTE <text:s text:c="14"/>VARCHAR2(240 </text:span><text:span text:style-name="T61">CHAR</text:span><text:span text:style-name="T30">),</text:span></text:p>
            <text:p text:style-name="P391"><text:span text:style-name="T30"><text:s text:c="2"/>ASSUMPTE_TIPUS_CODI <text:s text:c="3"/>VARCHAR2(16 </text:span><text:span text:style-name="T61">CHAR</text:span><text:span text:style-name="T30">),</text:span></text:p>
            <text:p text:style-name="P391"><text:span text:style-name="T30"><text:s text:c="2"/>ASSUMPTE_TIPUS_DESC <text:s text:c="3"/>VARCHAR2(100 </text:span><text:span text:style-name="T61">CHAR</text:span><text:span text:style-name="T30">),</text:span></text:p>
            <text:p text:style-name="P391"><text:span text:style-name="T30"><text:s text:c="2"/>ASSUMPTE_CODI <text:s text:c="9"/>VARCHAR2(16 </text:span><text:span text:style-name="T61">CHAR</text:span><text:span text:style-name="T30">),</text:span></text:p>
            <text:p text:style-name="P391"><text:span text:style-name="T30"><text:s text:c="2"/>ASSUMPTE_DESC <text:s text:c="9"/>VARCHAR2(255 </text:span><text:span text:style-name="T61">CHAR</text:span><text:span text:style-name="T30">),</text:span></text:p>
            <text:p text:style-name="P391"><text:span text:style-name="T30"><text:s text:c="2"/>PROCEDIMENT_CODI <text:s text:c="6"/>VARCHAR2(64 </text:span><text:span text:style-name="T61">CHAR</text:span><text:span text:style-name="T30">),</text:span></text:p>
            <text:p text:style-name="P391"><text:span text:style-name="T30"><text:s text:c="2"/>REFERENCIA <text:s text:c="12"/>VARCHAR2(16 </text:span><text:span text:style-name="T61">CHAR</text:span><text:span text:style-name="T30">),</text:span></text:p>
            <text:p text:style-name="P391"><text:span text:style-name="T30"><text:s text:c="2"/>EXPEDIENT_NUM <text:s text:c="9"/>VARCHAR2(80 </text:span><text:span text:style-name="T61">CHAR</text:span><text:span text:style-name="T30">),</text:span></text:p>
            <text:p text:style-name="P391"><text:span text:style-name="T30"><text:s text:c="2"/>NUM_ORIG <text:tab/><text:tab/><text:tab/> <text:s text:c="4"/>VARCHAR2(80 </text:span><text:span text:style-name="T61">CHAR</text:span><text:span text:style-name="T30">),</text:span></text:p>
            <text:p text:style-name="P391"><text:span text:style-name="T30"><text:s text:c="2"/>IDIOMA_CODI <text:s text:c="11"/>VARCHAR2(19 </text:span><text:span text:style-name="T61">CHAR</text:span><text:span text:style-name="T30">),</text:span></text:p>
            <text:p text:style-name="P391"><text:span text:style-name="T30"><text:s text:c="2"/>IDIOMA_DESC <text:s text:c="11"/>VARCHAR2(100 </text:span><text:span text:style-name="T61">CHAR</text:span><text:span text:style-name="T30">),</text:span></text:p>
            <text:p text:style-name="P391"><text:span text:style-name="T30"><text:s text:c="2"/>TRANSPORT_TIPUS_CODI <text:s text:c="2"/>VARCHAR2(20 </text:span><text:span text:style-name="T61">CHAR</text:span><text:span text:style-name="T30">),</text:span></text:p>
            <text:p text:style-name="P391"><text:span text:style-name="T30"><text:s text:c="2"/>TRANSPORT_TIPUS_DESC <text:s text:c="2"/>VARCHAR2(100 </text:span><text:span text:style-name="T61">CHAR</text:span><text:span text:style-name="T30">),</text:span></text:p>
            <text:p text:style-name="P391"><text:span text:style-name="T30"><text:s text:c="2"/>TRANSPORT_NUM <text:s text:c="9"/>VARCHAR2(20 </text:span><text:span text:style-name="T61">CHAR</text:span><text:span text:style-name="T30">),</text:span></text:p>
            <text:p text:style-name="P391"><text:span text:style-name="T30"><text:s text:c="2"/>USUARI_CODI <text:s text:c="11"/>VARCHAR2(20 </text:span><text:span text:style-name="T61">CHAR</text:span><text:span text:style-name="T30">),</text:span></text:p>
            <text:p text:style-name="P391"><text:span text:style-name="T30"><text:s text:c="2"/>USUARI_NOM <text:s text:c="12"/>VARCHAR2(767 </text:span><text:span text:style-name="T61">CHAR</text:span><text:span text:style-name="T30">),</text:span></text:p>
            <text:p text:style-name="P391"><text:span text:style-name="T30"><text:s text:c="2"/>USUARI_CONTACTE <text:s text:c="7"/>VARCHAR2(255 </text:span><text:span text:style-name="T61">CHAR</text:span><text:span text:style-name="T30">),</text:span></text:p>
            <text:p text:style-name="P391"><text:span text:style-name="T30"><text:s text:c="2"/>APLICACIO_CODI <text:s text:c="8"/>VARCHAR2(255 </text:span><text:span text:style-name="T61">CHAR</text:span><text:span text:style-name="T30">),</text:span></text:p>
            <text:p text:style-name="P391"><text:span text:style-name="T30"><text:s text:c="2"/>APLICACIO_VERSIO <text:s text:c="6"/>VARCHAR2(255 </text:span><text:span text:style-name="T61">CHAR</text:span><text:span text:style-name="T30">),</text:span></text:p>
            <text:p text:style-name="P391"><text:span text:style-name="T30"><text:s text:c="2"/>DOCFIS_CODI <text:s text:c="11"/>VARCHAR2(19 </text:span><text:span text:style-name="T61">CHAR</text:span><text:span text:style-name="T30">),</text:span></text:p>
            <text:p text:style-name="P391"><text:span text:style-name="T30"><text:s text:c="2"/>DOCFIS_DESC <text:s text:c="11"/>VARCHAR2(100 </text:span><text:span text:style-name="T61">CHAR</text:span><text:span text:style-name="T30">),</text:span></text:p>
            <text:p text:style-name="P391"><text:span text:style-name="T30"><text:s text:c="2"/>OBSERVACIONS <text:s text:c="10"/>VARCHAR2(50 </text:span><text:span text:style-name="T61">CHAR</text:span><text:span text:style-name="T30">),</text:span></text:p>
            <text:p text:style-name="P391"><text:soft-page-break/><text:span text:style-name="T30"><text:s text:c="2"/>PROCES_ESTAT <text:s text:c="10"/>VARCHAR2(64 </text:span><text:span text:style-name="T61">CHAR</text:span><text:span text:style-name="T30">),</text:span></text:p>
            <text:p text:style-name="P391"><text:span text:style-name="T30"><text:s text:c="2"/>PROCES_ERROR <text:s text:c="10"/>VARCHAR2(1024 </text:span><text:span text:style-name="T61">CHAR</text:span><text:span text:style-name="T30">),</text:span></text:p>
            <text:p text:style-name="P391"><text:span text:style-name="T30"><text:s text:c="2"/>CREATEDBY_CODI <text:s text:c="8"/>VARCHAR2(256 </text:span><text:span text:style-name="T61">CHAR</text:span><text:span text:style-name="T30">),</text:span></text:p>
            <text:p text:style-name="P391"><text:span text:style-name="T30"><text:s text:c="2"/>LASTMODIFIEDBY_CODI <text:s text:c="3"/>VARCHAR2(256 </text:span><text:span text:style-name="T61">CHAR</text:span><text:span text:style-name="T30">),</text:span></text:p>
            <text:p text:style-name="P391"><text:span text:style-name="T30"><text:s text:c="2"/>PROCES_ESTAT_SISTRA <text:s text:c="3"/>VARCHAR2(16 </text:span><text:span text:style-name="T61">CHAR</text:span><text:span text:style-name="T30">),</text:span></text:p>
            <text:p text:style-name="P391"><text:span text:style-name="T30"><text:s text:c="2"/>SISTRA_ID_TRAM <text:tab/> <text:s text:c="4"/>VARCHAR2(20 </text:span><text:span text:style-name="T61">CHAR</text:span><text:span text:style-name="T30">),</text:span></text:p>
            <text:p text:style-name="P391"><text:span text:style-name="T30"><text:s text:c="2"/>SISTRA_ID_PROC <text:tab/> <text:s text:c="4"/>VARCHAR2(100 </text:span><text:span text:style-name="T61">CHAR</text:span><text:span text:style-name="T30">),</text:span></text:p>
            <text:p text:style-name="P391"><text:span text:style-name="T30"><text:s text:c="2"/>OFICINA_ORIG_CODI <text:s text:c="5"/>VARCHAR2(21 </text:span><text:span text:style-name="T61">CHAR</text:span><text:span text:style-name="T30">),</text:span></text:p>
            <text:p text:style-name="P391"><text:span text:style-name="T30"><text:s text:c="2"/>OFICINA_ORIG_DESC <text:s text:c="5"/>VARCHAR2(100 </text:span><text:span text:style-name="T61">CHAR</text:span><text:span text:style-name="T30">),</text:span></text:p>
            <text:p text:style-name="P391"><text:span text:style-name="T30"><text:s text:c="2"/>JUSTIFICANT_ARXIU_UUID VARCHAR2(256 </text:span><text:span text:style-name="T61">CHAR</text:span><text:span text:style-name="T30">),</text:span></text:p>
            <text:p text:style-name="P391"><text:span text:style-name="T30"><text:s text:c="2"/>EXPEDIENT_ARXIU_UUID <text:s text:c="2"/>VARCHAR2(100 </text:span><text:span text:style-name="T61">CHAR</text:span><text:span text:style-name="T30">),</text:span></text:p>
            <text:p text:style-name="P391"><text:span text:style-name="T30"><text:s text:c="2"/>BACK_OBSERVACIONS <text:tab/>VARCHAR2(4000 </text:span><text:span text:style-name="T61">CHAR</text:span><text:span text:style-name="T30">),</text:span></text:p>
            <text:p text:style-name="P391"><text:span text:style-name="T30"><text:s text:c="2"/>BACK_CODI <text:tab/><text:tab/><text:tab/>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 MODIFY</text:span></text:p>
            <text:p text:style-name="P188">(</text:p>
            <text:p text:style-name="P391"><text:span text:style-name="T30"><text:s text:c="2"/>TITOL <text:s text:c="15"/>VARCHAR2(20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FITXER_MIME <text:s text:c="9"/>VARCHAR2(100 </text:span><text:span text:style-name="T61">CHAR</text:span><text:span text:style-name="T30">),</text:span></text:p>
            <text:p text:style-name="P391"><text:span text:style-name="T30"><text:s text:c="2"/>FITXER_ARXIU_UUID <text:s text:c="3"/>VARCHAR2(256 </text:span><text:span text:style-name="T61">CHAR</text:span><text:span text:style-name="T30">),</text:span></text:p>
            <text:p text:style-name="P391"><text:span text:style-name="T30"><text:s text:c="2"/>LOCALITZACIO <text:s text:c="8"/>VARCHAR2(80 </text:span><text:span text:style-name="T61">CHAR</text:span><text:span text:style-name="T30">),</text:span></text:p>
            <text:p text:style-name="P391"><text:span text:style-name="T30"><text:s text:c="2"/>ORIGEN_CIUADM <text:s text:c="7"/>VARCHAR2(1 </text:span><text:span text:style-name="T61">CHAR</text:span><text:span text:style-name="T30">),</text:span></text:p>
            <text:p text:style-name="P391"><text:span text:style-name="T30"><text:s text:c="2"/>NTI_TIPUS_DOC <text:s text:c="7"/>VARCHAR2(4 </text:span><text:span text:style-name="T61">CHAR</text:span><text:span text:style-name="T30">),</text:span></text:p>
            <text:p text:style-name="P391"><text:span text:style-name="T30"><text:s text:c="2"/>SICRES_TIPUS_DOC <text:s text:c="4"/>VARCHAR2(2 </text:span><text:span text:style-name="T61">CHAR</text:span><text:span text:style-name="T30">),</text:span></text:p>
            <text:p text:style-name="P391"><text:span text:style-name="T30"><text:s text:c="2"/>NTI_ELABORACIO_ESTAT VARCHAR2(4 </text:span><text:span text:style-name="T61">CHAR</text:span><text:span text:style-name="T30">),</text:span></text:p>
            <text:p text:style-name="P391"><text:span text:style-name="T30"><text:s text:c="2"/>OBSERVACIONS <text:s text:c="8"/>VARCHAR2(50 </text:span><text:span text:style-name="T61">CHAR</text:span><text:span text:style-name="T30">),</text:span></text:p>
            <text:p text:style-name="P391"><text:span text:style-name="T30"><text:s text:c="2"/>FIRMA_FITXER_NOM <text:s text:c="4"/>VARCHAR2(80 </text:span><text:span text:style-name="T61">CHAR</text:span><text:span text:style-name="T30">),</text:span></text:p>
            <text:p text:style-name="P391"><text:span text:style-name="T30"><text:s text:c="2"/>FIRMA_FITXER_MIME <text:s text:c="3"/>VARCHAR2(30 </text:span><text:span text:style-name="T61">CHAR</text:span><text:span text:style-name="T30">),</text:span></text:p>
            <text:p text:style-name="P391"><text:span text:style-name="T30"><text:s text:c="2"/>FIRMA_FITXER_ARXIU_UUID <text:s/>VARCHAR2(100 </text:span><text:span text:style-name="T61">CHAR</text:span><text:span text:style-name="T30">),</text:span></text:p>
            <text:p text:style-name="P391"><text:span text:style-name="T30"><text:s text:c="2"/>FIRMA_CSV <text:s text:c="11"/>VARCHAR2(256 </text:span><text:span text:style-name="T61">CHAR</text:span><text:span text:style-name="T30">),</text:span></text:p>
            <text:p text:style-name="P391"><text:span text:style-name="T30"><text:s text:c="2"/></text:span><text:span text:style-name="T61">TIMESTAMP</text:span><text:span text:style-name="T30"> <text:s text:c="11"/>VARCHAR2(100 </text:span><text:span text:style-name="T61">CHAR</text:span><text:span text:style-name="T30">),</text:span></text:p>
            <text:p text:style-name="P391"><text:span text:style-name="T30"><text:s text:c="2"/>VALIDACIO_OCSP <text:s text:c="6"/>VARCHAR2(10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DOC_ID <text:tab/> <text:s text:c="2"/>VARCHAR2(50 </text:span><text:span text:style-name="T61">CHAR</text:span><text:span text:style-name="T30">),</text:span></text:p>
            <text:p text:style-name="P391"><text:span text:style-name="T30"><text:s text:c="2"/>META_DADES <text:tab/><text:tab/> <text:s text:c="2"/>VARCHAR2(40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_FIRMA MODIFY</text:span></text:p>
            <text:p text:style-name="P188">(</text:p>
            <text:p text:style-name="P391"><text:span text:style-name="T30"><text:s text:c="2"/>TIPUS<text:tab/><text:tab/> <text:s text:c="10"/>VARCHAR2(30 </text:span><text:span text:style-name="T61">CHAR</text:span><text:span text:style-name="T30">),</text:span></text:p>
            <text:p text:style-name="P391"><text:span text:style-name="T30"><text:s text:c="2"/>PERFIL <text:s text:c="3"/><text:tab/> <text:s text:c="6"/>VARCHAR2(3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TIPUS_MIME <text:s text:c="10"/>VARCHAR2(30 </text:span><text:span text:style-name="T61">CHAR</text:span><text:span text:style-name="T30">),</text:span></text:p>
            <text:p text:style-name="P391"><text:span text:style-name="T30"><text:s text:c="2"/>CSV_REGULACIO<text:tab/><text:tab/> <text:s text:c="2"/>VARCHAR2(64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FIR_ID <text:tab/> <text:s text:c="2"/>VARCHAR2(5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FIRMA_DETALL MODIFY</text:span></text:p>
            <text:p text:style-name="P188">(</text:p>
            <text:p text:style-name="P391"><text:span text:style-name="T30"><text:s text:c="4"/>RESPONSABLE_NIF VARCHAR2(30 </text:span><text:span text:style-name="T61">CHAR</text:span><text:span text:style-name="T30">),</text:span></text:p>
            <text:p text:style-name="P391"><text:span text:style-name="T30"><text:s text:c="4"/>RESPONSABLE_NOM VARCHAR2(256 </text:span><text:span text:style-name="T61">CHAR</text:span><text:span text:style-name="T30">),</text:span></text:p>
            <text:p text:style-name="P391"><text:span text:style-name="T30"><text:s text:c="4"/>EMISSOR_CERTIFICAT VARCHAR2(2000 </text:span><text:span text:style-name="T61">CHAR</text:span><text:span text:style-name="T30">),</text:span></text:p>
            <text:p text:style-name="P391"><text:soft-page-break/><text:span text:style-name="T30"><text:s text:c="4"/>CREATEDBY_CODI <text:s text:c="6"/><text:tab/>VARCHAR2(64 </text:span><text:span text:style-name="T61">CHAR</text:span><text:span text:style-name="T30">),</text:span></text:p>
            <text:p text:style-name="P391"><text:span text:style-name="T30"><text:s text:c="4"/>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INTER MODIFY</text:span></text:p>
            <text:p text:style-name="P188">(</text:p>
            <text:p text:style-name="P391"><text:span text:style-name="T30"><text:s text:c="2"/>ADRESA <text:s text:c="14"/>VARCHAR2(640 </text:span><text:span text:style-name="T61">CHAR</text:span><text:span text:style-name="T30">),</text:span></text:p>
            <text:p text:style-name="P391"><text:span text:style-name="T30"><text:s text:c="2"/>CANAL_PREF <text:s text:c="10"/>VARCHAR2(8 </text:span><text:span text:style-name="T61">CHAR</text:span><text:span text:style-name="T30">),</text:span></text:p>
            <text:p text:style-name="P391"><text:span text:style-name="T30"><text:s text:c="2"/>CODI_POSTAL <text:s text:c="9"/>VARCHAR2(20 </text:span><text:span text:style-name="T61">CHAR</text:span><text:span text:style-name="T30">),</text:span></text:p>
            <text:p text:style-name="P391"><text:span text:style-name="T30"><text:s text:c="2"/>DOC_NUM <text:s text:c="13"/>VARCHAR2(68 </text:span><text:span text:style-name="T61">CHAR</text:span><text:span text:style-name="T30">),</text:span></text:p>
            <text:p text:style-name="P391"><text:span text:style-name="T30"><text:s text:c="2"/>DOC_TIPUS <text:s text:c="11"/>VARCHAR2(4 </text:span><text:span text:style-name="T61">CHAR</text:span><text:span text:style-name="T30">),</text:span></text:p>
            <text:p text:style-name="P391"><text:span text:style-name="T30"><text:s text:c="2"/>EMAIL <text:s text:c="15"/>VARCHAR2(640 </text:span><text:span text:style-name="T61">CHAR</text:span><text:span text:style-name="T30">),</text:span></text:p>
            <text:p text:style-name="P391"><text:span text:style-name="T30"><text:s text:c="2"/>EMAIL_HAB <text:s text:c="11"/>VARCHAR2(640 </text:span><text:span text:style-name="T61">CHAR</text:span><text:span text:style-name="T30">),</text:span></text:p>
            <text:p text:style-name="P391"><text:span text:style-name="T30"><text:s text:c="2"/>LLINATGE1 <text:s text:c="11"/>VARCHAR2(255 </text:span><text:span text:style-name="T61">CHAR</text:span><text:span text:style-name="T30">),</text:span></text:p>
            <text:p text:style-name="P391"><text:span text:style-name="T30"><text:s text:c="2"/>LLINATGE2 <text:s text:c="11"/>VARCHAR2(255 </text:span><text:span text:style-name="T61">CHAR</text:span><text:span text:style-name="T30">),</text:span></text:p>
            <text:p text:style-name="P391"><text:span text:style-name="T30"><text:s text:c="2"/>NOM <text:s text:c="17"/>VARCHAR2(255 </text:span><text:span text:style-name="T61">CHAR</text:span><text:span text:style-name="T30">),</text:span></text:p>
            <text:p text:style-name="P391"><text:span text:style-name="T30"><text:s text:c="2"/>OBSERVACIONS <text:s text:c="8"/>VARCHAR2(640 </text:span><text:span text:style-name="T61">CHAR</text:span><text:span text:style-name="T30">),</text:span></text:p>
            <text:p text:style-name="P391"><text:span text:style-name="T30"><text:s text:c="2"/>PAIS <text:s text:c="16"/>VARCHAR2(100 </text:span><text:span text:style-name="T61">CHAR</text:span><text:span text:style-name="T30">),</text:span></text:p>
            <text:p text:style-name="P391"><text:span text:style-name="T30"><text:s text:c="2"/>PAIS_CODI <text:s text:c="11"/>VARCHAR2(4 </text:span><text:span text:style-name="T61">CHAR</text:span><text:span text:style-name="T30">),</text:span></text:p>
            <text:p text:style-name="P391"><text:span text:style-name="T30"><text:s text:c="2"/>PROVINCIA <text:s text:c="11"/>VARCHAR2(100 </text:span><text:span text:style-name="T61">CHAR</text:span><text:span text:style-name="T30">),</text:span></text:p>
            <text:p text:style-name="P391"><text:span text:style-name="T30"><text:s text:c="2"/>PROVINCIA_CODI <text:s text:c="6"/>VARCHAR2(4 </text:span><text:span text:style-name="T61">CHAR</text:span><text:span text:style-name="T30">),</text:span></text:p>
            <text:p text:style-name="P391"><text:span text:style-name="T30"><text:s text:c="2"/>MUNICIPI <text:s text:c="12"/>VARCHAR2(100 </text:span><text:span text:style-name="T61">CHAR</text:span><text:span text:style-name="T30">),</text:span></text:p>
            <text:p text:style-name="P391"><text:span text:style-name="T30"><text:s text:c="2"/>MUNICIPI_CODI <text:s text:c="7"/>VARCHAR2(4 </text:span><text:span text:style-name="T61">CHAR</text:span><text:span text:style-name="T30">),</text:span></text:p>
            <text:p text:style-name="P391"><text:span text:style-name="T30"><text:s text:c="2"/>RAO_SOCIAL <text:s text:c="10"/>VARCHAR2(2000 </text:span><text:span text:style-name="T61">CHAR</text:span><text:span text:style-name="T30">),</text:span></text:p>
            <text:p text:style-name="P391"><text:span text:style-name="T30"><text:s text:c="2"/>TELEFON <text:s text:c="13"/>VARCHAR2(80 </text:span><text:span text:style-name="T61">CHAR</text:span><text:span text:style-name="T30">),</text:span></text:p>
            <text:p text:style-name="P391"><text:span text:style-name="T30"><text:s text:c="2"/>TIPUS <text:s text:c="15"/>VARCHAR2(1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DI_DIRE <text:tab/><text:tab/><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LA MODIFY</text:span></text:p>
            <text:p text:style-name="P188">(</text:p>
            <text:p text:style-name="P391"><text:span text:style-name="T30"><text:s text:c="2"/>ASSUMPTE_CODI <text:s text:c="7"/>VARCHAR2(1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TIPUS <text:s text:c="15"/>VARCHAR2(32 </text:span><text:span text:style-name="T61">CHAR</text:span><text:span text:style-name="T30">),</text:span></text:p>
            <text:p text:style-name="P391"><text:span text:style-name="T30"><text:s text:c="2"/>UNITAT_CODI <text:s text:c="9"/>VARCHAR2(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NTRASENYA <text:s text:c="9"/>VARCHAR2(64 </text:span><text:span text:style-name="T61">CHAR</text:span><text:span text:style-name="T30">),</text:span></text:p>
            <text:p text:style-name="P391"><text:span text:style-name="T30"><text:s text:c="2"/>TIPUS_BACKOFFICE <text:s text:c="4"/>VARCHAR2(255 </text:span><text:span text:style-name="T61">CHAR</text:span><text:span text:style-name="T30">),</text:span></text:p>
            <text:p text:style-name="P391"><text:span text:style-name="T30"><text:s text:c="2"/>URL <text:s text:c="17"/>VARCHAR2(256 </text:span><text:span text:style-name="T61">CHAR</text:span><text:span text:style-name="T30">),</text:span></text:p>
            <text:p text:style-name="P391"><text:span text:style-name="T30"><text:s text:c="2"/>USUARI <text:s text:c="14"/>VARCHAR2(64 </text:span><text:span text:style-name="T61">CHAR</text:span><text:span text:style-name="T30">),</text:span></text:p>
            <text:p text:style-name="P391"><text:span text:style-name="T30"><text:s text:c="2"/>PROCEDIMENT_CODI <text:s text:c="4"/>VARCHAR2(64 </text:span><text:span text:style-name="T61">CHAR</text:span><text:span text:style-name="T30">),</text:span></text:p>
            <text:p text:style-name="P391"><text:span text:style-name="T30"><text:s text:c="2"/>BACKOFFICE_CODI <text:s text:c="4"/>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CLASS MODIFY</text:span></text:p>
            <text:p text:style-name="P188">(</text:p>
            <text:p text:style-name="P391"><text:span text:style-name="T30"><text:s text:c="2"/>CLASS <text:s/>VARCHAR2(1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SID MODIFY</text:span></text:p>
            <text:p text:style-name="P188">(</text:p>
            <text:p text:style-name="P391"><text:span text:style-name="T30"><text:s text:c="2"/>SID <text:s text:c="7"/>VARCHAR2(100 </text:span><text:span text:style-name="T61">CHAR</text:span><text:span text:style-name="T30">)</text:span></text:p>
            <text:p text:style-name="P188"><text:soft-page-break/>);</text:p>
            <text:p text:style-name="P549"/>
            <text:p text:style-name="P391"><text:span text:style-name="T61">ALTER</text:span><text:span text:style-name="T30"> </text:span><text:span text:style-name="T61">TABLE</text:span><text:span text:style-name="T30"> DIS_CONT_COMMENT MODIFY</text:span></text:p>
            <text:p text:style-name="P188">(</text:p>
            <text:p text:style-name="P391"><text:span text:style-name="T30"><text:s text:c="2"/>TEXT<text:tab/><text:tab/><text:tab/><text:tab/> <text:s text:c="2"/>VARCHAR2 (1024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NITAT_ORGANITZATIVA MODIFY </text:span></text:p>
            <text:p text:style-name="P188">(</text:p>
            <text:p text:style-name="P391"><text:span text:style-name="T30"><text:s text:c="2"/>CODI <text:tab/><text:tab/><text:tab/><text:tab/><text:tab/><text:tab/>VARCHAR2(9 </text:span><text:span text:style-name="T61">CHAR</text:span><text:span text:style-name="T30">),</text:span></text:p>
            <text:p text:style-name="P391"><text:span text:style-name="T30"><text:s text:c="2"/>DENOMINACIO <text:tab/><text:tab/><text:tab/><text:tab/>VARCHAR2(300 </text:span><text:span text:style-name="T61">CHAR</text:span><text:span text:style-name="T30">),</text:span></text:p>
            <text:p text:style-name="P391"><text:span text:style-name="T30"><text:s text:c="2"/>NIF_CIF <text:tab/><text:tab/><text:tab/><text:tab/><text:tab/>VARCHAR2(9 </text:span><text:span text:style-name="T61">CHAR</text:span><text:span text:style-name="T30">),</text:span></text:p>
            <text:p text:style-name="P391"><text:span text:style-name="T30"><text:s text:c="2"/>CODI_UNITAT_SUPERIOR <text:tab/><text:tab/>VARCHAR2(9 </text:span><text:span text:style-name="T61">CHAR</text:span><text:span text:style-name="T30">),</text:span></text:p>
            <text:p text:style-name="P391"><text:span text:style-name="T30"><text:s text:c="2"/>CODI_UNITAT_ARREL <text:tab/><text:tab/>VARCHAR2(9 </text:span><text:span text:style-name="T61">CHAR</text:span><text:span text:style-name="T30">),</text:span></text:p>
            <text:p text:style-name="P391"><text:span text:style-name="T30"><text:s text:c="2"/>ESTAT <text:tab/><text:tab/><text:tab/><text:tab/><text:tab/>VARCHAR2(1 </text:span><text:span text:style-name="T61">CHAR</text:span><text:span text:style-name="T30">),</text:span></text:p>
            <text:p text:style-name="P391"><text:span text:style-name="T30"><text:s text:c="2"/>CODI_PAIS <text:tab/><text:tab/><text:tab/><text:tab/>VARCHAR2(3 </text:span><text:span text:style-name="T61">CHAR</text:span><text:span text:style-name="T30">),</text:span></text:p>
            <text:p text:style-name="P391"><text:span text:style-name="T30"><text:s text:c="2"/>CODI_COMUNITAT <text:tab/><text:tab/><text:tab/>VARCHAR2(2 </text:span><text:span text:style-name="T61">CHAR</text:span><text:span text:style-name="T30">),</text:span></text:p>
            <text:p text:style-name="P391"><text:span text:style-name="T30"><text:s text:c="2"/>CODI_PROVINCIA <text:tab/><text:tab/><text:tab/>VARCHAR2(2 </text:span><text:span text:style-name="T61">CHAR</text:span><text:span text:style-name="T30">),</text:span></text:p>
            <text:p text:style-name="P391"><text:span text:style-name="T30"><text:s text:c="2"/>CODI_POSTAL <text:tab/><text:tab/><text:tab/><text:tab/>VARCHAR2(5 </text:span><text:span text:style-name="T61">CHAR</text:span><text:span text:style-name="T30">),</text:span></text:p>
            <text:p text:style-name="P391"><text:span text:style-name="T30"><text:s text:c="2"/>NOM_LOCALITAT <text:tab/><text:tab/><text:tab/>VARCHAR2(50 </text:span><text:span text:style-name="T61">CHAR</text:span><text:span text:style-name="T30">),</text:span></text:p>
            <text:p text:style-name="P391"><text:span text:style-name="T30"><text:s text:c="2"/>LOCALITAT <text:tab/><text:tab/><text:tab/><text:tab/>VARCHAR2(40 </text:span><text:span text:style-name="T61">CHAR</text:span><text:span text:style-name="T30">),</text:span></text:p>
            <text:p text:style-name="P391"><text:span text:style-name="T30"><text:s text:c="2"/>ADRESSA <text:tab/><text:tab/><text:tab/><text:tab/><text:tab/>VARCHAR2(70 </text:span><text:span text:style-name="T61">CHAR</text:span><text:span text:style-name="T30">),</text:span></text:p>
            <text:p text:style-name="P391"><text:span text:style-name="T30"><text:s text:c="2"/>NOM_VIA <text:tab/><text:tab/><text:tab/><text:tab/><text:tab/>VARCHAR2(200 </text:span><text:span text:style-name="T61">CHAR</text:span><text:span text:style-name="T30">),</text:span></text:p>
            <text:p text:style-name="P391"><text:span text:style-name="T30"><text:s text:c="2"/>NUM_VIA <text:tab/><text:tab/><text:tab/><text:tab/><text:tab/>VARCHAR2(100 </text:span><text:span text:style-name="T61">CHAR</text:span><text:span text:style-name="T30">),</text:span></text:p>
            <text:p text:style-name="P391"><text:span text:style-name="T30"><text:s text:c="2"/>TIPUS_TRANSICIO <text:tab/><text:tab/> <text:s text:c="3"/>VARCHAR2(12 </text:span><text:span text:style-name="T61">CHAR</text:span><text:span text:style-name="T30">),</text:span></text:p>
            <text:p text:style-name="P391"><text:span text:style-name="T30"><text:s text:c="2"/>CREATEDBY_CODI <text:s text:c="6"/><text:tab/><text:tab/>VARCHAR2(256 </text:span><text:span text:style-name="T61">CHAR</text:span><text:span text:style-name="T30">),</text:span></text:p>
            <text:p text:style-name="P391"><text:span text:style-name="T30"><text:s text:c="2"/>LASTMODIFIEDBY_CODI <text:s/><text:tab/><text:tab/>VARCHAR2(256 </text:span><text:span text:style-name="T61">CHAR</text:span><text:span text:style-name="T30">),</text:span></text:p>
            <text:p text:style-name="P391"><text:span text:style-name="T30"><text:s text:c="2"/>CODI_DIR3_ENTITAT<text:tab/><text:tab/> <text:tab/>VARCHAR2(9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VIS MODIFY</text:span></text:p>
            <text:p text:style-name="P188">(</text:p>
            <text:p text:style-name="P391"><text:span text:style-name="T30"><text:s text:c="2"/>ASSUMPTE <text:s text:c="12"/>VARCHAR2(256 </text:span><text:span text:style-name="T61">CHAR</text:span><text:span text:style-name="T30">),</text:span></text:p>
            <text:p text:style-name="P391"><text:span text:style-name="T30"><text:s text:c="2"/>MISSATGE <text:s text:c="12"/>VARCHAR2(2048 </text:span><text:span text:style-name="T61">CHAR</text:span><text:span text:style-name="T30">),</text:span></text:p>
            <text:p text:style-name="P391"><text:span text:style-name="T30"><text:s text:c="2"/>AVIS_NIVELL <text:s text:c="8"/>VARCHAR2(10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_PARAM MODIFY</text:span></text:p>
            <text:p text:style-name="P188">(</text:p>
            <text:p text:style-name="P391"><text:span text:style-name="T30"><text:s text:c="4"/>VALOR VARCHAR2(256 </text:span><text:span text:style-name="T61">CHAR</text:span><text:span text:style-name="T30">),</text:span></text:p>
            <text:p text:style-name="P391"><text:span text:style-name="T30"><text:s text:c="4"/>CREATEDBY_CODI VARCHAR2(64 </text:span><text:span text:style-name="T61">CHAR</text:span><text:span text:style-name="T30">),</text:span></text:p>
            <text:p text:style-name="P391"><text:span text:style-name="T30"><text:s text:c="4"/>LASTMODIFIEDBY_CODI VARCHAR2(64 </text:span><text:span text:style-name="T61">CHAR</text:span><text:span text:style-name="T30">)</text:span></text:p>
            <text:p text:style-name="P186">);</text:p>
            <text:p text:style-name="P208"/>
            <text:p text:style-name="P187"/>
          </table:table-cell>
        </table:table-row>
      </table:table>
      <text:p text:style-name="P96"/>
      <text:p text:style-name="P96"/>
      <text:p text:style-name="P42"><text:span text:style-name="T6">Propietats globals</text:span>: </text:p>
      <text:list xml:id="list2303659450" text:style-name="L42">
        <text:list-item>
          <text:p text:style-name="P810">En cas de voler utilitzar el plugin de filesystem d'Arxiu en comptes de l'Arxiu de la CAIB s'han de configurar les següents propietats.</text:p>
        </text:list-item>
      </text:list>
      <text:list xml:id="list2591913097" text:style-name="L43">
        <text:list-header>
          <text:p text:style-name="P679"/>
        </text:list-header>
      </text:list>
      <table:table table:name="Tabela2" table:style-name="Tabela2">
        <table:table-column table:style-name="Tabela2.A"/>
        <text:soft-page-break/>
        <table:table-row table:style-name="Tabela2.1">
          <table:table-cell table:style-name="Tabela2.A1" office:value-type="string">
            <text:p text:style-name="P221"># ################### #</text:p>
            <text:p text:style-name="P222"># PROPERTIES AFEGIDES #</text:p>
            <text:p text:style-name="P222"># ################### #</text:p>
            <text:p text:style-name="P549"/>
            <text:p text:style-name="P391"><text:span text:style-name="T47">#230 </text:span><text:span text:style-name="T50">Adaptar</text:span><text:span text:style-name="T47"> el </text:span><text:span text:style-name="T50">plugin</text:span><text:span text:style-name="T47"> d'Arxiu per </text:span><text:span text:style-name="T50">poder</text:span><text:span text:style-name="T47"> </text:span><text:span text:style-name="T50">guardar</text:span><text:span text:style-name="T47"> </text:span><text:span text:style-name="T50">al</text:span><text:span text:style-name="T47"> </text:span><text:span text:style-name="T50">sistema</text:span><text:span text:style-name="T47"> </text:span><text:span text:style-name="T50">de</text:span><text:span text:style-name="T47"> </text:span><text:span text:style-name="T50">fitxers</text:span><text:span text:style-name="T47"> </text:span></text:p>
            <text:p text:style-name="P188"/>
            <text:p text:style-name="P393"><text:span text:style-name="T47">#</text:span><text:span text:style-name="T48"> Configuració del plugin de Distribució d'Arxiu per guardar documents al filesystem</text:span><text:span text:style-name="T49"> utilitzant la implementació del plugin del filesystem</text:span></text:p>
            <text:p text:style-name="P393"><text:span text:style-name="T31">es.caib.distribucio.plugin.arxiu.class=</text:span><text:span text:style-name="T39">es.caib.plugins.arxiu.caib.</text:span><text:span text:style-name="T40">ArxiuPluginFilesystem</text:span></text:p>
            <text:p text:style-name="P392"><text:span text:style-name="T30">es.caib.distribucio.plugin.arxiu.filesystem.base.path=</text:span><text:span text:style-name="T36">/opt/</text:span><text:span text:style-name="T42">distribucio</text:span><text:span text:style-name="T36">/</text:span><text:span text:style-name="T38">arxiu</text:span><text:span text:style-name="T42">filesystem</text:span></text:p>
            <text:p text:style-name="P382"><text:span text:style-name="T30">es.caib.distribucio.plugin.arxiu.filesystem.organ.codi.dir3=</text:span><text:span text:style-name="T36">A0</text:span><text:span text:style-name="T38">0000000</text:span></text:p>
          </table:table-cell>
        </table:table-row>
      </table:table>
      <text:list xml:id="list91515074116064" text:continue-numbering="true" text:style-name="L43">
        <text:list-header>
          <text:p text:style-name="P695"/>
        </text:list-header>
      </text:list>
      <text:p text:style-name="P406"/>
      <text:p text:style-name="P406"/>
      <text:list xml:id="list91515462723516" text:continue-list="list91513926746595" text:style-name="Outline">
        <text:list-item>
          <text:list>
            <text:list-header>
              <text:h text:style-name="P611" text:outline-level="2" text:is-list-header="true"><text:bookmark-start text:name="__RefHeading___Toc104146_3965979134"/><text:span text:style-name="T145">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04">Data: <text:span text:style-name="T164">25</text:span>/<text:span text:style-name="T181">11</text:span>/2020<text:span text:style-name="T171"> 15:00h</text:span></text:p>
      <text:p text:style-name="P304"/>
      <text:p text:style-name="P348">Resum: Millora de regles, actualitza<text:span text:style-name="T182">ció</text:span> ma<text:span text:style-name="T182">n</text:span>ual d'usuari, revisar anotacions al log<text:span text:style-name="T182">s</text:span>.<text:span text:style-name="T184"> Actualització de la referència al plugin Arxiu CAIB de la 2.0.5 a la 2.0.7.1.</text:span></text:p>
      <text:p text:style-name="P304"/>
      <text:p text:style-name="P436">Canvis i millores:</text:p>
      <text:list xml:id="list927890579" text:style-name="L44">
        <text:list-item>
          <text:p text:style-name="P807"><text:a xlink:type="simple" xlink:href="https://github.com/GovernIB/distribucio/issues/159" text:style-name="Internet_20_link" text:visited-style-name="Visited_20_Internet_20_Link">#159</text:a>: Millora de regles. Regles enca<text:span text:style-name="T182">d</text:span>e<text:span text:style-name="T182">n</text:span>ades</text:p>
        </text:list-item>
        <text:list-item>
          <text:p text:style-name="P807"><text:a xlink:type="simple" xlink:href="https://github.com/GovernIB/distribucio/issues/236" text:style-name="Internet_20_link" text:visited-style-name="Visited_20_Internet_20_Link">#236</text:a>: Millora de regles. Nou tipus de regla "reenviar a UO"</text:p>
        </text:list-item>
        <text:list-item>
          <text:p text:style-name="P807"><text:a xlink:type="simple" xlink:href="https://github.com/GovernIB/distribucio/issues/237" text:style-name="Internet_20_link" text:visited-style-name="Visited_20_Internet_20_Link">#237</text:a>: Millora de regles. Modificar definició de la regla</text:p>
        </text:list-item>
        <text:list-item>
          <text:p text:style-name="P80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07"><text:a xlink:type="simple" xlink:href="https://github.com/GovernIB/distribucio/issues/235" text:style-name="Internet_20_link" text:visited-style-name="Visited_20_Internet_20_Link">#235</text:a>: Millora de regles. Manteniment de backoffices</text:p>
        </text:list-item>
        <text:list-item>
          <text:p text:style-name="P807"><text:a xlink:type="simple" xlink:href="https://github.com/GovernIB/distribucio/issues/193" text:style-name="Internet_20_link" text:visited-style-name="Visited_20_Internet_20_Link">#193</text:a>: Actualitzar manual d'usuari</text:p>
        </text:list-item>
        <text:list-item>
          <text:p text:style-name="P807"><text:a xlink:type="simple" xlink:href="https://github.com/GovernIB/distribucio/issues/231" text:style-name="Internet_20_link" text:visited-style-name="Visited_20_Internet_20_Link">#231</text:a>: Revisar anotacions al log</text:p>
        </text:list-item>
        <text:list-item>
          <text:p text:style-name="P807"><text:a xlink:type="simple" xlink:href="https://github.com/GovernIB/distribucio/issues/233" text:style-name="Internet_20_link" text:visited-style-name="Visited_20_Internet_20_Link">#233</text:a>: Informació de les metadades de signatura dels documents</text:p>
        </text:list-item>
      </text:list>
      <text:p text:style-name="P436">Errors:</text:p>
      <text:p text:style-name="P44"/>
      <text:list xml:id="list650136996" text:style-name="L45">
        <text:list-item>
          <text:p text:style-name="P721"><text:a xlink:type="simple" xlink:href="https://github.com/GovernIB/distribucio/issues/250" text:style-name="Internet_20_link" text:visited-style-name="Visited_20_Internet_20_Link">#250</text:a>: Corregir la llargada del camp DIS_REGISTRE.UNITAT_ADM_DESC</text:p>
        </text:list-item>
      </text:list>
      <text:p text:style-name="P261"/>
      <text:p text:style-name="P97">Base de dades:<text:span text:style-name="T5"> </text:span></text:p>
      <text:list xml:id="list2345448215" text:style-name="L46">
        <text:list-item>
          <text:p text:style-name="P770">Script per afegir nous camps de regles i nova taula de backoffice per millorar funcionalitat de regles.<text:span text:style-name="T184"> </text:span><text:span text:style-name="T185">Atenció!:</text:span><text:span text:style-name="T187"> S'ha de posar un codi d'usuari que existeixi en la inserció de registres en la taula DIS_BACKOFFICE.</text:span></text:p>
        </text:list-item>
      </text:list>
      <text:list xml:id="list3332145679" text:style-name="L47">
        <text:list-item>
          <text:list>
            <text:list-item>
              <text:p text:style-name="P753"><text:a xlink:type="simple" xlink:href="https://github.com/GovernIB/distribucio/blob/dis-0.9/scripts/bbdd/1.0/oracle/updates/distribucio_update_0.9.31.sql" text:style-name="Internet_20_link" text:visited-style-name="Visited_20_Internet_20_Link"><text:span text:style-name="T176">distribucio_update_0.9.31.sql</text:span></text:a><text:span text:style-name="T176"> (Oracle)</text:span></text:p>
            </text:list-item>
          </text:list>
        </text:list-item>
      </text:list>
      <text:p text:style-name="P442"/>
      <table:table table:name="Table5" table:style-name="Table5">
        <table:table-column table:style-name="Table5.A"/>
        <table:table-row table:style-name="Table5.1">
          <table:table-cell table:style-name="Table5.A1" office:value-type="string">
            <text:p text:style-name="P204"/>
            <text:p text:style-name="P357">-- #235: Millora de regles. Manteniment de backoffices</text:p>
            <text:p text:style-name="P555">-- ! posar un codi d'usuari que existeixi </text:p>
            <text:p text:style-name="P550"/>
            <text:p text:style-name="P394"><text:span text:style-name="T61">CREATE</text:span><text:span text:style-name="T30"> </text:span><text:span text:style-name="T61">TABLE</text:span><text:span text:style-name="T30"> DIS_BACKOFFICE</text:span></text:p>
            <text:p text:style-name="P190">(</text:p>
            <text:p text:style-name="P394"><text:span text:style-name="T30"><text:s text:c="4"/>ID NUMBER(19) </text:span><text:span text:style-name="T61">NOT</text:span><text:span text:style-name="T30"> </text:span><text:span text:style-name="T140">NULL</text:span><text:span text:style-name="T30">,</text:span></text:p>
            <text:p text:style-name="P394"><text:soft-page-break/><text:span text:style-name="T30"><text:s text:c="4"/>TIPUS VARCHAR2(256 </text:span><text:span text:style-name="T61">CHAR</text:span><text:span text:style-name="T30">) </text:span><text:span text:style-name="T61">NOT</text:span><text:span text:style-name="T30"> </text:span><text:span text:style-name="T140">NULL</text:span><text:span text:style-name="T30">,</text:span></text:p>
            <text:p text:style-name="P394"><text:span text:style-name="T30"><text:s text:c="4"/>CODI VARCHAR2(20 </text:span><text:span text:style-name="T61">CHAR</text:span><text:span text:style-name="T30">) </text:span><text:span text:style-name="T61">NOT</text:span><text:span text:style-name="T30"> </text:span><text:span text:style-name="T140">NULL</text:span><text:span text:style-name="T30">,</text:span></text:p>
            <text:p text:style-name="P394"><text:span text:style-name="T30"><text:s text:c="4"/>NOM VARCHAR2(64 </text:span><text:span text:style-name="T61">CHAR</text:span><text:span text:style-name="T30">) </text:span><text:span text:style-name="T61">NOT</text:span><text:span text:style-name="T30"> </text:span><text:span text:style-name="T140">NULL</text:span><text:span text:style-name="T30">,</text:span></text:p>
            <text:p text:style-name="P394"><text:span text:style-name="T30"><text:s text:c="4"/>URL VARCHAR2(256 </text:span><text:span text:style-name="T61">CHAR</text:span><text:span text:style-name="T30">) </text:span><text:span text:style-name="T61">NOT</text:span><text:span text:style-name="T30"> </text:span><text:span text:style-name="T140">NULL</text:span><text:span text:style-name="T30">,</text:span></text:p>
            <text:p text:style-name="P394"><text:span text:style-name="T30"><text:s text:c="4"/>USUARI VARCHAR2(64 </text:span><text:span text:style-name="T61">CHAR</text:span><text:span text:style-name="T30">),</text:span></text:p>
            <text:p text:style-name="P394"><text:span text:style-name="T30"><text:s text:c="4"/>CONTRASENYA VARCHAR2(64 </text:span><text:span text:style-name="T61">CHAR</text:span><text:span text:style-name="T30">),</text:span></text:p>
            <text:p text:style-name="P190"><text:s text:c="4"/>INTENTS NUMBER(10,0),</text:p>
            <text:p text:style-name="P190"><text:s text:c="4"/>TEMPS_ENTRE_INTENTS NUMBER(10,0),</text:p>
            <text:p text:style-name="P394"><text:span text:style-name="T30"><text:s text:c="4"/>ENTITAT_ID NUMBER(19) </text:span><text:span text:style-name="T61">NOT</text:span><text:span text:style-name="T30"> </text:span><text:span text:style-name="T140">NULL</text:span><text:span text:style-name="T30">,</text:span></text:p>
            <text:p text:style-name="P394"><text:span text:style-name="T30"><text:s text:c="4"/>CREATEDBY_CODI VARCHAR2(64 </text:span><text:span text:style-name="T61">CHAR</text:span><text:span text:style-name="T30">),</text:span></text:p>
            <text:p text:style-name="P394"><text:span text:style-name="T30"><text:s text:c="4"/>CREATEDDATE </text:span><text:span text:style-name="T61">TIMESTAMP</text:span><text:span text:style-name="T30">(6),</text:span></text:p>
            <text:p text:style-name="P394"><text:span text:style-name="T30"><text:s text:c="4"/>LASTMODIFIEDBY_CODI VARCHAR2(64 </text:span><text:span text:style-name="T61">CHAR</text:span><text:span text:style-name="T30">),</text:span></text:p>
            <text:p text:style-name="P394"><text:span text:style-name="T30"><text:s text:c="4"/>LASTMODIFIEDDATE </text:span><text:span text:style-name="T61">TIMESTAMP</text:span><text:span text:style-name="T30">(6)</text:span></text:p>
            <text:p text:style-name="P190">);</text:p>
            <text:p text:style-name="P550"/>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BACKOFFICE_PK </text:span><text:span text:style-name="T61">PRIMARY</text:span><text:span text:style-name="T30"> </text:span><text:span text:style-name="T61">KEY</text:span><text:span text:style-name="T30"> (ID);</text:span></text:p>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ENTITAT_BACKOFFICE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550"/>
            <text:p text:style-name="P394"><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ACKOFFICE TO WWW_DISTRIBUCIO;</text:span></text:p>
            <text:p text:style-name="P550"/>
            <text:p text:style-name="P357">-- 1 Afegeix els nous backoffices a la taula de backoffices</text:p>
            <text:p text:style-name="P394"><text:span text:style-name="T188">INSERT</text:span><text:span text:style-name="T30"> </text:span><text:span text:style-name="T188">INTO</text:span><text:span text:style-name="T30"> DIS_BACKOFFICE</text:span></text:p>
            <text:p text:style-name="P190">(</text:p>
            <text:p text:style-name="P190"><text:s text:c="4"/>ID,</text:p>
            <text:p text:style-name="P190"><text:s text:c="4"/>TIPUS,</text:p>
            <text:p text:style-name="P190"><text:s text:c="4"/>CODI,</text:p>
            <text:p text:style-name="P190"><text:s text:c="4"/>NOM,</text:p>
            <text:p text:style-name="P190"><text:s text:c="4"/>URL,</text:p>
            <text:p text:style-name="P190"><text:s text:c="4"/>USUARI,</text:p>
            <text:p text:style-name="P190"><text:s text:c="4"/>CONTRASENYA,</text:p>
            <text:p text:style-name="P190"><text:s text:c="4"/>INTENTS,</text:p>
            <text:p text:style-name="P190"><text:s text:c="4"/>TEMPS_ENTRE_INTENTS,</text:p>
            <text:p text:style-name="P190"><text:s text:c="4"/>ENTITAT_ID,</text:p>
            <text:p text:style-name="P190"><text:s text:c="4"/>CREATEDBY_CODI,</text:p>
            <text:p text:style-name="P190"><text:s text:c="4"/>CREATEDDATE</text:p>
            <text:p text:style-name="P190">)</text:p>
            <text:p text:style-name="P190">(</text:p>
            <text:p text:style-name="P394"><text:span text:style-name="T30"><text:tab/></text:span><text:span text:style-name="T188">SELECT</text:span></text:p>
            <text:p text:style-name="P190"><text:tab/><text:tab/>DIS_HIBERNATE_SEQ.nextval,</text:p>
            <text:p text:style-name="P190"><text:tab/> <text:s text:c="3"/>TIPUS,</text:p>
            <text:p text:style-name="P190"><text:tab/> <text:s text:c="3"/>CODI,</text:p>
            <text:p text:style-name="P190"><text:tab/> <text:s text:c="3"/>CODI,</text:p>
            <text:p text:style-name="P190"><text:tab/> <text:s text:c="3"/>URL,</text:p>
            <text:p text:style-name="P190"><text:tab/> <text:s text:c="3"/>USUARI,</text:p>
            <text:p text:style-name="P190"><text:tab/> <text:s text:c="3"/>CONTRASENYA,</text:p>
            <text:p text:style-name="P190"><text:tab/> <text:s text:c="3"/>INTENTS,</text:p>
            <text:p text:style-name="P190"><text:tab/> <text:s text:c="3"/>TEMPS_ENTRE_INTENTS,</text:p>
            <text:p text:style-name="P190"><text:tab/> <text:s text:c="3"/>ENTITAT_ID,</text:p>
            <text:p text:style-name="P394"><text:span text:style-name="T30"><text:tab/> <text:s text:c="3"/></text:span><text:span text:style-name="T190">'u81599'</text:span><text:span text:style-name="T30">, </text:span><text:span text:style-name="T191">-- CREATEDBY_CODI: ! posar un codi d'usuari que existeixi</text:span></text:p>
            <text:p text:style-name="P394"><text:span text:style-name="T30"><text:tab/> <text:s text:c="3"/></text:span><text:span text:style-name="T188">SYSDATE</text:span></text:p>
            <text:p text:style-name="P394"><text:span text:style-name="T30"><text:tab/></text:span><text:span text:style-name="T188">FROM</text:span><text:span text:style-name="T30"> (</text:span></text:p>
            <text:p text:style-name="P394"><text:span text:style-name="T30"><text:tab/><text:tab/></text:span><text:span text:style-name="T188">SELECT</text:span><text:span text:style-name="T30"> </text:span><text:span text:style-name="T188">DISTINCT</text:span></text:p>
            <text:p text:style-name="P394"><text:span text:style-name="T30"><text:tab/><text:tab/> <text:s text:c="3"/></text:span><text:span text:style-name="T192">NVL</text:span><text:span text:style-name="T30">(r.TIPUS_BACKOFFICE, </text:span><text:span text:style-name="T190">'DISTRIBUCIO'</text:span><text:span text:style-name="T30">) TIPUS ,</text:span></text:p>
            <text:p text:style-name="P394"><text:span text:style-name="T30"><text:tab/><text:tab/> <text:s text:c="3"/></text:span><text:span text:style-name="T192">NVL</text:span><text:span text:style-name="T30">(r.BACKOFFICE_CODI, </text:span><text:span text:style-name="T190">'Backoffice_'</text:span><text:span text:style-name="T30">||rownum) CODI,</text:span></text:p>
            <text:p text:style-name="P394"><text:span text:style-name="T30"><text:tab/><text:tab/> <text:s text:c="3"/></text:span><text:span text:style-name="T192">NVL</text:span><text:span text:style-name="T30">(URL, </text:span><text:span text:style-name="T190">'http://camp.obligatori'</text:span><text:span text:style-name="T30">) URL,</text:span></text:p>
            <text:p text:style-name="P190"><text:soft-page-break/><text:tab/><text:tab/> <text:s text:c="3"/>USUARI,</text:p>
            <text:p text:style-name="P190"><text:tab/><text:tab/> <text:s text:c="3"/>CONTRASENYA,</text:p>
            <text:p text:style-name="P190"><text:tab/><text:tab/> <text:s text:c="3"/>INTENTS,</text:p>
            <text:p text:style-name="P190"><text:tab/><text:tab/> <text:s text:c="3"/>TEMPS_ENTRE_INTENTS,</text:p>
            <text:p text:style-name="P190"><text:tab/><text:tab/> <text:s text:c="3"/>ENTITAT_ID</text:p>
            <text:p text:style-name="P394"><text:span text:style-name="T30"><text:tab/><text:tab/></text:span><text:span text:style-name="T188">FROM</text:span><text:span text:style-name="T30"> DIS_REGLA r</text:span></text:p>
            <text:p text:style-name="P394"><text:span text:style-name="T30"><text:tab/><text:tab/></text:span><text:span text:style-name="T188">WHERE</text:span><text:span text:style-name="T30"> r.TIPUS = </text:span><text:span text:style-name="T190">'BACKOFFICE'</text:span></text:p>
            <text:p text:style-name="P190"><text:tab/>)</text:p>
            <text:p text:style-name="P394"><text:span text:style-name="T30">)</text:span><text:span text:style-name="T195">;</text:span></text:p>
            <text:p text:style-name="P550"/>
            <text:p text:style-name="P555">-- 2 Actualitza la referència de les regles tipus bakcoffice amb el registre que li toqui</text:p>
            <text:p text:style-name="P394"><text:span text:style-name="T188">UPDATE</text:span><text:span text:style-name="T30"> DIS_REGLA r </text:span><text:span text:style-name="T188">SET</text:span><text:span text:style-name="T30"> BACKOFFICE_DESTI_ID = </text:span></text:p>
            <text:p text:style-name="P190">( </text:p>
            <text:p text:style-name="P394"><text:span text:style-name="T30"><text:tab/></text:span><text:span text:style-name="T188">SELECT</text:span><text:span text:style-name="T30"> ID </text:span></text:p>
            <text:p text:style-name="P394"><text:span text:style-name="T30"><text:tab/></text:span><text:span text:style-name="T188">FROM</text:span><text:span text:style-name="T30"> DIS_BACKOFFICE b</text:span></text:p>
            <text:p text:style-name="P394"><text:span text:style-name="T30"><text:tab/></text:span><text:span text:style-name="T188">WHERE</text:span><text:span text:style-name="T30"> ROWNUM = </text:span><text:span text:style-name="T157">1</text:span></text:p>
            <text:p text:style-name="P394"><text:span text:style-name="T30"><text:tab/> <text:tab/></text:span><text:span text:style-name="T188">AND</text:span><text:span text:style-name="T30"> r.TIPUS_BACKOFFICE = b.TIPUS </text:span></text:p>
            <text:p text:style-name="P394"><text:span text:style-name="T30"><text:tab/> <text:tab/></text:span><text:span text:style-name="T188">AND</text:span><text:span text:style-name="T30"> (r.BACKOFFICE_CODI = b.CODI)</text:span></text:p>
            <text:p text:style-name="P394"><text:span text:style-name="T30"><text:tab/> <text:tab/></text:span><text:span text:style-name="T188">AND</text:span><text:span text:style-name="T30"> r.URL = b.URL </text:span></text:p>
            <text:p text:style-name="P394"><text:span text:style-name="T30"><text:tab/> <text:tab/></text:span><text:span text:style-name="T188">AND</text:span><text:span text:style-name="T30"> r.ENTITAT_ID = b.ENTITAT_ID</text:span></text:p>
            <text:p text:style-name="P394"><text:span text:style-name="T30"><text:tab/> <text:tab/></text:span><text:span text:style-name="T188">AND</text:span><text:span text:style-name="T30"> ((r.USUARI = b.USUARI ) </text:span><text:span text:style-name="T188">OR</text:span><text:span text:style-name="T30"> (r.USUARI </text:span><text:span text:style-name="T188">IS</text:span><text:span text:style-name="T30"> </text:span><text:span text:style-name="T188">NULL</text:span><text:span text:style-name="T30"> </text:span><text:span text:style-name="T188">AND</text:span><text:span text:style-name="T30"> b.USUARI </text:span><text:span text:style-name="T188">IS</text:span><text:span text:style-name="T30"> </text:span><text:span text:style-name="T188">NULL</text:span><text:span text:style-name="T30">))</text:span></text:p>
            <text:p text:style-name="P394"><text:span text:style-name="T30"><text:tab/> <text:tab/></text:span><text:span text:style-name="T188">AND</text:span><text:span text:style-name="T30"> ((r.CONTRASENYA = b.CONTRASENYA <text:s/>) </text:span><text:span text:style-name="T188">OR</text:span><text:span text:style-name="T30"> (r.CONTRASENYA </text:span><text:span text:style-name="T188">IS</text:span><text:span text:style-name="T30"> </text:span><text:span text:style-name="T188">NULL</text:span><text:span text:style-name="T30"> </text:span><text:span text:style-name="T188">AND</text:span><text:span text:style-name="T30"> b.CONTRASENYA </text:span><text:span text:style-name="T188">IS</text:span><text:span text:style-name="T30"> </text:span><text:span text:style-name="T188">NULL</text:span><text:span text:style-name="T30">))</text:span></text:p>
            <text:p text:style-name="P394"><text:span text:style-name="T30"><text:tab/> <text:tab/></text:span><text:span text:style-name="T188">AND</text:span><text:span text:style-name="T30"> ((r.INTENTS = b.INTENTS <text:s/>) </text:span><text:span text:style-name="T188">OR</text:span><text:span text:style-name="T30"> (r.INTENTS </text:span><text:span text:style-name="T188">IS</text:span><text:span text:style-name="T30"> </text:span><text:span text:style-name="T188">NULL</text:span><text:span text:style-name="T30"> </text:span><text:span text:style-name="T188">AND</text:span><text:span text:style-name="T30"> b.INTENTS </text:span><text:span text:style-name="T188">IS</text:span><text:span text:style-name="T30"> </text:span><text:span text:style-name="T188">NULL</text:span><text:span text:style-name="T30">))</text:span></text:p>
            <text:p text:style-name="P394"><text:span text:style-name="T30"><text:tab/> <text:tab/></text:span><text:span text:style-name="T188">AND</text:span><text:span text:style-name="T30"> ((r.TEMPS_ENTRE_INTENTS = b.TEMPS_ENTRE_INTENTS <text:s/>) </text:span><text:span text:style-name="T188">OR</text:span><text:span text:style-name="T30"> (r.TEMPS_ENTRE_INTENTS </text:span><text:span text:style-name="T188">IS</text:span><text:span text:style-name="T30"> </text:span><text:span text:style-name="T188">NULL</text:span><text:span text:style-name="T30"> </text:span><text:span text:style-name="T188">AND</text:span><text:span text:style-name="T30"> b.TEMPS_ENTRE_INTENTS </text:span><text:span text:style-name="T188">IS</text:span><text:span text:style-name="T30"> </text:span><text:span text:style-name="T188">NULL</text:span><text:span text:style-name="T30">))</text:span></text:p>
            <text:p text:style-name="P190">)</text:p>
            <text:p text:style-name="P190"><text:span text:style-name="T189">WHERE</text:span> R.BACKOFFICE_CODI <text:span text:style-name="T189">IS</text:span> <text:span text:style-name="T189">NOT</text:span> <text:span text:style-name="T189">NULL</text:span><text:span text:style-name="T194">;</text:span></text:p>
            <text:p text:style-name="P550"/>
            <text:p text:style-name="P357">-- #237: Millora de regles. Modificar definició de la regla</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 text:c="4"/>BUSTIA_FILTRE_ID NUMBER(19),</text:p>
            <text:p text:style-name="P190"><text:s text:c="4"/>BACKOFFICE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USTIA_FILTRE_REGLA_FK </text:span><text:span text:style-name="T61">FOREIGN</text:span><text:span text:style-name="T30"> </text:span><text:span text:style-name="T61">KEY</text:span><text:span text:style-name="T30"> (BUSTIA_FILTRE_ID) </text:span><text:span text:style-name="T61">REFERENCES</text:span><text:span text:style-name="T30"> DIS_BUSTIA(ID);</text:span></text:p>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ACKOFFICE_DESTI_REGLA_FK </text:span><text:span text:style-name="T61">FOREIGN</text:span><text:span text:style-name="T30"> </text:span><text:span text:style-name="T61">KEY</text:span><text:span text:style-name="T30"> (BACKOFFICE_DESTI_ID) </text:span><text:span text:style-name="T61">REFERENCES</text:span><text:span text:style-name="T30"> DIS_BACKOFFICE(ID);</text:span></text:p>
            <text:p text:style-name="P550"/>
            <text:p text:style-name="P550"/>
            <text:p text:style-name="P550"/>
            <text:p text:style-name="P357">-- #250: Ampliació de la columna DIS_REGISTRE.UNITAT_ADM_DESC per igualar-la a DIS_UNITAT_ORGANITZATIVA.DENOMINACIO</text:p>
            <text:p text:style-name="P550"/>
            <text:p text:style-name="P394"><text:span text:style-name="T61">ALTER</text:span><text:span text:style-name="T30"> </text:span><text:span text:style-name="T61">TABLE</text:span><text:span text:style-name="T30"> DIS_REGISTRE MODIFY UNITAT_ADM_DESC VARCHAR2(300 </text:span><text:span text:style-name="T61">CHAR</text:span><text:span text:style-name="T30">);</text:span></text:p>
            <text:p text:style-name="P550"/>
            <text:p text:style-name="P550"/>
            <text:p text:style-name="P357">-- #236: Millora de regles. Nou tipus de regla "reenviar a UO"</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oft-page-break/><text:s text:c="4"/>UNITAT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UNITAT_DESTI_REGLA_FK </text:span><text:span text:style-name="T61">FOREIGN</text:span><text:span text:style-name="T30"> </text:span><text:span text:style-name="T61">KEY</text:span><text:span text:style-name="T30"> (UNITAT_DESTI_ID) </text:span><text:span text:style-name="T61">REFERENCES</text:span><text:span text:style-name="T30"> DIS_UNITAT_ORGANITZATIVA(ID);</text:span></text:p>
            <text:p text:style-name="P204"/>
            <text:p text:style-name="P190"/>
          </table:table-cell>
        </table:table-row>
      </table:table>
      <text:p text:style-name="P97"/>
      <text:p text:style-name="P44"><text:span text:style-name="T6">Propietats globals</text:span>: </text:p>
      <text:list xml:id="list1330098973" text:style-name="L48">
        <text:list-item>
          <text:p text:style-name="P731">Sense canvis</text:p>
        </text:list-item>
      </text:list>
      <text:p text:style-name="P408"/>
      <text:list xml:id="list91514063773878" text:continue-list="list91515462723516" text:style-name="Outline">
        <text:list-item>
          <text:list>
            <text:list-header>
              <text:h text:style-name="P612" text:outline-level="2" text:is-list-header="true"><text:bookmark-start text:name="__RefHeading___Toc387429_3965979134"/><text:span text:style-name="T145">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03">Data: 2020.12.0<text:span text:style-name="T197">3</text:span> 15:00h</text:p>
      <text:p text:style-name="P303"/>
      <text:p text:style-name="P347">Resum: <text:span text:style-name="T183">M</text:span>illores visuals<text:span text:style-name="T196"> i botons d'accions i navegació en el detall de les anotacions.</text:span></text:p>
      <text:p text:style-name="P303"/>
      <text:p text:style-name="P435">Canvis i millores:</text:p>
      <text:list xml:id="list91514381499929" text:continue-list="list91514658833553" text:style-name="L36">
        <text:list-item>
          <text:p text:style-name="P804"><text:a xlink:type="simple" xlink:href="https://github.com/GovernIB/distribucio/issues/242" text:style-name="Internet_20_link" text:visited-style-name="Visited_20_Internet_20_Link">#242</text:a>: Nova pestanya de resum als detalls d'una anotació</text:p>
        </text:list-item>
        <text:list-item>
          <text:p text:style-name="P804"><text:a xlink:type="simple" xlink:href="https://github.com/GovernIB/distribucio/issues/240" text:style-name="Internet_20_link" text:visited-style-name="Visited_20_Internet_20_Link">#240</text:a>: Navegació entre registres</text:p>
        </text:list-item>
        <text:list-item>
          <text:p text:style-name="P80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0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04"><text:a xlink:type="simple" xlink:href="https://github.com/GovernIB/distribucio/issues/239" text:style-name="Internet_20_link" text:visited-style-name="Visited_20_Internet_20_Link">#239</text:a>: Afegir accions en els detalls</text:p>
        </text:list-item>
        <text:list-item>
          <text:p text:style-name="P804"><text:a xlink:type="simple" xlink:href="https://github.com/GovernIB/distribucio/issues/247" text:style-name="Internet_20_link" text:visited-style-name="Visited_20_Internet_20_Link">#247</text:a>: Opció per descarregar tots els documents d'una anotació</text:p>
        </text:list-item>
        <text:list-item>
          <text:p text:style-name="P804"><text:a xlink:type="simple" xlink:href="https://github.com/GovernIB/distribucio/issues/244" text:style-name="Internet_20_link" text:visited-style-name="Visited_20_Internet_20_Link">#244</text:a>: Poder filtrar dins del desplegable de bústies i que surtin ordenades</text:p>
          <text:p text:style-name="P804"/>
        </text:list-item>
      </text:list>
      <text:p text:style-name="P435">Errors:</text:p>
      <text:list xml:id="list1851094175" text:style-name="L49">
        <text:list-item>
          <text:p text:style-name="P733"><text:a xlink:type="simple" xlink:href="https://github.com/GovernIB/distribucio/issues/238" text:style-name="Internet_20_link" text:visited-style-name="Visited_20_Internet_20_Link">#238</text:a>: Error obrint l'enllaç de comunicació de nova anotació</text:p>
        </text:list-item>
        <text:list-item>
          <text:p text:style-name="P73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34"><text:a xlink:type="simple" xlink:href="https://github.com/GovernIB/distribucio/issues/257" text:style-name="Internet_20_link" text:visited-style-name="Visited_20_Internet_20_Link">#257</text:a><text:span text:style-name="T197"> </text:span>Error sincronitzant canvi de noms d'unitats orgániques amb el DIR3 </text:p>
        </text:list-item>
      </text:list>
      <text:p text:style-name="P409"/>
      <text:p text:style-name="P413">Base de dades:<text:span text:style-name="T5"> </text:span></text:p>
      <text:list xml:id="list1594481034" text:style-name="L50">
        <text:list-item>
          <text:p text:style-name="P732">Sense canvis</text:p>
        </text:list-item>
      </text:list>
      <text:p text:style-name="P407"/>
      <text:p text:style-name="P43"><text:span text:style-name="T6">Propietats globals</text:span>: </text:p>
      <text:list xml:id="list91514527364995" text:continue-numbering="true" text:style-name="L50">
        <text:list-item>
          <text:p text:style-name="P732">Sense canvis</text:p>
        </text:list-item>
      </text:list>
      <text:list xml:id="list91515063138507" text:continue-list="list91514063773878" text:style-name="Outline">
        <text:list-item>
          <text:list>
            <text:list-header>
              <text:h text:style-name="P613" text:outline-level="2" text:is-list-header="true"><text:bookmark-start text:name="__RefHeading___Toc210152_2228722299"/><text:span text:style-name="T145">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05">Data: <text:span text:style-name="T198">13</text:span>/0<text:span text:style-name="T198">1</text:span>/202<text:span text:style-name="T198">1</text:span></text:p>
      <text:p text:style-name="P45"/>
      <text:list xml:id="list91514203705986" text:continue-list="list91514773836545" text:style-name="L22">
        <text:list-item>
          <text:p text:style-name="P719"><text:a xlink:type="simple" xlink:href="https://github.com/GovernIB/distribucio/issues/261" text:style-name="Internet_20_link" text:visited-style-name="Visited_20_Internet_20_Link"><text:span text:style-name="T198">#</text:span></text:a><text:a xlink:type="simple" xlink:href="https://github.com/GovernIB/distribucio/issues/261" text:style-name="Internet_20_link" text:visited-style-name="Visited_20_Internet_20_Link">261</text:a><text:span text:style-name="T170"> Problema amb la descàrrega dels fitxers de les anotacions de registre</text:span></text:p>
        </text:list-item>
      </text:list>
      <text:p text:style-name="P262"/>
      <text:p text:style-name="P98">Base de dades:<text:span text:style-name="T5"> </text:span></text:p>
      <text:list xml:id="list3172209656" text:style-name="L51">
        <text:list-item>
          <text:p text:style-name="P771">S<text:span text:style-name="T169">ense canvis</text:span></text:p>
        </text:list-item>
      </text:list>
      <text:p text:style-name="P98"/>
      <text:p text:style-name="P45"><text:soft-page-break/><text:span text:style-name="T6">Propietats globals</text:span>: </text:p>
      <text:list xml:id="list712367268" text:style-name="L52">
        <text:list-item>
          <text:p text:style-name="P736">Sense canvis</text:p>
        </text:list-item>
      </text:list>
      <text:p text:style-name="P414"/>
      <text:list xml:id="list91515031349628" text:continue-list="list91515063138507" text:style-name="Outline">
        <text:list-item>
          <text:list>
            <text:list-header>
              <text:h text:style-name="P614" text:outline-level="2" text:is-list-header="true"><text:bookmark-start text:name="__RefHeading___Toc210154_2228722299"/><text:span text:style-name="T145">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06">Data: <text:span text:style-name="T199">11</text:span>/0<text:span text:style-name="T198">2</text:span>/202<text:span text:style-name="T198">1 13:00h</text:span></text:p>
      <text:p text:style-name="P306"/>
      <text:p text:style-name="P307"><text:span text:style-name="T200">Resum: No tancar la modal després de realitzar accions. Canvi API firma. Permetre reenviar i marcar coma processades massivament. Altres millores i </text:span>correcció d'errors descarregant annexos i altres errors menors. <text:span text:style-name="T200">.</text:span></text:p>
      <text:p text:style-name="P306"/>
      <text:p text:style-name="P437">Canvis i millores:</text:p>
      <text:list xml:id="list91515556074723" text:continue-list="list91514381499929" text:style-name="L36">
        <text:list-item>
          <text:p text:style-name="P805"><text:a xlink:type="simple" xlink:href="https://github.com/GovernIB/distribucio/issues/264" text:style-name="Internet_20_link" text:visited-style-name="Visited_20_Internet_20_Link">#264</text:a> No sortir de la navegació quan es reenvia una anotació</text:p>
        </text:list-item>
        <text:list-item>
          <text:p text:style-name="P805"><text:a xlink:type="simple" xlink:href="https://github.com/GovernIB/distribucio/issues/241" text:style-name="Internet_20_link" text:visited-style-name="Visited_20_Internet_20_Link">#241</text:a> Posar un visor de documents per als annexos</text:p>
        </text:list-item>
        <text:list-item>
          <text:p text:style-name="P805"><text:a xlink:type="simple" xlink:href="https://github.com/GovernIB/distribucio/issues/243" text:style-name="Internet_20_link" text:visited-style-name="Visited_20_Internet_20_Link">#243</text:a> Canviar l'API de firma amb passarel·la per l'API de firma simple</text:p>
        </text:list-item>
        <text:list-item>
          <text:p text:style-name="P80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0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05"><text:a xlink:type="simple" xlink:href="https://github.com/GovernIB/distribucio/issues/266" text:style-name="Internet_20_link" text:visited-style-name="Visited_20_Internet_20_Link">#266</text:a> Afegir el remitent al contingut del correu</text:p>
        </text:list-item>
        <text:list-item>
          <text:p text:style-name="P80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0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05"><text:a xlink:type="simple" xlink:href="https://github.com/GovernIB/distribucio/issues/259" text:style-name="Internet_20_link" text:visited-style-name="Visited_20_Internet_20_Link">#259</text:a> Afegir accions de les anotacions als administradors</text:p>
        </text:list-item>
        <text:list-item>
          <text:p text:style-name="P80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0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05"/>
        </text:list-item>
      </text:list>
      <text:p text:style-name="P437">Errors:</text:p>
      <text:list xml:id="list1379826268" text:style-name="L53">
        <text:list-item>
          <text:p text:style-name="P73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3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11"><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812"><text:a xlink:type="simple" xlink:href="https://github.com/GovernIB/distribucio/issues/232" text:style-name="Internet_20_link" text:visited-style-name="Visited_20_Internet_20_Link">#232</text:a>: Error descarregant annex pendent de guardar-se a l'Arxiu</text:p>
        </text:list-item>
        <text:list-item>
          <text:p text:style-name="P812"><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410"/>
      <text:p text:style-name="P99">Base de dades:<text:span text:style-name="T5"> </text:span></text:p>
      <text:list xml:id="list348428784" text:style-name="L54">
        <text:list-item>
          <text:p text:style-name="P772">S<text:span text:style-name="T169">ense canvis</text:span></text:p>
        </text:list-item>
      </text:list>
      <text:p text:style-name="P99"/>
      <text:p text:style-name="P46"><text:span text:style-name="T6">Propietats globals</text:span>: </text:p>
      <text:list xml:id="list2587085129" text:style-name="L55">
        <text:list-item>
          <text:p text:style-name="P817">Per tal d'emprar l'API de firma simple s'ha de canviar la configuració del plugin de signatura i afegir propietats d'autenticació.</text:p>
        </text:list-item>
        <text:list-item>
          <text:p text:style-name="P817">Per poder filtrar l'arbre d'unitats al reenviament s'ha afegit una propietat opcional.</text:p>
        </text:list-item>
      </text:list>
      <text:list xml:id="list91515061428861" text:continue-list="list2303659450" text:style-name="L42">
        <text:list-header>
          <text:p text:style-name="P680"/>
        </text:list-header>
      </text:list>
      <table:table table:name="Tabela3" table:style-name="Tabela3">
        <table:table-column table:style-name="Tabela3.A"/>
        <text:soft-page-break/>
        <table:table-row table:style-name="Tabela3.1">
          <table:table-cell table:style-name="Tabela3.A1" office:value-type="string">
            <text:p text:style-name="P229"># ###################### #</text:p>
            <text:p text:style-name="P222"># PROPERTIES MODIFICA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signatura.class=</text:span><text:span text:style-name="T36">es.caib.distribucio.plugin.caib.signatura.FirmaSimplePluginPortafib</text:span></text:p>
            <text:p text:style-name="P549"/>
            <text:p text:style-name="P549"/>
            <text:p text:style-name="P222"># ################### #</text:p>
            <text:p text:style-name="P222"># PROPERTIES AFEGI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api.firma.en.servidor.simple.endpoint=</text:span><text:span text:style-name="T41">https://dev.caib.es/portafib/common/rest/apifirmaenservidorsimple/v1/</text:span></text:p>
            <text:p text:style-name="P391"><text:span text:style-name="T30">es.caib.distribucio.plugin.api.firma.en.servidor.simple.username=</text:span><text:span text:style-name="T36">USERNAME</text:span></text:p>
            <text:p text:style-name="P391"><text:span text:style-name="T30">es.caib.distribucio.plugin.api.firma.en.servidor.simple.password=</text:span><text:span text:style-name="T36">PASSWORD</text:span></text:p>
            <text:p text:style-name="P549"/>
            <text:p text:style-name="P391"><text:span text:style-name="T47"># 265: </text:span><text:span text:style-name="T50">Poder</text:span><text:span text:style-name="T47"> </text:span><text:span text:style-name="T50">filtrar</text:span><text:span text:style-name="T47"> l'arbre d'unitats </text:span><text:span text:style-name="T50">al</text:span><text:span text:style-name="T47"> </text:span><text:span text:style-name="T50">reenviament</text:span><text:span text:style-name="T47"> i </text:span><text:span text:style-name="T50">desplegar</text:span><text:span text:style-name="T47"> fins </text:span><text:span text:style-name="T50">al</text:span><text:span text:style-name="T47"> </text:span><text:span text:style-name="T50">nivell</text:span><text:span text:style-name="T47"> X d'unitats</text:span></text:p>
            <text:p text:style-name="P391"><text:span text:style-name="T47"># </text:span><text:span text:style-name="T50">Propietat</text:span><text:span text:style-name="T47"> per </text:span><text:span text:style-name="T50">indicar</text:span><text:span text:style-name="T47"> fins a </text:span><text:span text:style-name="T50">quin</text:span><text:span text:style-name="T47"> </text:span><text:span text:style-name="T50">nivell</text:span><text:span text:style-name="T47"> </text:span><text:span text:style-name="T50">obrir</text:span><text:span text:style-name="T47"> l'arbre d'unitats </text:span><text:span text:style-name="T50">al</text:span><text:span text:style-name="T47"> </text:span><text:span text:style-name="T50">reenviar</text:span><text:span text:style-name="T47"> </text:span><text:span text:style-name="T50">una</text:span><text:span text:style-name="T47"> </text:span><text:span text:style-name="T50">anotació</text:span><text:span text:style-name="T47"> (</text:span><text:span text:style-name="T50">defecte</text:span><text:span text:style-name="T47"> = 1)</text:span></text:p>
            <text:p text:style-name="P391"><text:span text:style-name="T30">es.caib.distribucio.contingut.enviar.arbre.nivell=</text:span><text:span text:style-name="T36">1</text:span></text:p>
          </table:table-cell>
        </table:table-row>
      </table:table>
      <text:p text:style-name="P415"/>
      <text:p text:style-name="P415"/>
      <text:p text:style-name="P415"/>
      <text:p text:style-name="P415"/>
      <text:list xml:id="list91514047987678" text:continue-list="list91515031349628" text:style-name="Outline">
        <text:list-item>
          <text:list>
            <text:list-header>
              <text:h text:style-name="P615" text:outline-level="2" text:is-list-header="true"><text:bookmark-start text:name="__RefHeading___Toc182672_83721363"/><text:span text:style-name="T145">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08">Data: 05/03/2021 11:00h</text:p>
      <text:p text:style-name="P308"/>
      <text:p text:style-name="P349">Resum: Permetre realitzar accions sobre anotacions pendent d'Arxiu que hagin esgotat els reintents</text:p>
      <text:p text:style-name="P308"/>
      <text:p text:style-name="P438">Canvis i millores:</text:p>
      <text:list xml:id="list91514152304671" text:continue-list="list91515556074723" text:style-name="L36">
        <text:list-item>
          <text:p text:style-name="P813"><text:a xlink:type="simple" xlink:href="https://github.com/GovernIB/distribucio/issues/286" text:style-name="Internet_20_link" text:visited-style-name="Visited_20_Internet_20_Link">#286</text:a><text:span text:style-name="T201"> Permetre realitzar accions sobre anotacions pendent d'Arxiu que hagin esgotat els reintents</text:span></text:p>
        </text:list-item>
      </text:list>
      <text:p text:style-name="P411"/>
      <text:p text:style-name="P100">Base de dades:<text:span text:style-name="T5"> </text:span></text:p>
      <text:list xml:id="list444411398" text:style-name="L56">
        <text:list-item>
          <text:list>
            <text:list-item>
              <text:p text:style-name="P754"><text:a xlink:type="simple" xlink:href="https://github.com/GovernIB/distribucio/blob/dis-0.9/scripts/bbdd/1.0/oracle/updates/distribucio_update_0.9.33.1.sql" text:style-name="Internet_20_link" text:visited-style-name="Visited_20_Internet_20_Link"><text:span text:style-name="T176">distribucio_update_0.9.33.1.sql</text:span></text:a><text:span text:style-name="T176"> (Oracle)</text:span></text:p>
            </text:list-item>
          </text:list>
        </text:list-item>
      </text:list>
      <text:p text:style-name="P443"/>
      <table:table table:name="Tabela4" table:style-name="Tabela4">
        <table:table-column table:style-name="Tabela4.A"/>
        <table:table-row table:style-name="Tabela4.1">
          <table:table-cell table:style-name="Tabela4.A1" office:value-type="string">
            <text:p text:style-name="P205"/>
            <text:p text:style-name="P358">-- #286: Permetre realitzar accions sobre anotacions pendent d'Arxiu que hagin esgotat els reintents</text:p>
            <text:p text:style-name="P549"/>
            <text:p text:style-name="P391"><text:span text:style-name="T61">UPDATE</text:span><text:span text:style-name="T30"> DIS_REGISTRE </text:span><text:span text:style-name="T61">SET</text:span><text:span text:style-name="T30"> PROCES_INTENTS = PROCES_INTENTS -1 </text:span><text:span text:style-name="T61">WHERE</text:span><text:span text:style-name="T30"> PROCES_ESTAT = </text:span><text:span text:style-name="T157">'ARXIU_PENDENT'</text:span><text:span text:style-name="T30">;</text:span></text:p>
            <text:p text:style-name="P391"><text:span text:style-name="T61">UPDATE</text:span><text:span text:style-name="T30"> DIS_REGISTRE </text:span><text:span text:style-name="T61">SET</text:span><text:span text:style-name="T30"> PROCES_INTENTS = 0 </text:span><text:span text:style-name="T61">WHERE</text:span><text:span text:style-name="T30"> PROCES_INTENTS = -1;</text:span></text:p>
            <text:p text:style-name="P191"><text:soft-page-break/></text:p>
            <text:p text:style-name="P551"/>
            <text:p text:style-name="P551"/>
            <text:p text:style-name="P206"/>
            <text:p text:style-name="P191"/>
          </table:table-cell>
        </table:table-row>
      </table:table>
      <text:p text:style-name="P100"/>
      <text:list xml:id="list91515050579074" text:continue-list="list91514047987678" text:style-name="Outline">
        <text:list-item>
          <text:list>
            <text:list-header>
              <text:h text:style-name="P616" text:outline-level="2" text:is-list-header="true"><text:bookmark-start text:name="__RefHeading___Toc248294_83721363"/><text:span text:style-name="T145">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09">Data: <text:span text:style-name="T207">21</text:span>/<text:span text:style-name="T206">04</text:span>/2021 <text:span text:style-name="T202">13</text:span>:00h</text:p>
      <text:p text:style-name="P309"/>
      <text:p text:style-name="P350">Resum: <text:span text:style-name="T203">Processament d'anotacions pendent d'Arxiu en paral·lel. Millores de navegació i unificació del llistat d'anotacions per usuaris i administradors.</text:span></text:p>
      <text:p text:style-name="P309"/>
      <text:p text:style-name="P439">Canvis i millores:</text:p>
      <text:list xml:id="list91514779967159" text:continue-list="list91514152304671" text:style-name="L36">
        <text:list-item>
          <text:p text:style-name="P81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14"><text:a xlink:type="simple" xlink:href="https://github.com/GovernIB/distribucio/issues/290" text:style-name="Internet_20_link" text:visited-style-name="Visited_20_Internet_20_Link">#290</text:a>: Nous perfils de firma BASELINE</text:p>
        </text:list-item>
        <text:list-item>
          <text:p text:style-name="P814"><text:a xlink:type="simple" xlink:href="https://github.com/GovernIB/distribucio/issues/289" text:style-name="Internet_20_link" text:visited-style-name="Visited_20_Internet_20_Link">#289</text:a>: Actualitzar tipus documentals EMGDE</text:p>
        </text:list-item>
        <text:list-item>
          <text:p text:style-name="P814"><text:a xlink:type="simple" xlink:href="https://github.com/GovernIB/distribucio/issues/271" text:style-name="Internet_20_link" text:visited-style-name="Visited_20_Internet_20_Link">#271</text:a>: Modificar l'aplicació per suportar el perfil de firma 'BASIC'</text:p>
        </text:list-item>
        <text:list-item>
          <text:p text:style-name="P814"><text:a xlink:type="simple" xlink:href="https://github.com/GovernIB/distribucio/issues/285" text:style-name="Internet_20_link" text:visited-style-name="Visited_20_Internet_20_Link">#285</text:a>: Revisar paginació a la pantalla de llistat d'anotacions de l'usuari</text:p>
        </text:list-item>
        <text:list-item>
          <text:p text:style-name="P81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14"><text:a xlink:type="simple" xlink:href="https://github.com/GovernIB/distribucio/issues/282" text:style-name="Internet_20_link" text:visited-style-name="Visited_20_Internet_20_Link">#282</text:a>: Processar anotacions pendents d'Arxiu en paral·lel</text:p>
        </text:list-item>
        <text:list-item>
          <text:p text:style-name="P814"><text:a xlink:type="simple" xlink:href="https://github.com/GovernIB/distribucio/issues/255" text:style-name="Internet_20_link" text:visited-style-name="Visited_20_Internet_20_Link">#255</text:a>: Mejora del mensaje en el resumen de acciones</text:p>
        </text:list-item>
        <text:list-item>
          <text:p text:style-name="P81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1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1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1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14"><text:a xlink:type="simple" xlink:href="https://github.com/GovernIB/distribucio/issues/253" text:style-name="Internet_20_link" text:visited-style-name="Visited_20_Internet_20_Link">#253</text:a>: No permetre Backoffices amb codis repetits</text:p>
        </text:list-item>
        <text:list-item>
          <text:p text:style-name="P814"><text:a xlink:type="simple" xlink:href="https://github.com/GovernIB/distribucio/issues/256" text:style-name="Internet_20_link" text:visited-style-name="Visited_20_Internet_20_Link">#256</text:a>: Añadir la columna "buzón" y crear una columna "Destino" o "Acción"</text:p>
        </text:list-item>
        <text:list-item>
          <text:p text:style-name="P814"><text:a xlink:type="simple" xlink:href="https://github.com/GovernIB/distribucio/issues/270" text:style-name="Internet_20_link" text:visited-style-name="Visited_20_Internet_20_Link">#270</text:a>: Color capçalera i el logo configurables</text:p>
        </text:list-item>
        <text:list-item>
          <text:p text:style-name="P814"><text:a xlink:type="simple" xlink:href="https://github.com/GovernIB/distribucio/issues/280" text:style-name="Internet_20_link" text:visited-style-name="Visited_20_Internet_20_Link">#280</text:a>: Posar les firmes del visor de documents en una sola línia</text:p>
        </text:list-item>
      </text:list>
      <text:p text:style-name="P215"/>
      <text:p text:style-name="P439">Errors:</text:p>
      <text:list xml:id="list91513699468925" text:continue-numbering="true" text:style-name="L36">
        <text:list-item>
          <text:p text:style-name="P815"><text:a xlink:type="simple" xlink:href="https://github.com/GovernIB/distribucio/issues/278" text:style-name="Internet_20_link" text:visited-style-name="Visited_20_Internet_20_Link">#278</text:a>: Revisar el tancament d'expedients a Distribucio</text:p>
        </text:list-item>
        <text:list-item>
          <text:p text:style-name="P81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1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16"><text:a xlink:type="simple" xlink:href="https://github.com/GovernIB/distribucio/issues/311" text:style-name="Internet_20_link" text:visited-style-name="Visited_20_Internet_20_Link">#311</text:a><text:span text:style-name="T205"> </text:span>Error obrint o realitzant accions amb anotacions sense bústia assignada </text:p>
        </text:list-item>
      </text:list>
      <text:p text:style-name="P412"/>
      <text:p text:style-name="P47"><text:span text:style-name="T6">Propietats globals</text:span>: </text:p>
      <text:list xml:id="list91513840070827" text:continue-list="list2587085129" text:style-name="L55">
        <text:list-item>
          <text:p text:style-name="P818">Per tal d'emprar l'API de firma simple s'ha de canviar la configuració del plugin de signatura i afegir propietats d'autenticació.</text:p>
        </text:list-item>
        <text:list-item>
          <text:p text:style-name="P787"><text:soft-page-break/><text:span text:style-name="T204">Per processar les anotacions pendents d'Arxiu en paral·lel s'ha afegit una propietat opcional per indicar el número de </text:span><text:span text:style-name="T151">threads</text:span><text:span text:style-name="T16"> que processen anotacions en paral·lel, per defecte el seu valor és 5</text:span><text:span text:style-name="T204">.</text:span></text:p>
        </text:list-item>
        <text:list-item>
          <text:p text:style-name="P819">Per especificar opcionalment el perfil de firma a emprar en la firma simple en el servidor.</text:p>
        </text:list-item>
      </text:list>
      <text:list xml:id="list2550806705" text:style-name="L57">
        <text:list-header>
          <text:p text:style-name="P681"/>
        </text:list-header>
      </text:list>
      <table:table table:name="Tabela5" table:style-name="Tabela5">
        <table:table-column table:style-name="Tabela5.A"/>
        <table:table-row table:style-name="Tabela5.1">
          <table:table-cell table:style-name="Tabela5.A1" office:value-type="string">
            <text:p text:style-name="P395"><text:span text:style-name="T47">#275: </text:span><text:span text:style-name="T50">Actualitzar</text:span><text:span text:style-name="T47"> </text:span><text:span text:style-name="T50">la</text:span><text:span text:style-name="T47"> </text:span><text:span text:style-name="T50">versió</text:span><text:span text:style-name="T47"> </text:span><text:span text:style-name="T50">de</text:span><text:span text:style-name="T47"> </text:span><text:span text:style-name="T50">la</text:span><text:span text:style-name="T47"> </text:span><text:span text:style-name="T50">libreria</text:span><text:span text:style-name="T47"> </text:span><text:span text:style-name="T50">pluginsib</text:span><text:span text:style-name="T47">-</text:span><text:span text:style-name="T50">validatesignature</text:span><text:span text:style-name="T47"> 2.0.5</text:span></text:p>
            <text:p text:style-name="P223"># ESBORRADA es.caib.distribucio.plugins.validatesignature.afirmacxf.ignoreservercertificates</text:p>
            <text:p text:style-name="P536"/>
            <text:p text:style-name="P536"/>
            <text:p text:style-name="P536"/>
            <text:p text:style-name="P230">#282: Processar anotacions pendents d'Arxiu en paral·lel</text:p>
            <text:p text:style-name="P497"><text:span text:style-name="T30">es.caib.distribucio.tasca.guardar.annexos.max.threads.parallel=</text:span><text:span text:style-name="T36">5</text:span></text:p>
            <text:p text:style-name="P536"/>
            <text:p text:style-name="P230">#284: Propietat opcional per especificar el perfil de firma per la firma simple en el servidor. Per defecte: "CADES_DETACHED"</text:p>
            <text:p text:style-name="P536"><text:span text:style-name="T29">es.caib.distribucio.plugin.api.firma.en.servidor.simple.perfil=</text:span>CADES_DETACHED</text:p>
            <text:p text:style-name="P536"/>
          </table:table-cell>
        </table:table-row>
      </table:table>
      <text:p text:style-name="P444"/>
      <text:p text:style-name="P101">Base de dades:<text:span text:style-name="T5"> </text:span></text:p>
      <text:list xml:id="list91514395215769" text:continue-list="list444411398" text:style-name="L56">
        <text:list-item>
          <text:list>
            <text:list-item>
              <text:p text:style-name="P755"><text:a xlink:type="simple" xlink:href="https://github.com/GovernIB/distribucio/blob/dis-0.9/scripts/bbdd/1.0/oracle/updates/distribucio_update_0.9.34.sql" text:style-name="Internet_20_link" text:visited-style-name="Visited_20_Internet_20_Link"><text:span text:style-name="T176">distribucio_update_0.9.34.sql</text:span></text:a><text:span text:style-name="T176"> (Oracle)</text:span></text:p>
            </text:list-item>
          </text:list>
        </text:list-item>
      </text:list>
      <text:p text:style-name="P459"/>
      <table:table table:name="Tabela6" table:style-name="Tabela6">
        <table:table-column table:style-name="Tabela6.A"/>
        <table:table-row table:style-name="Tabela6.1">
          <table:table-cell table:style-name="Tabela6.A1" office:value-type="string">
            <text:p text:style-name="P207"/>
            <text:p text:style-name="P359">-- #270: Color capçalera i el logo configurables</text:p>
            <text:p text:style-name="P359"/>
            <text:p text:style-name="P391"><text:span text:style-name="T61">ALTER</text:span><text:span text:style-name="T30"> </text:span><text:span text:style-name="T61">TABLE</text:span><text:span text:style-name="T30"> DIS_ENTITAT </text:span><text:span text:style-name="T61">ADD</text:span><text:span text:style-name="T30"> LOGO_CAP BLOB;</text:span></text:p>
            <text:p text:style-name="P391"><text:span text:style-name="T61">ALTER</text:span><text:span text:style-name="T30"> </text:span><text:span text:style-name="T61">TABLE</text:span><text:span text:style-name="T30"> DIS_ENTITAT </text:span><text:span text:style-name="T61">ADD</text:span><text:span text:style-name="T30"> COLOR_FONS VARCHAR2(32 </text:span><text:span text:style-name="T61">CHAR</text:span><text:span text:style-name="T30">);</text:span></text:p>
            <text:p text:style-name="P391"><text:span text:style-name="T61">ALTER</text:span><text:span text:style-name="T30"> </text:span><text:span text:style-name="T61">TABLE</text:span><text:span text:style-name="T30"> DIS_ENTITAT </text:span><text:span text:style-name="T61">ADD</text:span><text:span text:style-name="T30"> COLOR_LLETRA VARCHAR2(32 </text:span><text:span text:style-name="T61">CHAR</text:span><text:span text:style-name="T30">);</text:span></text:p>
            <text:p text:style-name="P192"/>
          </table:table-cell>
        </table:table-row>
      </table:table>
      <text:p text:style-name="P445"/>
      <text:list xml:id="list91515510440795" text:continue-list="list91515050579074" text:style-name="Outline">
        <text:list-item>
          <text:list>
            <text:list-header>
              <text:h text:style-name="P603" text:outline-level="2" text:is-list-header="true"><text:bookmark-start text:name="__RefHeading___Toc685445_83721363"/>Versió 0.9.<text:span text:style-name="T208">34.1 Correcció llistat usuaris</text:span><text:bookmark-end text:name="__RefHeading___Toc685445_83721363"/></text:h>
            </text:list-header>
          </text:list>
        </text:list-item>
      </text:list>
      <text:p text:style-name="P102">Data: 23/04/2021 11:00h</text:p>
      <text:p text:style-name="P174"><text:tab/></text:p>
      <text:p text:style-name="P174">Resum: Correcció de seguretat en el llistat d'usuaris.</text:p>
      <text:p text:style-name="P174"/>
      <text:p text:style-name="P461">Canvis realitzats en la versió 0.9.34.1:</text:p>
      <text:list xml:id="list91513757516080" text:continue-list="list91514020171916" text:style-name="L1">
        <text:list-item>
          <text:p text:style-name="P666"><text:a xlink:type="simple" xlink:href="https://github.com/GovernIB/distribucio/issues/326" text:style-name="Internet_20_link" text:visited-style-name="Visited_20_Internet_20_Link">#326</text:a><text:span text:style-name="T208"> </text:span>Als usuaris sense cap bústia els aparexen llistades totes les anotacions </text:p>
        </text:list-item>
      </text:list>
      <text:p text:style-name="P243"/>
      <text:p text:style-name="P102">Base de dades:<text:span text:style-name="T5"> </text:span></text:p>
      <text:list xml:id="list2198207202" text:style-name="L58">
        <text:list-item>
          <text:p text:style-name="P696">Sense canvis</text:p>
        </text:list-item>
      </text:list>
      <text:p text:style-name="P102"/>
      <text:p text:style-name="P48"><text:span text:style-name="T6">Propietats globals</text:span>: </text:p>
      <text:list xml:id="list1672035208" text:style-name="L59">
        <text:list-item>
          <text:p text:style-name="P820">Sense canvis</text:p>
        </text:list-item>
      </text:list>
      <text:p text:style-name="P446"/>
      <text:list xml:id="list91514613805360" text:continue-list="list91515510440795" text:style-name="Outline">
        <text:list-item>
          <text:list>
            <text:list-header>
              <text:h text:style-name="P644" text:outline-level="2" text:is-list-header="true"><text:bookmark-start text:name="__RefHeading___Toc48625_1443764206"/><text:soft-page-break/><text:span text:style-name="T145">Versió 0.9.3</text:span><text:span text:style-name="T94">5</text:span><text:span text:style-name="T145">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60">Data: <text:span text:style-name="T209">20</text:span>/05/2021 <text:span text:style-name="T213">11</text:span>:00h</text:p>
      <text:p text:style-name="P175"><text:tab/></text:p>
      <text:p text:style-name="P175">Resum: Diverses millores i canvis d'interfícies amb vista de moviments, correcció d'errors i revisió de la quantitat de logs.</text:p>
      <text:p text:style-name="P175"/>
      <text:p text:style-name="P104">C<text:span text:style-name="T209">anvis i millores:</text:span></text:p>
      <text:list xml:id="list4203553229" text:style-name="L60">
        <text:list-item>
          <text:p text:style-name="P660"><text:a xlink:type="simple" xlink:href="https://github.com/GovernIB/distribucio/issues/331" text:style-name="Internet_20_link" text:visited-style-name="Visited_20_Internet_20_Link">#331</text:a><text:span text:style-name="T210"> </text:span>Modificar filtre pantalla de moviments</text:p>
        </text:list-item>
        <text:list-item>
          <text:p text:style-name="P660"><text:a xlink:type="simple" xlink:href="https://github.com/GovernIB/distribucio/issues/323" text:style-name="Internet_20_link" text:visited-style-name="Visited_20_Internet_20_Link">#323</text:a><text:span text:style-name="T210"> </text:span>Modificar el tractament d'annexos tipus XADES ATTACHED </text:p>
        </text:list-item>
        <text:list-item>
          <text:p text:style-name="P660"><text:a xlink:type="simple" xlink:href="https://github.com/GovernIB/distribucio/issues/317" text:style-name="Internet_20_link" text:visited-style-name="Visited_20_Internet_20_Link">#317</text:a><text:span text:style-name="T210"> </text:span>Tenir l'acció 'històric d'accions' en el desplegable de "Accions" del detall d'una anotació </text:p>
        </text:list-item>
        <text:list-item>
          <text:p text:style-name="P660"><text:a xlink:type="simple" xlink:href="https://github.com/GovernIB/distribucio/issues/316" text:style-name="Internet_20_link" text:visited-style-name="Visited_20_Internet_20_Link">#316</text:a><text:span text:style-name="T210"> </text:span>Ampliar el camp comentari de 256 caràcters a 4096 caràcters </text:p>
        </text:list-item>
        <text:list-item>
          <text:p text:style-name="P660"><text:a xlink:type="simple" xlink:href="https://github.com/GovernIB/distribucio/issues/310" text:style-name="Internet_20_link" text:visited-style-name="Visited_20_Internet_20_Link">#310</text:a><text:span text:style-name="T210"> </text:span>En la vista de moviments no han d'apareixer les opcions </text:p>
        </text:list-item>
        <text:list-item>
          <text:p text:style-name="P660"><text:a xlink:type="simple" xlink:href="https://github.com/GovernIB/distribucio/issues/309" text:style-name="Internet_20_link" text:visited-style-name="Visited_20_Internet_20_Link">#309</text:a><text:span text:style-name="T210"> </text:span>El botó de vista de moviments hauria d'estar al costat del botó 'bústies'</text:p>
        </text:list-item>
        <text:list-item>
          <text:p text:style-name="P660"><text:a xlink:type="simple" xlink:href="https://github.com/GovernIB/distribucio/issues/308" text:style-name="Internet_20_link" text:visited-style-name="Visited_20_Internet_20_Link">#308</text:a><text:span text:style-name="T210"> </text:span>Filtratge de procediments en la classificació de les anotacions </text:p>
        </text:list-item>
        <text:list-item>
          <text:p text:style-name="P660"><text:a xlink:type="simple" xlink:href="https://github.com/GovernIB/distribucio/issues/306" text:style-name="Internet_20_link" text:visited-style-name="Visited_20_Internet_20_Link">#306</text:a><text:span text:style-name="T210"> </text:span>Error quan es vol accedir a una bustia sense permis </text:p>
        </text:list-item>
        <text:list-item>
          <text:p text:style-name="P660"><text:a xlink:type="simple" xlink:href="https://github.com/GovernIB/distribucio/issues/303" text:style-name="Internet_20_link" text:visited-style-name="Visited_20_Internet_20_Link">#303</text:a><text:span text:style-name="T210"> </text:span>Modificar el client de Distribució per retornar el uuid del justificant </text:p>
        </text:list-item>
        <text:list-item>
          <text:p text:style-name="P660"><text:a xlink:type="simple" xlink:href="https://github.com/GovernIB/distribucio/issues/302" text:style-name="Internet_20_link" text:visited-style-name="Visited_20_Internet_20_Link">#302</text:a><text:span text:style-name="T210"> </text:span>Permetre descarregar annexos sense custodiar des del correu electrònic </text:p>
        </text:list-item>
        <text:list-item>
          <text:p text:style-name="P660"><text:a xlink:type="simple" xlink:href="https://github.com/GovernIB/distribucio/issues/300" text:style-name="Internet_20_link" text:visited-style-name="Visited_20_Internet_20_Link">#300</text:a><text:span text:style-name="T210"> </text:span>Poder posar comentaris amb @codi_usuari i notificar per email </text:p>
        </text:list-item>
        <text:list-item>
          <text:p text:style-name="P660"><text:a xlink:type="simple" xlink:href="https://github.com/GovernIB/distribucio/issues/299" text:style-name="Internet_20_link" text:visited-style-name="Visited_20_Internet_20_Link">#299</text:a><text:span text:style-name="T210"> </text:span>Poder reservar/agafar un assentament abans de marcar-lo com a processat </text:p>
        </text:list-item>
        <text:list-item>
          <text:p text:style-name="P660"><text:a xlink:type="simple" xlink:href="https://github.com/GovernIB/distribucio/issues/298" text:style-name="Internet_20_link" text:visited-style-name="Visited_20_Internet_20_Link">#298</text:a><text:span text:style-name="T210"> </text:span>Comentaris de reenviament en els comentaris de l'assentament </text:p>
        </text:list-item>
        <text:list-item>
          <text:p text:style-name="P660"><text:a xlink:type="simple" xlink:href="https://github.com/GovernIB/distribucio/issues/297" text:style-name="Internet_20_link" text:visited-style-name="Visited_20_Internet_20_Link">#297</text:a><text:span text:style-name="T210"> </text:span>Poder marcar bústies com a favorits </text:p>
        </text:list-item>
        <text:list-item>
          <text:p text:style-name="P661"><text:a xlink:type="simple" xlink:href="https://github.com/GovernIB/distribucio/issues/295" text:style-name="Internet_20_link" text:visited-style-name="Visited_20_Internet_20_Link">#295</text:a><text:span text:style-name="T211"> </text:span>Poder reenviar a bústies només per a coneixement </text:p>
        </text:list-item>
        <text:list-item>
          <text:p text:style-name="P661"><text:a xlink:type="simple" xlink:href="https://github.com/GovernIB/distribucio/issues/294" text:style-name="Internet_20_link" text:visited-style-name="Visited_20_Internet_20_Link">#294</text:a><text:span text:style-name="T211"> </text:span>Quan es marqui un element per Coneixement/Tramitació s'afegirà text al final dels <text:span text:style-name="T211"><text:s/></text:span>comentaris </text:p>
        </text:list-item>
        <text:list-item>
          <text:p text:style-name="P661"><text:a xlink:type="simple" xlink:href="https://github.com/GovernIB/distribucio/issues/293" text:style-name="Internet_20_link" text:visited-style-name="Visited_20_Internet_20_Link">#293</text:a><text:span text:style-name="T211"> </text:span>Afegir el plugin "checkbox plugin" per seleccionar bústies sense haver d'usar el CTRL </text:p>
        </text:list-item>
        <text:list-item>
          <text:p text:style-name="P661"><text:a xlink:type="simple" xlink:href="https://github.com/GovernIB/distribucio/issues/291" text:style-name="Internet_20_link" text:visited-style-name="Visited_20_Internet_20_Link">#291</text:a><text:span text:style-name="T211"> </text:span>Permetre que els usuaris administradors pugui operar amb anotacions sense tenir en compte el permís sobre la bústia </text:p>
        </text:list-item>
        <text:list-item>
          <text:p text:style-name="P661"><text:a xlink:type="simple" xlink:href="https://github.com/GovernIB/distribucio/issues/288" text:style-name="Internet_20_link" text:visited-style-name="Visited_20_Internet_20_Link">#288</text:a><text:span text:style-name="T211"> </text:span>Filtrat de bústies </text:p>
        </text:list-item>
        <text:list-item>
          <text:p text:style-name="P661"><text:a xlink:type="simple" xlink:href="https://github.com/GovernIB/distribucio/issues/274" text:style-name="Internet_20_link" text:visited-style-name="Visited_20_Internet_20_Link">#274</text:a><text:span text:style-name="T211"> </text:span>Permetre descarregar tots els documents des del missatge de correu </text:p>
        </text:list-item>
        <text:list-item>
          <text:p text:style-name="P661"><text:a xlink:type="simple" xlink:href="https://github.com/GovernIB/distribucio/issues/254" text:style-name="Internet_20_link" text:visited-style-name="Visited_20_Internet_20_Link">#254</text:a><text:span text:style-name="T211"> </text:span>Classificació de l'anotació de registre </text:p>
        </text:list-item>
        <text:list-item>
          <text:p text:style-name="P661"><text:a xlink:type="simple" xlink:href="https://github.com/GovernIB/distribucio/issues/338" text:style-name="Internet_20_link" text:visited-style-name="Visited_20_Internet_20_Link">#338</text:a> Posar enllaç a l'anotació al correu de menció</text:p>
        </text:list-item>
        <text:list-item>
          <text:p text:style-name="P661"><text:a xlink:type="simple" xlink:href="https://github.com/GovernIB/distribucio/issues/339" text:style-name="Internet_20_link" text:visited-style-name="Visited_20_Internet_20_Link">#339</text:a> Millores en la reserva d'assentaments </text:p>
        </text:list-item>
      </text:list>
      <text:p text:style-name="P461">Errors:</text:p>
      <text:list xml:id="list3399854661" text:style-name="L61">
        <text:list-item>
          <text:p text:style-name="P669"><text:a xlink:type="simple" xlink:href="https://github.com/GovernIB/distribucio/issues/327" text:style-name="Internet_20_link" text:visited-style-name="Visited_20_Internet_20_Link">#327</text:a><text:span text:style-name="T211"> </text:span>Programar tancament expedient en comptes de tancar quan un backoffice comuniqui l'estat de processat </text:p>
        </text:list-item>
        <text:list-item>
          <text:p text:style-name="P669"><text:a xlink:type="simple" xlink:href="https://github.com/GovernIB/distribucio/issues/324" text:style-name="Internet_20_link" text:visited-style-name="Visited_20_Internet_20_Link">#324</text:a><text:span text:style-name="T211"> </text:span>Habilitar el visor de PDFs en el resum del detall si l'arxiu té l'extensió .pdf </text:p>
        </text:list-item>
        <text:list-item>
          <text:p text:style-name="P669"><text:a xlink:type="simple" xlink:href="https://github.com/GovernIB/distribucio/issues/312" text:style-name="Internet_20_link" text:visited-style-name="Visited_20_Internet_20_Link">#312</text:a><text:span text:style-name="T211"> </text:span>Error visor PDF </text:p>
        </text:list-item>
        <text:list-item>
          <text:p text:style-name="P669"><text:a xlink:type="simple" xlink:href="https://github.com/GovernIB/distribucio/issues/305" text:style-name="Internet_20_link" text:visited-style-name="Visited_20_Internet_20_Link">#305</text:a><text:span text:style-name="T211"> </text:span>Ampliar detall d'error de custòdia del document </text:p>
        </text:list-item>
        <text:list-item>
          <text:p text:style-name="P669"><text:a xlink:type="simple" xlink:href="https://github.com/GovernIB/distribucio/issues/342" text:style-name="Internet_20_link" text:visited-style-name="Visited_20_Internet_20_Link">#342</text:a> Revisar logs de DEV per Distribucio</text:p>
        </text:list-item>
        <text:list-item>
          <text:p text:style-name="P670"><text:a xlink:type="simple" xlink:href="https://github.com/GovernIB/distribucio/issues/336" text:style-name="Internet_20_link" text:visited-style-name="Visited_20_Internet_20_Link">#336</text:a><text:span text:style-name="T213"> </text:span>Usuaris no veuen el contingut de una subbústia </text:p>
        </text:list-item>
      </text:list>
      <text:p text:style-name="P242"/>
      <text:p text:style-name="P103">Base de dades:<text:span text:style-name="T5"> </text:span></text:p>
      <text:list xml:id="list3714594222" text:style-name="L62">
        <text:list-item>
          <text:p text:style-name="P697">distribucio_update_0.9.35.sql<text:span text:style-name="T212"> (Oracle)</text:span></text:p>
          <text:list>
            <text:list-item>
              <text:p text:style-name="P82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93009472">
          <table:table-cell table:style-name="Table6.A1" office:value-type="string">
            <text:p text:style-name="P356">-- #295 Poder reenviar a bústies només per a coneixement</text:p>
            <text:p text:style-name="P549"/>
            <text:p text:style-name="P391"><text:span text:style-name="T61">ALTER</text:span><text:span text:style-name="T30"> </text:span><text:span text:style-name="T61">TABLE</text:span><text:span text:style-name="T30"> DIS_CONT_MOV </text:span><text:span text:style-name="T61">ADD</text:span><text:span text:style-name="T30"> PER_CONEIXEMENT NUMBER(1);</text:span></text:p>
            <text:p text:style-name="P549"/>
            <text:p text:style-name="P356">-- #294 Quan es marqui un element per Coneixement/Tramitació s'afegirà text al final dels comentaris</text:p>
            <text:p text:style-name="P549"/>
            <text:p text:style-name="P391"><text:span text:style-name="T61">ALTER</text:span><text:span text:style-name="T30"> </text:span><text:span text:style-name="T61">TABLE</text:span><text:span text:style-name="T30"> DIS_CONT_MOV </text:span><text:span text:style-name="T61">ADD</text:span><text:span text:style-name="T30"> COMENTARI_DESTINS VARCHAR2(256 </text:span><text:span text:style-name="T61">CHAR</text:span><text:span text:style-name="T30">);</text:span></text:p>
            <text:p text:style-name="P549"/>
            <text:p text:style-name="P356">-- #297 Poder marcar bústies com a favorits</text:p>
            <text:p text:style-name="P549"/>
            <text:p text:style-name="P391"><text:span text:style-name="T61">CREATE</text:span><text:span text:style-name="T30"> </text:span><text:span text:style-name="T61">TABLE</text:span><text:span text:style-name="T30"> DIS_BUSTIA_FAVORIT</text:span></text:p>
            <text:p text:style-name="P188">(</text:p>
            <text:p text:style-name="P391"><text:span text:style-name="T30"><text:s text:c="4"/>ID <text:s text:c="17"/>NUMBER(19,0) <text:s text:c="7"/></text:span><text:span text:style-name="T61">NOT</text:span><text:span text:style-name="T30"> </text:span><text:span text:style-name="T140">NULL</text:span><text:span text:style-name="T30">, </text:span></text:p>
            <text:p text:style-name="P391"><text:span text:style-name="T30"><text:s text:c="4"/>BUSTIA_ID <text:s text:c="10"/>NUMBER(19,0) <text:s text:c="7"/></text:span><text:span text:style-name="T61">NOT</text:span><text:span text:style-name="T30"> </text:span><text:span text:style-name="T140">NULL</text:span><text:span text:style-name="T30">, </text:span></text:p>
            <text:p text:style-name="P391"><text:span text:style-name="T30"><text:s text:c="4"/>USUARI_CODI <text:s text:c="8"/>VARCHAR2(64 </text:span><text:span text:style-name="T61">CHAR</text:span><text:span text:style-name="T30">) <text:s text:c="2"/></text:span><text:span text:style-name="T61">NOT</text:span><text:span text:style-name="T30"> </text:span><text:span text:style-name="T140">NULL</text:span><text:span text:style-name="T30">, </text:span></text:p>
            <text:p text:style-name="P391"><text:span text:style-name="T30"><text:tab/>CREATEDBY_CODI <text:s text:c="5"/>VARCHAR2(64 </text:span><text:span text:style-name="T61">CHAR</text:span><text:span text:style-name="T30">), </text:span></text:p>
            <text:p text:style-name="P391"><text:span text:style-name="T30"><text:tab/>CREATEDDATE <text:s text:c="8"/></text:span><text:span text:style-name="T61">TIMESTAMP</text:span><text:span text:style-name="T30"> (6), </text:span></text:p>
            <text:p text:style-name="P391"><text:span text:style-name="T30"><text:tab/>LASTMODIFIEDBY_CODI VARCHAR2(64 </text:span><text:span text:style-name="T61">CHAR</text:span><text:span text:style-name="T30">), </text:span></text:p>
            <text:p text:style-name="P391"><text:span text:style-name="T30"><text:tab/>LASTMODIFIEDDATE <text:s text:c="3"/></text:span><text:span text:style-name="T61">TIMESTAMP</text:span><text:span text:style-name="T30"> (6)</text:span></text:p>
            <text:p text:style-name="P188">);</text:p>
            <text:p text:style-name="P549"/>
            <text:p text:style-name="P391"><text:span text:style-name="T61">ALTER</text:span><text:span text:style-name="T30"> </text:span><text:span text:style-name="T61">TABLE</text:span><text:span text:style-name="T30"> DIS_BUSTIA_FAVORIT </text:span><text:span text:style-name="T61">ADD</text:span><text:span text:style-name="T30"> (</text:span></text:p>
            <text:p text:style-name="P391"><text:span text:style-name="T61">CONSTRAINT</text:span><text:span text:style-name="T30"> DIS_BUSTIA_FAV_BUSTIA_FK </text:span><text:span text:style-name="T61">FOREIGN</text:span><text:span text:style-name="T30"> </text:span><text:span text:style-name="T61">KEY</text:span><text:span text:style-name="T30"> (BUSTIA_ID)</text:span></text:p>
            <text:p text:style-name="P391"><text:span text:style-name="T30"><text:s text:c="4"/></text:span><text:span text:style-name="T61">REFERENCES</text:span><text:span text:style-name="T30"> DIS_BUSTIA (ID),</text:span></text:p>
            <text:p text:style-name="P391"><text:span text:style-name="T61">CONSTRAINT</text:span><text:span text:style-name="T30"> DIS_BUSTIA_FAV_USUARI_FK </text:span><text:span text:style-name="T61">FOREIGN</text:span><text:span text:style-name="T30"> </text:span><text:span text:style-name="T61">KEY</text:span><text:span text:style-name="T30"> (USUARI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CRE_BUSTFAV_FK </text:span><text:span text:style-name="T61">FOREIGN</text:span><text:span text:style-name="T30"> </text:span><text:span text:style-name="T61">KEY</text:span><text:span text:style-name="T30"> (CREATEDBY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MOD_BUSTFAV_FK </text:span><text:span text:style-name="T61">FOREIGN</text:span><text:span text:style-name="T30"> </text:span><text:span text:style-name="T61">KEY</text:span><text:span text:style-name="T30"> (LASTMODIFIEDBY_CODI)</text:span></text:p>
            <text:p text:style-name="P391"><text:span text:style-name="T30"><text:s text:c="4"/></text:span><text:span text:style-name="T61">REFERENCES</text:span><text:span text:style-name="T30"> DIS_USUARI (CODI));</text:span></text:p>
            <text:p text:style-name="P188"><text:tab/></text:p>
            <text:p text:style-name="P391"><text:span text:style-name="T61">ALTER</text:span><text:span text:style-name="T30"> </text:span><text:span text:style-name="T61">TABLE</text:span><text:span text:style-name="T30"> DIS_BUSTIA_FAVORIT </text:span></text:p>
            <text:p text:style-name="P391"><text:span text:style-name="T30"><text:tab/></text:span><text:span text:style-name="T61">ADD</text:span><text:span text:style-name="T30"> </text:span><text:span text:style-name="T61">CONSTRAINT</text:span><text:span text:style-name="T30"> DIS_BUSTIA_FAV_MULT_UK </text:span></text:p>
            <text:p text:style-name="P391"><text:span text:style-name="T30"><text:tab/></text:span><text:span text:style-name="T61">UNIQUE</text:span><text:span text:style-name="T30"> (</text:span></text:p>
            <text:p text:style-name="P188"><text:tab/><text:tab/><text:tab/>BUSTIA_ID, </text:p>
            <text:p text:style-name="P188"><text:tab/><text:tab/><text:tab/>USUARI_CODI);</text:p>
            <text:p text:style-name="P188"><text:tab/></text:p>
            <text:p text:style-name="P391"><text:span text:style-name="T61">CREATE</text:span><text:span text:style-name="T30"> </text:span><text:span text:style-name="T61">INDEX</text:span><text:span text:style-name="T30"> DIS_BUSTIA_FAV_BUSTIA_FK_I </text:span><text:span text:style-name="T61">ON</text:span><text:span text:style-name="T30"> DIS_BUSTIA_FAVORIT(BUSTIA_ID);</text:span></text:p>
            <text:p text:style-name="P391"><text:span text:style-name="T61">CREATE</text:span><text:span text:style-name="T30"> </text:span><text:span text:style-name="T61">INDEX</text:span><text:span text:style-name="T30"> DIS_BUSTIA_FAV_USUARI_FK_I </text:span><text:span text:style-name="T61">ON</text:span><text:span text:style-name="T30"> DIS_BUSTIA_FAVORIT(USUARI_CODI);</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FAVORIT TO WWW_DISTRIBUCIO;</text:span></text:p>
            <text:p text:style-name="P549"/>
            <text:p text:style-name="P356">-- #299 Poder reservar/agafar un assentament abans de marcar-lo com a processat</text:p>
            <text:p text:style-name="P391"><text:span text:style-name="T61">ALTER</text:span><text:span text:style-name="T30"> </text:span><text:span text:style-name="T61">TABLE</text:span><text:span text:style-name="T30"> DIS_REGISTRE </text:span><text:span text:style-name="T61">ADD</text:span><text:span text:style-name="T30"> AGAFAT_PER VARCHAR2(64 </text:span><text:span text:style-name="T61">CHAR</text:span><text:span text:style-name="T30">);</text:span></text:p>
            <text:p text:style-name="P549"/>
            <text:p text:style-name="P391"><text:span text:style-name="T61">ALTER</text:span><text:span text:style-name="T30"> </text:span><text:span text:style-name="T61">TABLE</text:span><text:span text:style-name="T30"> DIS_REGISTRE </text:span><text:span text:style-name="T61">ADD</text:span><text:span text:style-name="T30"> </text:span><text:span text:style-name="T61">CONSTRAINT</text:span><text:span text:style-name="T30"> DIS_AGAFATPER_REGISTRE_FK </text:span><text:span text:style-name="T61">FOREIGN</text:span><text:span text:style-name="T30"> </text:span><text:span text:style-name="T61">KEY</text:span><text:span text:style-name="T30"> (AGAFAT_PER) </text:span><text:span text:style-name="T61">REFERENCES</text:span><text:span text:style-name="T30"> DIS_USUARI (CODI);</text:span></text:p>
            <text:p text:style-name="P391"><text:span text:style-name="T61">CREATE</text:span><text:span text:style-name="T30"> </text:span><text:span text:style-name="T61">INDEX</text:span><text:span text:style-name="T30"> DIS_AGAFATPER_REGISTRE_FK_I </text:span><text:span text:style-name="T61">ON</text:span><text:span text:style-name="T30"> DIS_REGISTRE(AGAFAT_PER);</text:span></text:p>
            <text:p text:style-name="P549"/>
            <text:p text:style-name="P356">-- #316: Ampliar el camp comentari de 256 caràcters a 4096 caràcters</text:p>
            <text:p text:style-name="P391"><text:span text:style-name="T61">ALTER</text:span><text:span text:style-name="T30"> </text:span><text:span text:style-name="T61">TABLE</text:span><text:span text:style-name="T30"> DIS_CONT_MOV MODIFY COMENTARI VARCHAR2(3940 </text:span><text:span text:style-name="T61">CHAR</text:span><text:span text:style-name="T30">);</text:span></text:p>
            <text:p text:style-name="P391"><text:span text:style-name="T61">ALTER</text:span><text:span text:style-name="T30"> </text:span><text:span text:style-name="T61">TABLE</text:span><text:span text:style-name="T30"> DIS_CONT_COMMENT MODIFY TEXT VARCHAR2(4000 </text:span><text:span text:style-name="T61">CHAR</text:span><text:span text:style-name="T30">);</text:span></text:p>
            <text:p text:style-name="P549"/>
            <text:p text:style-name="P356"><text:soft-page-break/>-- #305 Ampliar detall d'error de custòdia del document</text:p>
            <text:p text:style-name="P391"><text:span text:style-name="T61">ALTER</text:span><text:span text:style-name="T30"> </text:span><text:span text:style-name="T61">TABLE</text:span><text:span text:style-name="T30"> DIS_REGISTRE RENAME </text:span><text:span text:style-name="T61">COLUMN</text:span><text:span text:style-name="T30"> PROCES_ERROR TO PROCES_ERROR2;</text:span></text:p>
            <text:p text:style-name="P391"><text:span text:style-name="T61">ALTER</text:span><text:span text:style-name="T30"> </text:span><text:span text:style-name="T61">TABLE</text:span><text:span text:style-name="T30"> DIS_REGISTRE </text:span><text:span text:style-name="T61">ADD</text:span><text:span text:style-name="T30"> (PROCES_ERROR CLOB);</text:span></text:p>
            <text:p text:style-name="Standard"><text:span text:style-name="T61">UPDATE</text:span><text:span text:style-name="T30"> DIS_REGISTRE </text:span><text:span text:style-name="T61">SET</text:span><text:span text:style-name="T30"> PROCES_ERROR=PROCES_ERROR2;</text:span></text:p>
          </table:table-cell>
        </table:table-row>
      </table:table>
      <text:p text:style-name="P377"/>
      <text:p text:style-name="P103"/>
      <text:p text:style-name="P103"/>
      <text:p text:style-name="P49"><text:span text:style-name="T6">Propietats globals</text:span>: </text:p>
      <text:list xml:id="list2222568227" text:style-name="L63">
        <text:list-item>
          <text:p text:style-name="P821">A<text:span text:style-name="T212">fegides propietats per habilitar o deshabilitar noves funcions a nivell d'interfície i funcionament.</text:span></text:p>
        </text:list-item>
      </text:list>
      <table:table table:name="Table7" table:style-name="Table7">
        <table:table-column table:style-name="Table7.A"/>
        <table:table-row table:style-name="TableLine793027904">
          <table:table-cell table:style-name="Table7.A1" office:value-type="string">
            <text:p text:style-name="P293"><text:span text:style-name="T47">#294 </text:span><text:span text:style-name="T50">Quan</text:span><text:span text:style-name="T47"> </text:span><text:span text:style-name="T50">es</text:span><text:span text:style-name="T47"> </text:span><text:span text:style-name="T50">marqui</text:span><text:span text:style-name="T47"> </text:span><text:span text:style-name="T50">un</text:span><text:span text:style-name="T47"> element per </text:span><text:span text:style-name="T50">Coneixement</text:span><text:span text:style-name="T47">/</text:span><text:span text:style-name="T50">Tramitació</text:span><text:span text:style-name="T47"> s'afegirà text </text:span><text:span text:style-name="T50">al</text:span><text:span text:style-name="T47"> final </text:span><text:span text:style-name="T50">dels</text:span><text:span text:style-name="T47"> </text:span><text:span text:style-name="T50">comentaris</text:span></text:p>
            <text:p text:style-name="P391"><text:span text:style-name="T47">#298 </text:span><text:span text:style-name="T50">Comentaris</text:span><text:span text:style-name="T47"> </text:span><text:span text:style-name="T50">de</text:span><text:span text:style-name="T47"> </text:span><text:span text:style-name="T50">reenviament</text:span><text:span text:style-name="T47"> </text:span><text:span text:style-name="T50">en</text:span><text:span text:style-name="T47"> els </text:span><text:span text:style-name="T50">comentaris</text:span><text:span text:style-name="T47"> </text:span><text:span text:style-name="T50">de</text:span><text:span text:style-name="T47"> l'assentament</text:span></text:p>
            <text:p text:style-name="P391"><text:span text:style-name="T30">es.caib.distribucio.contingut.enviar.crear.comentari=</text:span><text:span text:style-name="T36">false</text:span></text:p>
            <text:p text:style-name="P549"/>
            <text:p text:style-name="P391"><text:span text:style-name="T47">#295 </text:span><text:span text:style-name="T50">Poder</text:span><text:span text:style-name="T47"> </text:span><text:span text:style-name="T50">reenviar</text:span><text:span text:style-name="T47"> a </text:span><text:span text:style-name="T50">bústies</text:span><text:span text:style-name="T47"> </text:span><text:span text:style-name="T50">només</text:span><text:span text:style-name="T47"> per a </text:span><text:span text:style-name="T50">coneixement</text:span><text:span text:style-name="T47"> </text:span></text:p>
            <text:p text:style-name="P391"><text:span text:style-name="T30">es.caib.distribucio.contingut.enviar.coneixement=</text:span><text:span text:style-name="T36">false</text:span></text:p>
            <text:p text:style-name="P549"/>
            <text:p text:style-name="P391"><text:span text:style-name="T47">#297 </text:span><text:span text:style-name="T50">Poder</text:span><text:span text:style-name="T47"> </text:span><text:span text:style-name="T50">marcar</text:span><text:span text:style-name="T47"> </text:span><text:span text:style-name="T50">bústies</text:span><text:span text:style-name="T47"> </text:span><text:span text:style-name="T50">com</text:span><text:span text:style-name="T47"> a </text:span><text:span text:style-name="T50">favorits</text:span></text:p>
            <text:p text:style-name="P391"><text:span text:style-name="T30">es.caib.distribucio.contingut.reenviar.favorits=</text:span><text:span text:style-name="T36">false</text:span></text:p>
            <text:p text:style-name="P549"/>
            <text:p text:style-name="P391"><text:span text:style-name="T47">#299 </text:span><text:span text:style-name="T50">Poder</text:span><text:span text:style-name="T47"> </text:span><text:span text:style-name="T50">reservar</text:span><text:span text:style-name="T47">/</text:span><text:span text:style-name="T50">agafar</text:span><text:span text:style-name="T47"> </text:span><text:span text:style-name="T50">un</text:span><text:span text:style-name="T47"> </text:span><text:span text:style-name="T50">assentament</text:span><text:span text:style-name="T47"> </text:span><text:span text:style-name="T50">abans</text:span><text:span text:style-name="T47"> </text:span><text:span text:style-name="T50">de</text:span><text:span text:style-name="T47"> </text:span><text:span text:style-name="T50">marcar</text:span><text:span text:style-name="T47">-</text:span><text:span text:style-name="T50">lo</text:span><text:span text:style-name="T47"> </text:span><text:span text:style-name="T50">com</text:span><text:span text:style-name="T47"> a </text:span><text:span text:style-name="T50">processat</text:span></text:p>
            <text:p text:style-name="P293"><text:span text:style-name="T30">es.caib.distribucio.anotacions.permetre.reservar=</text:span><text:span text:style-name="T36">false</text:span></text:p>
          </table:table-cell>
        </table:table-row>
      </table:table>
      <text:p text:style-name="P448"/>
      <text:p text:style-name="P447"/>
      <text:p text:style-name="P143">Altres: </text:p>
      <text:list xml:id="list91514709205079" text:continue-list="list91514515041551" text:style-name="L31">
        <text:list-item>
          <text:p text:style-name="P785"><text:span text:style-name="T165">Nova versió 0.9.35 de la llibreria de </text:span><text:span text:style-name="T150">distribucio-w</text:span><text:span text:style-name="T152">s</text:span><text:span text:style-name="T150">-c</text:span><text:span text:style-name="T15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16"/>
      <text:list xml:id="list91515461842305" text:continue-list="list91514613805360" text:style-name="Outline">
        <text:list-item>
          <text:list>
            <text:list-header>
              <text:h text:style-name="P617" text:outline-level="2" text:is-list-header="true"><text:bookmark-start text:name="__RefHeading___Toc47608_4047943807"/><text:span text:style-name="T145">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10">Data: <text:span text:style-name="T198">31</text:span>/0<text:span text:style-name="T198">5</text:span>/202<text:span text:style-name="T198">1</text:span></text:p>
      <text:p text:style-name="P310"/>
      <text:p text:style-name="P144">Resum: Correcció de l'error de permisos en el processament múltiple pels usuaris.</text:p>
      <text:p text:style-name="P311"/>
      <text:p text:style-name="P462">Errors resolts:</text:p>
      <text:list xml:id="list1568800746" text:style-name="L64">
        <text:list-item>
          <text:p text:style-name="P788"><text:a xlink:type="simple" xlink:href="https://github.com/GovernIB/distribucio/issues/307" text:style-name="Internet_20_link" text:visited-style-name="Visited_20_Internet_20_Link"><text:span text:style-name="T214">#307</text:span></text:a><text:span text:style-name="T214"> Error EJBAccessException processant anotacions de forma múltiple </text:span></text:p>
        </text:list-item>
      </text:list>
      <text:p text:style-name="P263"/>
      <text:p text:style-name="P105">Base de dades:<text:span text:style-name="T5"> </text:span></text:p>
      <text:list xml:id="list894997127" text:style-name="L65">
        <text:list-item>
          <text:p text:style-name="P773">S<text:span text:style-name="T169">ense canvis</text:span></text:p>
        </text:list-item>
      </text:list>
      <text:p text:style-name="P105"/>
      <text:p text:style-name="P50"><text:span text:style-name="T6">Propietats globals</text:span>: </text:p>
      <text:list xml:id="list525117944" text:style-name="L66">
        <text:list-item>
          <text:p text:style-name="P737">Sense canvis</text:p>
        </text:list-item>
      </text:list>
      <text:p text:style-name="P417"/>
      <text:p text:style-name="P417"/>
      <text:list xml:id="list91513770009036" text:continue-list="list91515461842305" text:style-name="Outline">
        <text:list-item>
          <text:list>
            <text:list-header>
              <text:h text:style-name="P618" text:outline-level="2" text:is-list-header="true"><text:bookmark-start text:name="__RefHeading___Toc257433_4047943807"/><text:soft-page-break/><text:span text:style-name="T145">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12">Data: <text:span text:style-name="T198">01</text:span>/<text:span text:style-name="T215">07</text:span>/202<text:span text:style-name="T198">1 08:00h</text:span></text:p>
      <text:p text:style-name="P312"/>
      <text:p text:style-name="P145">Resum: Millorar regles, simulació i comportament amb backoffices. Reducció de logs. Millores visuals i correccions d'errors.</text:p>
      <text:p text:style-name="P312"/>
      <text:p text:style-name="P490">Millores incloses:</text:p>
      <text:list xml:id="list334989854" text:style-name="L67">
        <text:list-item>
          <text:p text:style-name="P824"><text:a xlink:type="simple" xlink:href="https://github.com/GovernIB/distribucio/issues/333" text:style-name="Internet_20_link" text:visited-style-name="Visited_20_Internet_20_Link">#333</text:a><text:span text:style-name="T216"> </text:span>Modificar la definició de regles per gestionar amb backoffice</text:p>
        </text:list-item>
        <text:list-item>
          <text:p text:style-name="P824"><text:a xlink:type="simple" xlink:href="https://github.com/GovernIB/distribucio/issues/359" text:style-name="Internet_20_link" text:visited-style-name="Visited_20_Internet_20_Link">#359</text:a><text:span text:style-name="T216"> </text:span>Modificar la configuració d'autenticació dels backoffices <text:s/></text:p>
        </text:list-item>
        <text:list-item>
          <text:p text:style-name="P824"><text:a xlink:type="simple" xlink:href="https://github.com/GovernIB/distribucio/issues/361" text:style-name="Internet_20_link" text:visited-style-name="Visited_20_Internet_20_Link">#361</text:a><text:span text:style-name="T216"> </text:span>L'arbre de reenviament no surt ordenada alfabèticament </text:p>
        </text:list-item>
        <text:list-item>
          <text:p text:style-name="P82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6">2</text:span></text:a><text:span text:style-name="T216"> Simular regles afegint la bústia com a filtre</text:span></text:p>
        </text:list-item>
        <text:list-item>
          <text:p text:style-name="P824"><text:a xlink:type="simple" xlink:href="https://github.com/GovernIB/distribucio/issues/343" text:style-name="Internet_20_link" text:visited-style-name="Visited_20_Internet_20_Link">#343</text:a><text:span text:style-name="T216"> Descarregar fulla d'usuaris amb permís i bústia només per a les bústies que apareixen en el resultat de la cerca en la gestió de bústies</text:span></text:p>
        </text:list-item>
        <text:list-item>
          <text:p text:style-name="P824"><text:a xlink:type="simple" xlink:href="https://github.com/GovernIB/distribucio/issues/330" text:style-name="Internet_20_link" text:visited-style-name="Visited_20_Internet_20_Link">#330</text:a><text:span text:style-name="T216"> </text:span>Limitar número de reintents d'execució de regles d'enviament a Backoffice </text:p>
        </text:list-item>
        <text:list-item>
          <text:p text:style-name="P825"><text:a xlink:type="simple" xlink:href="https://github.com/GovernIB/distribucio/issues/329" text:style-name="Internet_20_link" text:visited-style-name="Visited_20_Internet_20_Link">#329</text:a><text:span text:style-name="T217"> </text:span>Afegir desplegable de Backoffice al localitzador d'anotacions del administradors </text:p>
        </text:list-item>
        <text:list-item>
          <text:p text:style-name="P825"><text:a xlink:type="simple" xlink:href="https://github.com/GovernIB/distribucio/issues/321" text:style-name="Internet_20_link" text:visited-style-name="Visited_20_Internet_20_Link">#321</text:a><text:span text:style-name="T217"> </text:span>Navegar al llistat d'anotacions quan s'esculli el rol d'Administrador </text:p>
        </text:list-item>
        <text:list-item>
          <text:p text:style-name="P825"><text:a xlink:type="simple" xlink:href="https://github.com/GovernIB/distribucio/issues/358" text:style-name="Internet_20_link" text:visited-style-name="Visited_20_Internet_20_Link">#358</text:a><text:span text:style-name="T217"> </text:span>Reduir el número de logs tipus DEBUG</text:p>
        </text:list-item>
        <text:list-item>
          <text:p text:style-name="P825"><text:a xlink:type="simple" xlink:href="https://github.com/GovernIB/distribucio/issues/357" text:style-name="Internet_20_link" text:visited-style-name="Visited_20_Internet_20_Link">#357</text:a><text:span text:style-name="T217"> </text:span>Error al intentar guardar annexes a l'arxiu quan els documents tenen un punt (.) al nom del fitxer</text:p>
        </text:list-item>
        <text:list-item>
          <text:p text:style-name="P825"><text:a xlink:type="simple" xlink:href="https://github.com/GovernIB/distribucio/issues/345" text:style-name="Internet_20_link" text:visited-style-name="Visited_20_Internet_20_Link">#345</text:a><text:span text:style-name="T217"> </text:span>Ajustar estils pantalla reenviament</text:p>
        </text:list-item>
        <text:list-item>
          <text:p text:style-name="P825"><text:a xlink:type="simple" xlink:href="https://github.com/GovernIB/distribucio/issues/344" text:style-name="Internet_20_link" text:visited-style-name="Visited_20_Internet_20_Link">#344</text:a><text:span text:style-name="T217"> </text:span>La pantalla de reenviament massiu i de reenviament individual haurien de ser la mateixa </text:p>
        </text:list-item>
        <text:list-item>
          <text:p text:style-name="P825"><text:a xlink:type="simple" xlink:href="https://github.com/GovernIB/distribucio/issues/346" text:style-name="Internet_20_link" text:visited-style-name="Visited_20_Internet_20_Link">#346</text:a><text:span text:style-name="T217"> </text:span>Canviar ordre dels botons de favorit i "per a coneixement" </text:p>
        </text:list-item>
        <text:list-item>
          <text:p text:style-name="P825"><text:a xlink:type="simple" xlink:href="https://github.com/GovernIB/distribucio/issues/320" text:style-name="Internet_20_link" text:visited-style-name="Visited_20_Internet_20_Link">#320</text:a><text:span text:style-name="T217"> </text:span>Posar el número d'errors en les pipelles del monitor d'integració </text:p>
        </text:list-item>
        <text:list-item>
          <text:p text:style-name="P825"><text:a xlink:type="simple" xlink:href="https://github.com/GovernIB/distribucio/issues/340" text:style-name="Internet_20_link" text:visited-style-name="Visited_20_Internet_20_Link">#340</text:a><text:span text:style-name="T217"> </text:span>Millores en el llistat d'assentaments </text:p>
        </text:list-item>
      </text:list>
      <text:p text:style-name="P463">Errors resolts:</text:p>
      <text:list xml:id="list91515816205798" text:continue-list="list1568800746" text:style-name="L64">
        <text:list-item>
          <text:p text:style-name="P789"><text:a xlink:type="simple" xlink:href="https://github.com/GovernIB/distribucio/issues/348" text:style-name="Internet_20_link" text:visited-style-name="Visited_20_Internet_20_Link"><text:span text:style-name="T214">#348</text:span></text:a><text:span text:style-name="T214"> Error consultant el document a l'hora de guardar les firmes del document </text:span></text:p>
        </text:list-item>
        <text:list-item>
          <text:p text:style-name="P789"><text:a xlink:type="simple" xlink:href="https://github.com/GovernIB/distribucio/issues/352" text:style-name="Internet_20_link" text:visited-style-name="Visited_20_Internet_20_Link">#352</text:a><text:span text:style-name="T216"> </text:span>Les bústies apareixen solapades en la vista d'arbre </text:p>
        </text:list-item>
        <text:list-item>
          <text:p text:style-name="P789"><text:a xlink:type="simple" xlink:href="https://github.com/GovernIB/distribucio/issues/341" text:style-name="Internet_20_link" text:visited-style-name="Visited_20_Internet_20_Link">#341</text:a><text:span text:style-name="T216"> </text:span>Error al generar un .zip amb els annexes i el justificant </text:p>
        </text:list-item>
        <text:list-item>
          <text:p text:style-name="P789"><text:a xlink:type="simple" xlink:href="https://github.com/GovernIB/distribucio/issues/334" text:style-name="Internet_20_link" text:visited-style-name="Visited_20_Internet_20_Link">#334</text:a><text:span text:style-name="T216"> </text:span>Generació de .zip a una anotació amb més d'un document amb el mateix nom </text:p>
        </text:list-item>
        <text:list-item>
          <text:p text:style-name="P789"><text:a xlink:type="simple" xlink:href="https://github.com/GovernIB/distribucio/issues/360" text:style-name="Internet_20_link" text:visited-style-name="Visited_20_Internet_20_Link">#360</text:a><text:span text:style-name="T216"> </text:span>Revisar regles encadenades després de "moure a bústia" </text:p>
        </text:list-item>
        <text:list-item>
          <text:p text:style-name="P790"><text:a xlink:type="simple" xlink:href="https://github.com/GovernIB/distribucio/issues/314" text:style-name="Internet_20_link" text:visited-style-name="Visited_20_Internet_20_Link">#314</text:a><text:span text:style-name="T217"> </text:span>Fixar l'ample de columna màxim pel títol de les anotacions </text:p>
        </text:list-item>
        <text:list-item>
          <text:p text:style-name="P790"><text:a xlink:type="simple" xlink:href="https://github.com/GovernIB/distribucio/issues/335" text:style-name="Internet_20_link" text:visited-style-name="Visited_20_Internet_20_Link">#335</text:a><text:span text:style-name="T217"> </text:span>Cuando se genera un .zip de una anotación sin documentación adjunta ni anexos, el zip creado es vacío </text:p>
        </text:list-item>
        <text:list-item>
          <text:p text:style-name="P790"><text:a xlink:type="simple" xlink:href="https://github.com/GovernIB/distribucio/issues/337" text:style-name="Internet_20_link" text:visited-style-name="Visited_20_Internet_20_Link">#337</text:a><text:span text:style-name="T217"> </text:span>En la pantalla de Moviments dóna error d'ajax al marcar elements </text:p>
        </text:list-item>
        <text:list-item>
          <text:p text:style-name="P790"><text:a xlink:type="simple" xlink:href="https://github.com/GovernIB/distribucio/issues/355" text:style-name="Internet_20_link" text:visited-style-name="Visited_20_Internet_20_Link">#355</text:a><text:span text:style-name="T217"> </text:span>Revisar per què no s'envien anotacions amb enllaços cap a ConCSV </text:p>
        </text:list-item>
        <text:list-item>
          <text:p text:style-name="P790"><text:a xlink:type="simple" xlink:href="https://github.com/GovernIB/distribucio/issues/357" text:style-name="Internet_20_link" text:visited-style-name="Visited_20_Internet_20_Link">#357</text:a><text:span text:style-name="T217"> </text:span>Error al intentar guardar annexes a l'arxiu quan els documents tenen un punt (.) al nom del fitxer </text:p>
        </text:list-item>
        <text:list-item>
          <text:p text:style-name="P790"><text:a xlink:type="simple" xlink:href="https://github.com/GovernIB/distribucio/issues/349" text:style-name="Internet_20_link" text:visited-style-name="Visited_20_Internet_20_Link">#349</text:a><text:span text:style-name="T217"> </text:span>NullPointer a l'hora d'alliberar una anotació d'un usuari sense correu </text:p>
        </text:list-item>
        <text:list-item>
          <text:p text:style-name="P790"><text:a xlink:type="simple" xlink:href="https://github.com/GovernIB/distribucio/issues/347" text:style-name="Internet_20_link" text:visited-style-name="Visited_20_Internet_20_Link">#347</text:a><text:span text:style-name="T217"> </text:span>Al classificar dóna un error (warning) però a al final ho acaba classificant </text:p>
        </text:list-item>
      </text:list>
      <text:p text:style-name="P264"/>
      <text:p text:style-name="P106">Base de dades:<text:span text:style-name="T5"> </text:span></text:p>
      <text:list xml:id="list3369439160" text:style-name="L68">
        <text:list-item>
          <text:p text:style-name="P827">distribucio_update_0.9.36.sql (Oracle)</text:p>
          <text:list>
            <text:list-item>
              <text:p text:style-name="P827"><text:soft-page-break/>Ampliació dels camps usuari i password dels backoffices per poder-hi guardar entrades al fitxer de propietats.</text:p>
            </text:list-item>
          </text:list>
        </text:list-item>
      </text:list>
      <text:p text:style-name="P492"/>
      <table:table table:name="Table8" table:style-name="Table8">
        <table:table-column table:style-name="Table8.A"/>
        <table:table-row table:style-name="TableLine793014080">
          <table:table-cell table:style-name="Table8.A1" office:value-type="string">
            <text:p text:style-name="P391"><text:span text:style-name="T218">-</text:span><text:span text:style-name="T219">-</text:span><text:span text:style-name="T218">#359 Modificar la configuració d'autenticació dels backoffices: ampliar usuari y contrasenya de 64 a 255 caracteres</text:span></text:p>
            <text:p text:style-name="P391"><text:span text:style-name="T61">ALTER</text:span><text:span text:style-name="T30"> </text:span><text:span text:style-name="T61">TABLE</text:span><text:span text:style-name="T30"> DIS_BACKOFFICE MODIFY USUARI VARCHAR2(255 </text:span><text:span text:style-name="T61">CHAR</text:span><text:span text:style-name="T30">);</text:span></text:p>
            <text:p text:style-name="P391"><text:span text:style-name="T61">ALTER</text:span><text:span text:style-name="T30"> </text:span><text:span text:style-name="T61">TABLE</text:span><text:span text:style-name="T30"> DIS_BACKOFFICE MODIFY CONTRASENYA VARCHAR2(255 </text:span><text:span text:style-name="T61">CHAR</text:span><text:span text:style-name="T30">);</text:span></text:p>
            <text:p text:style-name="P188"/>
          </table:table-cell>
        </table:table-row>
      </table:table>
      <text:p text:style-name="P492"/>
      <text:p text:style-name="P106"/>
      <text:p text:style-name="P51"><text:span text:style-name="T6">Propietats globals</text:span>: </text:p>
      <text:list xml:id="list2123445535" text:style-name="L69">
        <text:list-item>
          <text:p text:style-name="P738">N<text:span text:style-name="T220">ova propietat opcional per limitar el nombre de reintents d'enviament d'avís de noves anotacions a backoffices de Distribucio.</text:span></text:p>
        </text:list-item>
      </text:list>
      <text:p text:style-name="P418"/>
      <table:table table:name="Table9" table:style-name="Table9">
        <table:table-column table:style-name="Table9.A"/>
        <table:table-row table:style-name="TableLine793010048">
          <table:table-cell table:style-name="Table9.A1" office:value-type="string">
            <text:p text:style-name="P224">#330 Limitar número de reintents d'execució de regles d'enviament a Backoffice </text:p>
            <text:p text:style-name="P494"><text:span text:style-name="T30">es.caib.distribucio.tasca.enviar.anotacions.max.reintents=</text:span><text:span text:style-name="T36">2</text:span></text:p>
          </table:table-cell>
        </table:table-row>
      </table:table>
      <text:p text:style-name="P418"/>
      <text:list xml:id="list1616627271" text:style-name="L70">
        <text:list-item>
          <text:p text:style-name="P74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20">taula. <text:span text:style-name="T186">Exemple de usuari i passord per un backoffice a nivell de propietats.</text:span></text:p>
      <table:table table:name="Table10" table:style-name="Table10">
        <table:table-column table:style-name="Table10.A"/>
        <table:table-row table:style-name="TableLine793007456">
          <table:table-cell table:style-name="Table10.A1" office:value-type="string">
            <text:p text:style-name="P224"># Propietats per ususaris i contrasenyes de backoffices de DistribucioDS</text:p>
            <text:p text:style-name="P496"><text:span text:style-name="T30">es.caib.distribucio.backoffice.helium.usuari=</text:span><text:span text:style-name="T36">admin</text:span></text:p>
            <text:p text:style-name="P496"><text:span text:style-name="T30">es.caib.distribucio.backoffice.helium.contrasenya=</text:span><text:span text:style-name="T36">admin</text:span></text:p>
            <text:p text:style-name="P494"/>
          </table:table-cell>
        </table:table-row>
      </table:table>
      <text:p text:style-name="P422"/>
      <text:p text:style-name="P421">fig.<text:span text:style-name="T186"> Exemple de configuració amb claus cap al fitxer de propietats.</text:span></text:p>
      <text:p text:style-name="P423"><draw:frame draw:style-name="fr1" draw:name="Image3" text:anchor-type="paragraph" svg:x="0cm" svg:y="0cm" svg:width="17cm" svg:height="9.839cm" draw:z-index="81"><draw:image xlink:href="Pictures/100000000000038B0000020D4D1ECA65A142D259.png" xlink:type="simple" xlink:show="embed" xlink:actuate="onLoad" draw:mime-type="image/png"/></draw:frame><text:soft-page-break/></text:p>
      <text:list xml:id="list91515466742695" text:continue-list="list91513770009036" text:style-name="Outline">
        <text:list-item>
          <text:list>
            <text:list-header>
              <text:h text:style-name="P619" text:outline-level="2" text:is-list-header="true"><text:bookmark-start text:name="__RefHeading___Toc60504_2052141439"/><text:span text:style-name="T145">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13">Data: <text:span text:style-name="T221">08</text:span>/<text:span text:style-name="T215">09</text:span>/202<text:span text:style-name="T198">1 12:00h</text:span></text:p>
      <text:p text:style-name="P313"/>
      <text:p text:style-name="P146">Resum: Configuració via aplicació, fitxers tècnics ocults per l'usuari, vista de moviments, millores de navegació</text:p>
      <text:p text:style-name="P313"/>
      <text:p text:style-name="P491">Millores incloses:</text:p>
      <text:list xml:id="list91515222017119" text:continue-list="list334989854" text:style-name="L67">
        <text:list-item>
          <text:p text:style-name="P826"><text:a xlink:type="simple" xlink:href="https://github.com/GovernIB/distribucio/issues/378" text:style-name="Internet_20_link" text:visited-style-name="Visited_20_Internet_20_Link">#378</text:a>: Problema per definir regla amb múltiples SIAs</text:p>
        </text:list-item>
        <text:list-item>
          <text:p text:style-name="P82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2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26"><text:a xlink:type="simple" xlink:href="https://github.com/GovernIB/distribucio/issues/374" text:style-name="Internet_20_link" text:visited-style-name="Visited_20_Internet_20_Link">#374</text:a>: Posar el logo de l'entitat a FileSystem</text:p>
        </text:list-item>
        <text:list-item>
          <text:p text:style-name="P826"><text:a xlink:type="simple" xlink:href="https://github.com/GovernIB/distribucio/issues/373" text:style-name="Internet_20_link" text:visited-style-name="Visited_20_Internet_20_Link">#373</text:a>: Veure els comentaris des del detall d'anotació</text:p>
        </text:list-item>
        <text:list-item>
          <text:p text:style-name="P826"><text:a xlink:type="simple" xlink:href="https://github.com/GovernIB/distribucio/issues/371" text:style-name="Internet_20_link" text:visited-style-name="Visited_20_Internet_20_Link">#371</text:a>: Eliminar espais en blanc en els formularis</text:p>
        </text:list-item>
        <text:list-item>
          <text:p text:style-name="P826"><text:a xlink:type="simple" xlink:href="https://github.com/GovernIB/distribucio/issues/368" text:style-name="Internet_20_link" text:visited-style-name="Visited_20_Internet_20_Link">#368</text:a>: Poder reenviar moviments en la vista de moviments</text:p>
        </text:list-item>
        <text:list-item>
          <text:p text:style-name="P826"><text:a xlink:type="simple" xlink:href="https://github.com/GovernIB/distribucio/issues/367" text:style-name="Internet_20_link" text:visited-style-name="Visited_20_Internet_20_Link">#367</text:a>: Mostrar tots els moviments en la vista de moviments</text:p>
        </text:list-item>
        <text:list-item>
          <text:p text:style-name="P82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26"><text:a xlink:type="simple" xlink:href="https://github.com/GovernIB/distribucio/issues/318" text:style-name="Internet_20_link" text:visited-style-name="Visited_20_Internet_20_Link">#318</text:a>: Opció per enviar i processar els registres de manera massiva</text:p>
        </text:list-item>
        <text:list-item>
          <text:p text:style-name="P826"><text:a xlink:type="simple" xlink:href="https://github.com/GovernIB/distribucio/issues/319" text:style-name="Internet_20_link" text:visited-style-name="Visited_20_Internet_20_Link">#319</text:a>: Posar el focus en el primer control i fer submit en prémer INTRO</text:p>
        </text:list-item>
        <text:list-item>
          <text:p text:style-name="P826"><text:a xlink:type="simple" xlink:href="https://github.com/GovernIB/distribucio/issues/350" text:style-name="Internet_20_link" text:visited-style-name="Visited_20_Internet_20_Link">#350</text:a>: Eliminar el camp "Tipus" en la gestió dels backoffices</text:p>
        </text:list-item>
        <text:list-item>
          <text:p text:style-name="P826"><text:a xlink:type="simple" xlink:href="https://github.com/GovernIB/distribucio/issues/313" text:style-name="Internet_20_link" text:visited-style-name="Visited_20_Internet_20_Link">#313</text:a>: Afegir monitor del sistema</text:p>
        </text:list-item>
        <text:list-item>
          <text:p text:style-name="P82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2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2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26"/>
        </text:list-item>
      </text:list>
      <text:p text:style-name="P464">Errors resolts:</text:p>
      <text:list xml:id="list1424113561" text:style-name="L71">
        <text:list-header>
          <text:p text:style-name="P791"/>
        </text:list-header>
        <text:list-item>
          <text:p text:style-name="P79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9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9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9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92"><text:a xlink:type="simple" xlink:href="https://github.com/GovernIB/distribucio/issues/384" text:style-name="Internet_20_link" text:visited-style-name="Visited_20_Internet_20_Link">#384</text:a><text:span text:style-name="T223">: </text:span>A la pipella d'Accions de l'històric d'accions al clicar per a amagar detalls, desapareixen moviments</text:p>
        </text:list-item>
      </text:list>
      <text:p text:style-name="P265"/>
      <text:p text:style-name="P107">Base de dades:<text:span text:style-name="T5"> </text:span></text:p>
      <text:list xml:id="list91514451408266" text:continue-list="list3369439160" text:style-name="L68">
        <text:list-item>
          <text:p text:style-name="P828">distribucio_update_0.9.3<text:span text:style-name="T222">7</text:span>.sql (Oracle)</text:p>
        </text:list-item>
      </text:list>
      <text:p text:style-name="P493"/>
      <table:table table:name="Tabela7" table:style-name="Tabela7">
        <table:table-column table:style-name="Tabela7.A"/>
        <table:table-row table:style-name="TableLine793004864">
          <table:table-cell table:style-name="Tabela7.A1" office:value-type="string">
            <text:p text:style-name="P360">-- #287 Posar com a pendents les anotacions rebutjades pels backoffices per poder processar-les</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7">'BACK_REBUTJADA'</text:span><text:span text:style-name="T30">;</text:span></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7">'BACK_ERROR'</text:span><text:span text:style-name="T30">;</text:span></text:p>
            <text:p text:style-name="P549"/>
            <text:p text:style-name="P356">--#350 Eliminar el camp "Tipus" en la gestió dels backoffices</text:p>
            <text:p text:style-name="P391"><text:span text:style-name="T61">ALTER</text:span><text:span text:style-name="T30"> </text:span><text:span text:style-name="T61">TABLE</text:span><text:span text:style-name="T30"> DIS_BACKOFFICE </text:span><text:span text:style-name="T61">DROP</text:span><text:span text:style-name="T30"> </text:span><text:span text:style-name="T61">COLUMN</text:span><text:span text:style-name="T30"> TIPUS;</text:span></text:p>
            <text:p text:style-name="P549"/>
            <text:p text:style-name="P356">-- #354 Implementar una nova secció de configuració general de l'aplicació</text:p>
            <text:p text:style-name="P391"><text:span text:style-name="T61">CREATE</text:span><text:span text:style-name="T30"> </text:span><text:span text:style-name="T61">TABLE</text:span><text:span text:style-name="T30"> DIS_CONFIG</text:span></text:p>
            <text:p text:style-name="P188">(</text:p>
            <text:p text:style-name="P391"><text:span text:style-name="T30"><text:s text:c="4"/></text:span><text:span text:style-name="T61">KEY</text:span><text:span text:style-name="T30"> <text:s text:c="17"/>VARCHAR2(256 </text:span><text:span text:style-name="T61">CHAR</text:span><text:span text:style-name="T30">) <text:s text:c="4"/></text:span><text:span text:style-name="T61">NOT</text:span><text:span text:style-name="T30"> </text:span><text:span text:style-name="T140">NULL</text:span><text:span text:style-name="T30">,</text:span></text:p>
            <text:p text:style-name="P391"><text:span text:style-name="T30"><text:s text:c="4"/></text:span><text:span text:style-name="T61">VALUE</text:span><text:span text:style-name="T30"> <text:s text:c="15"/>VARCHAR2(2048 </text:span><text:span text:style-name="T61">CHAR</text:span><text:span text:style-name="T30">),</text:span></text:p>
            <text:p text:style-name="P391"><text:span text:style-name="T30"><text:s text:c="4"/>DESCRIPTION <text:s text:c="9"/>VARCHAR2(2048 </text:span><text:span text:style-name="T61">CHAR</text:span><text:span text:style-name="T30">),</text:span></text:p>
            <text:p text:style-name="P391"><text:span text:style-name="T30"><text:s text:c="4"/>GROUP_CODE <text:s text:c="10"/>VARCHAR2(128 </text:span><text:span text:style-name="T61">CHAR</text:span><text:span text:style-name="T30">) <text:s text:c="4"/></text:span><text:span text:style-name="T61">NOT</text:span><text:span text:style-name="T30"> </text:span><text:span text:style-name="T140">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0">NULL</text:span><text:span text:style-name="T30">,</text:span></text:p>
            <text:p text:style-name="P391"><text:span text:style-name="T30"><text:s text:c="4"/>JBOSS_PROPERTY <text:s text:c="6"/>NUMBER(1) <text:s text:c="13"/></text:span><text:span text:style-name="T61">DEFAULT</text:span><text:span text:style-name="T30"> 0 </text:span><text:span text:style-name="T61">NOT</text:span><text:span text:style-name="T30"> </text:span><text:span text:style-name="T140">NULL</text:span><text:span text:style-name="T30">,</text:span></text:p>
            <text:p text:style-name="P391"><text:span text:style-name="T30"><text:s text:c="4"/>TYPE_CODE <text:s text:c="11"/>VARCHAR2(128 </text:span><text:span text:style-name="T61">CHAR</text:span><text:span text:style-name="T30">) <text:s text:c="4"/></text:span><text:span text:style-name="T61">DEFAULT</text:span><text:span text:style-name="T30"> </text:span><text:span text:style-name="T157">'TEXT'</text:span><text:span text:style-name="T30">,</text:span></text:p>
            <text:p text:style-name="P188"><text:s text:c="4"/>LASTMODIFIEDBY_CODI <text:s/>VARCHAR2(64),</text:p>
            <text:p text:style-name="P391"><text:span text:style-name="T30"><text:s text:c="4"/>LASTMODIFIEDDATE <text:s text:c="4"/></text:span><text:span text:style-name="T61">TIMESTAMP</text:span><text:span text:style-name="T30">(6)</text:span></text:p>
            <text:p text:style-name="P188">);</text:p>
            <text:p text:style-name="P549"/>
            <text:p text:style-name="P391"><text:span text:style-name="T61">CREATE</text:span><text:span text:style-name="T30"> </text:span><text:span text:style-name="T61">TABLE</text:span><text:span text:style-name="T30"> DIS_CONFIG_GROUP</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0">NULL</text:span><text:span text:style-name="T30">,</text:span></text:p>
            <text:p text:style-name="P391"><text:span text:style-name="T30"><text:s text:c="4"/>PARENT_CODE <text:s text:c="9"/>VARCHAR2(128 </text:span><text:span text:style-name="T61">CHAR</text:span><text:span text:style-name="T30">) <text:s text:c="4"/></text:span><text:span text:style-name="T61">DEFAULT</text:span><text:span text:style-name="T30"> </text:span><text:span text:style-name="T140">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0">NULL</text:span><text:span text:style-name="T30">,</text:span></text:p>
            <text:p text:style-name="P391"><text:span text:style-name="T30"><text:s text:c="4"/>DESCRIPTION <text:s text:c="9"/>VARCHAR2(512 </text:span><text:span text:style-name="T61">CHAR</text:span><text:span text:style-name="T30">) <text:s text:c="4"/></text:span><text:span text:style-name="T61">NOT</text:span><text:span text:style-name="T30"> </text:span><text:span text:style-name="T140">NULL</text:span></text:p>
            <text:p text:style-name="P188">);</text:p>
            <text:p text:style-name="P549"/>
            <text:p text:style-name="P391"><text:span text:style-name="T61">CREATE</text:span><text:span text:style-name="T30"> </text:span><text:span text:style-name="T61">TABLE</text:span><text:span text:style-name="T30"> DIS_CONFIG_TYPE</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0">NULL</text:span><text:span text:style-name="T30">,</text:span></text:p>
            <text:p text:style-name="P391"><text:span text:style-name="T30"><text:s text:c="4"/></text:span><text:span text:style-name="T61">VALUE</text:span><text:span text:style-name="T30"> <text:s text:c="15"/>VARCHAR2(2048 </text:span><text:span text:style-name="T61">CHAR</text:span><text:span text:style-name="T30">) <text:s text:c="2"/></text:span><text:span text:style-name="T61">DEFAULT</text:span><text:span text:style-name="T30"> </text:span><text:span text:style-name="T140">NULL</text:span></text:p>
            <text:p text:style-name="P188"><text:soft-page-break/>);</text:p>
            <text:p text:style-name="P549"/>
            <text:p text:style-name="P391"><text:span text:style-name="T61">ALTER</text:span><text:span text:style-name="T30"> </text:span><text:span text:style-name="T61">TABLE</text:span><text:span text:style-name="T30"> DIS_CONFIG </text:span><text:span text:style-name="T61">ADD</text:span><text:span text:style-name="T30"> (</text:span></text:p>
            <text:p text:style-name="P391"><text:span text:style-name="T30"><text:s text:c="4"/></text:span><text:span text:style-name="T61">CONSTRAINT</text:span><text:span text:style-name="T30"> DIS_CONFIG_PK </text:span><text:span text:style-name="T61">PRIMARY</text:span><text:span text:style-name="T30"> </text:span><text:span text:style-name="T61">KEY</text:span><text:span text:style-name="T30"> (</text:span><text:span text:style-name="T61">KEY</text:span><text:span text:style-name="T30">));</text:span></text:p>
            <text:p text:style-name="P549"/>
            <text:p text:style-name="P391"><text:span text:style-name="T61">ALTER</text:span><text:span text:style-name="T30"> </text:span><text:span text:style-name="T61">TABLE</text:span><text:span text:style-name="T30"> DIS_CONFIG_GROUP </text:span><text:span text:style-name="T61">ADD</text:span><text:span text:style-name="T30"> (</text:span></text:p>
            <text:p text:style-name="P391"><text:span text:style-name="T30"><text:s text:c="4"/></text:span><text:span text:style-name="T61">CONSTRAINT</text:span><text:span text:style-name="T30"> DIS_CONFIG_GROUP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_TYPE </text:span><text:span text:style-name="T61">ADD</text:span><text:span text:style-name="T30"> (</text:span></text:p>
            <text:p text:style-name="P391"><text:span text:style-name="T30"><text:s text:c="4"/></text:span><text:span text:style-name="T61">CONSTRAINT</text:span><text:span text:style-name="T30"> DIS_CONFIG_TYPE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text:span></text:p>
            <text:p text:style-name="P391"><text:span text:style-name="T30"><text:s text:c="4"/></text:span><text:span text:style-name="T61">ADD</text:span><text:span text:style-name="T30"> </text:span><text:span text:style-name="T61">CONSTRAINT</text:span><text:span text:style-name="T30"> DIS_CONFIG_GROUP_FK </text:span><text:span text:style-name="T61">FOREIGN</text:span><text:span text:style-name="T30"> </text:span><text:span text:style-name="T61">KEY</text:span><text:span text:style-name="T30"> (GROUP_CODE) </text:span><text:span text:style-name="T61">REFERENCES</text:span><text:span text:style-name="T30"> DIS_CONFIG_GROUP(CODE);</text:span></text:p>
            <text:p text:style-name="P188"><text:s text:c="4"/></text:p>
            <text:p text:style-name="P549"/>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DISTRIBUCIO'</text:span><text:span text:style-name="T30">,</text:span><text:span text:style-name="T157">'PLUGINS'</text:span><text:span text:style-name="T30">,</text:span><text:span text:style-name="T157">'10'</text:span><text:span text:style-name="T30">,</text:span><text:span text:style-name="T157">'Configuració del plugin de distribu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GENERAL'</text:span><text:span text:style-name="T30">,</text:span><text:span text:style-name="T140">null</text:span><text:span text:style-name="T30">,</text:span><text:span text:style-name="T157">'0'</text:span><text:span text:style-name="T30">,</text:span><text:span text:style-name="T157">'Configuracions general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EMAIL'</text:span><text:span text:style-name="T30">,</text:span><text:span text:style-name="T140">null</text:span><text:span text:style-name="T30">,</text:span><text:span text:style-name="T157">'1'</text:span><text:span text:style-name="T30">,</text:span><text:span text:style-name="T157">'Enviament de correu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text:span><text:span text:style-name="T30">,</text:span><text:span text:style-name="T140">null</text:span><text:span text:style-name="T30">,</text:span><text:span text:style-name="T157">'2'</text:span><text:span text:style-name="T30">,</text:span><text:span text:style-name="T157">'Configuració de les tasques periodiqu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PLUGINS'</text:span><text:span text:style-name="T30">,</text:span><text:span text:style-name="T140">null</text:span><text:span text:style-name="T30">,</text:span><text:span text:style-name="T157">'3'</text:span><text:span text:style-name="T30">,</text:span><text:span text:style-name="T157">'Plugins de l''aplica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GES_DOC'</text:span><text:span text:style-name="T30">,</text:span><text:span text:style-name="T157">'PLUGINS'</text:span><text:span text:style-name="T30">,</text:span><text:span text:style-name="T157">'4'</text:span><text:span text:style-name="T30">,</text:span><text:span text:style-name="T157">'Gestió documental (Sistema de fitxer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REGLES'</text:span><text:span text:style-name="T30">,</text:span><text:span text:style-name="T157">'SCHEDULLED'</text:span><text:span text:style-name="T30">,</text:span><text:span text:style-name="T157">'16'</text:span><text:span text:style-name="T30">,</text:span><text:span text:style-name="T157">'Tasca periòdica d''aplicació de regles del tipus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UNITATS'</text:span><text:span text:style-name="T30">,</text:span><text:span text:style-name="T157">'PLUGINS'</text:span><text:span text:style-name="T30">,</text:span><text:span text:style-name="T157">'1'</text:span><text:span text:style-name="T30">,</text:span><text:span text:style-name="T157">'Configuració del plugin d''unitats organitzativ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PROCEDIMENTS'</text:span><text:span text:style-name="T30">,</text:span><text:span text:style-name="T157">'PLUGINS'</text:span><text:span text:style-name="T30">,</text:span><text:span text:style-name="T157">'11'</text:span><text:span text:style-name="T30">,</text:span><text:span text:style-name="T157">'Plugin de consulta de procedim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DADES_EXTERNES'</text:span><text:span text:style-name="T30">,</text:span><text:span text:style-name="T157">'PLUGINS'</text:span><text:span text:style-name="T30">,</text:span><text:span text:style-name="T157">'12'</text:span><text:span text:style-name="T30">,</text:span><text:span text:style-name="T157">'Plugin de dades extern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VALID_SIGN'</text:span><text:span text:style-name="T30">,</text:span><text:span text:style-name="T157">'PLUGINS'</text:span><text:span text:style-name="T30">,</text:span><text:span text:style-name="T157">'14'</text:span><text:span text:style-name="T30">,</text:span><text:span text:style-name="T157">'Plugin de validació de firm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IGNATURA'</text:span><text:span text:style-name="T30">,</text:span><text:span text:style-name="T157">'PLUGINS'</text:span><text:span text:style-name="T30">,</text:span><text:span text:style-name="T157">'13'</text:span><text:span text:style-name="T30">,</text:span><text:span text:style-name="T157">'Plugin de signatura'</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BACKOFFICE'</text:span><text:span text:style-name="T30">,</text:span><text:span text:style-name="T157">'SCHEDULLED'</text:span><text:span text:style-name="T30">,</text:span><text:span text:style-name="T157">'15'</text:span><text:span text:style-name="T30">,</text:span><text:span text:style-name="T157">'Tasca periòdica d''enviament d''annotacions al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TANCAR'</text:span><text:span text:style-name="T30">,</text:span><text:span text:style-name="T157">'SCHEDULLED'</text:span><text:span text:style-name="T30">,</text:span><text:span text:style-name="T157">'17'</text:span><text:span text:style-name="T30">,</text:span><text:span text:style-name="T157">'Tasca periòdica de tancar contenidors pend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EMAILS_NO_AGRUPATS'</text:span><text:span text:style-name="T30">,</text:span><text:span text:style-name="T157">'SCHEDULLED'</text:span><text:span text:style-name="T30">,</text:span><text:span text:style-name="T157">'18'</text:span><text:span text:style-name="T30">,</text:span><text:span text:style-name="T157">'Tasca periòdica de enviar emails no 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ARXIU'</text:span><text:span text:style-name="T30">,</text:span><text:span text:style-name="T157">'PLUGINS'</text:span><text:span text:style-name="T30">,</text:span><text:span text:style-name="T157">'0'</text:span><text:span text:style-name="T30">,</text:span><text:span text:style-name="T157">'Configuració de l''arxiu'</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USUARIS'</text:span><text:span text:style-name="T30">,</text:span><text:span text:style-name="T157">'PLUGINS'</text:span><text:span text:style-name="T30">,</text:span><text:span text:style-name="T157">'7'</text:span><text:span text:style-name="T30">,</text:span><text:span text:style-name="T157">'Configuració del plugin d''usuari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EMAILS_AGRUPATS'</text:span><text:span text:style-name="T30">,</text:span><text:span text:style-name="T157">'SCHEDULLED'</text:span><text:span text:style-name="T30">,</text:span><text:span text:style-name="T157">'19'</text:span><text:span text:style-name="T30">,</text:span><text:span text:style-name="T157">'Tasca periòdica de enviar emails </text:span><text:soft-page-break/><text:span text:style-name="T157">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ARXIU'</text:span><text:span text:style-name="T30">,</text:span><text:span text:style-name="T157">'SCHEDULLED'</text:span><text:span text:style-name="T30">,</text:span><text:span text:style-name="T157">'1'</text:span><text:span text:style-name="T30">,</text:span><text:span text:style-name="T157">'Tasca periòdica de guardar annexos a l''arxiu'</text:span><text:span text:style-name="T30">);</text:span></text:p>
            <text:p text:style-name="P549"/>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BOOL'</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TEXT'</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INT'</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FLOAT'</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CRON'</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CREDENTIALS'</text:span><text:span text:style-name="T30">,</text:span><text:span text:style-name="T140">null</text:span><text:span text:style-name="T30">);</text:span></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notacio.processament.asincron'</text:span><text:span text:style-name="T30">,</text:span><text:span text:style-name="T140">null</text:span><text:span text:style-name="T30">,</text:span><text:span text:style-name="T157">'Indica si les noves anotacions s''haurian de processar de manera asíncrona'</text:span><text:span text:style-name="T30">,</text:span><text:span text:style-name="T157">'SCHEDULLED'</text:span><text:span text:style-name="T30">,</text:span><text:span text:style-name="T157">'0'</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temps.espera.execucio'</text:span><text:span text:style-name="T30">,</text:span><text:span text:style-name="T140">null</text:span><text:span text:style-name="T30">,</text:span><text:span text:style-name="T157">'Iterval de temps entre les execucions de la tasca (ms)'</text:span><text:span text:style-name="T30">,</text:span><text:span text:style-name="T157">'SCHEDULLED_ARXIU'</text:span><text:span text:style-name="T30">,</text:span><text:span text:style-name="T157">'1'</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max.reintents'</text:span><text:span text:style-name="T30">,</text:span><text:span text:style-name="T140">null</text:span><text:span text:style-name="T30">,</text:span><text:span text:style-name="T157">'Nombre de reintents de guardar annexos a l''arxiu'</text:span><text:span text:style-name="T30">,</text:span><text:span text:style-name="T157">'SCHEDULLED_ARXIU'</text:span><text:span text:style-name="T30">,</text:span><text:span text:style-name="T157">'2'</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max.threads.parallel'</text:span><text:span text:style-name="T30">,</text:span><text:span text:style-name="T140">null</text:span><text:span text:style-name="T30">,</text:span><text:span text:style-name="T157">'Nombre maxim de threads paral·lels'</text:span><text:span text:style-name="T30">,</text:span><text:span text:style-name="T157">'SCHEDULLED_ARXIU'</text:span><text:span text:style-name="T30">,</text:span><text:span text:style-name="T157">'3'</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distribucio.fitxers.class'</text:span><text:span text:style-name="T30">,</text:span><text:span text:style-name="T140">null</text:span><text:span text:style-name="T30">,</text:span><text:span text:style-name="T157">'Plugin de distribució'</text:span><text:span text:style-name="T30">,</text:span><text:span text:style-name="T157">'DISTRIBUCIO'</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document.versionable'</text:span><text:span text:style-name="T30">,</text:span><text:span text:style-name="T140">null</text:span><text:span text:style-name="T30">,</text:span><text:span text:style-name="T157">'Document versionable'</text:span><text:span text:style-name="T30">,</text:span><text:span text:style-name="T157">'ARXIU'</text:span><text:span text:style-name="T30">,</text:span><text:span text:style-name="T157">'6'</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class'</text:span><text:span text:style-name="T30">,</text:span><text:span text:style-name="T140">null</text:span><text:span text:style-name="T30">,</text:span><text:span text:style-name="T157">'Classe de plugin d''unitats organitzatives'</text:span><text:span text:style-name="T30">,</text:span><text:span text:style-name="T157">'UNITATS'</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service.url'</text:span><text:span text:style-name="T30">,</text:span><text:span text:style-name="T140">null</text:span><text:span text:style-name="T30">,</text:span><text:span text:style-name="T157">'Servei URL'</text:span><text:span text:style-name="T30">,</text:span><text:span text:style-name="T157">'UNITATS'</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7">'es.caib.distribucio.default.user.language'</text:span><text:span text:style-name="T30">,</text:span><text:span text:style-name="T140">null</text:span><text:span text:style-name="T30">,</text:span><text:span text:style-name="T157">'Llenguatge per defecte de l''aplicació'</text:span><text:span text:style-name="T30">,</text:span><text:span text:style-name="T157">'GENERAL'</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service.username'</text:span><text:span text:style-name="T30">,</text:span><text:span text:style-name="T140">null</text:span><text:span text:style-name="T30">,</text:span><text:span text:style-name="T157">'Usuari'</text:span><text:span text:style-name="T30">,</text:span><text:span text:style-name="T157">'UNITATS'</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service.password'</text:span><text:span text:style-name="T30">,</text:span><text:span text:style-name="T140">null</text:span><text:span text:style-name="T30">,</text:span><text:span text:style-name="T157">'Contrasenya'</text:span><text:span text:style-name="T30">,</text:span><text:span text:style-name="T157">'UNITATS'</text:span><text:span text:style-name="T30">,</text:span><text:span text:style-name="T157">'3'</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connect.timeout'</text:span><text:span text:style-name="T30">,</text:span><text:span text:style-name="T140">null</text:span><text:span text:style-name="T30">,</text:span><text:span text:style-name="T157">'Connect timeout'</text:span><text:span text:style-name="T30">,</text:span><text:span text:style-name="T157">'UNITATS'</text:span><text:span text:style-name="T30">,</text:span><text:span text:style-name="T157">'4'</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request.timeout'</text:span><text:span text:style-name="T30">,</text:span><text:span text:style-name="T140">null</text:span><text:span text:style-name="T30">,</text:span><text:span text:style-name="T157">'Request timeout'</text:span><text:span text:style-name="T30">,</text:span><text:span text:style-name="T157">'UNITATS'</text:span><text:span text:style-name="T30">,</text:span><text:span text:style-name="T157">'5'</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procediment.class'</text:span><text:span text:style-name="T30">,</text:span><text:span text:style-name="T140">null</text:span><text:span text:style-name="T30">,</text:span><text:span text:style-name="T157">'Classe de plugin de procediments'</text:span><text:span text:style-name="T30">,</text:span><text:span text:style-name="T157">'PROCEDIMENTS'</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pp.base.url'</text:span><text:span text:style-name="T30">,</text:span><text:span text:style-name="T140">null</text:span><text:span text:style-name="T30">,</text:span><text:span text:style-name="T157">'Especificar la URL base de l''aplicació'</text:span><text:span text:style-name="T30">,</text:span><text:span text:style-name="T157">'GENERAL'</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procediment.rolsac.service.url'</text:span><text:span text:style-name="T30">,</text:span><text:span text:style-name="T140">null</text:span><text:span text:style-name="T30">,</text:span><text:span text:style-name="T157">'Url per a accedir procediments'</text:span><text:span text:style-name="T30">,</text:span><text:span text:style-name="T157">'PROCEDIMENTS'</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procediment.rolsac.service.username'</text:span><text:span text:style-name="T30">,</text:span><text:span text:style-name="T140">null</text:span><text:span text:style-name="T30">,</text:span><text:span text:style-name="T157">'Nom de l''usuari per a accedir procediments'</text:span><text:span text:style-name="T30">,</text:span><text:span text:style-name="T157">'PROCEDIMENTS'</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procediment.rolsac.service.password'</text:span><text:span text:style-name="T30">,</text:span><text:span text:style-name="T140">null</text:span><text:span text:style-name="T30">,</text:span><text:span text:style-name="T157">'Password per a accedir procediments'</text:span><text:span text:style-name="T30">,</text:span><text:span text:style-name="T157">'PROCEDIMENTS'</text:span><text:span text:style-name="T30">,</text:span><text:span text:style-name="T157">'3'</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ext.class'</text:span><text:span text:style-name="T30">,</text:span><text:span text:style-name="T140">null</text:span><text:span text:style-name="T30">,</text:span><text:span text:style-name="T157">'Classe de plugin de dades externes'</text:span><text:span text:style-name="T30">,</text:span><text:span text:style-name="T157">'DADES_EXTERNES'</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ext.service.url'</text:span><text:span text:style-name="T30">,</text:span><text:span text:style-name="T140">null</text:span><text:span text:style-name="T30">,</text:span><text:span text:style-name="T157">'Servei URL'</text:span><text:span text:style-name="T30">,</text:span><text:span text:style-name="T157">'DADES_EXTERNES'</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email.jndi'</text:span><text:span text:style-name="T30">,</text:span><text:span text:style-name="T140">null</text:span><text:span text:style-name="T30">,</text:span><text:span text:style-name="T157">'JNDI email'</text:span><text:span text:style-name="T30">,</text:span><text:span text:style-name="T157">'EMAIL'</text:span><text:span text:style-name="T30">,</text:span><text:span text:style-name="T157">'0'</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email.remitent'</text:span><text:span text:style-name="T30">,</text:span><text:span text:style-name="T140">null</text:span><text:span text:style-name="T30">,</text:span><text:span text:style-name="T157">'Remitent dels correus electronics'</text:span><text:span text:style-name="T30">,</text:span><text:span text:style-name="T157">'EMAIL'</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ignatura.class'</text:span><text:span text:style-name="T30">,</text:span><text:span text:style-name="T140">null</text:span><text:span text:style-name="T30">,</text:span><text:span text:style-name="T157">'Classe de plugin de signatura'</text:span><text:span text:style-name="T30">,</text:span><text:span text:style-name="T157">'SIGNATURA'</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ignatura.signarAnnexos'</text:span><text:span text:style-name="T30">,</text:span><text:span text:style-name="T140">null</text:span><text:span text:style-name="T30">,</text:span><text:span text:style-name="T157">'Indica si s''han de signar annexos'</text:span><text:span text:style-name="T30">,</text:span><text:span text:style-name="T157">'SIGNATURA'</text:span><text:span text:style-name="T30">,</text:span><text:span text:style-name="T157">'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pi.firma.en.servidor.simple.endpoint'</text:span><text:span text:style-name="T30">,</text:span><text:span text:style-name="T140">null</text:span><text:span text:style-name="T30">,</text:span><text:span text:style-name="T157">'Endpoint'</text:span><text:span text:style-name="T30">,</text:span><text:span text:style-name="T157">'SIGNATURA'</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pi.firma.en.servidor.simple.username'</text:span><text:span text:style-name="T30">,</text:span><text:span text:style-name="T140">null</text:span><text:span text:style-name="T30">,</text:span><text:span text:style-name="T157">'Usuari'</text:span><text:span text:style-name="T30">,</text:span><text:span text:style-name="T157">'SIGNATURA'</text:span><text:span text:style-name="T30">,</text:span><text:span text:style-name="T157">'3'</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pi.firma.en.servidor.simple.password'</text:span><text:span text:style-name="T30">,</text:span><text:span text:style-name="T140">null</text:span><text:span text:style-name="T30">,</text:span><text:span text:style-name="T157">'Contrasenya'</text:span><text:span text:style-name="T30">,</text:span><text:span text:style-name="T157">'SIGNATURA'</text:span><text:span text:style-name="T30">,</text:span><text:span text:style-name="T157">'4'</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pi.firma.en.servidor.simple.perfil'</text:span><text:span text:style-name="T30">,</text:span><text:span text:style-name="T140">null</text:span><text:span text:style-name="T30">,</text:span><text:span text:style-name="T157">'Propietat opcional per especificar el perfil de firma per la firma simple en el servidor. Per defecte: "CADES_DETACHED"'</text:span><text:span text:style-name="T30">,</text:span><text:span text:style-name="T157">'SIGNATURA'</text:span><text:span text:style-name="T30">,</text:span><text:span text:style-name="T157">'5'</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validatesignature.class'</text:span><text:span text:style-name="T30">,</text:span><text:span text:style-name="T140">null</text:span><text:span text:style-name="T30">,</text:span><text:span text:style-name="T157">'Classe de plugin de validació de firmes'</text:span><text:span text:style-name="T30">,</text:span><text:span text:style-name="T157">'VALID_SIGN'</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debug'</text:span><text:span text:style-name="T30">,</text:span><text:span text:style-name="T140">null</text:span><text:span text:style-name="T30">,</text:span><text:span text:style-name="T157">'Indica si s''utiliza debug mode'</text:span><text:span text:style-name="T30">,</text:span><text:span text:style-name="T157">'VALID_SIGN'</text:span><text:span text:style-name="T30">,</text:span><text:span text:style-name="T157">'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applicationID'</text:span><text:span text:style-name="T30">,</text:span><text:span text:style-name="T140">null</text:span><text:span text:style-name="T30">,</text:span><text:span text:style-name="T157">'Id d''aplicació'</text:span><text:span text:style-name="T30">,</text:span><text:span text:style-name="T157">'VALID_SIGN'</text:span><text:span text:style-name="T30">,</text:span><text:span text:style-name="T157">'2'</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printxml'</text:span><text:span text:style-name="T30">,</text:span><text:span text:style-name="T140">null</text:span><text:span text:style-name="T30">,</text:span><text:span text:style-name="T157">'Indica si es </text:span><text:soft-page-break/><text:span text:style-name="T157">mostra xml en debug mode'</text:span><text:span text:style-name="T30">,</text:span><text:span text:style-name="T157">'VALID_SIGN'</text:span><text:span text:style-name="T30">,</text:span><text:span text:style-name="T157">'3'</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TransformersTemplatesPath'</text:span><text:span text:style-name="T30">,</text:span><text:span text:style-name="T140">null</text:span><text:span text:style-name="T30">,</text:span><text:span text:style-name="T157">'Path per transformers'</text:span><text:span text:style-name="T30">,</text:span><text:span text:style-name="T157">'VALID_SIGN'</text:span><text:span text:style-name="T30">,</text:span><text:span text:style-name="T157">'4'</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endpoint'</text:span><text:span text:style-name="T30">,</text:span><text:span text:style-name="T140">null</text:span><text:span text:style-name="T30">,</text:span><text:span text:style-name="T157">'Endpoint'</text:span><text:span text:style-name="T30">,</text:span><text:span text:style-name="T157">'VALID_SIGN'</text:span><text:span text:style-name="T30">,</text:span><text:span text:style-name="T157">'5'</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authorization.username'</text:span><text:span text:style-name="T30">,</text:span><text:span text:style-name="T140">null</text:span><text:span text:style-name="T30">,</text:span><text:span text:style-name="T157">'Usuari'</text:span><text:span text:style-name="T30">,</text:span><text:span text:style-name="T157">'VALID_SIGN'</text:span><text:span text:style-name="T30">,</text:span><text:span text:style-name="T157">'6'</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authorization.password'</text:span><text:span text:style-name="T30">,</text:span><text:span text:style-name="T140">null</text:span><text:span text:style-name="T30">,</text:span><text:span text:style-name="T157">'Contrasenya'</text:span><text:span text:style-name="T30">,</text:span><text:span text:style-name="T157">'VALID_SIGN'</text:span><text:span text:style-name="T30">,</text:span><text:span text:style-name="T157">'7'</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enviar.anotacions.backoffice.temps.espera.execucio'</text:span><text:span text:style-name="T30">,</text:span><text:span text:style-name="T140">null</text:span><text:span text:style-name="T30">,</text:span><text:span text:style-name="T157">'Iterval de temps entre les execucions de la tasca (ms)'</text:span><text:span text:style-name="T30">,</text:span><text:span text:style-name="T157">'SCHEDULLED_BACKOFFICE'</text:span><text:span text:style-name="T30">,</text:span><text:span text:style-name="T157">'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enviar.anotacions.max.reintents'</text:span><text:span text:style-name="T30">,</text:span><text:span text:style-name="T140">null</text:span><text:span text:style-name="T30">,</text:span><text:span text:style-name="T157">'Nombre de reintents de enviar annotacions al backoffice'</text:span><text:span text:style-name="T30">,</text:span><text:span text:style-name="T157">'SCHEDULLED_BACKOFFICE'</text:span><text:span text:style-name="T30">,</text:span><text:span text:style-name="T157">'1'</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aplicar.regles.temps.espera.execucio'</text:span><text:span text:style-name="T30">,</text:span><text:span text:style-name="T140">null</text:span><text:span text:style-name="T30">,</text:span><text:span text:style-name="T157">'Iterval de temps entre les execucions de la tasca (ms)'</text:span><text:span text:style-name="T30">,</text:span><text:span text:style-name="T157">'SCHEDULLED_REGLES'</text:span><text:span text:style-name="T30">,</text:span><text:span text:style-name="T157">'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aplicar.regles.max.reintents'</text:span><text:span text:style-name="T30">,</text:span><text:span text:style-name="T140">null</text:span><text:span text:style-name="T30">,</text:span><text:span text:style-name="T157">'Nombre de reintents de aplicar regles'</text:span><text:span text:style-name="T30">,</text:span><text:span text:style-name="T157">'SCHEDULLED_REGLES'</text:span><text:span text:style-name="T30">,</text:span><text:span text:style-name="T157">'1'</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tancar.contenidors.temps.espera.execucio'</text:span><text:span text:style-name="T30">,</text:span><text:span text:style-name="T140">null</text:span><text:span text:style-name="T30">,</text:span><text:span text:style-name="T157">'Iterval de temps entre les execucions de la tasca (ms)'</text:span><text:span text:style-name="T30">,</text:span><text:span text:style-name="T157">'SCHEDULLED_TANCAR'</text:span><text:span text:style-name="T30">,</text:span><text:span text:style-name="T157">'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segonpla.email.bustia.periode.enviament.no.agrupat'</text:span><text:span text:style-name="T30">,</text:span><text:span text:style-name="T140">null</text:span><text:span text:style-name="T30">,</text:span><text:span text:style-name="T157">'Iterval de temps entre les execucions de la tasca (ms)'</text:span><text:span text:style-name="T30">,</text:span><text:span text:style-name="T157">'SCHEDULLED_EMAILS_NO_AGRUPATS'</text:span><text:span text:style-name="T30">,</text:span><text:span text:style-name="T157">'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oft-page-break/><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segonpla.email.bustia.cron.enviament.agrupat'</text:span><text:span text:style-name="T30">,</text:span><text:span text:style-name="T140">null</text:span><text:span text:style-name="T30">,</text:span><text:span text:style-name="T157">'Especificar l''expressió ''cron'' indicant l''interval de temps de les execucions de la tasca'</text:span><text:span text:style-name="T30">,</text:span><text:span text:style-name="T157">'SCHEDULLED_EMAILS_AGRUPATS'</text:span><text:span text:style-name="T30">,</text:span><text:span text:style-name="T157">'0'</text:span><text:span text:style-name="T30">,</text:span><text:span text:style-name="T157">'0'</text:span><text:span text:style-name="T30">,</text:span><text:span text:style-name="T157">'CRON'</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onversio.imprimible.url'</text:span><text:span text:style-name="T30">,</text:span><text:span text:style-name="T140">null</text:span><text:span text:style-name="T30">,</text:span><text:span text:style-name="T157">'Url per generar versió imprimible'</text:span><text:span text:style-name="T30">,</text:span><text:span text:style-name="T157">'ARXIU'</text:span><text:span text:style-name="T30">,</text:span><text:span text:style-name="T157">'1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onversio.imprimible.usuari'</text:span><text:span text:style-name="T30">,</text:span><text:span text:style-name="T140">null</text:span><text:span text:style-name="T30">,</text:span><text:span text:style-name="T157">'Usuari per generar versió imprimible'</text:span><text:span text:style-name="T30">,</text:span><text:span text:style-name="T157">'ARXIU'</text:span><text:span text:style-name="T30">,</text:span><text:span text:style-name="T157">'1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onversio.imprimible.contrasenya'</text:span><text:span text:style-name="T30">,</text:span><text:span text:style-name="T140">null</text:span><text:span text:style-name="T30">,</text:span><text:span text:style-name="T157">'Contrasenya per generar versió imprimible'</text:span><text:span text:style-name="T30">,</text:span><text:span text:style-name="T157">'ARXIU'</text:span><text:span text:style-name="T30">,</text:span><text:span text:style-name="T157">'13'</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datasource.jndi'</text:span><text:span text:style-name="T30">,</text:span><text:span text:style-name="T140">null</text:span><text:span text:style-name="T30">,</text:span><text:span text:style-name="T157">'JNDI'</text:span><text:span text:style-name="T30">,</text:span><text:span text:style-name="T157">'GENERAL'</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hibernate.dialect'</text:span><text:span text:style-name="T30">,</text:span><text:span text:style-name="T140">null</text:span><text:span text:style-name="T30">,</text:span><text:span text:style-name="T157">'Dialect'</text:span><text:span text:style-name="T30">,</text:span><text:span text:style-name="T157">'GENERAL'</text:span><text:span text:style-name="T30">,</text:span><text:span text:style-name="T157">'3'</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hibernate.show_sql'</text:span><text:span text:style-name="T30">,</text:span><text:span text:style-name="T140">null</text:span><text:span text:style-name="T30">,</text:span><text:span text:style-name="T157">'Indica si mostrar SQL en logs'</text:span><text:span text:style-name="T30">,</text:span><text:span text:style-name="T157">'GENERAL'</text:span><text:span text:style-name="T30">,</text:span><text:span text:style-name="T157">'4'</text:span><text:span text:style-name="T30">,</text:span><text:span text:style-name="T157">'1'</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hibernate.hbm2ddl.auto'</text:span><text:span text:style-name="T30">,</text:span><text:span text:style-name="T140">null</text:span><text:span text:style-name="T30">,</text:span><text:span text:style-name="T157">'hbm2ddl'</text:span><text:span text:style-name="T30">,</text:span><text:span text:style-name="T157">'GENERAL'</text:span><text:span text:style-name="T30">,</text:span><text:span text:style-name="T157">'5'</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notacions.registre.expedient.classificacio'</text:span><text:span text:style-name="T30">,</text:span><text:span text:style-name="T140">null</text:span><text:span text:style-name="T30">,</text:span><text:span text:style-name="T157">'Classificació'</text:span><text:span text:style-name="T30">,</text:span><text:span text:style-name="T157">'ARXIU'</text:span><text:span text:style-name="T30">,</text:span><text:span text:style-name="T157">'14'</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notacions.registre.expedient.serie.documental'</text:span><text:span text:style-name="T30">,</text:span><text:span text:style-name="T140">null</text:span><text:span text:style-name="T30">,</text:span><text:span text:style-name="T157">'Serie documental'</text:span><text:span text:style-name="T30">,</text:span><text:span text:style-name="T157">'ARXIU'</text:span><text:span text:style-name="T30">,</text:span><text:span text:style-name="T157">'15'</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backoffice.integracio.clau'</text:span><text:span text:style-name="T30">,</text:span><text:span text:style-name="T140">null</text:span><text:span text:style-name="T30">,</text:span><text:span text:style-name="T157">'Clau per xifratge'</text:span><text:span text:style-name="T30">,</text:span><text:span text:style-name="T157">'SCHEDULLED_BACKOFFICE'</text:span><text:span text:style-name="T30">,</text:span><text:span text:style-name="T157">'2'</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backoffice.integracio.retornarAnnexIFirmaContingut'</text:span><text:span text:style-name="T30">,</text:span><text:span text:style-name="T140">null</text:span><text:span text:style-name="T30">,</text:span><text:span text:style-name="T157">'Enviar contingut al backoffice'</text:span><text:span text:style-name="T30">,</text:span><text:span text:style-name="T157">'SCHEDULLED_BACKOFFICE'</text:span><text:span text:style-name="T30">,</text:span><text:span text:style-name="T157">'3'</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notacions.permetre.reservar'</text:span><text:span text:style-name="T30">,</text:span><text:span text:style-name="T140">null</text:span><text:span text:style-name="T30">,</text:span><text:span text:style-name="T157">'Poder reservar/agafar un assentament abans de marcar-lo com a processat'</text:span><text:span text:style-name="T30">,</text:span><text:span text:style-name="T157">'GENERAL'</text:span><text:span text:style-name="T30">,</text:span><text:span text:style-name="T157">'6'</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distribucio.fitxers.duplicar.contingut.arxiu'</text:span><text:span text:style-name="T30">,</text:span><text:span text:style-name="T140">null</text:span><text:span text:style-name="T30">,</text:span><text:span text:style-name="T157">'Duplicar contingut en arxiu'</text:span><text:span text:style-name="T30">,</text:span><text:span text:style-name="T157">'GENERAL'</text:span><text:span text:style-name="T30">,</text:span><text:span text:style-name="T157">'8'</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reenviar.favorits'</text:span><text:span text:style-name="T30">,</text:span><text:span text:style-name="T140">null</text:span><text:span text:style-name="T30">,</text:span><text:span text:style-name="T157">'Favorits permes'</text:span><text:span text:style-name="T30">,</text:span><text:span text:style-name="T157">'GENERAL'</text:span><text:span text:style-name="T30">,</text:span><text:span text:style-name="T157">'9'</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enviar.coneixement'</text:span><text:span text:style-name="T30">,</text:span><text:span text:style-name="T140">null</text:span><text:span text:style-name="T30">,</text:span><text:span text:style-name="T157">'Poder reenviar a bústies només per a coneixement'</text:span><text:span text:style-name="T30">,</text:span><text:span text:style-name="T157">'GENERAL'</text:span><text:span text:style-name="T30">,</text:span><text:span text:style-name="T157">'10'</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enviar.arbre.nivell'</text:span><text:span text:style-name="T30">,</text:span><text:span text:style-name="T140">null</text:span><text:span text:style-name="T30">,</text:span><text:span text:style-name="T157">'Propietat per indicar fins a quin nivell obrir l''arbre d''unitats al reenviar una anotació (defecte = 1)'</text:span><text:span text:style-name="T30">,</text:span><text:span text:style-name="T157">'GENERAL'</text:span><text:span text:style-name="T30">,</text:span><text:span text:style-name="T157">'11'</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lass'</text:span><text:span text:style-name="T30">,</text:span><text:span text:style-name="T140">null</text:span><text:span text:style-name="T30">,</text:span><text:span text:style-name="T157">'Classe Arxiu'</text:span><text:span text:style-name="T30">,</text:span><text:span text:style-name="T157">'ARXIU'</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entitat.logos.base.dir'</text:span><text:span text:style-name="T30">,</text:span><text:span text:style-name="T140">null</text:span><text:span text:style-name="T30">,</text:span><text:span text:style-name="T157">'Ruta de una carpeta amb Logos'</text:span><text:span text:style-name="T30">,</text:span><text:span text:style-name="T157">'GENERAL'</text:span><text:span text:style-name="T30">,</text:span><text:span text:style-name="T157">'7'</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suporta.metadades'</text:span><text:span text:style-name="T30">,</text:span><text:span text:style-name="T140">null</text:span><text:span text:style-name="T30">,</text:span><text:span text:style-name="T157">'Suporta metadades'</text:span><text:span text:style-name="T30">,</text:span><text:span text:style-name="T157">'ARXIU'</text:span><text:span text:style-name="T30">,</text:span><text:span text:style-name="T157">'7'</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aplicacio.codi'</text:span><text:span text:style-name="T30">,</text:span><text:span text:style-name="T140">null</text:span><text:span text:style-name="T30">,</text:span><text:span text:style-name="T157">'Codi aplicació'</text:span><text:span text:style-name="T30">,</text:span><text:span text:style-name="T157">'ARXIU'</text:span><text:span text:style-name="T30">,</text:span><text:span text:style-name="T157">'2'</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sv.definicio'</text:span><text:span text:style-name="T30">,</text:span><text:span text:style-name="T140">null</text:span><text:span text:style-name="T30">,</text:span><text:span text:style-name="T157">'CSV definició'</text:span><text:span text:style-name="T30">,</text:span><text:span text:style-name="T157">'ARXIU'</text:span><text:span text:style-name="T30">,</text:span><text:span text:style-name="T157">'5'</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7">'es.caib.distribucio.plugin.arxiu.caib.timeout.connect'</text:span><text:span text:style-name="T30">,</text:span><text:span text:style-name="T140">null</text:span><text:span text:style-name="T30">,</text:span><text:span text:style-name="T157">'Timeout connect'</text:span><text:span text:style-name="T30">,</text:span><text:span text:style-name="T157">'ARXIU'</text:span><text:span text:style-name="T30">,</text:span><text:span text:style-name="T157">'9'</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timeout.read'</text:span><text:span text:style-name="T30">,</text:span><text:span text:style-name="T140">null</text:span><text:span text:style-name="T30">,</text:span><text:span text:style-name="T157">'Timeout read'</text:span><text:span text:style-name="T30">,</text:span><text:span text:style-name="T157">'ARXIU'</text:span><text:span text:style-name="T30">,</text:span><text:span text:style-name="T157">'1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sv.base.url'</text:span><text:span text:style-name="T30">,</text:span><text:span text:style-name="T140">null</text:span><text:span text:style-name="T30">,</text:span><text:span text:style-name="T157">'Url base CSV'</text:span><text:span text:style-name="T30">,</text:span><text:span text:style-name="T157">'ARXIU'</text:span><text:span text:style-name="T30">,</text:span><text:span text:style-name="T157">'8'</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base.url'</text:span><text:span text:style-name="T30">,</text:span><text:span text:style-name="T140">null</text:span><text:span text:style-name="T30">,</text:span><text:span text:style-name="T157">'Url base ARXIU'</text:span><text:span text:style-name="T30">,</text:span><text:span text:style-name="T157">'ARXIU'</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usuari'</text:span><text:span text:style-name="T30">,</text:span><text:span text:style-name="T140">null</text:span><text:span text:style-name="T30">,</text:span><text:span text:style-name="T157">'Usuari arxiu'</text:span><text:span text:style-name="T30">,</text:span><text:span text:style-name="T157">'ARXIU'</text:span><text:span text:style-name="T30">,</text:span><text:span text:style-name="T157">'3'</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ontrasenya'</text:span><text:span text:style-name="T30">,</text:span><text:span text:style-name="T140">null</text:span><text:span text:style-name="T30">,</text:span><text:span text:style-name="T157">'Password arxiu'</text:span><text:span text:style-name="T30">,</text:span><text:span text:style-name="T157">'ARXIU'</text:span><text:span text:style-name="T30">,</text:span><text:span text:style-name="T157">'4'</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gesdoc.class'</text:span><text:span text:style-name="T30">,</text:span><text:span text:style-name="T140">null</text:span><text:span text:style-name="T30">,</text:span><text:span text:style-name="T157">'Nom de la classe per a gestionar l''emmagatzament de documents'</text:span><text:span text:style-name="T30">,</text:span><text:span text:style-name="T157">'GES_DOC'</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gesdoc.filesystem.base.dir'</text:span><text:span text:style-name="T30">,</text:span><text:span text:style-name="T140">null</text:span><text:span text:style-name="T30">,</text:span><text:span text:style-name="T157">'Directori del sistema de fitxers on emmagatzemar els documents'</text:span><text:span text:style-name="T30">,</text:span><text:span text:style-name="T157">'GES_DOC'</text:span><text:span text:style-name="T30">,</text:span><text:span text:style-name="T157">'1'</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class'</text:span><text:span text:style-name="T30">,</text:span><text:span text:style-name="T140">null</text:span><text:span text:style-name="T30">,</text:span><text:span text:style-name="T157">'Classe per a gestionar l''accés al plugin d''usuaris'</text:span><text:span text:style-name="T30">,</text:span><text:span text:style-name="T157">'USUARIS'</text:span><text:span text:style-name="T30">,</text:span><text:span text:style-name="T157">'0'</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datasource.jndi.name'</text:span><text:span text:style-name="T30">,</text:span><text:span text:style-name="T140">null</text:span><text:span text:style-name="T30">,</text:span><text:span text:style-name="T157">'Datasource dels usuaris'</text:span><text:span text:style-name="T30">,</text:span><text:span text:style-name="T157">'USUARIS'</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query.codi'</text:span><text:span text:style-name="T30">,</text:span><text:span text:style-name="T140">null</text:span><text:span text:style-name="T30">,</text:span><text:span text:style-name="T157">'Consulta d''usuaris per codi'</text:span><text:span text:style-name="T30">,</text:span><text:span text:style-name="T157">'USUARIS'</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query.nif'</text:span><text:span text:style-name="T30">,</text:span><text:span text:style-name="T140">null</text:span><text:span text:style-name="T30">,</text:span><text:span text:style-name="T157">'Consulta d''usuaris per nif'</text:span><text:span text:style-name="T30">,</text:span><text:span text:style-name="T157">'USUARIS'</text:span><text:span text:style-name="T30">,</text:span><text:span text:style-name="T157">'3'</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query.rols'</text:span><text:span text:style-name="T30">,</text:span><text:span text:style-name="T140">null</text:span><text:span text:style-name="T30">,</text:span><text:span text:style-name="T157">'Consulta d''usuaris per rols'</text:span><text:span text:style-name="T30">,</text:span><text:span text:style-name="T157">'USUARIS'</text:span><text:span text:style-name="T30">,</text:span><text:span text:style-name="T157">'4'</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query.grup'</text:span><text:span text:style-name="T30">,</text:span><text:span text:style-name="T140">null</text:span><text:span text:style-name="T30">,</text:span><text:span text:style-name="T157">'Consulta d''usuaris per grup'</text:span><text:span text:style-name="T30">,</text:span><text:span text:style-name="T157">'USUARIS'</text:span><text:span text:style-name="T30">,</text:span><text:span text:style-name="T157">'5'</text:span><text:span text:style-name="T30">,</text:span><text:span text:style-name="T157">'1'</text:span><text:span text:style-name="T30">,</text:span><text:span text:style-name="T157">'INT'</text:span><text:span text:style-name="T30">,</text:span><text:span text:style-name="T140">null</text:span><text:span text:style-name="T30">,</text:span><text:span text:style-name="T140">null</text:span><text:span text:style-name="T30">);</text:span></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GROUP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TYPE TO WWW_DISTRIBUCIO;</text:span></text:p>
            <text:p text:style-name="P549"/>
            <text:p text:style-name="P356">-- #362 Error esborrant bústia quan hi ha moviments de registres que hi fan referència</text:p>
            <text:p text:style-name="P356">-- Elimina las FK de la taula de moviments</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ORIGEN_CONTMOV_FK;</text:span></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DESTI_CONTMOV_FK;</text:span></text:p>
            <text:p text:style-name="P549"/>
            <text:p text:style-name="P391"><text:span text:style-name="T61">ALTER</text:span><text:span text:style-name="T30"> </text:span><text:span text:style-name="T61">TABLE</text:span><text:span text:style-name="T30"> DIS_CONT_MOV </text:span><text:span text:style-name="T61">ADD</text:span><text:span text:style-name="T30"> ORIGEN_NOM VARCHAR2(1024 </text:span><text:span text:style-name="T61">CHAR</text:span><text:span text:style-name="T30">);</text:span></text:p>
            <text:p text:style-name="P391"><text:span text:style-name="T61">ALTER</text:span><text:span text:style-name="T30"> </text:span><text:span text:style-name="T61">TABLE</text:span><text:span text:style-name="T30"> DIS_CONT_MOV </text:span><text:span text:style-name="T61">ADD</text:span><text:span text:style-name="T30"> DESTI_NOM VARCHAR2(1024 </text:span><text:span text:style-name="T61">CHAR</text:span><text:span text:style-name="T30">);</text:span></text:p>
            <text:p text:style-name="P549"/>
            <text:p text:style-name="P391"><text:span text:style-name="T61">UPDATE</text:span><text:span text:style-name="T30"> DIS_CONT_MOV </text:span><text:span text:style-name="T61">SET</text:span><text:span text:style-name="T30"> ORIGEN_NOM = (</text:span><text:span text:style-name="T61">SELECT</text:span><text:span text:style-name="T30"> c.NOM </text:span><text:span text:style-name="T61">FROM</text:span><text:span text:style-name="T30"> DIS_CONTINGUT c </text:span><text:span text:style-name="T61">WHERE</text:span><text:span text:style-name="T30"> c.ID = ORIGEN_ID)</text:span></text:p>
            <text:p text:style-name="P391"><text:span text:style-name="T61">WHERE</text:span><text:span text:style-name="T30"> ORIGEN_ID </text:span><text:span text:style-name="T61">IS</text:span><text:span text:style-name="T30"> </text:span><text:span text:style-name="T61">NOT</text:span><text:span text:style-name="T30"> </text:span><text:span text:style-name="T140">NULL</text:span><text:span text:style-name="T30">;</text:span></text:p>
            <text:p text:style-name="P549"/>
            <text:p text:style-name="P391"><text:span text:style-name="T61">UPDATE</text:span><text:span text:style-name="T30"> DIS_CONT_MOV </text:span><text:span text:style-name="T61">SET</text:span><text:span text:style-name="T30"> DESTI_NOM = (</text:span><text:span text:style-name="T61">SELECT</text:span><text:span text:style-name="T30"> c.NOM </text:span><text:span text:style-name="T61">FROM</text:span><text:span text:style-name="T30"> DIS_CONTINGUT c </text:span><text:span text:style-name="T61">WHERE</text:span><text:span text:style-name="T30"> c.ID = DESTI_ID)</text:span></text:p>
            <text:p text:style-name="P391"><text:span text:style-name="T61">WHERE</text:span><text:span text:style-name="T30"> DESTI_ID </text:span><text:span text:style-name="T61">IS</text:span><text:span text:style-name="T30"> </text:span><text:span text:style-name="T61">NOT</text:span><text:span text:style-name="T30"> </text:span><text:span text:style-name="T140">NULL</text:span><text:span text:style-name="T30">;</text:span></text:p>
            <text:p text:style-name="P549"/>
            <text:p text:style-name="P356">--#374 Posar el logo de l'entitat a FileSystem</text:p>
            <text:p text:style-name="P391"><text:span text:style-name="T61">ALTER</text:span><text:span text:style-name="T30"> </text:span><text:span text:style-name="T61">TABLE</text:span><text:span text:style-name="T30"> DIS_ENTITAT </text:span><text:span text:style-name="T61">DROP</text:span><text:span text:style-name="T30"> </text:span><text:span text:style-name="T61">COLUMN</text:span><text:span text:style-name="T30"> LOGO_CAP;</text:span></text:p>
            <text:p text:style-name="P549"/>
            <text:p text:style-name="P356">-- #378 Problema per definir regla amb múltiples SIAs </text:p>
            <text:p text:style-name="P391"><text:span text:style-name="T61">ALTER</text:span><text:span text:style-name="T30"> </text:span><text:span text:style-name="T61">TABLE</text:span><text:span text:style-name="T30"> DIS_REGLA MODIFY PROCEDIMENT_CODI VARCHAR2(1024);</text:span></text:p>
            <text:p text:style-name="P549"/>
            <text:p text:style-name="P188"/>
          </table:table-cell>
        </table:table-row>
      </table:table>
      <text:p text:style-name="P493"/>
      <text:p text:style-name="P107"/>
      <text:p text:style-name="P52"><text:span text:style-name="T6">Propietats globals</text:span>: </text:p>
      <text:list xml:id="list3420700011" text:style-name="L72">
        <text:list-header>
          <text:p text:style-name="P739"/>
        </text:list-header>
      </text:list>
      <table:table table:name="Tabela8" table:style-name="Tabela8">
        <table:table-column table:style-name="Tabela8.A"/>
        <table:table-row table:style-name="TableLine793002272">
          <table:table-cell table:style-name="Tabela8.A1" office:value-type="string">
            <text:p text:style-name="P498"><text:span text:style-name="T47">#374 </text:span><text:span text:style-name="T50">Posar</text:span><text:span text:style-name="T47"> el </text:span><text:span text:style-name="T50">logo</text:span><text:span text:style-name="T47"> </text:span><text:span text:style-name="T50">de</text:span><text:span text:style-name="T47"> l'entitat a FileSystem</text:span></text:p>
            <text:p text:style-name="P495"><text:span text:style-name="T30">es.caib.distribucio.entitat.logos.base.dir=</text:span><text:span text:style-name="T36">/opt/</text:span><text:span text:style-name="T42">logos</text:span></text:p>
          </table:table-cell>
        </table:table-row>
      </table:table>
      <text:p text:style-name="P424"/>
      <text:list xml:id="list91513976059011" text:continue-list="list91515466742695" text:style-name="Outline">
        <text:list-item>
          <text:list>
            <text:list-header>
              <text:h text:style-name="P620" text:outline-level="2" text:is-list-header="true"><text:bookmark-start text:name="__RefHeading___Toc51178_3323466580"/><text:span text:style-name="T145">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14">Data: <text:span text:style-name="T198">14</text:span>/0<text:span text:style-name="T198">9</text:span>/202<text:span text:style-name="T198">1 16:00h</text:span></text:p>
      <text:p text:style-name="P314"/>
      <text:p text:style-name="P147">Resum: Correcció de l'error pel qual es filtraven malament els fitxers tècnics en el detall per usuaris.</text:p>
      <text:p text:style-name="P314"/>
      <text:p text:style-name="P465"><text:soft-page-break/>Errors resolts:</text:p>
      <text:list xml:id="list91515316722859" text:continue-list="list91515816205798" text:style-name="L64">
        <text:list-item>
          <text:p text:style-name="P722">N<text:span text:style-name="T224">o es mostren els annexos de tipus document adjunt al formulari i sí es mostren els documents tècnics per a usuaris.</text:span></text:p>
        </text:list-item>
      </text:list>
      <text:p text:style-name="P266"/>
      <text:p text:style-name="P108">Base de dades:<text:span text:style-name="T5"> </text:span></text:p>
      <text:list xml:id="list2627938748" text:style-name="L73">
        <text:list-item>
          <text:p text:style-name="P774">S<text:span text:style-name="T169">ense canvis</text:span></text:p>
        </text:list-item>
      </text:list>
      <text:p text:style-name="P108"/>
      <text:p text:style-name="P53"><text:span text:style-name="T6">Propietats globals</text:span>: </text:p>
      <text:list xml:id="list3862327138" text:style-name="L74">
        <text:list-item>
          <text:p text:style-name="P741">Sense canvis</text:p>
        </text:list-item>
      </text:list>
      <text:p text:style-name="P425"/>
      <text:list xml:id="list91514999620272" text:continue-list="list91513976059011" text:style-name="Outline">
        <text:list-item>
          <text:list>
            <text:list-header>
              <text:h text:style-name="P621" text:outline-level="2" text:is-list-header="true"><text:bookmark-start text:name="__RefHeading___Toc215555_3323466580"/><text:span text:style-name="T145">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15">Data: <text:span text:style-name="T225">22</text:span>/0<text:span text:style-name="T198">9</text:span>/202<text:span text:style-name="T198">1 15:00h</text:span></text:p>
      <text:p text:style-name="P315"/>
      <text:p text:style-name="P148">Resum: Correcció de l'error pel qual no es poden processar múltiples registres per usuaris no administradors.</text:p>
      <text:p text:style-name="P315"/>
      <text:p text:style-name="P466">Errors resolts:</text:p>
      <text:list xml:id="list91515631172335" text:continue-list="list91515316722859" text:style-name="L64">
        <text:list-item>
          <text:p text:style-name="P723"><text:a xlink:type="simple" xlink:href="https://github.com/GovernIB/distribucio/issues/387" text:style-name="Internet_20_link" text:visited-style-name="Visited_20_Internet_20_Link"><text:span text:style-name="T224">#387</text:span></text:a><text:span text:style-name="T224"> S'intenta recuperar una anotació amb una cridada que requereix DIS_ADMIN al intentar fer un processament múltiple des de perfil Usuari.</text:span></text:p>
        </text:list-item>
      </text:list>
      <text:p text:style-name="P267"/>
      <text:p text:style-name="P109">Base de dades:<text:span text:style-name="T5"> </text:span></text:p>
      <text:list xml:id="list249484599" text:style-name="L75">
        <text:list-item>
          <text:p text:style-name="P775">S<text:span text:style-name="T169">ense canvis</text:span></text:p>
        </text:list-item>
      </text:list>
      <text:p text:style-name="P109"/>
      <text:p text:style-name="P54"><text:span text:style-name="T6">Propietats globals</text:span>: </text:p>
      <text:list xml:id="list4242071755" text:style-name="L76">
        <text:list-item>
          <text:p text:style-name="P742">Sense canvis</text:p>
        </text:list-item>
      </text:list>
      <text:p text:style-name="P426"/>
      <text:list xml:id="list91514755983477" text:continue-list="list91514999620272" text:style-name="Outline">
        <text:list-item>
          <text:list>
            <text:list-header>
              <text:h text:style-name="P622" text:outline-level="2" text:is-list-header="true"><text:bookmark-start text:name="__RefHeading___Toc125562_3002973793"/><text:span text:style-name="T145">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16">Data: <text:span text:style-name="T198">19</text:span>/<text:span text:style-name="T226">11</text:span>/202<text:span text:style-name="T198">1 18:00h</text:span></text:p>
      <text:p text:style-name="P316"/>
      <text:p text:style-name="P149">Resum: Nou mòdul de consulta i recopilació de dades històriques. Reconeixement del tipus i perfil de la firma retornada pel Portasignatures. Altres millores.</text:p>
      <text:p text:style-name="P316"/>
      <text:p text:style-name="P504">Millores incloses:</text:p>
      <text:list xml:id="list3383717720" text:style-name="L77">
        <text:list-item>
          <text:p text:style-name="P829"><text:a xlink:type="simple" xlink:href="https://github.com/GovernIB/distribucio/issues/167" text:style-name="Internet_20_link" text:visited-style-name="Visited_20_Internet_20_Link">#167</text:a><text:span text:style-name="T227"> </text:span>Afegir un mòdul d’estadístiques</text:p>
        </text:list-item>
        <text:list-item>
          <text:p text:style-name="P830"><text:a xlink:type="simple" xlink:href="https://github.com/GovernIB/distribucio/issues/385" text:style-name="Internet_20_link" text:visited-style-name="Visited_20_Internet_20_Link">#385</text:a><text:span text:style-name="T228"> </text:span>Afegir desplegable al filtre per remitent </text:p>
        </text:list-item>
        <text:list-item>
          <text:p text:style-name="P830"><text:a xlink:type="simple" xlink:href="https://github.com/GovernIB/distribucio/issues/381" text:style-name="Internet_20_link" text:visited-style-name="Visited_20_Internet_20_Link">#381</text:a><text:span text:style-name="T228"> </text:span>Buidar la selecció d'anotacions en cas de nova cerca </text:p>
        </text:list-item>
        <text:list-item>
          <text:p text:style-name="P793"><text:a xlink:type="simple" xlink:href="https://github.com/GovernIB/distribucio/issues/376" text:style-name="Internet_20_link" text:visited-style-name="Visited_20_Internet_20_Link">#376</text:a><text:span text:style-name="T228"> </text:span>Recordar perfil de l'usuari </text:p>
        </text:list-item>
        <text:list-item>
          <text:p text:style-name="P793"><text:a xlink:type="simple" xlink:href="https://github.com/GovernIB/distribucio/issues/377" text:style-name="Internet_20_link" text:visited-style-name="Visited_20_Internet_20_Link">#377</text:a><text:span text:style-name="T228"> </text:span>Revisar l'accés a les seccions d'administrador i superusuari </text:p>
        </text:list-item>
        <text:list-item>
          <text:p text:style-name="P794"><text:a xlink:type="simple" xlink:href="https://github.com/GovernIB/distribucio/issues/301" text:style-name="Internet_20_link" text:visited-style-name="Visited_20_Internet_20_Link">#301</text:a><text:span text:style-name="T229"> </text:span>Poder veure que usuaris tenen permisos sobre una bústia al reenviar </text:p>
        </text:list-item>
        <text:list-item>
          <text:p text:style-name="P795"><text:a xlink:type="simple" xlink:href="https://github.com/GovernIB/distribucio/issues/383" text:style-name="Internet_20_link" text:visited-style-name="Visited_20_Internet_20_Link">#383</text:a><text:span text:style-name="T230"> </text:span>La reserva d'anotacions és molt lenta </text:p>
        </text:list-item>
        <text:list-item>
          <text:p text:style-name="P795"><text:a xlink:type="simple" xlink:href="https://github.com/GovernIB/distribucio/issues/379" text:style-name="Internet_20_link" text:visited-style-name="Visited_20_Internet_20_Link">#379</text:a><text:span text:style-name="T230"> </text:span>Canviar el format del tipus d'anotació (tramitació/coneixement) </text:p>
        </text:list-item>
        <text:list-item>
          <text:p text:style-name="P795"><text:soft-page-break/><text:a xlink:type="simple" xlink:href="https://github.com/GovernIB/distribucio/issues/380" text:style-name="Internet_20_link" text:visited-style-name="Visited_20_Internet_20_Link">#380</text:a><text:span text:style-name="T230"> </text:span>Poder seleccionar una bústia per defecte per usuari </text:p>
        </text:list-item>
        <text:list-item>
          <text:p text:style-name="P795"><text:a xlink:type="simple" xlink:href="https://github.com/GovernIB/distribucio/issues/382" text:style-name="Internet_20_link" text:visited-style-name="Visited_20_Internet_20_Link">#382</text:a><text:span text:style-name="T230"> </text:span>L'usuari que ha bloquejat un assentament hauria de poder realitzar accions sobre ell </text:p>
        </text:list-item>
      </text:list>
      <text:p text:style-name="P467"/>
      <text:p text:style-name="P467">Errors resolts:</text:p>
      <text:list xml:id="list91514216443043" text:continue-list="list91515631172335" text:style-name="L64">
        <text:list-item>
          <text:p text:style-name="P724">#391 Afegir comprovació de la signatura dels documents signats per portafib </text:p>
        </text:list-item>
      </text:list>
      <text:p text:style-name="P268"/>
      <text:p text:style-name="P110">Base de dades:<text:span text:style-name="T5"> </text:span></text:p>
      <text:list xml:id="list1190928788" text:style-name="L78">
        <text:list-item>
          <text:p text:style-name="P776">distribucio_update_0.9.38.sql (Oracle)</text:p>
        </text:list-item>
      </text:list>
      <table:table table:name="Table11" table:style-name="Table11">
        <table:table-column table:style-name="Table11.A"/>
        <table:table-row table:style-name="TableLine793000544">
          <table:table-cell table:style-name="Table11.A1" office:value-type="string">
            <text:p text:style-name="P356">--#376 Recordar perfil de l'usuari</text:p>
            <text:p text:style-name="P391"><text:span text:style-name="T61">ALTER</text:span><text:span text:style-name="T30"> </text:span><text:span text:style-name="T61">TABLE</text:span><text:span text:style-name="T30"> DIS_USUARI </text:span><text:span text:style-name="T61">ADD</text:span><text:span text:style-name="T30"> ROL_ACTUAL VARCHAR2(64 </text:span><text:span text:style-name="T61">CHAR</text:span><text:span text:style-name="T30">);</text:span></text:p>
            <text:p text:style-name="P549"/>
            <text:p text:style-name="P356">-- # 167 Afegir un mòdul d’estadístiques</text:p>
            <text:p text:style-name="P356">-- Crear taules per anotacions, estat i busties</text:p>
            <text:p text:style-name="P549"/>
            <text:p text:style-name="P391"><text:span text:style-name="T61">CREATE</text:span><text:span text:style-name="T30"> </text:span><text:span text:style-name="T61">TABLE</text:span><text:span text:style-name="T30"> DIS_HIS_ANOTACIO</text:span></text:p>
            <text:p text:style-name="P188">(</text:p>
            <text:p text:style-name="P391"><text:span text:style-name="T30"><text:tab/>ID<text:tab/><text:tab/><text:tab/><text:tab/><text:tab/><text:tab/> NUMBER(19)<text:tab/> <text:s text:c="3"/></text:span><text:span text:style-name="T61">NOT</text:span><text:span text:style-name="T30"> </text:span><text:span text:style-name="T140">NULL</text:span><text:span text:style-name="T30">,</text:span></text:p>
            <text:p text:style-name="P391"><text:span text:style-name="T30"><text:s text:c="4"/>ENTITAT_ID <text:s text:c="14"/>NUMBER(19) <text:s text:c="4"/></text:span><text:span text:style-name="T61">NOT</text:span><text:span text:style-name="T30"> </text:span><text:span text:style-name="T140">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0">NULL</text:span><text:span text:style-name="T30">,</text:span></text:p>
            <text:p text:style-name="P391"><text:span text:style-name="T30"><text:s text:c="4"/>ANOTACIONS <text:s text:c="14"/>NUMBER(19)<text:tab/> <text:s text:c="3"/></text:span><text:span text:style-name="T61">NOT</text:span><text:span text:style-name="T30"> </text:span><text:span text:style-name="T140">NULL</text:span><text:span text:style-name="T30">,</text:span></text:p>
            <text:p text:style-name="P391"><text:span text:style-name="T30"><text:s text:c="4"/>ANOTACIONS_TOTAL <text:s text:c="8"/>NUMBER(19)<text:tab/> <text:s text:c="3"/></text:span><text:span text:style-name="T61">NOT</text:span><text:span text:style-name="T30"> </text:span><text:span text:style-name="T140">NULL</text:span><text:span text:style-name="T30">,</text:span></text:p>
            <text:p text:style-name="P391"><text:span text:style-name="T30"><text:s text:c="4"/>REENVIAMENTS <text:s text:c="12"/>NUMBER(19)<text:tab/> <text:s text:c="3"/></text:span><text:span text:style-name="T61">NOT</text:span><text:span text:style-name="T30"> </text:span><text:span text:style-name="T140">NULL</text:span><text:span text:style-name="T30">,</text:span></text:p>
            <text:p text:style-name="P391"><text:span text:style-name="T30"><text:s text:c="4"/>EMAILS <text:s text:c="18"/>NUMBER(19)<text:tab/> <text:s text:c="3"/></text:span><text:span text:style-name="T61">NOT</text:span><text:span text:style-name="T30"> </text:span><text:span text:style-name="T140">NULL</text:span><text:span text:style-name="T30">,</text:span></text:p>
            <text:p text:style-name="P391"><text:span text:style-name="T30"><text:s text:c="4"/>JUSTIFICANTS <text:s text:c="12"/>NUMBER(19)<text:tab/> <text:s text:c="3"/></text:span><text:span text:style-name="T61">NOT</text:span><text:span text:style-name="T30"> </text:span><text:span text:style-name="T140">NULL</text:span><text:span text:style-name="T30">,</text:span></text:p>
            <text:p text:style-name="P391"><text:span text:style-name="T30"><text:s text:c="4"/>ANNEXOS <text:s text:c="17"/>NUMBER(19)<text:tab/> <text:s text:c="3"/></text:span><text:span text:style-name="T61">NOT</text:span><text:span text:style-name="T30"> </text:span><text:span text:style-name="T140">NULL</text:span><text:span text:style-name="T30">,</text:span></text:p>
            <text:p text:style-name="P391"><text:span text:style-name="T30"><text:s text:c="4"/>BUSTIES <text:s text:c="17"/>NUMBER(19)<text:tab/> <text:s text:c="3"/></text:span><text:span text:style-name="T61">NOT</text:span><text:span text:style-name="T30"> </text:span><text:span text:style-name="T140">NULL</text:span><text:span text:style-name="T30">,</text:span></text:p>
            <text:p text:style-name="P391"><text:span text:style-name="T30"><text:s text:c="4"/>USUARIS <text:s text:c="17"/>NUMBER(19)<text:tab/> <text:s text:c="3"/></text:span><text:span text:style-name="T61">NOT</text:span><text:span text:style-name="T30"> </text:span><text:span text:style-name="T140">NULL</text:span></text:p>
            <text:p text:style-name="P188">);</text:p>
            <text:p text:style-name="P549"/>
            <text:p text:style-name="P391"><text:span text:style-name="T61">CREATE</text:span><text:span text:style-name="T30"> </text:span><text:span text:style-name="T61">TABLE</text:span><text:span text:style-name="T30"> DIS_HIS_ESTAT</text:span></text:p>
            <text:p text:style-name="P188">(</text:p>
            <text:p text:style-name="P391"><text:span text:style-name="T30"><text:tab/>ID<text:tab/><text:tab/><text:tab/><text:tab/><text:tab/><text:tab/> NUMBER(19)<text:tab/> <text:s text:c="3"/></text:span><text:span text:style-name="T61">NOT</text:span><text:span text:style-name="T30"> </text:span><text:span text:style-name="T140">NULL</text:span><text:span text:style-name="T30">,</text:span></text:p>
            <text:p text:style-name="P391"><text:span text:style-name="T30"><text:s text:c="4"/>ENTITAT_ID <text:s text:c="14"/>NUMBER(19) <text:s text:c="4"/></text:span><text:span text:style-name="T61">NOT</text:span><text:span text:style-name="T30"> </text:span><text:span text:style-name="T140">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0">NULL</text:span><text:span text:style-name="T30">,</text:span></text:p>
            <text:p text:style-name="P391"><text:span text:style-name="T30"><text:s text:c="4"/>ESTAT <text:s text:c="19"/>VARCHAR2(64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CORRECTE <text:s text:c="16"/>NUMBER(19)<text:tab/> <text:s text:c="3"/></text:span><text:span text:style-name="T61">NOT</text:span><text:span text:style-name="T30"> </text:span><text:span text:style-name="T140">NULL</text:span><text:span text:style-name="T30">,</text:span></text:p>
            <text:p text:style-name="P391"><text:span text:style-name="T30"><text:s text:c="4"/>CORRECTE_TOTAL <text:s text:c="10"/>NUMBER(19)<text:tab/> <text:s text:c="3"/></text:span><text:span text:style-name="T61">NOT</text:span><text:span text:style-name="T30"> </text:span><text:span text:style-name="T140">NULL</text:span><text:span text:style-name="T30">,</text:span></text:p>
            <text:p text:style-name="P391"><text:span text:style-name="T30"><text:s text:c="4"/>ERROR <text:s text:c="19"/>NUMBER(19)<text:tab/> <text:s text:c="3"/></text:span><text:span text:style-name="T61">NOT</text:span><text:span text:style-name="T30"> </text:span><text:span text:style-name="T140">NULL</text:span><text:span text:style-name="T30">,</text:span></text:p>
            <text:p text:style-name="P391"><text:span text:style-name="T30"><text:s text:c="4"/>ERROR_TOTAL <text:s text:c="13"/>NUMBER(19)<text:tab/> <text:s text:c="3"/></text:span><text:span text:style-name="T61">NOT</text:span><text:span text:style-name="T30"> </text:span><text:span text:style-name="T140">NULL</text:span><text:span text:style-name="T30">,</text:span></text:p>
            <text:p text:style-name="P391"><text:span text:style-name="T30"><text:s text:c="4"/>TOTAL <text:s text:c="19"/>NUMBER(19)<text:tab/> <text:s text:c="3"/></text:span><text:span text:style-name="T61">NOT</text:span><text:span text:style-name="T30"> </text:span><text:span text:style-name="T140">NULL</text:span></text:p>
            <text:p text:style-name="P188">);</text:p>
            <text:p text:style-name="P549"/>
            <text:p text:style-name="P391"><text:span text:style-name="T61">CREATE</text:span><text:span text:style-name="T30"> </text:span><text:span text:style-name="T61">TABLE</text:span><text:span text:style-name="T30"> DIS_HIS_BUSTIA</text:span></text:p>
            <text:p text:style-name="P188">(</text:p>
            <text:p text:style-name="P391"><text:span text:style-name="T30"><text:tab/>ID<text:tab/><text:tab/><text:tab/><text:tab/><text:tab/><text:tab/> NUMBER(19)<text:tab/> <text:s text:c="3"/></text:span><text:span text:style-name="T61">NOT</text:span><text:span text:style-name="T30"> </text:span><text:span text:style-name="T140">NULL</text:span><text:span text:style-name="T30">,</text:span></text:p>
            <text:p text:style-name="P391"><text:span text:style-name="T30"><text:s text:c="4"/>ENTITAT_ID <text:s text:c="14"/>NUMBER(19) <text:s text:c="4"/></text:span><text:span text:style-name="T61">NOT</text:span><text:span text:style-name="T30"> </text:span><text:span text:style-name="T140">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0">NULL</text:span><text:span text:style-name="T30">,</text:span></text:p>
            <text:p text:style-name="P391"><text:span text:style-name="T30"><text:s text:c="4"/>BUSTIA_ID <text:s text:c="15"/>NUMBER(19) <text:s text:c="4"/></text:span><text:span text:style-name="T61">NOT</text:span><text:span text:style-name="T30"> </text:span><text:span text:style-name="T140">NULL</text:span><text:span text:style-name="T30">,</text:span></text:p>
            <text:p text:style-name="P391"><text:soft-page-break/><text:span text:style-name="T30"><text:s text:c="4"/>NOM <text:s text:c="21"/>VARCHAR2(1024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USUARIS <text:s text:c="17"/>NUMBER(19)<text:tab/> <text:s text:c="3"/></text:span><text:span text:style-name="T61">NOT</text:span><text:span text:style-name="T30"> </text:span><text:span text:style-name="T140">NULL</text:span><text:span text:style-name="T30">,</text:span></text:p>
            <text:p text:style-name="P391"><text:span text:style-name="T30"><text:s text:c="4"/>USUARIS_PERMIS <text:s text:c="10"/>NUMBER(19)<text:tab/> <text:s text:c="3"/></text:span><text:span text:style-name="T61">NOT</text:span><text:span text:style-name="T30"> </text:span><text:span text:style-name="T140">NULL</text:span><text:span text:style-name="T30">,</text:span></text:p>
            <text:p text:style-name="P391"><text:span text:style-name="T30"><text:s text:c="4"/>USUARIS_ROL <text:s text:c="13"/>NUMBER(19)<text:tab/> <text:s text:c="3"/></text:span><text:span text:style-name="T61">NOT</text:span><text:span text:style-name="T30"> </text:span><text:span text:style-name="T140">NULL</text:span></text:p>
            <text:p text:style-name="P188">);</text:p>
            <text:p text:style-name="P549"/>
            <text:p text:style-name="P356">-- PK</text:p>
            <text:p text:style-name="P391"><text:span text:style-name="T61">ALTER</text:span><text:span text:style-name="T30"> </text:span><text:span text:style-name="T61">TABLE</text:span><text:span text:style-name="T30"> DIS_HIS_ANOTACIO </text:span><text:span text:style-name="T61">ADD</text:span><text:span text:style-name="T30"> (</text:span><text:span text:style-name="T61">CONSTRAINT</text:span><text:span text:style-name="T30"> DIS_HIS_ANOTACIO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ESTAT </text:span><text:span text:style-name="T61">ADD</text:span><text:span text:style-name="T30"> (</text:span><text:span text:style-name="T61">CONSTRAINT</text:span><text:span text:style-name="T30"> DIS_HIS_ESTAT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BUSTIA </text:span><text:span text:style-name="T61">ADD</text:span><text:span text:style-name="T30"> (</text:span><text:span text:style-name="T61">CONSTRAINT</text:span><text:span text:style-name="T30"> DIS_HIS_BUSTIA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ENTITAT_HIS_ANO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UNITAT_HIS_ANO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ENTITAT_HIS_ESTA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UNITAT_HIS_ESTA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188"><text:s text:c="4"/></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ENTITAT_HIS_BUSTIA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UNITAT_HIS_BUSTIA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56">-- I</text:p>
            <text:p text:style-name="P391"><text:span text:style-name="T61">CREATE</text:span><text:span text:style-name="T30"> </text:span><text:span text:style-name="T61">INDEX</text:span><text:span text:style-name="T30"> DIS_I_HIST_ANOT_DATA </text:span><text:span text:style-name="T61">ON</text:span><text:span text:style-name="T30"> DIS_HIS_ANOTACIO(DATA);</text:span></text:p>
            <text:p text:style-name="P391"><text:span text:style-name="T61">CREATE</text:span><text:span text:style-name="T30"> </text:span><text:span text:style-name="T61">INDEX</text:span><text:span text:style-name="T30"> DIS_I_HIST_ESTAT_DATA </text:span><text:span text:style-name="T61">ON</text:span><text:span text:style-name="T30"> DIS_HIS_ESTAT(DATA);</text:span></text:p>
            <text:p text:style-name="P391"><text:span text:style-name="T61">CREATE</text:span><text:span text:style-name="T30"> </text:span><text:span text:style-name="T61">INDEX</text:span><text:span text:style-name="T30"> DIS_I_HIST_BUSTIA_DATA </text:span><text:span text:style-name="T61">ON</text:span><text:span text:style-name="T30"> DIS_HIS_BUSTIA(DATA);</text:span></text:p>
            <text:p text:style-name="P549"/>
            <text:p text:style-name="P356">-- GRANT</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ANOTACIO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ESTAT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BUSTIA TO WWW_DISTRIBUCIO;</text:span></text:p>
            <text:p text:style-name="P549"/>
            <text:p text:style-name="P549"/>
            <text:p text:style-name="P356">-- #301 Poder veure que usuaris tenen permisos sobre una bústia al reenviar </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reenviar.mostrar.permisos'</text:span><text:span text:style-name="T30">,</text:span><text:span text:style-name="T140">null</text:span><text:span text:style-name="T30">,</text:span><text:span text:style-name="T157">'Mostrar usuaris amb permís sobre bústies al reenviar'</text:span><text:span text:style-name="T30">,</text:span><text:span text:style-name="T157">'GENERAL'</text:span><text:span text:style-name="T30">,</text:span><text:span text:style-name="T157">'1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49"/>
            <text:p text:style-name="P356">-- #380 Poder seleccionar una bústia per defecte per usuari </text:p>
            <text:p text:style-name="P391"><text:span text:style-name="T61">CREATE</text:span><text:span text:style-name="T30"> </text:span><text:span text:style-name="T61">TABLE</text:span><text:span text:style-name="T30"> DIS_BUSTIA_DEFAULT</text:span></text:p>
            <text:p text:style-name="P188">(</text:p>
            <text:p text:style-name="P391"><text:span text:style-name="T30"><text:s text:c="4"/>ID <text:s text:c="21"/>NUMBER(19) <text:s text:c="12"/></text:span><text:span text:style-name="T61">NOT</text:span><text:span text:style-name="T30"> </text:span><text:span text:style-name="T140">NULL</text:span><text:span text:style-name="T30">,</text:span></text:p>
            <text:p text:style-name="P391"><text:span text:style-name="T30"><text:s text:c="4"/>ENTITAT <text:s text:c="16"/>NUMBER(19) <text:s text:c="12"/></text:span><text:span text:style-name="T61">NOT</text:span><text:span text:style-name="T30"> </text:span><text:span text:style-name="T140">NULL</text:span><text:span text:style-name="T30">,</text:span></text:p>
            <text:p text:style-name="P391"><text:soft-page-break/><text:span text:style-name="T30"><text:s text:c="4"/>BUSTIA <text:s text:c="17"/>NUMBER(19) <text:s text:c="12"/></text:span><text:span text:style-name="T61">NOT</text:span><text:span text:style-name="T30"> </text:span><text:span text:style-name="T140">NULL</text:span><text:span text:style-name="T30">,</text:span></text:p>
            <text:p text:style-name="P391"><text:span text:style-name="T30"><text:s text:c="4"/>USUARI <text:s/><text:tab/> <text:s text:c="11"/>VARCHAR2(64 </text:span><text:span text:style-name="T61">CHAR</text:span><text:span text:style-name="T30">) <text:s text:c="5"/></text:span><text:span text:style-name="T61">NOT</text:span><text:span text:style-name="T30"> </text:span><text:span text:style-name="T140">NULL</text:span><text:span text:style-name="T30">,</text:span></text:p>
            <text:p text:style-name="P391"><text:span text:style-name="T30"><text:s text:c="4"/>CREATEDDATE <text:s text:c="12"/></text:span><text:span text:style-name="T61">TIMESTAMP</text:span><text:span text:style-name="T30">(6),</text:span></text:p>
            <text:p text:style-name="P391"><text:span text:style-name="T30"><text:s text:c="4"/>LASTMODIFIEDDATE <text:s text:c="7"/></text:span><text:span text:style-name="T61">TIMESTAMP</text:span><text:span text:style-name="T30">(6)</text:span></text:p>
            <text:p text:style-name="P188">);</text:p>
            <text:p text:style-name="P549"/>
            <text:p text:style-name="P356">-- PK</text:p>
            <text:p text:style-name="P391"><text:span text:style-name="T61">ALTER</text:span><text:span text:style-name="T30"> </text:span><text:span text:style-name="T61">TABLE</text:span><text:span text:style-name="T30"> DIS_BUSTIA_DEFAULT </text:span><text:span text:style-name="T61">ADD</text:span><text:span text:style-name="T30"> (</text:span><text:span text:style-name="T61">CONSTRAINT</text:span><text:span text:style-name="T30"> DIS_BUSTIA_DEFAULT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BST_FK </text:span><text:span text:style-name="T61">FOREIGN</text:span><text:span text:style-name="T30"> </text:span><text:span text:style-name="T61">KEY</text:span><text:span text:style-name="T30"> (BUSTIA) </text:span><text:span text:style-name="T61">REFERENCES</text:span><text:span text:style-name="T30"> DIS_BUSTIA(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ENT_FK </text:span><text:span text:style-name="T61">FOREIGN</text:span><text:span text:style-name="T30"> </text:span><text:span text:style-name="T61">KEY</text:span><text:span text:style-name="T30"> (ENTITAT) </text:span><text:span text:style-name="T61">REFERENCES</text:span><text:span text:style-name="T30"> DIS_ENTITAT(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USR_FK </text:span><text:span text:style-name="T61">FOREIGN</text:span><text:span text:style-name="T30"> </text:span><text:span text:style-name="T61">KEY</text:span><text:span text:style-name="T30"> (USUARI) </text:span><text:span text:style-name="T61">REFERENCES</text:span><text:span text:style-name="T30"> DIS_USUARI(CODI);</text:span></text:p>
            <text:p text:style-name="P188"><text:s text:c="4"/></text:p>
            <text:p text:style-name="P527"><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DEFAULT TO WWW_DISTRIBUCIO;</text:span></text:p>
            <text:p text:style-name="P199"/>
            <text:p text:style-name="P199"/>
            <text:p text:style-name="P370">-- #391 Afegir comprovació de la signatura dels documents signats per portafib</text:p>
            <text:p text:style-name="P549"/>
            <text:p text:style-name="P356">-- Propietats pel la firma en sevidor</text:p>
            <text:p text:style-name="P549"/>
            <text:p text:style-name="P356">-- Canvia la descripció del perfil.</text:p>
            <text:p text:style-name="P391"><text:span text:style-name="T61">UPDATE</text:span><text:span text:style-name="T30"> DIS_CONFIG</text:span></text:p>
            <text:p text:style-name="P391"><text:span text:style-name="T61">SET</text:span><text:span text:style-name="T30"> DESCRIPTION = </text:span><text:span text:style-name="T157">'Propietat per especificar el perfil de firma de l''usuari al Portasignatures. Es pot deixar buit si només en té un d''assignat.'</text:span></text:p>
            <text:p text:style-name="P391"><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perfil'</text:span><text:span text:style-name="T30">;</text:span></text:p>
            <text:p text:style-name="P549"/>
            <text:p text:style-name="P356">-- Insereix la propietat pel certificat.</text:p>
            <text:p text:style-name="P356">-- es.caib.distribucio.plugin.signatura.portafib.username=afirmades-firma</text:p>
            <text:p text:style-name="P391"><text:span text:style-name="T61">INSERT</text:span><text:span text:style-name="T30">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p>
            <text:p text:style-name="P391"><text:span text:style-name="T61">VALUES</text:span><text:span text:style-name="T30"> (</text:span><text:span text:style-name="T157">'es.caib.distribucio.plugin.signatura.portafib.username'</text:span><text:span text:style-name="T30">,</text:span><text:span text:style-name="T140">null</text:span><text:span text:style-name="T30">,</text:span><text:span text:style-name="T157">'Nom del certificat a utilitzar en la firma. És opcional'</text:span><text:span text:style-name="T30">,</text:span><text:span text:style-name="T157">'SIGNATURA'</text:span><text:span text:style-name="T30">,</text:span><text:span text:style-name="T157">'6'</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549"/>
            <text:p text:style-name="P183"/>
          </table:table-cell>
        </table:table-row>
      </table:table>
      <text:p text:style-name="P499"/>
      <text:p text:style-name="P110"/>
      <text:p text:style-name="P55"><text:span text:style-name="T6">Propietats globals</text:span>: </text:p>
      <text:list xml:id="list2133593363" text:style-name="L79">
        <text:list-item>
          <text:p text:style-name="P743">S'ha afegit una nova propietat configurable per mostrar o no els usuaris amb permís sobre una bústia a l'hora de reenviar configurable via interfície web:</text:p>
          <text:list>
            <text:list-item>
              <text:p text:style-name="P831">es.caib.distribucio.contingut.reenviar.mostrar.permisos=false</text:p>
            </text:list-item>
          </text:list>
        </text:list-item>
        <text:list-item>
          <text:p text:style-name="P747">S'ha afegit una propietat per la firma en servidor per escollir el certificat a utilitzar per @firma.</text:p>
          <text:list>
            <text:list-item>
              <text:p text:style-name="P833">es.caib.distribucio.plugin.signatura.portafib.username=</text:p>
            </text:list-item>
          </text:list>
        </text:list-item>
      </text:list>
      <text:p text:style-name="P528"/>
      <text:p text:style-name="P427"><text:soft-page-break/></text:p>
      <text:list xml:id="list91515081608074" text:continue-list="list91514755983477" text:style-name="Outline">
        <text:list-item>
          <text:list>
            <text:list-header>
              <text:h text:style-name="P623" text:outline-level="2" text:is-list-header="true"><text:bookmark-start text:name="__RefHeading___Toc140729_35401148061"/><text:span text:style-name="T145">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17">Data: <text:span text:style-name="T231">10</text:span>/<text:span text:style-name="T226">12</text:span>/202<text:span text:style-name="T198">1 12:00h</text:span></text:p>
      <text:p text:style-name="P317"/>
      <text:p text:style-name="P150">Resum: Es modifica Distribucio per oferir millores visuals, corregir alguns errors i suportar els diferents perfils de firma segons el tipus d'annex.</text:p>
      <text:p text:style-name="P317"/>
      <text:p text:style-name="P505">Millores incloses:</text:p>
      <text:list xml:id="list91515924811493" text:continue-list="list3383717720" text:style-name="L77">
        <text:list-item>
          <text:p text:style-name="P796"><text:a xlink:type="simple" xlink:href="https://github.com/GovernIB/distribucio/issues/397" text:style-name="Internet_20_link" text:visited-style-name="Visited_20_Internet_20_Link">#397</text:a><text:span text:style-name="T231"> </text:span>Tractar documents firmats TF05 CAdES attached i TF03 XAdES enveloped signature en el Arxiu</text:p>
        </text:list-item>
        <text:list-item>
          <text:p text:style-name="P796"><text:a xlink:type="simple" xlink:href="https://github.com/GovernIB/distribucio/issues/390" text:style-name="Internet_20_link" text:visited-style-name="Visited_20_Internet_20_Link">#390</text:a><text:span text:style-name="T231"> </text:span>Permetre a tots els usuaris i administradors una nova acció per a poder passar anotacions de processada a pendent d'usuari</text:p>
        </text:list-item>
        <text:list-item>
          <text:p text:style-name="P756"><text:a xlink:type="simple" xlink:href="https://github.com/GovernIB/distribucio/issues/393" text:style-name="Internet_20_link" text:visited-style-name="Visited_20_Internet_20_Link">#393</text:a><text:span text:style-name="T231"> </text:span>Permetre donar d'alta anotacions sense especificar l'entitat</text:p>
        </text:list-item>
      </text:list>
      <text:p text:style-name="P317"/>
      <text:list xml:id="list91515482124022" text:continue-numbering="true" text:style-name="L77">
        <text:list-item>
          <text:p text:style-name="P796"><text:a xlink:type="simple" xlink:href="https://github.com/GovernIB/distribucio/issues/389" text:style-name="Internet_20_link" text:visited-style-name="Visited_20_Internet_20_Link">#389</text:a><text:span text:style-name="T231"> </text:span>Afegir funcionalitat per a administradors de poder marcar una anotació o múltiples, com a acció massiva, per que es sobreescriguin al redistribuir l'anotació</text:p>
        </text:list-item>
        <text:list-item>
          <text:p text:style-name="P756"><text:a xlink:type="simple" xlink:href="https://github.com/GovernIB/distribucio/issues/394" text:style-name="Internet_20_link" text:visited-style-name="Visited_20_Internet_20_Link">#394</text:a><text:span text:style-name="T231"> </text:span>Visualitzar les metadades addicionals de títol, idioma i descripció </text:p>
        </text:list-item>
        <text:list-item>
          <text:p text:style-name="P796"><text:a xlink:type="simple" xlink:href="https://github.com/GovernIB/distribucio/issues/369" text:style-name="Internet_20_link" text:visited-style-name="Visited_20_Internet_20_Link">#369</text:a><text:span text:style-name="T231"> </text:span>Canviar columna CIF per Codi DIR3 en el llistat d'entitats </text:p>
        </text:list-item>
        <text:list-item>
          <text:p text:style-name="P796"><text:a xlink:type="simple" xlink:href="https://github.com/GovernIB/distribucio/issues/296" text:style-name="Internet_20_link" text:visited-style-name="Visited_20_Internet_20_Link">#296</text:a><text:span text:style-name="T231"> </text:span>Posar icona/color en els assentaments que estiguin "duplicats" en una bústia </text:p>
        </text:list-item>
      </text:list>
      <text:p text:style-name="P468"/>
      <text:p text:style-name="P468">Errors resolts:</text:p>
      <text:list xml:id="list1732450810" text:style-name="L80">
        <text:list-item>
          <text:p text:style-name="P725"><text:a xlink:type="simple" xlink:href="https://github.com/GovernIB/distribucio/issues/403" text:style-name="Internet_20_link" text:visited-style-name="Visited_20_Internet_20_Link">#403</text:a><text:span text:style-name="T231"> </text:span>Peticions mal informades d'alta de documents PDF firmats </text:p>
        </text:list-item>
        <text:list-item>
          <text:p text:style-name="P725"><text:a xlink:type="simple" xlink:href="https://github.com/GovernIB/distribucio/issues/395" text:style-name="Internet_20_link" text:visited-style-name="Visited_20_Internet_20_Link">#395</text:a><text:span text:style-name="T231"> </text:span>Falla l'opció de passar a la següent anotació en reenviar des de "Detalls" </text:p>
        </text:list-item>
        <text:list-item>
          <text:p text:style-name="P725"><text:a xlink:type="simple" xlink:href="https://github.com/GovernIB/distribucio/issues/404" text:style-name="Internet_20_link" text:visited-style-name="Visited_20_Internet_20_Link">#404</text:a><text:span text:style-name="T232"> </text:span>Com a usuari, no deixa fer enviaments ni marcat com a processats massius d'anotacions <text:span text:style-name="T232">que han esgotat els reintents</text:span></text:p>
        </text:list-item>
      </text:list>
      <text:p text:style-name="P269"/>
      <text:p text:style-name="P111">Base de dades:<text:span text:style-name="T5"> </text:span></text:p>
      <text:list xml:id="list2323899865" text:style-name="L81">
        <text:list-item>
          <text:p text:style-name="P777">distribucio_update_0.9.39.sql (Oracle)</text:p>
        </text:list-item>
      </text:list>
      <table:table table:name="Table13" table:style-name="Table13">
        <table:table-column table:style-name="Table13.A"/>
        <table:table-row table:style-name="TableLine792997664">
          <table:table-cell table:style-name="Table13.A1" office:value-type="string">
            <text:p text:style-name="P193"/>
            <text:p text:style-name="P361">-- #389: Afegir funcionalitat per a administradors de poder marcar una anotació o múltiples, com a acció massiva, per que es sobreescriguin al redistribuir l'anotació</text:p>
            <text:p text:style-name="P396"><text:span text:style-name="T61">ALTER</text:span><text:span text:style-name="T30"> </text:span><text:span text:style-name="T61">TABLE</text:span><text:span text:style-name="T30"> DIS_REGISTRE</text:span></text:p>
            <text:p text:style-name="P396"><text:span text:style-name="T61">ADD</text:span><text:span text:style-name="T30"> (</text:span></text:p>
            <text:p text:style-name="P396"><text:span text:style-name="T30"><text:s text:c="4"/>SOBREESCRIURE NUMBER(1) </text:span><text:span text:style-name="T61">DEFAULT</text:span><text:span text:style-name="T30"> 0</text:span></text:p>
            <text:p text:style-name="P193">);</text:p>
            <text:p text:style-name="P552"/>
            <text:p text:style-name="P361">-- #296 Posar icona/color en els assentaments que estiguin "duplicats" en una bústia </text:p>
            <text:p text:style-name="P396"><text:span text:style-name="T61">ALTER</text:span><text:span text:style-name="T30"> </text:span><text:span text:style-name="T61">TABLE</text:span><text:span text:style-name="T30"> DIS_REGISTRE </text:span><text:span text:style-name="T61">ADD</text:span><text:span text:style-name="T30"> REACTIVAT NUMBER(1) </text:span><text:span text:style-name="T61">DEFAULT</text:span><text:span text:style-name="T30"> 0;</text:span></text:p>
            <text:p text:style-name="P396"><text:span text:style-name="T61">ALTER</text:span><text:span text:style-name="T30"> </text:span><text:span text:style-name="T61">TABLE</text:span><text:span text:style-name="T30"> DIS_CONT_MOV </text:span><text:span text:style-name="T61">ADD</text:span><text:span text:style-name="T30"> NUM_DUPLICAT NUMBER(10);</text:span></text:p>
            <text:p text:style-name="P552"/>
            <text:p text:style-name="P361">-- Deixar constància del número de duplicitat d'una anotació (x vegades reenviada a una bústia)</text:p>
            <text:p text:style-name="P396"><text:span text:style-name="T61">UPDATE</text:span><text:span text:style-name="T30"> DIS_CONT_MOV MOV </text:span></text:p>
            <text:p text:style-name="P396"><text:span text:style-name="T30"><text:s text:c="4"/></text:span><text:span text:style-name="T61">SET</text:span><text:span text:style-name="T30"> NUM_DUPLICAT = (</text:span></text:p>
            <text:p text:style-name="P396"><text:span text:style-name="T30"><text:s text:c="8"/></text:span><text:span text:style-name="T61">SELECT</text:span><text:span text:style-name="T30"> </text:span><text:span text:style-name="T193">COUNT</text:span><text:span text:style-name="T30">(R.NUMERO)</text:span></text:p>
            <text:p text:style-name="P396"><text:span text:style-name="T30"><text:s text:c="8"/><text:tab/></text:span><text:span text:style-name="T61">FROM</text:span><text:span text:style-name="T30"> DIS_REGISTRE R</text:span></text:p>
            <text:p text:style-name="P396"><text:soft-page-break/><text:span text:style-name="T30"><text:s text:c="8"/><text:tab/></text:span><text:span text:style-name="T61">INNER</text:span><text:span text:style-name="T30"> </text:span><text:span text:style-name="T61">JOIN</text:span><text:span text:style-name="T30"> DIS_CONT_MOV M </text:span><text:span text:style-name="T61">ON</text:span><text:span text:style-name="T30"> M.CONTINGUT_ID = R.ID</text:span></text:p>
            <text:p text:style-name="P396"><text:span text:style-name="T30"><text:s text:c="8"/><text:tab/></text:span><text:span text:style-name="T61">WHERE</text:span><text:span text:style-name="T30"> MOV.DESTI_ID = M.DESTI_ID </text:span></text:p>
            <text:p text:style-name="P396"><text:span text:style-name="T30"><text:s text:c="8"/><text:tab/></text:span><text:span text:style-name="T61">AND</text:span><text:span text:style-name="T30"> MOV.CONTINGUT_ID = M.CONTINGUT_ID</text:span></text:p>
            <text:p text:style-name="P396"><text:span text:style-name="T30"><text:s text:c="8"/><text:tab/></text:span><text:span text:style-name="T61">GROUP</text:span><text:span text:style-name="T30"> </text:span><text:span text:style-name="T61">BY</text:span><text:span text:style-name="T30"> R.NUMERO, M.DESTI_ID</text:span></text:p>
            <text:p text:style-name="P193">); </text:p>
            <text:p text:style-name="P552"/>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sobreescriure.anotacions.duplicades'</text:span><text:span text:style-name="T30">,</text:span><text:span text:style-name="T157">'false'</text:span><text:span text:style-name="T30">,</text:span><text:span text:style-name="T157">'Permetre sobreescriure anotacions duplicades al reenviar'</text:span><text:span text:style-name="T30">,</text:span><text:span text:style-name="T157">'GENERAL'</text:span><text:span text:style-name="T30">,</text:span><text:span text:style-name="T157">'12'</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52"/>
            <text:p text:style-name="P361">-- Propietat per configurar via web els dies abans de tancar a l'Arxiu una anotació processada</text:p>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ncament.expedient.dies'</text:span><text:span text:style-name="T30">,</text:span><text:span text:style-name="T141">1825</text:span><text:span text:style-name="T30">,</text:span><text:span text:style-name="T157">'Interval de dies que han de passar per efectura el tencament de l''expedient a l''arxiu després de marcar l''anotació com a processada'</text:span><text:span text:style-name="T30">,</text:span><text:span text:style-name="T157">'SCHEDULLED_TANCAR'</text:span><text:span text:style-name="T30">,</text:span><text:span text:style-name="T157">'1'</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200"/>
          </table:table-cell>
        </table:table-row>
      </table:table>
      <text:p text:style-name="P500"/>
      <text:p text:style-name="P111"/>
      <text:p text:style-name="P56"><text:span text:style-name="T6">Propietats globals</text:span>: </text:p>
      <text:list xml:id="list4051911281" text:style-name="L82">
        <text:list-item>
          <text:p text:style-name="P797"><text:span text:style-name="T21">S'ha afegit una nova propietat configurable per s</text:span><text:span text:style-name="T22">obreescriure</text:span><text:span text:style-name="T21"> o no </text:span><text:span text:style-name="T22">les anotacions duplicades en reenviar</text:span><text:span text:style-name="T21"> configurable via interfície web:</text:span></text:p>
          <text:list>
            <text:list-item>
              <text:p text:style-name="P832">es.caib.distribucio.sobreescriure.anotacions.duplicades=false</text:p>
            </text:list-item>
          </text:list>
        </text:list-item>
        <text:list-item>
          <text:p text:style-name="P748">S'ha afegit a la configuració web la propietat per indicar quants dies esperar abans de tancar un expedient a l'Arxiu.</text:p>
          <text:list>
            <text:list-item>
              <text:p text:style-name="P797"><text:span text:style-name="T153">es.caib.distribucio.tancament.expedient.dies=1</text:span><text:span text:style-name="T154">825</text:span></text:p>
            </text:list-item>
          </text:list>
        </text:list-item>
      </text:list>
      <text:p text:style-name="P529"/>
      <text:list xml:id="list91515834011929" text:continue-list="list91515081608074" text:style-name="Outline">
        <text:list-item>
          <text:list>
            <text:list-header>
              <text:h text:style-name="P624" text:outline-level="2" text:is-list-header="true"><text:bookmark-start text:name="__RefHeading___Toc74811_1561600779"/><text:span text:style-name="T145">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18">Data: <text:span text:style-name="T231">26</text:span>/<text:span text:style-name="T226">01</text:span>/202<text:span text:style-name="T233">2 13:00h</text:span></text:p>
      <text:p text:style-name="P318"/>
      <text:p text:style-name="P151">Resum: En aquesta versió s'han modificat les accions múltiples per mostrar una barra de progrés. També s'ha afegit l'opció de re <text:span text:style-name="T238">a</text:span>valuar una regla i s'han corregit i modificat algunes columnes i detalls de les anotacions.</text:p>
      <text:p text:style-name="P318"/>
      <text:p text:style-name="P506">Millores incloses:</text:p>
      <text:list xml:id="list91514479353195" text:continue-list="list91515482124022" text:style-name="L77">
        <text:list-item>
          <text:p text:style-name="P757"><text:a xlink:type="simple" xlink:href="https://github.com/GovernIB/distribucio/issues/268" text:style-name="Internet_20_link" text:visited-style-name="Visited_20_Internet_20_Link">#268</text:a><text:span text:style-name="T234"> </text:span>Mostrar llistat d'anotacions i progrés en les accions massives</text:p>
        </text:list-item>
        <text:list-item>
          <text:p text:style-name="P757"><text:a xlink:type="simple" xlink:href="https://github.com/GovernIB/distribucio/issues/402" text:style-name="Internet_20_link" text:visited-style-name="Visited_20_Internet_20_Link">#402</text:a><text:span text:style-name="T234"> </text:span>Permetre als administradors executar manualment una regla sobre anotacions antigues </text:p>
        </text:list-item>
        <text:list-item>
          <text:p text:style-name="P757"><text:a xlink:type="simple" xlink:href="https://github.com/GovernIB/distribucio/issues/406" text:style-name="Internet_20_link" text:visited-style-name="Visited_20_Internet_20_Link">#406</text:a><text:span text:style-name="T234"> </text:span>Afegir descripció de l'usuari o rol en els permisos de bústia</text:p>
        </text:list-item>
        <text:list-item>
          <text:p text:style-name="P757"><text:a xlink:type="simple" xlink:href="https://github.com/GovernIB/distribucio/issues/399" text:style-name="Internet_20_link" text:visited-style-name="Visited_20_Internet_20_Link">#399</text:a><text:span text:style-name="T234"> </text:span>Revisar l'amplada de la columna "Arxiu info" d'una anotació</text:p>
        </text:list-item>
        <text:list-item>
          <text:p text:style-name="P757"><text:a xlink:type="simple" xlink:href="https://github.com/GovernIB/distribucio/issues/400" text:style-name="Internet_20_link" text:visited-style-name="Visited_20_Internet_20_Link">#400</text:a><text:span text:style-name="T234"> </text:span>Revisar l'amplada de les taules "Dades de seguiment" i "Justificant" d'una anotació (pipella informació de registre)</text:p>
        </text:list-item>
        <text:list-item>
          <text:p text:style-name="P757"><text:soft-page-break/><text:a xlink:type="simple" xlink:href="https://github.com/GovernIB/distribucio/issues/401" text:style-name="Internet_20_link" text:visited-style-name="Visited_20_Internet_20_Link">#401</text:a><text:span text:style-name="T234"> </text:span>Modificar la columna "Error" del llistat de "Contingut de bústies" i "Localitzador d'anotacions de registre"</text:p>
        </text:list-item>
      </text:list>
      <text:p text:style-name="P383"/>
      <text:p text:style-name="P469">Errors resolts:</text:p>
      <text:p text:style-name="P383"/>
      <text:list xml:id="list957418875" text:style-name="L83">
        <text:list-item>
          <text:p text:style-name="P758"><text:a xlink:type="simple" xlink:href="https://github.com/GovernIB/distribucio/issues/407" text:style-name="Internet_20_link" text:visited-style-name="Visited_20_Internet_20_Link"><text:span text:style-name="T214">#407</text:span></text:a><text:span text:style-name="T214"> No funcionen les claus referides al fitxer de propietats en els backoffices </text:span></text:p>
        </text:list-item>
        <text:list-item>
          <text:p text:style-name="P758"><text:a xlink:type="simple" xlink:href="https://github.com/GovernIB/distribucio/issues/410" text:style-name="Internet_20_link" text:visited-style-name="Visited_20_Internet_20_Link"><text:span text:style-name="T235">#410</text:span></text:a><text:span text:style-name="T235"> Informar el tipus MIME en la petició de signatura de documents cap a Portafib</text:span></text:p>
        </text:list-item>
        <text:list-item>
          <text:p text:style-name="P758"><text:a xlink:type="simple" xlink:href="https://github.com/GovernIB/distribucio/issues/408" text:style-name="Internet_20_link" text:visited-style-name="Visited_20_Internet_20_Link"><text:span text:style-name="T235">#408</text:span></text:a><text:span text:style-name="T235"> No es permet repetir una regla en diferents entitats</text:span></text:p>
        </text:list-item>
      </text:list>
      <text:p text:style-name="P270"/>
      <text:p text:style-name="P112">Base de dades:<text:span text:style-name="T5"> </text:span></text:p>
      <text:list xml:id="list431494231" text:style-name="L84">
        <text:list-item>
          <text:p text:style-name="P835">Sense canvis</text:p>
        </text:list-item>
      </text:list>
      <text:p text:style-name="P112"/>
      <text:p text:style-name="P57"><text:span text:style-name="T6">Propietats globals</text:span>: </text:p>
      <text:list xml:id="list3814439597" text:style-name="L85">
        <text:list-item>
          <text:p text:style-name="P744">S<text:span text:style-name="T236">ense canvis</text:span></text:p>
        </text:list-item>
      </text:list>
      <text:p text:style-name="P428"/>
      <text:list xml:id="list91515305599347" text:continue-list="list91515834011929" text:style-name="Outline">
        <text:list-item>
          <text:list>
            <text:list-header>
              <text:h text:style-name="P625" text:outline-level="2" text:is-list-header="true"><text:bookmark-start text:name="__RefHeading___Toc153733_2420514845"/><text:span text:style-name="T145">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19">Data: <text:span text:style-name="T231">01</text:span>/<text:span text:style-name="T226">02</text:span>/202<text:span text:style-name="T233">2 13:00h</text:span></text:p>
      <text:p text:style-name="P319"/>
      <text:p text:style-name="P152">Resum: <text:span text:style-name="T237">Resolució de l'error en les accions múltiples d'administradors pels quals es filtrava per bústia amb permisos i no apareixien anotacions o es produïa una excepció en cas de no tenir bústies amb permisos.</text:span></text:p>
      <text:p text:style-name="P319"/>
      <text:p text:style-name="P507">Millores incloses:</text:p>
      <text:list xml:id="list91514938636836" text:continue-list="list91514479353195" text:style-name="L77">
        <text:list-item>
          <text:p text:style-name="P840">Cap</text:p>
        </text:list-item>
      </text:list>
      <text:p text:style-name="P470">Errors resolts:</text:p>
      <text:p text:style-name="P384"/>
      <text:list xml:id="list2502290789" text:style-name="L86">
        <text:list-item>
          <text:p text:style-name="P759"><text:a xlink:type="simple" xlink:href="https://github.com/GovernIB/distribucio/issues/412" text:style-name="Internet_20_link" text:visited-style-name="Visited_20_Internet_20_Link"><text:span text:style-name="T214">#412</text:span></text:a><text:span text:style-name="T214"> Error al marcar múltiples anotacions per a reprocessar</text:span></text:p>
        </text:list-item>
      </text:list>
      <text:p text:style-name="P271"/>
      <text:p text:style-name="P113">Base de dades:<text:span text:style-name="T5"> </text:span></text:p>
      <text:list xml:id="list1430837182" text:style-name="L87">
        <text:list-item>
          <text:p text:style-name="P836">Sense canvis</text:p>
        </text:list-item>
      </text:list>
      <text:p text:style-name="P113"/>
      <text:p text:style-name="P58"><text:span text:style-name="T6">Propietats globals</text:span>: </text:p>
      <text:list xml:id="list2723943978" text:style-name="L88">
        <text:list-item>
          <text:p text:style-name="P745">S<text:span text:style-name="T236">ense canvis</text:span></text:p>
        </text:list-item>
      </text:list>
      <text:p text:style-name="P429"/>
      <text:list xml:id="list91515432100595" text:continue-list="list91515305599347" text:style-name="Outline">
        <text:list-item>
          <text:list>
            <text:list-header>
              <text:h text:style-name="P626" text:outline-level="2" text:is-list-header="true"><text:bookmark-start text:name="__RefHeading___Toc94619_1143039690"/><text:span text:style-name="T145">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20">Data: <text:span text:style-name="T238">0</text:span><text:span text:style-name="T239">9</text:span>/<text:span text:style-name="T226">03</text:span>/202<text:span text:style-name="T233">2 </text:span><text:span text:style-name="T239">09</text:span><text:span text:style-name="T233">:00h</text:span></text:p>
      <text:p text:style-name="P320"/>
      <text:p text:style-name="P153">Resum: Revisió de la petició de descàrrega de la documentació .zip per millorar el temps de generació i descàrrega.</text:p>
      <text:p text:style-name="P320"/>
      <text:p text:style-name="P508">Millores incloses:</text:p>
      <text:list xml:id="list91515899078462" text:continue-list="list91514938636836" text:style-name="L77">
        <text:list-item>
          <text:p text:style-name="P841">Cap</text:p>
        </text:list-item>
      </text:list>
      <text:p text:style-name="P471"><text:soft-page-break/>Errors resolts:</text:p>
      <text:p text:style-name="P385"/>
      <text:list xml:id="list3854347062" text:style-name="L89">
        <text:list-item>
          <text:p text:style-name="P760"><text:a xlink:type="simple" xlink:href="https://github.com/GovernIB/distribucio/issues/428" text:style-name="Internet_20_link" text:visited-style-name="Visited_20_Internet_20_Link">#428</text:a><text:span text:style-name="T238"> </text:span>Revisar el rendiment en la descàrrega del ZIP del justificant i els annexos</text:p>
        </text:list-item>
      </text:list>
      <text:p text:style-name="P272"/>
      <text:p text:style-name="P114">Base de dades:<text:span text:style-name="T5"> </text:span></text:p>
      <text:list xml:id="list91514964299314" text:continue-list="list2323899865" text:style-name="L81">
        <text:list-item>
          <text:p text:style-name="P778">distribucio_update_0.9.<text:span text:style-name="T240">40.2</text:span>.sql (Oracle)</text:p>
        </text:list-item>
      </text:list>
      <table:table table:name="Table12" table:style-name="Table12">
        <table:table-column table:style-name="Table12.A"/>
        <table:table-row table:style-name="TableLine793012928">
          <table:table-cell table:style-name="Table12.A1" office:value-type="string">
            <text:p text:style-name="P194"/>
            <text:p text:style-name="P362">-- #428 Revisar el rendiment en la descàrrega del ZIP del justificant i els annexo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generacio.zip.num.threads'</text:span><text:span text:style-name="T30">,</text:span><text:span text:style-name="T140">null</text:span><text:span text:style-name="T30">,</text:span><text:span text:style-name="T157">'Número de threads màxim per a la consulta y generació del .zip de documentació (per defecte 3)'</text:span><text:span text:style-name="T30">,</text:span><text:span text:style-name="T157">'GENERAL'</text:span><text:span text:style-name="T30">,</text:span><text:span text:style-name="T157">'14'</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7"/>
            <text:p text:style-name="P201"/>
          </table:table-cell>
        </table:table-row>
      </table:table>
      <text:p text:style-name="P501"/>
      <text:p text:style-name="P115"/>
      <text:p text:style-name="P59"><text:span text:style-name="T6">Propietats globals</text:span>: </text:p>
      <text:list xml:id="list2508696853" text:style-name="L90">
        <text:list-item>
          <text:p text:style-name="P798"><text:span text:style-name="T21">S'ha afegit una nova propietat configurable per </text:span><text:span text:style-name="T23">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93017824">
          <table:table-cell table:style-name="Table14.A1" office:value-type="string">
            <text:p text:style-name="P224"># ################### #</text:p>
            <text:p text:style-name="P228"># PROPERTIES AFEGIDES #</text:p>
            <text:p text:style-name="P228"># ################### #</text:p>
            <text:p text:style-name="P553"/>
            <text:p text:style-name="P228">#428 Revisar el rendiment en la descàrrega del ZIP del justificant i els annexos</text:p>
            <text:p text:style-name="P553"/>
            <text:p text:style-name="P228"># Número de threads màxim per a la consulta y generació del .zip de documentació (per defecte 3)</text:p>
            <text:p text:style-name="P209">es.caib.distribucio.contingut.generacio.zip.num.threads=</text:p>
          </table:table-cell>
        </table:table-row>
      </table:table>
      <text:p text:style-name="P530"/>
      <text:p text:style-name="P530"/>
      <text:p text:style-name="P530"/>
      <text:list xml:id="list91516069560937" text:continue-list="list91515432100595" text:style-name="Outline">
        <text:list-item>
          <text:list>
            <text:list-header>
              <text:h text:style-name="P627" text:outline-level="2" text:is-list-header="true"><text:bookmark-start text:name="__RefHeading___Toc167334_2409209563"/><text:span text:style-name="T145">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21">Data: <text:span text:style-name="T244">22</text:span>/<text:span text:style-name="T226">03</text:span>/202<text:span text:style-name="T233">2 </text:span><text:span text:style-name="T241">1</text:span><text:span text:style-name="T244">3</text:span><text:span text:style-name="T233">:00h</text:span></text:p>
      <text:p text:style-name="P321"/>
      <text:p text:style-name="P154">Resum: <text:span text:style-name="T24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1"/>
      <text:p text:style-name="P509">Millores incloses:</text:p>
      <text:list xml:id="list91515342459466" text:continue-list="list91515899078462" text:style-name="L77">
        <text:list-item>
          <text:p text:style-name="P842"><text:a xlink:type="simple" xlink:href="https://github.com/GovernIB/distribucio/issues/419" text:style-name="Internet_20_link" text:visited-style-name="Visited_20_Internet_20_Link">#419</text:a><text:span text:style-name="T241"> </text:span>Nova propietat per definir rangs de temps d'inactivitat de reintents de custòdia de documents</text:p>
        </text:list-item>
        <text:list-item>
          <text:p text:style-name="P842"><text:a xlink:type="simple" xlink:href="https://github.com/GovernIB/distribucio/issues/415" text:style-name="Internet_20_link" text:visited-style-name="Visited_20_Internet_20_Link">#415</text:a><text:span text:style-name="T241"> </text:span>Permetre guardar manualment an<text:span text:style-name="T243">n</text:span>exes d'una anotació pendent</text:p>
        </text:list-item>
        <text:list-item>
          <text:p text:style-name="P842"><text:a xlink:type="simple" xlink:href="https://github.com/GovernIB/distribucio/issues/420" text:style-name="Internet_20_link" text:visited-style-name="Visited_20_Internet_20_Link">#420</text:a><text:span text:style-name="T241"> </text:span>Afegir codi SIA al cercador de regles</text:p>
        </text:list-item>
        <text:list-item>
          <text:p text:style-name="P842"><text:soft-page-break/><text:a xlink:type="simple" xlink:href="https://github.com/GovernIB/distribucio/issues/414" text:style-name="Internet_20_link" text:visited-style-name="Visited_20_Internet_20_Link">#414</text:a><text:span text:style-name="T241"> </text:span>Afegir monitor d'enviaments de callbacks als backoffices en el monitor d'integracions</text:p>
        </text:list-item>
        <text:list-item>
          <text:p text:style-name="P842"><text:a xlink:type="simple" xlink:href="https://github.com/GovernIB/distribucio/issues/413" text:style-name="Internet_20_link" text:visited-style-name="Visited_20_Internet_20_Link">#413</text:a><text:span text:style-name="T241"> </text:span>Tancar la finestra de proce<text:span text:style-name="T242">s</text:span>sament<text:span text:style-name="T242"> </text:span>/<text:span text:style-name="T242"> </text:span>reenviament d'anotacions en massa automàticament si no hi ha errors.</text:p>
        </text:list-item>
        <text:list-item>
          <text:p text:style-name="P842"><text:a xlink:type="simple" xlink:href="https://github.com/GovernIB/distribucio/issues/396" text:style-name="Internet_20_link" text:visited-style-name="Visited_20_Internet_20_Link">#396</text:a><text:span text:style-name="T241"> </text:span>Afegir al costat del botó de descarrega dels annexes, un botó per anar a la pàgina del<text:span text:style-name="T241"> </text:span><text:span text:style-name="T242">ConCSV </text:span><text:s/>per a perm<text:span text:style-name="T242">e</text:span>t<text:span text:style-name="T242">re</text:span> descarregar l'original</text:p>
        </text:list-item>
        <text:list-item>
          <text:p text:style-name="P842"><text:a xlink:type="simple" xlink:href="https://github.com/GovernIB/distribucio/issues/405" text:style-name="Internet_20_link" text:visited-style-name="Visited_20_Internet_20_Link">#405</text:a><text:span text:style-name="T241"> </text:span>Posar per defecte el monitor d'integracions en el perfil superusuari</text:p>
        </text:list-item>
        <text:list-item>
          <text:p text:style-name="P842"><text:a xlink:type="simple" xlink:href="https://github.com/GovernIB/distribucio/issues/411" text:style-name="Internet_20_link" text:visited-style-name="Visited_20_Internet_20_Link">#411</text:a><text:span text:style-name="T241"> </text:span>Permetre configurar una adreça de correu electrònic alternativa en el perfil de l'usuari</text:p>
        </text:list-item>
      </text:list>
      <text:p text:style-name="P472">Errors resolts:</text:p>
      <text:p text:style-name="P386"/>
      <text:list xml:id="list2874832544" text:style-name="L91">
        <text:list-item>
          <text:p text:style-name="P761"><text:a xlink:type="simple" xlink:href="https://github.com/GovernIB/distribucio/issues/430" text:style-name="Internet_20_link" text:visited-style-name="Visited_20_Internet_20_Link">#430</text:a><text:span text:style-name="T241"> </text:span>Caller unauthorized intenta<text:span text:style-name="T242">nt</text:span> enviar una anotació a RIPEA</text:p>
        </text:list-item>
        <text:list-item>
          <text:p text:style-name="P761"><text:a xlink:type="simple" xlink:href="https://github.com/GovernIB/distribucio/issues/417" text:style-name="Internet_20_link" text:visited-style-name="Visited_20_Internet_20_Link">#417</text:a><text:span text:style-name="T241"> </text:span><text:span text:style-name="T242">Entrant la </text:span>la <text:span text:style-name="T242">URL</text:span> del detall d'una anotació com administrador dóna un 404</text:p>
        </text:list-item>
      </text:list>
      <text:p text:style-name="P273"/>
      <text:p text:style-name="P116">Base de dades:<text:span text:style-name="T5"> </text:span></text:p>
      <text:list xml:id="list2575166967" text:style-name="L92">
        <text:list-item>
          <text:p text:style-name="P779">distribucio_update_0.9.<text:span text:style-name="T240">4</text:span><text:span text:style-name="T242">1</text:span>.sql (Oracle)</text:p>
        </text:list-item>
      </text:list>
      <table:table table:name="Table15" table:style-name="Table15">
        <table:table-column table:style-name="Table15.A"/>
        <table:table-row table:style-name="TableLine793026464">
          <table:table-cell table:style-name="Table15.A1" office:value-type="string">
            <text:p text:style-name="P363">-- #411 Permetre configurar una adreça de correu electrònic alternativa en el perfil de l'usuari</text:p>
            <text:p text:style-name="P195"><text:span text:style-name="T62">ALTER</text:span> <text:span text:style-name="T62">TABLE</text:span> DIS_USUARI</text:p>
            <text:p text:style-name="P391"><text:span text:style-name="T61">ADD</text:span><text:span text:style-name="T30"> (</text:span></text:p>
            <text:p text:style-name="P391"><text:span text:style-name="T30"><text:s text:c="4"/>EMAIL_ALTERNATIU VARCHAR2(200 </text:span><text:span text:style-name="T61">CHAR</text:span><text:span text:style-name="T30">) </text:span></text:p>
            <text:p text:style-name="P188">);</text:p>
            <text:p text:style-name="P195"/>
            <text:p text:style-name="P363">-- #419 Nova propietat per definir rangs de temps d'inactivitat de reintents de custòdia de documents</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innectivitat.cron'</text:span><text:span text:style-name="T30">,</text:span><text:span text:style-name="T140">null</text:span><text:span text:style-name="T30">,</text:span><text:span text:style-name="T157">'Expressió ''cron'' per definir opcionalment un període d''innactivitat'</text:span><text:span text:style-name="T30">,</text:span><text:span text:style-name="T157">'SCHEDULLED_ARXIU'</text:span><text:span text:style-name="T30">,</text:span><text:span text:style-name="T157">'4'</text:span><text:span text:style-name="T30">,</text:span><text:span text:style-name="T157">'0'</text:span><text:span text:style-name="T30">,</text:span><text:span text:style-name="T157">'CRON'</text:span><text:span text:style-name="T30">,</text:span><text:span text:style-name="T140">null</text:span><text:span text:style-name="T30">,</text:span><text:span text:style-name="T140">null</text:span><text:span text:style-name="T30">);</text:span></text:p>
            <text:p text:style-name="P387"/>
            <text:p text:style-name="P202"/>
          </table:table-cell>
        </table:table-row>
      </table:table>
      <text:p text:style-name="P502"/>
      <text:p text:style-name="P116"/>
      <text:p text:style-name="P60"><text:span text:style-name="T6">Propietats globals</text:span>: </text:p>
      <text:p text:style-name="P60"/>
      <text:list xml:id="list589424543" text:style-name="L93">
        <text:list-item>
          <text:p text:style-name="P799"><text:span text:style-name="T21">S'ha afegit una nova propietat </text:span><text:span text:style-name="T24">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93027040">
          <table:table-cell table:style-name="Table16.A1" office:value-type="string">
            <text:p text:style-name="P225"># ################### #</text:p>
            <text:p text:style-name="P231"># PROPERTIES AFEGIDES #</text:p>
            <text:p text:style-name="P231"># ################### #</text:p>
            <text:p text:style-name="P554"/>
            <text:p text:style-name="P231">#419 Nova propietat per definir rangs de temps d'inactivitat de reintents de custòdia de documents</text:p>
            <text:p text:style-name="P553"/>
            <text:p text:style-name="P228"># Expressió 'cron' per definir opcionalment un període d'innactivitat a la tasca de guardar annexos a l'Axiu</text:p>
            <text:p text:style-name="P213">es.caib.distribucio.tasca.guardar.annexos.innectivitat.cron=</text:p>
          </table:table-cell>
        </table:table-row>
      </table:table>
      <text:p text:style-name="P531"/>
      <text:p text:style-name="P531"><text:soft-page-break/></text:p>
      <text:list xml:id="list91514633381494" text:continue-list="list91516069560937" text:style-name="Outline">
        <text:list-item>
          <text:list>
            <text:list-header>
              <text:h text:style-name="P628" text:outline-level="2" text:is-list-header="true"><text:bookmark-start text:name="__RefHeading___Toc263258_3767406981"/><text:span text:style-name="T145">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22">Data: <text:span text:style-name="T255">18</text:span>/<text:span text:style-name="T226">0</text:span><text:span text:style-name="T253">5</text:span>/202<text:span text:style-name="T233">2 </text:span><text:span text:style-name="T254">1</text:span><text:span text:style-name="T255">2</text:span><text:span text:style-name="T233">:00h</text:span></text:p>
      <text:p text:style-name="P322"/>
      <text:p text:style-name="P155">Resum: <text:span text:style-name="T251">Nova API REST de dades Obertes, API REST de creació de regles, monitor d'integracions persistit, actualització manual d'usuari. Revisió de la cua de backoffices. Altres millores i correccions menors.</text:span></text:p>
      <text:p text:style-name="P322"/>
      <text:p text:style-name="P510">Millores incloses:</text:p>
      <text:list xml:id="list91515949121275" text:continue-list="list91515342459466" text:style-name="L77">
        <text:list-item>
          <text:p text:style-name="P843"><text:a xlink:type="simple" xlink:href="https://github.com/GovernIB/distribucio/issues/322" text:style-name="Internet_20_link" text:visited-style-name="Visited_20_Internet_20_Link"><text:span text:style-name="T245">#322</text:span></text:a><text:span text:style-name="T248"> </text:span>Actualitzar documentació</text:p>
        </text:list-item>
        <text:list-item>
          <text:p text:style-name="P843"><text:a xlink:type="simple" xlink:href="https://github.com/GovernIB/distribucio/issues/423" text:style-name="Internet_20_link" text:visited-style-name="Visited_20_Internet_20_Link">#423</text:a><text:span text:style-name="T248"> </text:span>Millorar el monitor d'integracions</text:p>
        </text:list-item>
        <text:list-item>
          <text:p text:style-name="P844"><text:a xlink:type="simple" xlink:href="https://github.com/GovernIB/distribucio/issues/426" text:style-name="Internet_20_link" text:visited-style-name="Visited_20_Internet_20_Link">#426</text:a><text:span text:style-name="T245"> </text:span>Afegir l'acció d'enviar per correu electrònic dins el detall de les anotacions</text:p>
        </text:list-item>
        <text:list-item>
          <text:p text:style-name="P844"><text:a xlink:type="simple" xlink:href="https://github.com/GovernIB/distribucio/issues/425" text:style-name="Internet_20_link" text:visited-style-name="Visited_20_Internet_20_Link">#425</text:a><text:span text:style-name="T245"> </text:span>Afegir codi de l'entorn en els missatges de correu</text:p>
        </text:list-item>
        <text:list-item>
          <text:p text:style-name="P845"><text:a xlink:type="simple" xlink:href="https://github.com/GovernIB/distribucio/issues/416" text:style-name="Internet_20_link" text:visited-style-name="Visited_20_Internet_20_Link">#416</text:a><text:span text:style-name="T246"> </text:span>Crear regles de forma automàtica quan s'afegeixin procediments en RIPEA</text:p>
        </text:list-item>
        <text:list-item>
          <text:p text:style-name="P846"><text:a xlink:type="simple" xlink:href="https://github.com/GovernIB/distribucio/issues/442" text:style-name="Internet_20_link" text:visited-style-name="Visited_20_Internet_20_Link">#442</text:a><text:span text:style-name="T247"> </text:span>Actualitzar la versió del plugin de pluginsib-validatesignature</text:p>
        </text:list-item>
        <text:list-item>
          <text:p text:style-name="P847"><text:a xlink:type="simple" xlink:href="https://github.com/GovernIB/distribucio/issues/214" text:style-name="Internet_20_link" text:visited-style-name="Visited_20_Internet_20_Link">#214</text:a><text:span text:style-name="T250"> </text:span>Implementar API REST de consulta per explotar dades per tercers</text:p>
        </text:list-item>
        <text:list-item>
          <text:p text:style-name="P847"><text:a xlink:type="simple" xlink:href="https://github.com/GovernIB/distribucio/issues/424" text:style-name="Internet_20_link" text:visited-style-name="Visited_20_Internet_20_Link">#424</text:a><text:span text:style-name="T250"> </text:span>No permetre reenviar a la bústia principal de l'entitat</text:p>
        </text:list-item>
        <text:list-item>
          <text:p text:style-name="P847"><text:a xlink:type="simple" xlink:href="https://github.com/GovernIB/distribucio/issues/398" text:style-name="Internet_20_link" text:visited-style-name="Visited_20_Internet_20_Link">#398</text:a><text:span text:style-name="T250"> </text:span>Separar la secció plugins de l'aplicació de les propietats de configuració</text:p>
        </text:list-item>
      </text:list>
      <text:p text:style-name="P473">Errors resolts:</text:p>
      <text:list xml:id="list1351692505" text:style-name="L94">
        <text:list-item>
          <text:p text:style-name="P762"><text:a xlink:type="simple" xlink:href="https://github.com/GovernIB/distribucio/issues/445" text:style-name="Internet_20_link" text:visited-style-name="Visited_20_Internet_20_Link">#445</text:a><text:span text:style-name="T248"> </text:span>Revisar la coa d'enviaments de callbacks </text:p>
        </text:list-item>
        <text:list-item>
          <text:p text:style-name="P763"><text:a xlink:type="simple" xlink:href="https://github.com/GovernIB/distribucio/issues/432" text:style-name="Internet_20_link" text:visited-style-name="Visited_20_Internet_20_Link">#432</text:a><text:span text:style-name="T246"> </text:span>Permetre generar ZIP encara que hi hagi annexos no custodiats dins l'arxiu</text:p>
        </text:list-item>
        <text:list-item>
          <text:p text:style-name="P764"><text:a xlink:type="simple" xlink:href="https://github.com/GovernIB/distribucio/issues/440" text:style-name="Internet_20_link" text:visited-style-name="Visited_20_Internet_20_Link">#440</text:a><text:span text:style-name="T249"> Error </text:span>404 <text:span text:style-name="T249">processant una anotació pendent d'enviar al backoffice amb perfil administrador</text:span></text:p>
        </text:list-item>
        <text:list-item>
          <text:p text:style-name="P84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4"/>
      <text:p text:style-name="P117">Base de dades:<text:span text:style-name="T5"> </text:span></text:p>
      <text:list xml:id="list1554623277" text:style-name="L95">
        <text:list-item>
          <text:p text:style-name="P780">distribucio_update_0.9.<text:span text:style-name="T240">4</text:span><text:span text:style-name="T252">2</text:span>.sql (Oracle)</text:p>
        </text:list-item>
      </text:list>
      <table:table table:name="Table17" table:style-name="Table17">
        <table:table-column table:style-name="Table17.A"/>
        <table:table-row table:style-name="TableLine96786272">
          <table:table-cell table:style-name="Table17.A1" office:value-type="string">
            <text:p text:style-name="P364">-- #423 Millorar el monitor d'integracions </text:p>
            <text:p text:style-name="P356">-- Creació de les taules pel monitor i els paràmetres</text:p>
            <text:p text:style-name="P549"/>
            <text:p text:style-name="P391"><text:span text:style-name="T61">CREATE</text:span><text:span text:style-name="T30"> </text:span><text:span text:style-name="T61">TABLE</text:span><text:span text:style-name="T30"> DIS_MON_INT</text:span></text:p>
            <text:p text:style-name="P188">(<text:tab/></text:p>
            <text:p text:style-name="P391"><text:span text:style-name="T30"><text:s text:c="3"/><text:tab/>ID<text:tab/><text:tab/><text:tab/><text:tab/><text:tab/>NUMBER(19,0) <text:tab/><text:tab/></text:span><text:span text:style-name="T61">NOT</text:span><text:span text:style-name="T30"> </text:span><text:span text:style-name="T140">NULL</text:span><text:span text:style-name="T30">,</text:span></text:p>
            <text:p text:style-name="P391"><text:span text:style-name="T30"><text:tab/>CODI <text:tab/><text:tab/><text:tab/><text:tab/>VARCHAR2(64 </text:span><text:span text:style-name="T61">CHAR</text:span><text:span text:style-name="T30">) <text:tab/></text:span><text:span text:style-name="T61">NOT</text:span><text:span text:style-name="T30"> </text:span><text:span text:style-name="T140">NULL</text:span><text:span text:style-name="T30">, </text:span></text:p>
            <text:p text:style-name="P391"><text:span text:style-name="T30"><text:tab/>DATA <text:tab/><text:tab/><text:tab/><text:tab/></text:span><text:span text:style-name="T61">TIMESTAMP</text:span><text:span text:style-name="T30"> (6), </text:span></text:p>
            <text:p text:style-name="P391"><text:span text:style-name="T30"><text:tab/>DESCRIPCIO <text:tab/><text:tab/><text:tab/>VARCHAR2(1024 </text:span><text:span text:style-name="T61">CHAR</text:span><text:span text:style-name="T30">), </text:span></text:p>
            <text:p text:style-name="P391"><text:span text:style-name="T30"><text:tab/>TIPUS <text:tab/><text:tab/><text:tab/><text:tab/>VARCHAR2(10 </text:span><text:span text:style-name="T61">CHAR</text:span><text:span text:style-name="T30">), </text:span></text:p>
            <text:p text:style-name="P188"><text:tab/>TEMPS_RESPOSTA<text:tab/><text:tab/>NUMBER(19,0), </text:p>
            <text:p text:style-name="P391"><text:span text:style-name="T30"><text:tab/>ESTAT<text:tab/><text:tab/><text:tab/><text:tab/>VARCHAR2(5 </text:span><text:span text:style-name="T61">CHAR</text:span><text:span text:style-name="T30">),</text:span></text:p>
            <text:p text:style-name="P391"><text:span text:style-name="T30"><text:tab/>CODI_USUARI<text:tab/><text:tab/><text:tab/>VARCHAR2(64 </text:span><text:span text:style-name="T61">CHAR</text:span><text:span text:style-name="T30">),</text:span></text:p>
            <text:p text:style-name="P391"><text:span text:style-name="T30"><text:tab/>ERROR_DESCRIPCIO<text:tab/>VARCHAR2(1024 </text:span><text:span text:style-name="T61">CHAR</text:span><text:span text:style-name="T30">),</text:span></text:p>
            <text:p text:style-name="P391"><text:span text:style-name="T30"><text:tab/>EXCEPCIO_MSG<text:tab/><text:tab/>VARCHAR2(1024 </text:span><text:span text:style-name="T61">CHAR</text:span><text:span text:style-name="T30">),</text:span></text:p>
            <text:p text:style-name="P391"><text:span text:style-name="T30"><text:tab/>EXCEPCIO_STACKTRACE<text:tab/>VARCHAR2(2048 </text:span><text:span text:style-name="T61">CHAR</text:span><text:span text:style-name="T30">)</text:span></text:p>
            <text:p text:style-name="P188">);</text:p>
            <text:p text:style-name="P549"/>
            <text:p text:style-name="P391"><text:soft-page-break/><text:span text:style-name="T61">ALTER</text:span><text:span text:style-name="T30"> </text:span><text:span text:style-name="T61">TABLE</text:span><text:span text:style-name="T30"> DIS_MON_INT </text:span><text:span text:style-name="T61">ADD</text:span><text:span text:style-name="T30"> (</text:span></text:p>
            <text:p text:style-name="P391"><text:span text:style-name="T30"><text:s text:c="2"/></text:span><text:span text:style-name="T61">CONSTRAINT</text:span><text:span text:style-name="T30"> DIS_MON_INT_PK </text:span><text:span text:style-name="T61">PRIMARY</text:span><text:span text:style-name="T30"> </text:span><text:span text:style-name="T61">KEY</text:span><text:span text:style-name="T30"> (ID));</text:span></text:p>
            <text:p text:style-name="P188"><text:s text:c="2"/></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 TO WWW_DISTRIBUCIO;</text:span></text:p>
            <text:p text:style-name="P549"/>
            <text:p text:style-name="P549"/>
            <text:p text:style-name="P391"><text:span text:style-name="T61">CREATE</text:span><text:span text:style-name="T30"> </text:span><text:span text:style-name="T61">TABLE</text:span><text:span text:style-name="T30"> DIS_MON_INT_PARAM</text:span></text:p>
            <text:p text:style-name="P188">(<text:tab/></text:p>
            <text:p text:style-name="P391"><text:span text:style-name="T30"><text:s text:c="3"/><text:tab/>ID<text:tab/><text:tab/><text:tab/><text:tab/><text:tab/>NUMBER(19,0) <text:tab/><text:tab/><text:tab/></text:span><text:span text:style-name="T61">NOT</text:span><text:span text:style-name="T30"> </text:span><text:span text:style-name="T140">NULL</text:span><text:span text:style-name="T30">, </text:span></text:p>
            <text:p text:style-name="P391"><text:span text:style-name="T30"><text:s text:c="3"/><text:tab/>MON_INT_ID<text:tab/><text:tab/><text:tab/>NUMBER(19)<text:tab/><text:tab/><text:tab/><text:tab/></text:span><text:span text:style-name="T61">NOT</text:span><text:span text:style-name="T30"> </text:span><text:span text:style-name="T140">NULL</text:span><text:span text:style-name="T30">,</text:span></text:p>
            <text:p text:style-name="P391"><text:span text:style-name="T30"><text:tab/>NOM<text:tab/><text:tab/> <text:tab/><text:tab/><text:tab/>VARCHAR2(64 </text:span><text:span text:style-name="T61">CHAR</text:span><text:span text:style-name="T30">) <text:tab/><text:tab/></text:span><text:span text:style-name="T61">NOT</text:span><text:span text:style-name="T30"> </text:span><text:span text:style-name="T140">NULL</text:span><text:span text:style-name="T30">,</text:span></text:p>
            <text:p text:style-name="P391"><text:span text:style-name="T30"><text:tab/>DESCRIPCIO <text:tab/><text:tab/><text:tab/>VARCHAR2(102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p>
            <text:p text:style-name="P391"><text:span text:style-name="T30"><text:s text:c="2"/></text:span><text:span text:style-name="T61">CONSTRAINT</text:span><text:span text:style-name="T30"> DIS_MON_INT_PARAM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span text:style-name="T61">CONSTRAINT</text:span><text:span text:style-name="T30"> DIS_MONINTPARAM_MONINT_FK </text:span></text:p>
            <text:p text:style-name="P391"><text:span text:style-name="T30"><text:tab/></text:span><text:span text:style-name="T61">FOREIGN</text:span><text:span text:style-name="T30"> </text:span><text:span text:style-name="T61">KEY</text:span><text:span text:style-name="T30"> (MON_INT_ID) </text:span><text:span text:style-name="T61">REFERENCES</text:span><text:span text:style-name="T30"> DIS_MON_INT(ID);</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_PARAM TO WWW_DISTRIBUCIO;</text:span></text:p>
            <text:p text:style-name="P549"/>
            <text:p text:style-name="P356">-- Insereix la propietat per la nova tasca periòdica.</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MON_INT'</text:span><text:span text:style-name="T30">,</text:span><text:span text:style-name="T157">'SCHEDULLED'</text:span><text:span text:style-name="T30">,</text:span><text:span text:style-name="T157">'20'</text:span><text:span text:style-name="T30">,</text:span><text:span text:style-name="T157">'Tasca periòdica d''esborrat de dades antigues del Monitor d''Integracions'</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7">'es.caib.distribucio.tasca.monitor.integracio.esborrar.antics.periode'</text:span><text:span text:style-name="T30">, </text:span><text:span text:style-name="T157">'3600000'</text:span><text:span text:style-name="T30">, </text:span><text:span text:style-name="T157">'Iterval de temps entre les execucions de la tasca (ms). Per defecte 3600000 ms'</text:span><text:span text:style-name="T30">, </text:span><text:span text:style-name="T157">'SCHEDULLED_MON_INT'</text:span><text:span text:style-name="T30">, 0, 0, </text:span><text:span text:style-name="T157">'INT'</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7">'es.caib.distribucio.tasca.monitor.integracio.esborrar.antics.dies'</text:span><text:span text:style-name="T30">, </text:span><text:span text:style-name="T157">'30'</text:span><text:span text:style-name="T30">, </text:span><text:span text:style-name="T157">'Dies màxim d''antigitat per guardar registres. Per defecte 30 dies.'</text:span><text:span text:style-name="T30">, </text:span><text:span text:style-name="T157">'SCHEDULLED_MON_INT'</text:span><text:span text:style-name="T30">, 1, 0, </text:span><text:span text:style-name="T157">'INT'</text:span><text:span text:style-name="T30">);</text:span></text:p>
            <text:p text:style-name="P549"/>
            <text:p text:style-name="P356">-- #425 Afegeix l'entorn a l'assumpte del correu enviat</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default.user.entorn'</text:span><text:span text:style-name="T30">,</text:span><text:span text:style-name="T140">null</text:span><text:span text:style-name="T30">,</text:span><text:span text:style-name="T157">'Entorn on es troba l''aplicació'</text:span><text:span text:style-name="T30">,</text:span><text:span text:style-name="T157">'GENERAL'</text:span><text:span text:style-name="T30">,</text:span><text:span text:style-name="T157">'15'</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549"/>
            <text:p text:style-name="P356">-- #398 Separar la secció plugins de l'aplicació de les propietats de configuració </text:p>
            <text:p text:style-name="P188"><text:s/></text:p>
            <text:p text:style-name="P391"><text:span text:style-name="T61">DELETE</text:span><text:span text:style-name="T30"> </text:span><text:span text:style-name="T61">FROM</text:span><text:span text:style-name="T30"> DIS_CONFIG_GROUP </text:span><text:span text:style-name="T61">WHERE</text:span><text:span text:style-name="T30"> CODE </text:span><text:span text:style-name="T61">LIKE</text:span><text:span text:style-name="T30"> </text:span><text:span text:style-name="T157">'PLUGINS'</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3 </text:span><text:span text:style-name="T61">WHERE</text:span><text:span text:style-name="T30"> CODE </text:span><text:span text:style-name="T61">LIKE</text:span><text:span text:style-name="T30"> </text:span><text:span text:style-name="T157">'ARXIU'</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4 </text:span><text:span text:style-name="T61">WHERE</text:span><text:span text:style-name="T30"> CODE </text:span><text:span text:style-name="T61">LIKE</text:span><text:span text:style-name="T30"> </text:span><text:span text:style-name="T157">'UNITATS'</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5 </text:span><text:span text:style-name="T61">WHERE</text:span><text:span text:style-name="T30"> CODE </text:span><text:span text:style-name="T61">LIKE</text:span><text:span text:style-name="T30"> </text:span><text:span text:style-name="T157">'GES_DOC'</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6 </text:span><text:span text:style-name="T61">WHERE</text:span><text:span text:style-name="T30"> CODE </text:span><text:span text:style-name="T61">LIKE</text:span><text:span text:style-name="T30"> </text:span><text:span text:style-name="T157">'USUARIS'</text:span><text:span text:style-name="T30">;</text:span></text:p>
            <text:p text:style-name="P399"><text:soft-page-break/><text:span text:style-name="T61">UPDATE</text:span><text:span text:style-name="T30"> DIS_CONFIG_GROUP </text:span><text:span text:style-name="T61">SET</text:span><text:span text:style-name="T30"> PARENT_CODE = </text:span><text:span text:style-name="T140">NULL</text:span><text:span text:style-name="T30">, POSITION = 7 </text:span><text:span text:style-name="T61">WHERE</text:span><text:span text:style-name="T30"> CODE </text:span><text:span text:style-name="T61">LIKE</text:span><text:span text:style-name="T30"> </text:span><text:span text:style-name="T157">'DISTRIBUCIO'</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8 </text:span><text:span text:style-name="T61">WHERE</text:span><text:span text:style-name="T30"> CODE </text:span><text:span text:style-name="T61">LIKE</text:span><text:span text:style-name="T30"> </text:span><text:span text:style-name="T157">'PROCEDIMENTS'</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9 </text:span><text:span text:style-name="T61">WHERE</text:span><text:span text:style-name="T30"> CODE </text:span><text:span text:style-name="T61">LIKE</text:span><text:span text:style-name="T30"> </text:span><text:span text:style-name="T157">'DADES_EXTERNES'</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10 </text:span><text:span text:style-name="T61">WHERE</text:span><text:span text:style-name="T30"> CODE </text:span><text:span text:style-name="T61">LIKE</text:span><text:span text:style-name="T30"> </text:span><text:span text:style-name="T157">'SIGNATURA'</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11 </text:span><text:span text:style-name="T61">WHERE</text:span><text:span text:style-name="T30"> CODE </text:span><text:span text:style-name="T61">LIKE</text:span><text:span text:style-name="T30"> </text:span><text:span text:style-name="T157">'VALID_SIGN'</text:span><text:span text:style-name="T30">;</text:span></text:p>
            <text:p text:style-name="P196"/>
            <text:p text:style-name="P364">-- #424 No permetre reenviar registres a la bustia principal</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text:span><text:span text:style-name="T158">es.caib.distribucio.no.permetre.reenviar.bustia.default.entitat</text:span><text:span text:style-name="T157">'</text:span><text:span text:style-name="T30">,</text:span><text:span text:style-name="T140">null</text:span><text:span text:style-name="T30">,</text:span><text:span text:style-name="T157">'Marcar per no permetre reenviar anotacions a la bústia per defecte de l''entitat'</text:span><text:span text:style-name="T30">,</text:span><text:span text:style-name="T157">'GENERAL'</text:span><text:span text:style-name="T30">,</text:span><text:span text:style-name="T157">'1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8"/>
            <text:p text:style-name="P203"/>
          </table:table-cell>
        </table:table-row>
      </table:table>
      <text:p text:style-name="P503"/>
      <text:p text:style-name="P117"/>
      <text:p text:style-name="P61"><text:span text:style-name="T6">Propietats globals</text:span>: </text:p>
      <text:p text:style-name="P61"/>
      <text:list xml:id="list229593055" text:style-name="L96">
        <text:list-item>
          <text:p text:style-name="P800"><text:span text:style-name="T21">S'ha afegit una nova propietat </text:span><text:span text:style-name="T24">opcional per definir </text:span><text:span text:style-name="T25">opcionalment el codi de l'entorn per posar-ho a l'assumpte dels emails que s'envien des de Distribucio.</text:span></text:p>
        </text:list-item>
        <text:list-item>
          <text:p text:style-name="P849"><text:span text:style-name="T24">S</text:span><text:span text:style-name="T20">'han afegit propietats per configurar la tasca periòdica d'esborrat de dades del monitor dintegració.</text:span></text:p>
        </text:list-item>
        <text:list-item>
          <text:p text:style-name="P749">S'ha afegit una nova propietat opcional per indicar si permetre o no reenviar anotacions a la bústia principal de l'enitat.</text:p>
        </text:list-item>
      </text:list>
      <table:table table:name="Table18" table:style-name="Table18">
        <table:table-column table:style-name="Table18.A"/>
        <table:table-row table:style-name="TableLine96789152">
          <table:table-cell table:style-name="Table18.A1" office:value-type="string">
            <text:p text:style-name="P226"># ################### #</text:p>
            <text:p text:style-name="P222"># PROPERTIES AFEGIDES #</text:p>
            <text:p text:style-name="P222"># ################### #</text:p>
            <text:p text:style-name="P549"/>
            <text:p text:style-name="P391"><text:span text:style-name="T47">#425 </text:span><text:span text:style-name="T50">Afegir</text:span><text:span text:style-name="T47"> l'entorn on </text:span><text:span text:style-name="T50">es</text:span><text:span text:style-name="T47"> </text:span><text:span text:style-name="T50">troba</text:span><text:span text:style-name="T47"> l'aplicació a l'assumpte </text:span><text:span text:style-name="T50">del</text:span><text:span text:style-name="T47"> </text:span><text:span text:style-name="T50">correu</text:span></text:p>
            <text:p text:style-name="P549"/>
            <text:p text:style-name="P391"><text:span text:style-name="T47"># </text:span><text:span text:style-name="T50">Entorn</text:span><text:span text:style-name="T47"> on </text:span><text:span text:style-name="T50">es</text:span><text:span text:style-name="T47"> </text:span><text:span text:style-name="T50">troba</text:span><text:span text:style-name="T47"> l'aplicació</text:span></text:p>
            <text:p text:style-name="P188">es.caib.distribucio.default.user.entorn=</text:p>
            <text:p text:style-name="P549"/>
            <text:p text:style-name="P391"><text:span text:style-name="T47">#423 </text:span><text:span text:style-name="T50">Millorar</text:span><text:span text:style-name="T47"> el monitor d'integracions </text:span></text:p>
            <text:p text:style-name="P549"/>
            <text:p text:style-name="P391"><text:span text:style-name="T47">#</text:span><text:span text:style-name="T50">Iterval</text:span><text:span text:style-name="T47"> </text:span><text:span text:style-name="T50">de</text:span><text:span text:style-name="T47"> </text:span><text:span text:style-name="T50">temps</text:span><text:span text:style-name="T47"> </text:span><text:span text:style-name="T50">entre</text:span><text:span text:style-name="T47"> </text:span><text:span text:style-name="T50">les</text:span><text:span text:style-name="T47"> </text:span><text:span text:style-name="T50">execucions</text:span><text:span text:style-name="T47"> </text:span><text:span text:style-name="T50">de</text:span><text:span text:style-name="T47"> </text:span><text:span text:style-name="T50">la</text:span><text:span text:style-name="T47"> </text:span><text:span text:style-name="T50">tasca</text:span><text:span text:style-name="T47"> (</text:span><text:span text:style-name="T50">ms</text:span><text:span text:style-name="T47">). Per </text:span><text:span text:style-name="T50">defecte</text:span><text:span text:style-name="T47"> 3600000 </text:span><text:span text:style-name="T50">ms</text:span></text:p>
            <text:p text:style-name="P391"><text:span text:style-name="T30">es.caib.distribucio.tasca.monitor.integracio.esborrar.antics.periode=</text:span><text:span text:style-name="T36">3600000</text:span></text:p>
            <text:p text:style-name="P549"/>
            <text:p text:style-name="P391"><text:span text:style-name="T47">#Dies </text:span><text:span text:style-name="T50">màxim</text:span><text:span text:style-name="T47"> d'antigitat per </text:span><text:span text:style-name="T50">guardar</text:span><text:span text:style-name="T47"> </text:span><text:span text:style-name="T50">registres</text:span><text:span text:style-name="T47">. Per </text:span><text:span text:style-name="T50">defecte</text:span><text:span text:style-name="T47"> 30 dies.</text:span></text:p>
            <text:p text:style-name="P391"><text:span text:style-name="T30">es.caib.distribucio.tasca.monitor.integracio.esborrar.antics.dies=</text:span><text:span text:style-name="T36">30</text:span></text:p>
            <text:p text:style-name="P356"/>
            <text:p text:style-name="P391"><text:span text:style-name="T47">#424 No </text:span><text:span text:style-name="T50">permetre</text:span><text:span text:style-name="T47"> </text:span><text:span text:style-name="T50">reenviar</text:span><text:span text:style-name="T47"> </text:span><text:span text:style-name="T50">registres</text:span><text:span text:style-name="T47"> a </text:span><text:span text:style-name="T50">la</text:span><text:span text:style-name="T47"> </text:span><text:span text:style-name="T50">bustia</text:span><text:span text:style-name="T47"> principal</text:span></text:p>
            <text:p text:style-name="P391"><text:span text:style-name="T30">es.caib.distribucio.no.permetre.reenviar.bustia.default.entitat=</text:span><text:span text:style-name="T36">false</text:span></text:p>
            <text:p text:style-name="P535"/>
            <text:p text:style-name="P210"/>
          </table:table-cell>
        </table:table-row>
      </table:table>
      <text:p text:style-name="P532"/>
      <text:p text:style-name="P532"/>
      <text:list xml:id="list91514089365097" text:continue-list="list91514633381494" text:style-name="Outline">
        <text:list-item>
          <text:list>
            <text:list-header>
              <text:h text:style-name="P629" text:outline-level="2" text:is-list-header="true"><text:bookmark-start text:name="__RefHeading___Toc104629_767525243"/><text:soft-page-break/><text:span text:style-name="T145">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23">Data: <text:span text:style-name="T256">26</text:span>/<text:span text:style-name="T226">0</text:span><text:span text:style-name="T256">5</text:span>/202<text:span text:style-name="T233">2 1</text:span><text:span text:style-name="T256">7</text:span><text:span text:style-name="T233">:00h</text:span></text:p>
      <text:p text:style-name="P323"/>
      <text:p text:style-name="P156">Resum: <text:span text:style-name="T25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3"/>
      <text:p text:style-name="P511">Millores incloses:</text:p>
      <text:list xml:id="list91514447047933" text:continue-list="list91515949121275" text:style-name="L77">
        <text:list-item>
          <text:p text:style-name="P850"><text:a xlink:type="simple" xlink:href="https://github.com/GovernIB/distribucio/issues/459" text:style-name="Internet_20_link" text:visited-style-name="Visited_20_Internet_20_Link">#459</text:a> Processar desat d'annexos a l'Arxiu sense dependre de l'estat </text:p>
        </text:list-item>
      </text:list>
      <text:p text:style-name="P474">Errors resolts:</text:p>
      <text:p text:style-name="P388"/>
      <text:list xml:id="list3524636016" text:style-name="L97">
        <text:list-item>
          <text:p text:style-name="P854">Cap</text:p>
        </text:list-item>
      </text:list>
      <text:p text:style-name="P275"/>
      <text:p text:style-name="P118">Base de dades:<text:span text:style-name="T5"> </text:span></text:p>
      <text:list xml:id="list966550564" text:style-name="L98">
        <text:list-item>
          <text:p text:style-name="P837">Sense canvis</text:p>
        </text:list-item>
      </text:list>
      <text:p text:style-name="P118"/>
      <text:p text:style-name="P62"><text:span text:style-name="T6">Propietats globals</text:span>: </text:p>
      <text:list xml:id="list4194440674" text:style-name="L99">
        <text:list-item>
          <text:p text:style-name="P746">S<text:span text:style-name="T236">ense canvis</text:span></text:p>
        </text:list-item>
      </text:list>
      <text:p text:style-name="P430"/>
      <text:p text:style-name="P430"/>
      <text:list xml:id="list91514850283825" text:continue-list="list91514089365097" text:style-name="Outline">
        <text:list-item>
          <text:list>
            <text:list-header>
              <text:h text:style-name="P630" text:outline-level="2" text:is-list-header="true"><text:bookmark-start text:name="__RefHeading___Toc76854_849673795"/><text:span text:style-name="T145">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24">Data: <text:span text:style-name="T261"><text:s/></text:span><text:span text:style-name="T266">21</text:span>/<text:span text:style-name="T226">0</text:span><text:span text:style-name="T261">7</text:span>/202<text:span text:style-name="T233">2 </text:span><text:span text:style-name="T264">1</text:span><text:span text:style-name="T266">2</text:span><text:span text:style-name="T233">:</text:span><text:span text:style-name="T260">0</text:span><text:span text:style-name="T233">0h</text:span></text:p>
      <text:p text:style-name="P324"/>
      <text:p text:style-name="P157">Resum: <text:span text:style-name="T257">Millores com la configuració multi entitat, la detecció de firmes invàlides d'annexos o l'exportació CSV de la cerca d'anotacions. </text:span><text:span text:style-name="T262">Guardat d'annexos amb firmes invàlides o formats no reconeguts com a esborranys a l'Arxiu. Nova API REST per backoffices. </text:span><text:span text:style-name="T257">Correccions d'errors diversos.</text:span></text:p>
      <text:p text:style-name="P157"/>
      <text:p text:style-name="P538">Nova versió de la llibreria d'utilitats per a backoffices versió 0.9.43 que usa el nou client de backoffice API REST.</text:p>
      <text:p text:style-name="P324"/>
      <text:p text:style-name="P512">Millores incloses:</text:p>
      <text:list xml:id="list91514706335199" text:continue-list="list91514447047933" text:style-name="L77">
        <text:list-item>
          <text:p text:style-name="P851"><text:a xlink:type="simple" xlink:href="https://github.com/GovernIB/distribucio/issues/418" text:style-name="Internet_20_link" text:visited-style-name="Visited_20_Internet_20_Link">#418</text:a><text:span text:style-name="T258"> </text:span>Propietats configurables a nivell d'entitat</text:p>
        </text:list-item>
        <text:list-item>
          <text:p text:style-name="P851"><text:a xlink:type="simple" xlink:href="https://github.com/GovernIB/distribucio/issues/463" text:style-name="Internet_20_link" text:visited-style-name="Visited_20_Internet_20_Link">#463</text:a><text:span text:style-name="T258"> </text:span>Posar annexos amb firma no vàlida com a esborrany a l'arxiu</text:p>
        </text:list-item>
        <text:list-item>
          <text:p text:style-name="P851"><text:a xlink:type="simple" xlink:href="https://github.com/GovernIB/distribucio/issues/459" text:style-name="Internet_20_link" text:visited-style-name="Visited_20_Internet_20_Link">#459</text:a><text:span text:style-name="T258"> </text:span>Processar desat d'annexos a l'Arxiu sense dependre de l'estat</text:p>
        </text:list-item>
        <text:list-item>
          <text:p text:style-name="P851"><text:a xlink:type="simple" xlink:href="https://github.com/GovernIB/distribucio/issues/465" text:style-name="Internet_20_link" text:visited-style-name="Visited_20_Internet_20_Link">#465</text:a><text:span text:style-name="T258"> </text:span>Reintentar processament d'anotacions amb estat "Processada al backoffice amb errors"</text:p>
        </text:list-item>
        <text:list-item>
          <text:p text:style-name="P852"><text:a xlink:type="simple" xlink:href="https://github.com/GovernIB/distribucio/issues/472" text:style-name="Internet_20_link" text:visited-style-name="Visited_20_Internet_20_Link">#472</text:a><text:span text:style-name="T263"> </text:span>Crear API REST per canvi i consulta d'anotacions amb informació de annexos invàlids, modificar la llibreria d'utilitats</text:p>
        </text:list-item>
        <text:list-item>
          <text:p text:style-name="P851"><text:soft-page-break/><text:a xlink:type="simple" xlink:href="https://github.com/GovernIB/distribucio/issues/450" text:style-name="Internet_20_link" text:visited-style-name="Visited_20_Internet_20_Link">#450</text:a><text:span text:style-name="T258"> </text:span>Modificar el missatge al reenviar a un backoffice</text:p>
        </text:list-item>
        <text:list-item>
          <text:p text:style-name="P851"><text:a xlink:type="simple" xlink:href="https://github.com/GovernIB/distribucio/issues/446" text:style-name="Internet_20_link" text:visited-style-name="Visited_20_Internet_20_Link">#446</text:a><text:span text:style-name="T258"> </text:span>Permetre reiniciar les tasques de guardar annexes des de l'aplicació</text:p>
        </text:list-item>
        <text:list-item>
          <text:p text:style-name="P851"><text:a xlink:type="simple" xlink:href="https://github.com/GovernIB/distribucio/issues/431" text:style-name="Internet_20_link" text:visited-style-name="Visited_20_Internet_20_Link">#431</text:a><text:span text:style-name="T258"> </text:span>Tornar a executar el filtre de cerca després de tancar finestra de enviaments</text:p>
        </text:list-item>
        <text:list-item>
          <text:p text:style-name="P851"><text:a xlink:type="simple" xlink:href="https://github.com/GovernIB/distribucio/issues/434" text:style-name="Internet_20_link" text:visited-style-name="Visited_20_Internet_20_Link">#434</text:a><text:span text:style-name="T258"> </text:span>Canviar el nom de la versió imprimible dels annexes a NOM_ORIGINAL_imprimible</text:p>
        </text:list-item>
        <text:list-item>
          <text:p text:style-name="P851"><text:a xlink:type="simple" xlink:href="https://github.com/GovernIB/distribucio/issues/444" text:style-name="Internet_20_link" text:visited-style-name="Visited_20_Internet_20_Link">#444</text:a><text:span text:style-name="T258"> </text:span>Afegir exportador CSV de la informació de les anotacions d'una bústia</text:p>
        </text:list-item>
        <text:list-item>
          <text:p text:style-name="P853"><text:a xlink:type="simple" xlink:href="https://github.com/GovernIB/distribucio/issues/484" text:style-name="Internet_20_link" text:visited-style-name="Visited_20_Internet_20_Link">#484</text:a><text:span text:style-name="T265"> Guardar sempre com a esborrany si no es pot guardar com a definitiu.</text:span></text:p>
        </text:list-item>
        <text:list-item>
          <text:p text:style-name="P853"><text:s/></text:p>
        </text:list-item>
      </text:list>
      <text:p text:style-name="P475">Errors resolts:</text:p>
      <text:p text:style-name="P389"/>
      <text:list xml:id="list3364720972" text:style-name="L100">
        <text:list-item>
          <text:p text:style-name="P855"><text:a xlink:type="simple" xlink:href="https://github.com/GovernIB/distribucio/issues/466" text:style-name="Internet_20_link" text:visited-style-name="Visited_20_Internet_20_Link">#466</text:a><text:span text:style-name="T258"> </text:span>401 Unauthorized en l'autenticació a l'API</text:p>
        </text:list-item>
        <text:list-item>
          <text:p text:style-name="P855"><text:a xlink:type="simple" xlink:href="https://github.com/GovernIB/distribucio/issues/443" text:style-name="Internet_20_link" text:visited-style-name="Visited_20_Internet_20_Link">#443</text:a><text:span text:style-name="T258"> </text:span>Afegir nou perfil d'administrador de només lectura</text:p>
        </text:list-item>
        <text:list-item>
          <text:p text:style-name="P855"><text:a xlink:type="simple" xlink:href="https://github.com/GovernIB/distribucio/issues/460" text:style-name="Internet_20_link" text:visited-style-name="Visited_20_Internet_20_Link">#460</text:a><text:span text:style-name="T258"> </text:span>Corregir el reprocessament massiu per a que si una anotació és correcta que aparegui en verd amb un missatge adequat</text:p>
        </text:list-item>
        <text:list-item>
          <text:p text:style-name="P855"><text:a xlink:type="simple" xlink:href="https://github.com/GovernIB/distribucio/issues/456" text:style-name="Internet_20_link" text:visited-style-name="Visited_20_Internet_20_Link">#456</text:a><text:span text:style-name="T258"> </text:span>Si una regla no està activa pareix que s'executa</text:p>
        </text:list-item>
        <text:list-item>
          <text:p text:style-name="P855"><text:a xlink:type="simple" xlink:href="https://github.com/GovernIB/distribucio/issues/439" text:style-name="Internet_20_link" text:visited-style-name="Visited_20_Internet_20_Link">#439</text:a><text:span text:style-name="T258"> </text:span>Revisar que l'acció "classificar" aparegui en l'històric d'accions</text:p>
        </text:list-item>
        <text:list-item>
          <text:p text:style-name="P855"><text:a xlink:type="simple" xlink:href="https://github.com/GovernIB/distribucio/issues/441" text:style-name="Internet_20_link" text:visited-style-name="Visited_20_Internet_20_Link">#441</text:a><text:span text:style-name="T258"> </text:span>Error consultant anotació des de backoffice si està duplicada</text:p>
        </text:list-item>
        <text:list-item>
          <text:p text:style-name="P855"><text:a xlink:type="simple" xlink:href="https://github.com/GovernIB/distribucio/issues/443" text:style-name="Internet_20_link" text:visited-style-name="Visited_20_Internet_20_Link">#433</text:a><text:span text:style-name="T258"> </text:span>Error al esborrar una bústia seleccionada com a favorita</text:p>
        </text:list-item>
        <text:list-item>
          <text:p text:style-name="P855"><text:a xlink:type="simple" xlink:href="https://github.com/GovernIB/distribucio/issues/429" text:style-name="Internet_20_link" text:visited-style-name="Visited_20_Internet_20_Link">#429</text:a><text:span text:style-name="T258"> </text:span>Revisar el filtre de regles</text:p>
        </text:list-item>
        <text:list-item>
          <text:p text:style-name="P856"><text:a xlink:type="simple" xlink:href="https://github.com/GovernIB/distribucio/issues/477" text:style-name="Internet_20_link" text:visited-style-name="Visited_20_Internet_20_Link">#477</text:a><text:span text:style-name="T265"> </text:span>Revisar comprobació del tipus i perfil de firma </text:p>
        </text:list-item>
      </text:list>
      <text:p text:style-name="P276"/>
      <text:p text:style-name="P119">Base de dades:<text:span text:style-name="T5"> </text:span></text:p>
      <text:list xml:id="list91515711293830" text:continue-list="list3714594222" text:style-name="L62">
        <text:list-item>
          <text:p text:style-name="P698">distribucio_update_0.9.<text:span text:style-name="T259">43</text:span>.sql<text:span text:style-name="T212"> (Oracle)</text:span></text:p>
          <text:list>
            <text:list-item>
              <text:p text:style-name="P823"><text:span text:style-name="T259">Configuració multi entitat</text:span>.</text:p>
            </text:list-item>
            <text:list-item>
              <text:p text:style-name="P870">Guardar annexos amb firma no vàlida com a esborrany.</text:p>
            </text:list-item>
          </text:list>
        </text:list-item>
      </text:list>
      <table:table table:name="Table19" table:style-name="Table19">
        <table:table-column table:style-name="Table19.A"/>
        <table:table-row table:style-name="TableLine96790016">
          <table:table-cell table:style-name="Table19.A1" office:value-type="string">
            <text:p text:style-name="P365">-- #418 Variables configurables a nivell d'entitat. </text:p>
            <text:p text:style-name="P356">-- Script per afegir una nova columna a la bbdd on es mostra per mitjà </text:p>
            <text:p text:style-name="P356">-- d'un booleà si és una propietat configurable</text:p>
            <text:p text:style-name="P549"/>
            <text:p text:style-name="P391"><text:span text:style-name="T61">ALTER</text:span><text:span text:style-name="T30"> </text:span><text:span text:style-name="T61">TABLE</text:span><text:span text:style-name="T30"> DIS_CONFIG </text:span><text:span text:style-name="T61">ADD</text:span><text:span text:style-name="T30"> ENTITAT_CODI VARCHAR2(64 </text:span><text:span text:style-name="T61">CHAR</text:span><text:span text:style-name="T30">);</text:span></text:p>
            <text:p text:style-name="P391"><text:span text:style-name="T61">ALTER</text:span><text:span text:style-name="T30"> </text:span><text:span text:style-name="T61">TABLE</text:span><text:span text:style-name="T30"> DIS_CONFIG </text:span><text:span text:style-name="T61">ADD</text:span><text:span text:style-name="T30"> CONFIGURABLE NUMBER(1) </text:span><text:span text:style-name="T61">DEFAULT</text:span><text:span text:style-name="T30"> 0;</text:span></text:p>
            <text:p text:style-name="P391"><text:span text:style-name="T61">ALTER</text:span><text:span text:style-name="T30"> </text:span><text:span text:style-name="T61">TABLE</text:span><text:span text:style-name="T30"> DIS_MON_INT </text:span><text:span text:style-name="T61">ADD</text:span><text:span text:style-name="T30"> CODI_ENTITAT VARCHAR2(64 </text:span><text:span text:style-name="T61">CHAR</text:span><text:span text:style-name="T30">);</text:span></text:p>
            <text:p text:style-name="P549"/>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anotacions.permetre.reserva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distribucio.fitxers.duplicar.contingut.arxiu'</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tingut.reenviar.favori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tingut.enviar.coneixem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tingut.reenviar.mostrar.permis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no.permetre.reenviar.bustia.default.entita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tingut.enviar.arbre.nivel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sobreescriure.anotacions.duplic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csv.bas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email.remit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aplicacio.cod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sv.defini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document.versionabl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suporta.metad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sv.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timeout.connec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timeout.rea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onversio.imprimibl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onversio.imprimible.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onversio.imprimible.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anotacions.registre.expedient.classifica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anotacions.registre.expedient.serie.documenta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servic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connec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reques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gesdoc.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gesdoc.filesystem.base.di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distribucio.fitxer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procedimen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procediment.rolsac.servic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procediment.rolsac.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dadesex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dadesext.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ignatura.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ignatura.signarAnnex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perfi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ignatura.portafib.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validatesignature.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debug'</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applicationI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printxm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TransformersTemplatesPath'</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authorization.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authorization.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tasca.guardar.annexo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tasca.enviar.anotacion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tasca.aplicar.regles.max.reintents'</text:span><text:span text:style-name="T30">;</text:span></text:p>
            <text:p text:style-name="P197"/>
            <text:p text:style-name="P197"/>
            <text:p text:style-name="P365">-- #463 Posar annexos amb firma no vàlida com a esborrany a l'arxiu </text:p>
            <text:p text:style-name="P356">-- Noves columens per guardar l'estat de la validació i la descripció de l'error</text:p>
            <text:p text:style-name="P188"><text:s/></text:p>
            <text:p text:style-name="P356">-- Oracle:</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STAT VARCHAR2(64 </text:span><text:span text:style-name="T61">CHAR</text:span><text:span text:style-name="T30">) </text:span></text:p>
            <text:p text:style-name="P188">);</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RROR VARCHAR2(</text:span><text:span text:style-name="T32">1000</text:span><text:span text:style-name="T30"> </text:span><text:span text:style-name="T61">CHAR</text:span><text:span text:style-name="T30">) </text:span></text:p>
            <text:p text:style-name="P188">);</text:p>
            <text:p text:style-name="P549"><text:soft-page-break/></text:p>
            <text:p text:style-name="P549"/>
            <text:p text:style-name="P356">-- Insereix la propietat per desar els annexos amb firmes invàlides com esborrany o no</text:p>
            <text:p text:style-name="P356">-- es.caib.distribucio.tasca.guardar.annexos.firmes.invalides.com.esborrany</text:p>
            <text:p text:style-name="P549"/>
            <text:p text:style-name="P356">-- Oracle</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firmes.invalides.com.esborrany'</text:span><text:span text:style-name="T30">,</text:span><text:span text:style-name="T140">null</text:span><text:span text:style-name="T30">,</text:span><text:span text:style-name="T157">'Annexos amb firmes invàlides com esborranys. Per defecte és fals'</text:span><text:span text:style-name="T30">,</text:span><text:span text:style-name="T157">'SCHEDULLED_ARXIU'</text:span><text:span text:style-name="T30">,</text:span><text:span text:style-name="T157">'5'</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188"/>
            <text:p text:style-name="P197"/>
          </table:table-cell>
        </table:table-row>
      </table:table>
      <text:p text:style-name="P378"/>
      <text:p text:style-name="P119"/>
      <text:p text:style-name="P119"/>
      <text:p text:style-name="P63"><text:span text:style-name="T6">Propietats globals</text:span>: </text:p>
      <text:list xml:id="list1825563379" text:style-name="L101">
        <text:list-item>
          <text:p text:style-name="P871">Propietats per guardar els annexos amb firmes invàlides com esborrany a l'Arxiu, per defecte és fals.</text:p>
        </text:list-item>
      </text:list>
      <table:table table:name="Table20" table:style-name="Table20">
        <table:table-column table:style-name="Table20.A"/>
        <table:table-row table:style-name="TableLine96796640">
          <table:table-cell table:style-name="Table20.A1" office:value-type="string">
            <text:p text:style-name="P227">##############################</text:p>
            <text:p text:style-name="P228"># PROPIETATS AFEGIDES</text:p>
            <text:p text:style-name="P228">##############################</text:p>
            <text:p text:style-name="P553"/>
            <text:p text:style-name="P228">#463 Posar annexos amb firma no vàlida com a esborrany a l'arxiu </text:p>
            <text:p text:style-name="P553"/>
            <text:p text:style-name="P228"># Annexos amb firmes invàlides com esborranys. Per defecte és fals</text:p>
            <text:p text:style-name="P211">es.caib.distribucio.tasca.guardar.annexos.firmes.invalides.com.esborrany=</text:p>
            <text:p text:style-name="P211"/>
            <text:p text:style-name="P227">#465 Reintentar processament d'anotacions amb estat 'Processada al backoffice amb errors</text:p>
            <text:p text:style-name="P553"/>
            <text:p text:style-name="P228"># Propietat que calcula l'interval de temps que passarà entre execució i execució</text:p>
            <text:p text:style-name="P212">es.caib.distribucio.backoffice.interval.temps.reintentar.processament=</text:p>
            <text:p text:style-name="P553"/>
            <text:p text:style-name="P228"># Propietat on s'estableix el nombre de reintents com a màxim que es poden fer</text:p>
            <text:p text:style-name="P211">es.caib.distribucio.backoffice.reintentar.processament.max.reintents=</text:p>
            <text:p text:style-name="P533"/>
            <text:p text:style-name="P534"/>
          </table:table-cell>
        </table:table-row>
      </table:table>
      <text:p text:style-name="P449"/>
      <text:p text:style-name="P449"/>
      <text:list xml:id="list91514265555456" text:continue-list="list91514850283825" text:style-name="Outline">
        <text:list-item>
          <text:list>
            <text:list-header>
              <text:h text:style-name="P631" text:outline-level="2" text:is-list-header="true"><text:bookmark-start text:name="__RefHeading___Toc79564_2839546416"/><text:span text:style-name="T145">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25">Data: <text:span text:style-name="T267">18</text:span>/<text:span text:style-name="T267">08</text:span>/202<text:span text:style-name="T233">2 1</text:span><text:span text:style-name="T267">1</text:span><text:span text:style-name="T233">:</text:span><text:span text:style-name="T267">3</text:span><text:span text:style-name="T233">0h</text:span></text:p>
      <text:p text:style-name="P325"/>
      <text:p text:style-name="P158">Resum: <text:span text:style-name="T267">Correcció per mostrar tots els procediments correctament per a una unitat organitzativa</text:span><text:span text:style-name="T256">.</text:span></text:p>
      <text:p text:style-name="P325"/>
      <text:p text:style-name="P513">Millores incloses:</text:p>
      <text:list xml:id="list91514404552099" text:continue-list="list91514706335199" text:style-name="L77">
        <text:list-item>
          <text:p text:style-name="P872">Cap</text:p>
        </text:list-item>
      </text:list>
      <text:p text:style-name="P476">Errors resolts:</text:p>
      <text:p text:style-name="P390"><text:soft-page-break/></text:p>
      <text:list xml:id="list2253598134" text:style-name="L102">
        <text:list-item>
          <text:p text:style-name="P857"><text:a xlink:type="simple" xlink:href="https://github.com/GovernIB/distribucio/issues/502" text:style-name="Internet_20_link" text:visited-style-name="Visited_20_Internet_20_Link">#502</text:a><text:span text:style-name="T267"> </text:span>Error: Al desplegable de classificació només es mostra un màxim de 30 procediments</text:p>
        </text:list-item>
      </text:list>
      <text:p text:style-name="P277"/>
      <text:p text:style-name="P120">Base de dades:<text:span text:style-name="T5"> </text:span></text:p>
      <text:list xml:id="list512161564" text:style-name="L103">
        <text:list-item>
          <text:p text:style-name="P838">Sense canvis</text:p>
        </text:list-item>
      </text:list>
      <text:p text:style-name="P120"/>
      <text:p text:style-name="P64"><text:span text:style-name="T6">Propietats globals</text:span>:</text:p>
      <text:list xml:id="list91515839252873" text:continue-numbering="true" text:style-name="L103">
        <text:list-item>
          <text:p text:style-name="P839">Sense canvis</text:p>
        </text:list-item>
      </text:list>
      <text:p text:style-name="P450"/>
      <text:p text:style-name="P450"/>
      <text:p text:style-name="P450"/>
      <text:list xml:id="list91514171479102" text:continue-list="list91514265555456" text:style-name="Outline">
        <text:list-item>
          <text:list>
            <text:list-header>
              <text:h text:style-name="P631" text:outline-level="2" text:is-list-header="true"><text:bookmark-start text:name="__RefHeading___Toc79566_2839546416"/><text:span text:style-name="T145">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25">Data: <text:span text:style-name="T273">1</text:span><text:span text:style-name="T275">6</text:span>/<text:span text:style-name="T267">0</text:span><text:span text:style-name="T272">9</text:span>/202<text:span text:style-name="T233">2 </text:span><text:span text:style-name="T274">1</text:span><text:span text:style-name="T275">3</text:span><text:span text:style-name="T233">:</text:span><text:span text:style-name="T268">0</text:span><text:span text:style-name="T233">0h</text:span></text:p>
      <text:p text:style-name="P325"/>
      <text:p text:style-name="P158">Resum: <text:span text:style-name="T271">Millores de funcionalitat de cerca d'anotacions i de rendiment per guardar anotacions en diferents transaccions i consultes més ràpides. API REST per crear i consultar regles <text:s/>des dels backoffices. Correcció d'errors.</text:span></text:p>
      <text:p text:style-name="P325"/>
      <text:p text:style-name="P513">Millores incloses:</text:p>
      <text:list xml:id="list91514338131246" text:continue-list="list91514404552099" text:style-name="L77">
        <text:list-item>
          <text:p text:style-name="P873"><text:a xlink:type="simple" xlink:href="https://github.com/GovernIB/distribucio/issues/500" text:style-name="Internet_20_link" text:visited-style-name="Visited_20_Internet_20_Link">#500</text:a><text:span text:style-name="T269"> </text:span>Guardar annexos a l'Arxiu en diferents transaccions </text:p>
        </text:list-item>
        <text:list-item>
          <text:p text:style-name="P873"><text:a xlink:type="simple" xlink:href="https://github.com/GovernIB/distribucio/issues/449" text:style-name="Internet_20_link" text:visited-style-name="Visited_20_Internet_20_Link">#449</text:a><text:span text:style-name="T269"> </text:span>Modificar camp "Codi procediment" en el resum d'una anotació</text:p>
        </text:list-item>
        <text:list-item>
          <text:p text:style-name="P873"><text:a xlink:type="simple" xlink:href="https://github.com/GovernIB/distribucio/issues/473" text:style-name="Internet_20_link" text:visited-style-name="Visited_20_Internet_20_Link">#473</text:a><text:span text:style-name="T269"> </text:span>No tancar expedients amb documents en estat esborrany </text:p>
        </text:list-item>
        <text:list-item>
          <text:p text:style-name="P873"><text:a xlink:type="simple" xlink:href="https://github.com/GovernIB/distribucio/issues/479" text:style-name="Internet_20_link" text:visited-style-name="Visited_20_Internet_20_Link">#479</text:a><text:span text:style-name="T269"> </text:span>No eliminar la informació de signatura dels esborranys </text:p>
        </text:list-item>
        <text:list-item>
          <text:p text:style-name="P873"><text:a xlink:type="simple" xlink:href="https://github.com/GovernIB/distribucio/issues/448" text:style-name="Internet_20_link" text:visited-style-name="Visited_20_Internet_20_Link">#448</text:a><text:span text:style-name="T269"> </text:span>Afegir un filtre per a l'usuari administrador per a poder cercar anotacions pendents de guardar a l'arxiu amb intents pendents </text:p>
        </text:list-item>
        <text:list-item>
          <text:p text:style-name="P873"><text:a xlink:type="simple" xlink:href="https://github.com/GovernIB/distribucio/issues/461" text:style-name="Internet_20_link" text:visited-style-name="Visited_20_Internet_20_Link">#461</text:a><text:span text:style-name="T269"> </text:span>Mostar els procediments de les unitats dependents a l'hora de classificar una anotació</text:p>
        </text:list-item>
        <text:list-item>
          <text:p text:style-name="P873"><text:a xlink:type="simple" xlink:href="https://github.com/GovernIB/distribucio/issues/436" text:style-name="Internet_20_link" text:visited-style-name="Visited_20_Internet_20_Link">#436</text:a><text:span text:style-name="T269"> </text:span>Afegir dir3 opcional a les regles als backoffices </text:p>
        </text:list-item>
        <text:list-item>
          <text:p text:style-name="P873"><text:a xlink:type="simple" xlink:href="https://github.com/GovernIB/distribucio/issues/447" text:style-name="Internet_20_link" text:visited-style-name="Visited_20_Internet_20_Link">#447</text:a><text:span text:style-name="T269"> </text:span>Afegir al monitor de l'aplicació una pipella per a controlar l'estat de les tasques automàtiques </text:p>
        </text:list-item>
        <text:list-item>
          <text:p text:style-name="P873"><text:a xlink:type="simple" xlink:href="https://github.com/GovernIB/distribucio/issues/457" text:style-name="Internet_20_link" text:visited-style-name="Visited_20_Internet_20_Link">#457</text:a><text:span text:style-name="T269"> </text:span>Revisar el número d'errades en el monitor d'integracions</text:p>
        </text:list-item>
        <text:list-item>
          <text:p text:style-name="P873"><text:a xlink:type="simple" xlink:href="https://github.com/GovernIB/distribucio/issues/452" text:style-name="Internet_20_link" text:visited-style-name="Visited_20_Internet_20_Link">#452</text:a><text:span text:style-name="T269"> </text:span>Afegir mètode a l'API de regles per consultar si existeix una regla i si està activa </text:p>
        </text:list-item>
        <text:list-item>
          <text:p text:style-name="P873"><text:a xlink:type="simple" xlink:href="https://github.com/GovernIB/distribucio/issues/453" text:style-name="Internet_20_link" text:visited-style-name="Visited_20_Internet_20_Link">#453</text:a><text:span text:style-name="T269"> </text:span>Afegir mètode a l'API de regles per activar i desactivar regles </text:p>
        </text:list-item>
        <text:list-item>
          <text:p text:style-name="P873"><text:a xlink:type="simple" xlink:href="https://github.com/GovernIB/distribucio/issues/455" text:style-name="Internet_20_link" text:visited-style-name="Visited_20_Internet_20_Link">#455</text:a><text:span text:style-name="T269"> </text:span>No permetre modificar el codi d'un backoffice </text:p>
        </text:list-item>
        <text:list-item>
          <text:p text:style-name="P873"><text:a xlink:type="simple" xlink:href="https://github.com/GovernIB/distribucio/issues/462" text:style-name="Internet_20_link" text:visited-style-name="Visited_20_Internet_20_Link">#462</text:a><text:span text:style-name="T269"> </text:span>Modificar la llibreria d'utilitats per backoffices per comprovar si els annexos s'han mogut per nom en comptes de per títol </text:p>
        </text:list-item>
      </text:list>
      <text:p text:style-name="P476">Errors resolts:</text:p>
      <text:p text:style-name="P390"/>
      <text:list xml:id="list1600444863" text:style-name="L104">
        <text:list-item>
          <text:p text:style-name="P858"><text:a xlink:type="simple" xlink:href="https://github.com/GovernIB/distribucio/issues/478" text:style-name="Internet_20_link" text:visited-style-name="Visited_20_Internet_20_Link">#478</text:a><text:span text:style-name="T269"> </text:span>Revisar tractament de perfils de firma </text:p>
        </text:list-item>
        <text:list-item>
          <text:p text:style-name="P858"><text:a xlink:type="simple" xlink:href="https://github.com/GovernIB/distribucio/issues/495" text:style-name="Internet_20_link" text:visited-style-name="Visited_20_Internet_20_Link">#495</text:a><text:span text:style-name="T269"> </text:span>Controlar la creació de contenidor d'expedients repetits </text:p>
        </text:list-item>
        <text:list-item>
          <text:p text:style-name="P858"><text:a xlink:type="simple" xlink:href="https://github.com/GovernIB/distribucio/issues/441" text:style-name="Internet_20_link" text:visited-style-name="Visited_20_Internet_20_Link">#441</text:a><text:span text:style-name="T269"> </text:span>Error consultant anotació des de backoffice si està duplicada </text:p>
        </text:list-item>
        <text:list-item>
          <text:p text:style-name="P858"><text:a xlink:type="simple" xlink:href="https://github.com/GovernIB/distribucio/issues/435" text:style-name="Internet_20_link" text:visited-style-name="Visited_20_Internet_20_Link">#435</text:a><text:span text:style-name="T269"> </text:span>Millorar la caducitat de la sessió </text:p>
        </text:list-item>
        <text:list-item>
          <text:p text:style-name="P858"><text:a xlink:type="simple" xlink:href="https://github.com/GovernIB/distribucio/issues/464" text:style-name="Internet_20_link" text:visited-style-name="Visited_20_Internet_20_Link">#464</text:a><text:span text:style-name="T269"> </text:span>Problema al actualitzar unitat d'una bústia </text:p>
        </text:list-item>
        <text:list-item>
          <text:p text:style-name="P858"><text:soft-page-break/><text:a xlink:type="simple" xlink:href="https://github.com/GovernIB/distribucio/issues/437" text:style-name="Internet_20_link" text:visited-style-name="Visited_20_Internet_20_Link">#437</text:a><text:span text:style-name="T269"> </text:span>Revisar l'opció marcar com a processat en el destalls de les anotacions </text:p>
        </text:list-item>
        <text:list-item>
          <text:p text:style-name="P858"><text:a xlink:type="simple" xlink:href="https://github.com/GovernIB/distribucio/issues/467" text:style-name="Internet_20_link" text:visited-style-name="Visited_20_Internet_20_Link">#467</text:a><text:span text:style-name="T269"> </text:span>Problemes amb l'exportació d'usuaris </text:p>
        </text:list-item>
        <text:list-item>
          <text:p text:style-name="P858"><text:a xlink:type="simple" xlink:href="https://github.com/GovernIB/distribucio/issues/488" text:style-name="Internet_20_link" text:visited-style-name="Visited_20_Internet_20_Link">#488</text:a><text:span text:style-name="T269"> </text:span>El rendimiento de la aplicación ha caído significativamente </text:p>
        </text:list-item>
      </text:list>
      <text:p text:style-name="P277"/>
      <text:p text:style-name="P120">Base de dades:<text:span text:style-name="T5"> </text:span></text:p>
      <text:list xml:id="list1881358958" text:style-name="L105">
        <text:list-item>
          <text:p text:style-name="P699">distribucio_update_0.9.<text:span text:style-name="T259">4</text:span><text:span text:style-name="T270">4</text:span>.sql<text:span text:style-name="T212"> (Oracle)</text:span></text:p>
          <text:list>
            <text:list-item>
              <text:p text:style-name="P876">Propietat per guardar documents amb perfil de firma no contemplat per l'Arxiu CAIB com a esborrany.</text:p>
            </text:list-item>
          </text:list>
        </text:list-item>
      </text:list>
      <table:table table:name="Table21" table:style-name="Table21">
        <table:table-column table:style-name="Table21.A"/>
        <table:table-row table:style-name="TableLine96794624">
          <table:table-cell table:style-name="Table21.A1" office:value-type="string">
            <text:p text:style-name="P356">-- #457 script per crear una nova propietat que guarda el temps (en hores) per recuperar el número d'errors al monitor d'integracion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 CONFIGURABLE, ENTITAT_CODI,LASTMODIFIEDDATE) </text:span><text:span text:style-name="T61">values</text:span><text:span text:style-name="T30"> (</text:span><text:span text:style-name="T157">'es.caib.distribucio.monitor.integracio.errors.temps'</text:span><text:span text:style-name="T30">,</text:span><text:span text:style-name="T157">'48'</text:span><text:span text:style-name="T30">,</text:span><text:span text:style-name="T157">'Indica el temps que es tindrà en compte per mostrar el número d''errors (per defecte 48h.)'</text:span><text:span text:style-name="T30">,</text:span><text:span text:style-name="T157">'GENERAL'</text:span><text:span text:style-name="T30">,</text:span><text:span text:style-name="T157">'15'</text:span><text:span text:style-name="T30">,</text:span><text:span text:style-name="T157">'0'</text:span><text:span text:style-name="T30">,</text:span><text:span text:style-name="T157">'INT'</text:span><text:span text:style-name="T30">,</text:span><text:span text:style-name="T140">null</text:span><text:span text:style-name="T30">, </text:span><text:span text:style-name="T157">'0'</text:span><text:span text:style-name="T30">, </text:span><text:span text:style-name="T140">null</text:span><text:span text:style-name="T30">,</text:span><text:span text:style-name="T140">null</text:span><text:span text:style-name="T30">);</text:span></text:p>
            <text:p text:style-name="P549"/>
            <text:p text:style-name="P356">-- #478 Revisar tractament de perfils de firm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CONFIGURABLE,ENTITAT_CODI,LASTMODIFIEDDATE) </text:span><text:span text:style-name="T61">values</text:span><text:span text:style-name="T30"> (</text:span><text:span text:style-name="T157">'es.caib.distribucio.tasca.guardar.annexos.com.esborrany.si.perfils.o.tipus.no.existeix.al.caib'</text:span><text:span text:style-name="T30">,0,</text:span><text:span text:style-name="T157">'Guardar els annexos com a esborranys quan els tipus i perfils de firma no estàn contemplades a l''Arxiu CAIB'</text:span><text:span text:style-name="T30">,</text:span><text:span text:style-name="T157">'SCHEDULLED_ARXIU'</text:span><text:span text:style-name="T30">,</text:span><text:span text:style-name="T157">'6'</text:span><text:span text:style-name="T30">,</text:span><text:span text:style-name="T157">'0'</text:span><text:span text:style-name="T30">,</text:span><text:span text:style-name="T157">'BOOL'</text:span><text:span text:style-name="T30">,</text:span><text:span text:style-name="T140">null</text:span><text:span text:style-name="T30">,</text:span><text:span text:style-name="T157">'0'</text:span><text:span text:style-name="T30">,</text:span><text:span text:style-name="T140">null</text:span><text:span text:style-name="T30">,</text:span><text:span text:style-name="T140">null</text:span><text:span text:style-name="T30">);</text:span></text:p>
            <text:p text:style-name="P188"/>
            <text:p text:style-name="Standard"/>
          </table:table-cell>
        </table:table-row>
      </table:table>
      <text:p text:style-name="P539"/>
      <text:p text:style-name="P120"/>
      <text:p text:style-name="P64"><text:span text:style-name="T6">Propietats globals</text:span>:</text:p>
      <text:list xml:id="list91515122990164" text:continue-numbering="true" text:style-name="L105">
        <text:list-item>
          <text:p text:style-name="P877">Opcionalment es poden afegir les propietats inserides a BBDD en el fitxer de propietats:</text:p>
        </text:list-item>
      </text:list>
      <table:table table:name="Table22" table:style-name="Table22">
        <table:table-column table:style-name="Table22.A"/>
        <table:table-row table:style-name="TableLine96793760">
          <table:table-cell table:style-name="Table22.A1" office:value-type="string">
            <text:p text:style-name="P224"># ############################# #</text:p>
            <text:p text:style-name="P228"># PROPERTIES AFEGIDES OPCIONALS #</text:p>
            <text:p text:style-name="P228"># ############################# #</text:p>
            <text:p text:style-name="P553"/>
            <text:p text:style-name="P228">#457 Revisar el número d'errades en el monitor d'integracions </text:p>
            <text:p text:style-name="P553"/>
            <text:p text:style-name="P228"># Indica el temps que es tindrà en compte per mostrar el número d''errors (per defecte 48h.)</text:p>
            <text:p text:style-name="P212">es.caib.distribucio.monitor.integracio.errors.temps=</text:p>
            <text:p text:style-name="P553"/>
            <text:p text:style-name="P228">#463 Posar annexos com a esborrany a l'arxiu en cas de que els tipus i els perfils de firma </text:p>
            <text:p text:style-name="P228">#<text:tab/> no estiguin contemplades a l'Arxiu CAIB</text:p>
            <text:p text:style-name="P212">es.caib.distribucio.tasca.guardar.annexos.com.esborrany.si.perfils.o.tipus.no.existeix.al.caib=</text:p>
            <text:p text:style-name="P494"/>
          </table:table-cell>
        </table:table-row>
      </table:table>
      <text:p text:style-name="P544"/>
      <text:p text:style-name="P450"/>
      <text:p text:style-name="P450"/>
      <text:p text:style-name="P450"/>
      <text:p text:style-name="P450"><text:soft-page-break/></text:p>
      <text:p text:style-name="P450"/>
      <text:list xml:id="list91514529322639" text:continue-list="list91514171479102" text:style-name="Outline">
        <text:list-item>
          <text:list>
            <text:list-header>
              <text:h text:style-name="P632" text:outline-level="2" text:is-list-header="true"><text:bookmark-start text:name="__RefHeading___Toc79566_28395464161"/><text:span text:style-name="T145">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26">Data: <text:span text:style-name="T282">0</text:span><text:span text:style-name="T283">3</text:span><text:span text:style-name="T282">/11</text:span>/202<text:span text:style-name="T233">2 </text:span><text:span text:style-name="T276">1</text:span><text:span text:style-name="T281">3</text:span><text:span text:style-name="T233">:</text:span><text:span text:style-name="T268">0</text:span><text:span text:style-name="T233">0h</text:span></text:p>
      <text:p text:style-name="P326"/>
      <text:p text:style-name="P159">Resum: </text:p>
      <text:p text:style-name="P557">Configuració dels backoffices per comunicar anotacions pendents per API REST.<text:span text:style-name="T280"> Opcions de cerca en anotacions, regles i altres llistats. Correccions i millores de navegació i visuals. </text:span></text:p>
      <text:p text:style-name="P326"/>
      <text:p text:style-name="P21">Versió 0.9.45</text:p>
      <text:p text:style-name="P557"/>
      <text:p text:style-name="P514">Millores incloses:</text:p>
      <text:list xml:id="list91514532599825" text:continue-list="list91514338131246" text:style-name="L77">
        <text:list-item>
          <text:p text:style-name="P874"><text:a xlink:type="simple" xlink:href="https://github.com/GovernIB/distribucio/issues/475" text:style-name="Internet_20_link" text:visited-style-name="Visited_20_Internet_20_Link">#475</text:a><text:span text:style-name="T279"> </text:span>Afegir el codi SIA als metadades dels documents XML</text:p>
        </text:list-item>
        <text:list-item>
          <text:p text:style-name="P874"><text:a xlink:type="simple" xlink:href="https://github.com/GovernIB/distribucio/issues/497" text:style-name="Internet_20_link" text:visited-style-name="Visited_20_Internet_20_Link">#497</text:a><text:span text:style-name="T279"> </text:span>Afegir diagrama d'estats de comunicació amb els backoffice en el manual d'administrador </text:p>
        </text:list-item>
        <text:list-item>
          <text:p text:style-name="P874"><text:a xlink:type="simple" xlink:href="https://github.com/GovernIB/distribucio/issues/503" text:style-name="Internet_20_link" text:visited-style-name="Visited_20_Internet_20_Link">#503</text:a><text:span text:style-name="T279"> </text:span>Implementar un nou servei REST per comunicar anotacions pendents </text:p>
        </text:list-item>
        <text:list-item>
          <text:p text:style-name="P874"><text:a xlink:type="simple" xlink:href="https://github.com/GovernIB/distribucio/issues/481" text:style-name="Internet_20_link" text:visited-style-name="Visited_20_Internet_20_Link">#481</text:a><text:span text:style-name="T279"> </text:span>Permetre cercar anotacions per procediment </text:p>
        </text:list-item>
        <text:list-item>
          <text:p text:style-name="P874"><text:a xlink:type="simple" xlink:href="https://github.com/GovernIB/distribucio/issues/491" text:style-name="Internet_20_link" text:visited-style-name="Visited_20_Internet_20_Link">#491</text:a><text:span text:style-name="T279"> </text:span>Quan tanques la finestra modal d'una anotació apareix un símbol de carregant abans del llistat </text:p>
        </text:list-item>
        <text:list-item>
          <text:p text:style-name="P874"><text:a xlink:type="simple" xlink:href="https://github.com/GovernIB/distribucio/issues/480" text:style-name="Internet_20_link" text:visited-style-name="Visited_20_Internet_20_Link">#480</text:a><text:span text:style-name="T279"> </text:span>Crear un enllaç per a descarregar el .zip des de el correu electrónic que no necessiti autenticació </text:p>
        </text:list-item>
        <text:list-item>
          <text:p text:style-name="P875"><text:a xlink:type="simple" xlink:href="https://github.com/GovernIB/distribucio/issues/492" text:style-name="Internet_20_link" text:visited-style-name="Visited_20_Internet_20_Link">#492</text:a><text:span text:style-name="T279"> </text:span>Permetre enviar a backoffice en estat BACK_PENDENT </text:p>
        </text:list-item>
        <text:list-item>
          <text:p text:style-name="P874"><text:a xlink:type="simple" xlink:href="https://github.com/GovernIB/distribucio/issues/490" text:style-name="Internet_20_link" text:visited-style-name="Visited_20_Internet_20_Link">#490</text:a><text:span text:style-name="T279"> </text:span>Mostrar el nom de l'estat en la pipella de procesament </text:p>
        </text:list-item>
        <text:list-item>
          <text:p text:style-name="P875"><text:a xlink:type="simple" xlink:href="https://github.com/GovernIB/distribucio/issues/499" text:style-name="Internet_20_link" text:visited-style-name="Visited_20_Internet_20_Link">#499</text:a><text:span text:style-name="T279"> </text:span>Millorar filtre del monitor d'integracions </text:p>
        </text:list-item>
        <text:list-item>
          <text:p text:style-name="P874"><text:a xlink:type="simple" xlink:href="https://github.com/GovernIB/distribucio/issues/476" text:style-name="Internet_20_link" text:visited-style-name="Visited_20_Internet_20_Link">#476</text:a><text:span text:style-name="T279"> </text:span>Desactivar el botó imprimible dels documents esborranys </text:p>
        </text:list-item>
        <text:list-item>
          <text:p text:style-name="P874"><text:a xlink:type="simple" xlink:href="https://github.com/GovernIB/distribucio/issues/438" text:style-name="Internet_20_link" text:visited-style-name="Visited_20_Internet_20_Link">#438</text:a><text:span text:style-name="T279"> </text:span>Afegir l'acció exportar a full de cálcul en la DataTable dels usuaris </text:p>
        </text:list-item>
        <text:list-item>
          <text:p text:style-name="P874"><text:a xlink:type="simple" xlink:href="https://github.com/GovernIB/distribucio/issues/471" text:style-name="Internet_20_link" text:visited-style-name="Visited_20_Internet_20_Link">#471</text:a><text:span text:style-name="T279"> </text:span>Afegir les accions massives del perfil Usuari dins del perfil administrador </text:p>
        </text:list-item>
        <text:list-item>
          <text:p text:style-name="P874"><text:a xlink:type="simple" xlink:href="https://github.com/GovernIB/distribucio/issues/https://github.com/GovernIB/distribucio/issues/458" text:style-name="Internet_20_link" text:visited-style-name="Visited_20_Internet_20_Link">#458</text:a><text:span text:style-name="T279"> </text:span>Revisar amplada del llistat d'avisos </text:p>
        </text:list-item>
      </text:list>
      <text:p text:style-name="P477">Errors resolts:</text:p>
      <text:list xml:id="list1428058513" text:style-name="L106">
        <text:list-item>
          <text:p text:style-name="P859"><text:a xlink:type="simple" xlink:href="https://github.com/GovernIB/distribucio/issues/517" text:style-name="Internet_20_link" text:visited-style-name="Visited_20_Internet_20_Link">#517</text:a><text:span text:style-name="T279"> </text:span>Errors de memòria amb el GC </text:p>
        </text:list-item>
        <text:list-item>
          <text:p text:style-name="P859"><text:a xlink:type="simple" xlink:href="https://github.com/GovernIB/distribucio/issues/512" text:style-name="Internet_20_link" text:visited-style-name="Visited_20_Internet_20_Link">#512</text:a><text:span text:style-name="T279"> </text:span>Revisar transaccionalitat de custòdia d'annexos dins l'arxiu</text:p>
        </text:list-item>
        <text:list-item>
          <text:p text:style-name="P859"><text:a xlink:type="simple" xlink:href="https://github.com/GovernIB/distribucio/issues/515" text:style-name="Internet_20_link" text:visited-style-name="Visited_20_Internet_20_Link">#515</text:a><text:span text:style-name="T279"> </text:span>Revisar la creació d'expedients repetits per problemes de transaccionalitat </text:p>
        </text:list-item>
        <text:list-item>
          <text:p text:style-name="P859"><text:a xlink:type="simple" xlink:href="https://github.com/GovernIB/distribucio/issues/485" text:style-name="Internet_20_link" text:visited-style-name="Visited_20_Internet_20_Link">#485</text:a><text:span text:style-name="T279"> </text:span>Controlar error al seleccionar més de mil registres </text:p>
        </text:list-item>
        <text:list-item>
          <text:p text:style-name="P859"><text:a xlink:type="simple" xlink:href="https://github.com/GovernIB/distribucio/issues/451" text:style-name="Internet_20_link" text:visited-style-name="Visited_20_Internet_20_Link">#451</text:a><text:span text:style-name="T279"> </text:span>Si modifiques el codi d'un backoffice no s'actualitza en el localizador d'anotacions </text:p>
        </text:list-item>
        <text:list-item>
          <text:p text:style-name="P859"><text:a xlink:type="simple" xlink:href="https://github.com/GovernIB/distribucio/issues/501" text:style-name="Internet_20_link" text:visited-style-name="Visited_20_Internet_20_Link">#501</text:a><text:span text:style-name="T279"> </text:span>Desplegar el botó d'accions a l'esquerra </text:p>
        </text:list-item>
        <text:list-item>
          <text:p text:style-name="P859"><text:a xlink:type="simple" xlink:href="https://github.com/GovernIB/distribucio/issues/493" text:style-name="Internet_20_link" text:visited-style-name="Visited_20_Internet_20_Link">#493</text:a><text:span text:style-name="T279"> </text:span>No funciona el botó Esborrar del monitor d'integracions </text:p>
        </text:list-item>
        <text:list-item>
          <text:p text:style-name="P859"><text:a xlink:type="simple" xlink:href="https://github.com/GovernIB/distribucio/issues/489" text:style-name="Internet_20_link" text:visited-style-name="Visited_20_Internet_20_Link">#489</text:a><text:span text:style-name="T279"> </text:span>Els botons de navegar entre anotacions han deixat de funcionar </text:p>
        </text:list-item>
        <text:list-item>
          <text:p text:style-name="P859"><text:a xlink:type="simple" xlink:href="https://github.com/GovernIB/distribucio/issues/468" text:style-name="Internet_20_link" text:visited-style-name="Visited_20_Internet_20_Link">#468</text:a><text:span text:style-name="T279"> </text:span>En la configuració de l'usuari no es mostren els rols assignats a l'usuari, només "tothom" </text:p>
        </text:list-item>
      </text:list>
      <text:p text:style-name="P569"/>
      <text:p text:style-name="P22">Versió 0.9.4<text:span text:style-name="T277">6</text:span></text:p>
      <text:p text:style-name="P515"/>
      <text:p text:style-name="P515"><text:soft-page-break/>Millores incloses:</text:p>
      <text:list xml:id="list91514687382227" text:continue-list="list91514532599825" text:style-name="L77">
        <text:list-item>
          <text:p text:style-name="P874"><text:a xlink:type="simple" xlink:href="https://github.com/GovernIB/distribucio/issues/513" text:style-name="Internet_20_link" text:visited-style-name="Visited_20_Internet_20_Link">#513</text:a><text:span text:style-name="T279"> </text:span>Permetre als administradors filtrar anotacions per nombre d'annexos </text:p>
        </text:list-item>
        <text:list-item>
          <text:p text:style-name="P874"><text:a xlink:type="simple" xlink:href="https://github.com/GovernIB/distribucio/issues/514" text:style-name="Internet_20_link" text:visited-style-name="Visited_20_Internet_20_Link">#514</text:a><text:span text:style-name="T279"> </text:span>Permetre filtrar anotacions sense backoffice</text:p>
        </text:list-item>
        <text:list-item>
          <text:p text:style-name="P874"><text:a xlink:type="simple" xlink:href="https://github.com/GovernIB/distribucio/issues/506" text:style-name="Internet_20_link" text:visited-style-name="Visited_20_Internet_20_Link">#506</text:a><text:span text:style-name="T279"> </text:span>Afegir nous filtres al cercador de regles </text:p>
        </text:list-item>
        <text:list-item>
          <text:p text:style-name="P874"><text:a xlink:type="simple" xlink:href="https://github.com/GovernIB/distribucio/issues/505" text:style-name="Internet_20_link" text:visited-style-name="Visited_20_Internet_20_Link">#505</text:a><text:span text:style-name="T279"> </text:span>Revisar literals en anglès dels selectors</text:p>
        </text:list-item>
        <text:list-item>
          <text:p text:style-name="P874"><text:a xlink:type="simple" xlink:href="https://github.com/GovernIB/distribucio/issues/504" text:style-name="Internet_20_link" text:visited-style-name="Visited_20_Internet_20_Link">#504</text:a><text:span text:style-name="T279"> </text:span>Afegir l'acció "Moure anotacions" en la vista arbre de les bústies </text:p>
        </text:list-item>
        <text:list-item>
          <text:p text:style-name="P874"><text:a xlink:type="simple" xlink:href="https://github.com/GovernIB/distribucio/issues/508" text:style-name="Internet_20_link" text:visited-style-name="Visited_20_Internet_20_Link">#508</text:a><text:span text:style-name="T279"> </text:span>Afegir icona al filtre "Documentació" </text:p>
        </text:list-item>
        <text:list-item>
          <text:p text:style-name="P874"><text:a xlink:type="simple" xlink:href="https://github.com/GovernIB/distribucio/issues/458" text:style-name="Internet_20_link" text:visited-style-name="Visited_20_Internet_20_Link">#458</text:a><text:span text:style-name="T279"> </text:span>Revisar amplada del llistat d'avisos </text:p>
        </text:list-item>
      </text:list>
      <text:p text:style-name="P478">Errors resolts:</text:p>
      <text:list xml:id="list4102926441" text:style-name="L107">
        <text:list-item>
          <text:p text:style-name="P880">Cap</text:p>
        </text:list-item>
      </text:list>
      <text:p text:style-name="P278"/>
      <text:p text:style-name="P121">Base de dades:<text:span text:style-name="T5"> </text:span></text:p>
      <text:list xml:id="list3859775436" text:style-name="L108">
        <text:list-item>
          <text:p text:style-name="P700">distribucio_update_0.9.<text:span text:style-name="T259">4</text:span><text:span text:style-name="T278">5</text:span>.sql<text:span text:style-name="T212"> (Oracle)</text:span></text:p>
          <text:list>
            <text:list-item>
              <text:p text:style-name="P881">Nova taula per sincronitzar i guardar procediments.</text:p>
            </text:list-item>
            <text:list-item>
              <text:p text:style-name="P881">Poder configurar els backoffices com a tipus WS SOAP o REST.</text:p>
            </text:list-item>
          </text:list>
        </text:list-item>
      </text:list>
      <table:table table:name="Table23" table:style-name="Table23">
        <table:table-column table:style-name="Table23.A"/>
        <table:table-row table:style-name="TableLine96800096">
          <table:table-cell table:style-name="Table23.A1" office:value-type="string">
            <text:p text:style-name="P366">-- #481 Permetre cercar anotacions per procediment</text:p>
            <text:p text:style-name="P549"/>
            <text:p text:style-name="P391"><text:span text:style-name="T61">CREATE</text:span><text:span text:style-name="T30"> </text:span><text:span text:style-name="T61">TABLE</text:span><text:span text:style-name="T30"> DIS_PROCEDIMENT </text:span></text:p>
            <text:p text:style-name="P188">(</text:p>
            <text:p text:style-name="P391"><text:span text:style-name="T30"><text:s text:c="2"/>ID<text:tab/><text:tab/><text:tab/><text:tab/><text:tab/><text:tab/>NUMBER(19)<text:tab/> <text:s text:c="3"/><text:tab/></text:span><text:span text:style-name="T61">NOT</text:span><text:span text:style-name="T30"> </text:span><text:span text:style-name="T140">NULL</text:span><text:span text:style-name="T30">,</text:span></text:p>
            <text:p text:style-name="P391"><text:span text:style-name="T30"><text:s text:c="2"/>CODI <text:s text:c="9"/><text:tab/><text:tab/><text:tab/>VARCHAR2(64)<text:tab/><text:tab/></text:span><text:span text:style-name="T61">NOT</text:span><text:span text:style-name="T30"> </text:span><text:span text:style-name="T140">NULL</text:span><text:span text:style-name="T30">,</text:span></text:p>
            <text:p text:style-name="P188"><text:s text:c="2"/>NOM<text:tab/><text:tab/><text:tab/><text:tab/><text:tab/><text:tab/>VARCHAR2(256),</text:p>
            <text:p text:style-name="P188"><text:s text:c="2"/>CODISIA<text:tab/><text:tab/><text:tab/><text:tab/><text:tab/>VARCHAR2(64),</text:p>
            <text:p text:style-name="P188"><text:s text:c="2"/>ID_UNITAT_ORGANITZATIVA<text:tab/>NUMBER(19),</text:p>
            <text:p text:style-name="P188"><text:s text:c="2"/>ENTITAT<text:tab/><text:tab/><text:tab/><text:tab/><text:tab/>NUMBER(19),</text:p>
            <text:p text:style-name="P188"><text:s text:c="2"/>CREATEDBY_CODI <text:s text:c="6"/><text:tab/><text:tab/>VARCHAR2(64),</text:p>
            <text:p text:style-name="P391"><text:span text:style-name="T30"><text:s text:c="2"/>CREATEDDATE <text:s text:c="9"/><text:tab/><text:tab/></text:span><text:span text:style-name="T61">TIMESTAMP</text:span><text:span text:style-name="T30">(6),</text:span></text:p>
            <text:p text:style-name="P188"><text:s text:c="2"/>LASTMODIFIEDBY_CODI <text:s/><text:tab/><text:tab/>VARCHAR2(64),</text:p>
            <text:p text:style-name="P391"><text:span text:style-name="T30"><text:s text:c="2"/>LASTMODIFIEDDATE <text:s text:c="4"/><text:tab/><text:tab/></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PROCEDIMENT </text:span><text:span text:style-name="T61">ADD</text:span><text:span text:style-name="T30"> (</text:span></text:p>
            <text:p text:style-name="P391"><text:span text:style-name="T30"><text:s text:c="2"/></text:span><text:span text:style-name="T61">CONSTRAINT</text:span><text:span text:style-name="T30"> DIS_PROCEDIMENT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UNITAT_FK </text:span></text:p>
            <text:p text:style-name="P391"><text:span text:style-name="T30"><text:tab/></text:span><text:span text:style-name="T61">FOREIGN</text:span><text:span text:style-name="T30"> </text:span><text:span text:style-name="T61">KEY</text:span><text:span text:style-name="T30"> (ID_UNITAT_ORGANITZATIVA)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ENTITAT_FK </text:span></text:p>
            <text:p text:style-name="P391"><text:span text:style-name="T30"><text:tab/></text:span><text:span text:style-name="T61">FOREIGN</text:span><text:span text:style-name="T30"> </text:span><text:span text:style-name="T61">KEY</text:span><text:span text:style-name="T30"> (ENTITAT) </text:span><text:span text:style-name="T61">REFERENCES</text:span><text:span text:style-name="T30"> DIS_ENTITAT(ID);</text:span></text:p>
            <text:p text:style-name="P188"><text:tab/></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PROCEDIMENT TO WWW_DISTRIBUCIO;</text:span></text:p>
            <text:p text:style-name="P549"/>
            <text:p text:style-name="P356">-- #503 Implementar un nou servei REST per comunicar anotacions pendents</text:p>
            <text:p text:style-name="P198"><text:span text:style-name="T62">ALTER</text:span> <text:span text:style-name="T62">TABLE</text:span> DIS_BACKOFFICE <text:span text:style-name="T62">ADD</text:span> TIPUS VARCHAR2(32 <text:span text:style-name="T62">CHAR</text:span>) <text:span text:style-name="T62">DEFAULT</text:span> <text:span text:style-name="T156">'SOAP'</text:span> <text:span text:style-name="T62">NOT</text:span> <text:span text:style-name="T142">NULL</text:span>;</text:p>
            <text:p text:style-name="P400"/>
          </table:table-cell>
        </table:table-row>
      </table:table>
      <text:p text:style-name="P540"/>
      <text:p text:style-name="P121"/>
      <text:p text:style-name="P65"><text:span text:style-name="T6">Propietats globals</text:span>:</text:p>
      <text:list xml:id="list91515098307884" text:continue-numbering="true" text:style-name="L108">
        <text:list-item>
          <text:p text:style-name="P883">Cap.</text:p>
        </text:list-item>
      </text:list>
      <text:p text:style-name="P451"/>
      <text:p text:style-name="P451"/>
      <text:list xml:id="list91515764044066" text:continue-list="list91514529322639" text:style-name="Outline">
        <text:list-item>
          <text:list>
            <text:list-header>
              <text:h text:style-name="P633" text:outline-level="2" text:is-list-header="true"><text:bookmark-start text:name="__RefHeading___Toc79566_283954641611"/><text:soft-page-break/><text:span text:style-name="T145">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27">Data: <text:span text:style-name="T282">0</text:span><text:span text:style-name="T284">7</text:span><text:span text:style-name="T282">/11</text:span>/202<text:span text:style-name="T233">2 </text:span><text:span text:style-name="T276">1</text:span><text:span text:style-name="T284">8</text:span><text:span text:style-name="T233">:</text:span><text:span text:style-name="T268">0</text:span><text:span text:style-name="T233">0h</text:span></text:p>
      <text:p text:style-name="P327"/>
      <text:p text:style-name="P160">Resum: </text:p>
      <text:p text:style-name="P558"><text:span text:style-name="T284">Versió per corregir els errors introduïts en la versió 0.9.45+0.9.46 pels quals els procediments a l'hora de classificar no apareixen i tampoc els documents de tipus esborrany apareixen en la descàrrega del document .zip.</text:span><text:span text:style-name="T280"> </text:span></text:p>
      <text:p text:style-name="P558"/>
      <text:p text:style-name="P23">ATENCIÓ: <text:span text:style-name="T18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58"/>
      <text:p text:style-name="P516">Millores incloses:</text:p>
      <text:list xml:id="list91515998170379" text:continue-list="list91514687382227" text:style-name="L77">
        <text:list-item>
          <text:p text:style-name="P886">Cap</text:p>
        </text:list-item>
      </text:list>
      <text:p text:style-name="P479">Errors resolts:</text:p>
      <text:list xml:id="list2097118667" text:style-name="L109">
        <text:list-item>
          <text:p text:style-name="P860"><text:a xlink:type="simple" xlink:href="https://github.com/GovernIB/distribucio/issues/534" text:style-name="Internet_20_link" text:visited-style-name="Visited_20_Internet_20_Link">#534</text:a><text:span text:style-name="T284"> </text:span>Error obtenint els procediments per a classificar</text:p>
        </text:list-item>
        <text:list-item>
          <text:p text:style-name="P860"><text:a xlink:type="simple" xlink:href="https://github.com/GovernIB/distribucio/issues/535" text:style-name="Internet_20_link" text:visited-style-name="Visited_20_Internet_20_Link">#535</text:a><text:span text:style-name="T284"> </text:span>No es descarreguen dins del .zip els documents en estat esborrany amb el perfil Usuari </text:p>
        </text:list-item>
      </text:list>
      <text:p text:style-name="P279"/>
      <text:p text:style-name="P122">Base de dades:<text:span text:style-name="T5"> </text:span></text:p>
      <text:list xml:id="list3811227253" text:style-name="L110">
        <text:list-item>
          <text:p text:style-name="P892">Cap canvi.</text:p>
        </text:list-item>
      </text:list>
      <text:p text:style-name="P122"/>
      <text:p text:style-name="P66"><text:span text:style-name="T6">Propietats globals</text:span>:</text:p>
      <text:list xml:id="list91514391638569" text:continue-numbering="true" text:style-name="L110">
        <text:list-item>
          <text:p text:style-name="P884">Cap.</text:p>
        </text:list-item>
      </text:list>
      <text:p text:style-name="P452"/>
      <text:list xml:id="list91515416226679" text:continue-list="list91515764044066" text:style-name="Outline">
        <text:list-item>
          <text:list>
            <text:list-header>
              <text:h text:style-name="P634" text:outline-level="2" text:is-list-header="true"><text:bookmark-start text:name="__RefHeading___Toc79566_2839546416111"/><text:span text:style-name="T145">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28">Data: <text:span text:style-name="T286">14</text:span><text:span text:style-name="T282">/11</text:span>/202<text:span text:style-name="T233">2 </text:span><text:span text:style-name="T287">12</text:span><text:span text:style-name="T233">:</text:span><text:span text:style-name="T268">0</text:span><text:span text:style-name="T233">0h</text:span></text:p>
      <text:p text:style-name="P328"/>
      <text:p text:style-name="P161">Resum: </text:p>
      <text:p text:style-name="P570">S'afegeixen 5 reintents per la sincronització´dels procediments en cas que la consulta per alguna unitat organitzativa falli.</text:p>
      <text:p text:style-name="P559"/>
      <text:p text:style-name="P517">Millores incloses:</text:p>
      <text:list xml:id="list91515018573773" text:continue-list="list91515998170379" text:style-name="L77">
        <text:list-item>
          <text:p text:style-name="P887">Cap</text:p>
        </text:list-item>
      </text:list>
      <text:p text:style-name="P480">Errors resolts:</text:p>
      <text:list xml:id="list71883199" text:style-name="L111">
        <text:list-item>
          <text:p text:style-name="P861"><text:a xlink:type="simple" xlink:href="https://github.com/GovernIB/distribucio/issues/540" text:style-name="Internet_20_link" text:visited-style-name="Visited_20_Internet_20_Link">#540</text:a><text:span text:style-name="T285"> </text:span>Revisar la sincronització de procediments per a que reintenti les UO's que fallin </text:p>
        </text:list-item>
      </text:list>
      <text:p text:style-name="P280"/>
      <text:p text:style-name="P123">Base de dades:<text:span text:style-name="T5"> </text:span></text:p>
      <text:list xml:id="list2922301056" text:style-name="L112">
        <text:list-item>
          <text:p text:style-name="P893">Cap canvi.</text:p>
        </text:list-item>
      </text:list>
      <text:p text:style-name="P123"/>
      <text:p text:style-name="P67"><text:span text:style-name="T6">Propietats globals</text:span>:</text:p>
      <text:list xml:id="list91514378781488" text:continue-numbering="true" text:style-name="L112">
        <text:list-item>
          <text:p text:style-name="P885"><text:soft-page-break/>Cap.</text:p>
        </text:list-item>
      </text:list>
      <text:p text:style-name="P453"/>
      <text:p text:style-name="P453"/>
      <text:list xml:id="list91514729249417" text:continue-list="list91515416226679" text:style-name="Outline">
        <text:list-item>
          <text:list>
            <text:list-header>
              <text:h text:style-name="P635" text:outline-level="2" text:is-list-header="true"><text:bookmark-start text:name="__RefHeading___Toc79566_28395464161111"/><text:span text:style-name="T145">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29">Data: <text:span text:style-name="T294">20</text:span><text:span text:style-name="T282">/1</text:span><text:span text:style-name="T293">2</text:span>/202<text:span text:style-name="T233">2 </text:span><text:span text:style-name="T294">08</text:span><text:span text:style-name="T233">:</text:span><text:span text:style-name="T268">0</text:span><text:span text:style-name="T233">0h</text:span></text:p>
      <text:p text:style-name="P329"/>
      <text:p text:style-name="P162">Resum: <text:span text:style-name="T288">Solucionar errors de memòria esborrant dades antigues del monitor. Controlar processament simultani d'una anotació. Prova de connexió amb backoffices. Marcar els procediments extingits.</text:span><text:span text:style-name="T289"> Millores visuals.</text:span><text:span text:style-name="T291"> Nova versió del client REST per backoffice i la llibreria d'utilitats per backoffices per aprofitar la sesió oberta a Distribucio.</text:span></text:p>
      <text:p text:style-name="P560"/>
      <text:p text:style-name="P518">Millores incloses:</text:p>
      <text:list xml:id="list91515573666527" text:continue-list="list91515018573773" text:style-name="L77">
        <text:list-item>
          <text:p text:style-name="P888"><text:a xlink:type="simple" xlink:href="https://github.com/GovernIB/distribucio/issues/523" text:style-name="Internet_20_link" text:visited-style-name="Visited_20_Internet_20_Link">#523</text:a><text:span text:style-name="T289"> </text:span>Millorar legibilitat dels missatges d'error </text:p>
        </text:list-item>
        <text:list-item>
          <text:p text:style-name="P888"><text:a xlink:type="simple" xlink:href="https://github.com/GovernIB/distribucio/issues/533" text:style-name="Internet_20_link" text:visited-style-name="Visited_20_Internet_20_Link">#533</text:a><text:span text:style-name="T289"> </text:span>Controlar procesamiento simultáneo de una misma anotación </text:p>
        </text:list-item>
        <text:list-item>
          <text:p text:style-name="P888"><text:a xlink:type="simple" xlink:href="https://github.com/GovernIB/distribucio/issues/529" text:style-name="Internet_20_link" text:visited-style-name="Visited_20_Internet_20_Link">#529</text:a><text:span text:style-name="T289"> </text:span>Modificar el client rest de Distribucio per mantenir la sesssió </text:p>
        </text:list-item>
        <text:list-item>
          <text:p text:style-name="P888"><text:a xlink:type="simple" xlink:href="https://github.com/GovernIB/distribucio/issues/530" text:style-name="Internet_20_link" text:visited-style-name="Visited_20_Internet_20_Link">#530</text:a><text:span text:style-name="T289"> </text:span>Botó per provar la connexió en la configuració d'un backoffice </text:p>
        </text:list-item>
        <text:list-item>
          <text:p text:style-name="P888"><text:a xlink:type="simple" xlink:href="https://github.com/GovernIB/distribucio/issues/539" text:style-name="Internet_20_link" text:visited-style-name="Visited_20_Internet_20_Link">#539</text:a><text:span text:style-name="T289"> </text:span>Marcar els procediments quan no apareguin a la consulta de procediments </text:p>
        </text:list-item>
        <text:list-item>
          <text:p text:style-name="P888"><text:a xlink:type="simple" xlink:href="https://github.com/GovernIB/distribucio/issues/538" text:style-name="Internet_20_link" text:visited-style-name="Visited_20_Internet_20_Link">#538</text:a><text:span text:style-name="T289"> </text:span>Agafar plantilla informe de traçabilitat i històric de filesystem </text:p>
        </text:list-item>
        <text:list-item>
          <text:p text:style-name="P888"><text:a xlink:type="simple" xlink:href="https://github.com/GovernIB/distribucio/issues/531" text:style-name="Internet_20_link" text:visited-style-name="Visited_20_Internet_20_Link">#531</text:a><text:span text:style-name="T289"> </text:span>Mostrar la informació del backoffice per l'anotació de registre </text:p>
        </text:list-item>
        <text:list-item>
          <text:p text:style-name="P888"><text:a xlink:type="simple" xlink:href="https://github.com/GovernIB/distribucio/issues/532" text:style-name="Internet_20_link" text:visited-style-name="Visited_20_Internet_20_Link">#532</text:a><text:span text:style-name="T289"> </text:span>Mostrar la informació de la regla relacionada a l'anotació de registre </text:p>
        </text:list-item>
        <text:list-item>
          <text:p text:style-name="P888"><text:a xlink:type="simple" xlink:href="https://github.com/GovernIB/distribucio/issues/526" text:style-name="Internet_20_link" text:visited-style-name="Visited_20_Internet_20_Link">#526</text:a><text:span text:style-name="T289"> </text:span>Afegir informació de les regles al manual d'integració </text:p>
        </text:list-item>
        <text:list-item>
          <text:p text:style-name="P888"><text:a xlink:type="simple" xlink:href="https://github.com/GovernIB/distribucio/issues/527" text:style-name="Internet_20_link" text:visited-style-name="Visited_20_Internet_20_Link">#527</text:a><text:span text:style-name="T289"> </text:span>Millorar la secció de Gestió de procediments </text:p>
        </text:list-item>
        <text:list-item>
          <text:p text:style-name="P888"><text:a xlink:type="simple" xlink:href="https://github.com/GovernIB/distribucio/issues/528" text:style-name="Internet_20_link" text:visited-style-name="Visited_20_Internet_20_Link">#528</text:a><text:span text:style-name="T289"> </text:span>Permetre configurar per propietat el temps d'actualització automàtica de procediments </text:p>
        </text:list-item>
        <text:list-item>
          <text:p text:style-name="P888"><text:a xlink:type="simple" xlink:href="https://github.com/GovernIB/distribucio/issues/516" text:style-name="Internet_20_link" text:visited-style-name="Visited_20_Internet_20_Link">#516</text:a><text:span text:style-name="T289"> </text:span>Afegir icona de tipus de document </text:p>
        </text:list-item>
        <text:list-item>
          <text:p text:style-name="P888"><text:a xlink:type="simple" xlink:href="https://github.com/GovernIB/distribucio/issues/518" text:style-name="Internet_20_link" text:visited-style-name="Visited_20_Internet_20_Link">#518</text:a><text:span text:style-name="T289"> </text:span>Resaltar el dia actual en els calendaris </text:p>
        </text:list-item>
        <text:list-item>
          <text:p text:style-name="P888"><text:a xlink:type="simple" xlink:href="https://github.com/GovernIB/distribucio/issues/522" text:style-name="Internet_20_link" text:visited-style-name="Visited_20_Internet_20_Link">#522</text:a><text:span text:style-name="T289"> </text:span>Posar tots els avisos dins la columna avisos del localitzador d'anotacions </text:p>
        </text:list-item>
        <text:list-item>
          <text:p text:style-name="P888"><text:a xlink:type="simple" xlink:href="https://github.com/GovernIB/distribucio/issues/521" text:style-name="Internet_20_link" text:visited-style-name="Visited_20_Internet_20_Link">#521</text:a><text:span text:style-name="T289"> </text:span>Eliminar columna "documentació" en el localitzador d'anotacions </text:p>
        </text:list-item>
      </text:list>
      <text:p text:style-name="P481">Errors resolts:</text:p>
      <text:list xml:id="list4102429907" text:style-name="L113">
        <text:list-item>
          <text:p text:style-name="P862"><text:a xlink:type="simple" xlink:href="https://github.com/GovernIB/distribucio/issues/517" text:style-name="Internet_20_link" text:visited-style-name="Visited_20_Internet_20_Link">#517</text:a><text:span text:style-name="T289"> </text:span>Errors de memòria amb el GC </text:p>
        </text:list-item>
        <text:list-item>
          <text:p text:style-name="P862"><text:a xlink:type="simple" xlink:href="https://github.com/GovernIB/distribucio/issues/545" text:style-name="Internet_20_link" text:visited-style-name="Visited_20_Internet_20_Link">#545</text:a><text:span text:style-name="T289"> </text:span>No s'hactualitza el temps de processament en el monitor de tasques en segon pla </text:p>
        </text:list-item>
        <text:list-item>
          <text:p text:style-name="P862"><text:a xlink:type="simple" xlink:href="https://github.com/GovernIB/distribucio/issues/546" text:style-name="Internet_20_link" text:visited-style-name="Visited_20_Internet_20_Link">#546</text:a><text:span text:style-name="T289"> </text:span>Número de reintents incorrecte a l'estat "Backoffice procesada amb errors" </text:p>
        </text:list-item>
        <text:list-item>
          <text:p text:style-name="P862"><text:a xlink:type="simple" xlink:href="https://github.com/GovernIB/distribucio/issues/547" text:style-name="Internet_20_link" text:visited-style-name="Visited_20_Internet_20_Link">#547</text:a><text:span text:style-name="T289"> </text:span>No es mostra l'hora en la informació de la data de processament per backoffice </text:p>
        </text:list-item>
        <text:list-item>
          <text:p text:style-name="P862"><text:a xlink:type="simple" xlink:href="https://github.com/GovernIB/distribucio/issues/520" text:style-name="Internet_20_link" text:visited-style-name="Visited_20_Internet_20_Link">#520</text:a><text:span text:style-name="T289"> </text:span>Pareix que el monitor està ignorant el valor de <text:span text:style-name="T289"><text:s/></text:span>es.caib.distribucio.tasca.monitor.integracio.esborrar.antics.dies </text:p>
        </text:list-item>
        <text:list-item>
          <text:p text:style-name="P862"><text:a xlink:type="simple" xlink:href="https://github.com/GovernIB/distribucio/issues/525" text:style-name="Internet_20_link" text:visited-style-name="Visited_20_Internet_20_Link">#525</text:a><text:span text:style-name="T289"> </text:span>No permetre custodiar documents que comencin per punt </text:p>
        </text:list-item>
        <text:list-item>
          <text:p text:style-name="P862"><text:a xlink:type="simple" xlink:href="https://github.com/GovernIB/distribucio/issues/519" text:style-name="Internet_20_link" text:visited-style-name="Visited_20_Internet_20_Link">#519</text:a><text:span text:style-name="T289"> </text:span>Revisar amplada del localitzador d'anotacions amb perfil administrador </text:p>
        </text:list-item>
      </text:list>
      <text:p text:style-name="P281"/>
      <text:p text:style-name="P124">Base de dades:</text:p>
      <text:p text:style-name="P124"/>
      <text:list xml:id="list91514421626801" text:continue-list="list91515098307884" text:style-name="L108">
        <text:list-item>
          <text:p text:style-name="P701">distribucio_update_0.9.<text:span text:style-name="T259">4</text:span><text:span text:style-name="T290">7</text:span>.sql<text:span text:style-name="T212"> (Oracle)</text:span></text:p>
          <text:list>
            <text:list-item>
              <text:p text:style-name="P882"><text:soft-page-break/>Nova propietat configurable a nivell de entitat per establir el temps d'actualització automàtica per actualitzar la taula de procediments.</text:p>
            </text:list-item>
            <text:list-item>
              <text:p text:style-name="P882">Agafar plantilla informe de traçabilitat i històric de filesystem</text:p>
            </text:list-item>
            <text:list-item>
              <text:p text:style-name="P882">Nova columna a la taula 'DIS_PROCEDIMENT' que ens <text:s/>indica si el procediment està vigent o obsolet.</text:p>
            </text:list-item>
          </text:list>
        </text:list-item>
      </text:list>
      <text:p text:style-name="P571"/>
      <table:table table:name="Table24" table:style-name="Table24">
        <table:table-column table:style-name="Table24.A"/>
        <table:table-row table:style-name="TableLine96802112">
          <table:table-cell table:style-name="Table24.A1" office:value-type="string">
            <text:p text:style-name="P367">-- #528 Nova propietat configurable a nivell de entitat per establir el temps d'actualització automàtica per actualitzar la taula de procediments</text:p>
            <text:p text:style-name="P549"/>
            <text:p text:style-name="P391"><text:span text:style-name="T30">Insert </text:span><text:span text:style-name="T61">into</text:span><text:span text:style-name="T30"> DIS_CONFIG_GROUP </text:span></text:p>
            <text:p text:style-name="P188"><text:tab/>(CODE, PARENT_CODE, POSITION, DESCRIPTION) </text:p>
            <text:p text:style-name="P391"><text:span text:style-name="T61">values</text:span><text:span text:style-name="T30"> </text:span></text:p>
            <text:p text:style-name="P391"><text:span text:style-name="T30"><text:tab/>(</text:span><text:span text:style-name="T157">'SCHEDULLED_PROCEDIMENT'</text:span><text:span text:style-name="T30">, </text:span><text:span text:style-name="T157">'SCHEDULLED'</text:span><text:span text:style-name="T30">, </text:span><text:span text:style-name="T157">'22'</text:span><text:span text:style-name="T30">, </text:span><text:span text:style-name="T157">'Tasca periòdica per actualitzar la taula de procediments'</text:span><text:span text:style-name="T30">);</text:span></text:p>
            <text:p text:style-name="P549"/>
            <text:p text:style-name="P188"><text:tab/></text:p>
            <text:p text:style-name="P391"><text:span text:style-name="T30">Insert </text:span><text:span text:style-name="T61">into</text:span><text:span text:style-name="T30"> DIS_CONFIG </text:span></text:p>
            <text:p text:style-name="P391"><text:span text:style-name="T30"><text:tab/>(</text:span><text:span text:style-name="T61">KEY</text:span><text:span text:style-name="T30">,</text:span><text:span text:style-name="T61">VALUE</text:span><text:span text:style-name="T30">,DESCRIPTION,GROUP_CODE,POSITION,JBOSS_PROPERTY,TYPE_CODE,LASTMODIFIEDBY_CODI, CONFIGURABLE, ENTITAT_CODI,LASTMODIFIEDDATE) </text:span></text:p>
            <text:p text:style-name="P391"><text:span text:style-name="T61">values</text:span><text:span text:style-name="T30"> </text:span></text:p>
            <text:p text:style-name="P391"><text:span text:style-name="T30"><text:tab/>(</text:span><text:span text:style-name="T157">'es.caib.distribucio.tasca.monitor.integracio.actualitzar.procediments'</text:span><text:span text:style-name="T30">,</text:span><text:span text:style-name="T140">null</text:span><text:span text:style-name="T30">,</text:span><text:span text:style-name="T157">'Especificar l''expressió ''cron'' indicant l''interval de temps de les actualitzacions dels procediments en segon pla. Per defecte s''aplicarà el cron corresponent per actualitzar cada divendres a les 15:30h'</text:span><text:span text:style-name="T30">,</text:span><text:span text:style-name="T157">'SCHEDULLED_PROCEDIMENT'</text:span><text:span text:style-name="T30">,</text:span><text:span text:style-name="T157">'7'</text:span><text:span text:style-name="T30">,</text:span><text:span text:style-name="T157">'0'</text:span><text:span text:style-name="T30">,</text:span><text:span text:style-name="T157">'TEXT'</text:span><text:span text:style-name="T30">, </text:span><text:span text:style-name="T140">NULL</text:span><text:span text:style-name="T30">, </text:span><text:span text:style-name="T157">'0'</text:span><text:span text:style-name="T30">,</text:span><text:span text:style-name="T140">null</text:span><text:span text:style-name="T30">,</text:span><text:span text:style-name="T140">null</text:span><text:span text:style-name="T30">);</text:span></text:p>
            <text:p text:style-name="P549"/>
            <text:p text:style-name="P188"><text:tab/></text:p>
            <text:p text:style-name="P356">--#538 Agafar plantilla informe de traçabilitat i històric de filesystem</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antilla.informe.trasabilitat.ca'</text:span><text:span text:style-name="T30">,</text:span><text:span text:style-name="T140">null</text:span><text:span text:style-name="T30">,</text:span><text:span text:style-name="T157">'Ruta plantilla informe de traçabilitat en català'</text:span><text:span text:style-name="T30">,</text:span><text:span text:style-name="T157">'GENERAL'</text:span><text:span text:style-name="T30">,</text:span><text:span text:style-name="T157">'16'</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antilla.informe.trasabilitat.es'</text:span><text:span text:style-name="T30">,</text:span><text:span text:style-name="T140">null</text:span><text:span text:style-name="T30">,</text:span><text:span text:style-name="T157">'Ruta plantilla informe de traçabilitat en castellà'</text:span><text:span text:style-name="T30">,</text:span><text:span text:style-name="T157">'GENERAL'</text:span><text:span text:style-name="T30">,</text:span><text:span text:style-name="T157">'17'</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antilla.historic.ca'</text:span><text:span text:style-name="T30">,</text:span><text:span text:style-name="T140">null</text:span><text:span text:style-name="T30">,</text:span><text:span text:style-name="T157">'Ruta plantilla històric en català'</text:span><text:span text:style-name="T30">,</text:span><text:span text:style-name="T157">'GENERAL'</text:span><text:span text:style-name="T30">,</text:span><text:span text:style-name="T157">'18'</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antilla.historic.es'</text:span><text:span text:style-name="T30">,</text:span><text:span text:style-name="T140">null</text:span><text:span text:style-name="T30">,</text:span><text:span text:style-name="T157">'Ruta plantilla històric en castellà'</text:span><text:span text:style-name="T30">,</text:span><text:span text:style-name="T157">'GENERAL'</text:span><text:span text:style-name="T30">,</text:span><text:span text:style-name="T157">'19'</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549"/>
            <text:p text:style-name="P356">-- #539 Nova columna a la taula 'DIS_PROCEDIMENT' que ens <text:s/>indica si el procediment està vigent o obsolet. </text:p>
            <text:p text:style-name="P549"/>
            <text:p text:style-name="P391"><text:span text:style-name="T61">ALTER</text:span><text:span text:style-name="T30"> </text:span><text:span text:style-name="T61">TABLE</text:span><text:span text:style-name="T30"> DIS_PROCEDIMENT </text:span><text:span text:style-name="T61">ADD</text:span><text:span text:style-name="T30"> (ESTAT VARCHAR2(20 </text:span><text:span text:style-name="T61">CHAR</text:span><text:span text:style-name="T30">) </text:span><text:span text:style-name="T61">DEFAULT</text:span><text:span text:style-name="T30"> </text:span><text:span text:style-name="T157">'VIGENT'</text:span><text:span text:style-name="T30"> </text:span><text:span text:style-name="T61">NOT</text:span><text:span text:style-name="T30"> </text:span><text:span text:style-name="T140">NULL</text:span><text:span text:style-name="T30">);</text:span></text:p>
            <text:p text:style-name="P391"/>
          </table:table-cell>
        </table:table-row>
      </table:table>
      <text:p text:style-name="P541"><text:soft-page-break/></text:p>
      <text:p text:style-name="P68"><text:span text:style-name="T6">Propietats globals</text:span>:</text:p>
      <text:list xml:id="list91515322545476" text:continue-list="list91515122990164" text:style-name="L105">
        <text:list-item>
          <text:p text:style-name="P878">Opcionalment es poden afegir les propietats inserides a BBDD en el fitxer de propietats:</text:p>
        </text:list-item>
      </text:list>
      <table:table table:name="Table25" table:style-name="Table25">
        <table:table-column table:style-name="Table25.A"/>
        <table:table-row table:style-name="TableLine96803552">
          <table:table-cell table:style-name="Table25.A1" office:value-type="string">
            <text:p text:style-name="P232"># ############################# #</text:p>
            <text:p text:style-name="P222"># PROPERTIES AFEGIDES OPCIONALS #</text:p>
            <text:p text:style-name="P222"># ############################# #</text:p>
            <text:p text:style-name="P549"/>
            <text:p text:style-name="P391"><text:span text:style-name="T47">#528 </text:span><text:span text:style-name="T50">Nova</text:span><text:span text:style-name="T47"> </text:span><text:span text:style-name="T50">propietat</text:span><text:span text:style-name="T47"> configurable a </text:span><text:span text:style-name="T50">nivell</text:span><text:span text:style-name="T47"> </text:span><text:span text:style-name="T50">de</text:span><text:span text:style-name="T47"> </text:span><text:span text:style-name="T50">entitat</text:span><text:span text:style-name="T47"> per </text:span><text:span text:style-name="T50">establir</text:span><text:span text:style-name="T47"> el </text:span><text:span text:style-name="T50">temps</text:span><text:span text:style-name="T47"> d'actualització </text:span><text:span text:style-name="T50">automàtica</text:span><text:span text:style-name="T47"> per </text:span><text:span text:style-name="T50">actualitzar</text:span><text:span text:style-name="T47"> </text:span><text:span text:style-name="T50">la</text:span><text:span text:style-name="T47"> </text:span><text:span text:style-name="T50">taula</text:span><text:span text:style-name="T47"> </text:span><text:span text:style-name="T50">de</text:span><text:span text:style-name="T47"> </text:span><text:span text:style-name="T50">procediments</text:span></text:p>
            <text:p text:style-name="P391"><text:span text:style-name="T30">es.caib.distribucio.tasca.monitor.integracio.actualitzar.procediments=</text:span><text:span text:style-name="T36">0</text:span><text:span text:style-name="T30"> </text:span><text:span text:style-name="T36">30</text:span><text:span text:style-name="T30"> </text:span><text:span text:style-name="T36">15</text:span><text:span text:style-name="T30"> </text:span><text:span text:style-name="T36">*</text:span><text:span text:style-name="T30"> </text:span><text:span text:style-name="T36">*</text:span><text:span text:style-name="T30"> </text:span><text:span text:style-name="T36">5</text:span></text:p>
            <text:p text:style-name="P549"/>
            <text:p text:style-name="P391"><text:span text:style-name="T47">#538 </text:span><text:span text:style-name="T50">Agafar</text:span><text:span text:style-name="T47"> </text:span><text:span text:style-name="T50">plantilla</text:span><text:span text:style-name="T47"> </text:span><text:span text:style-name="T50">informe</text:span><text:span text:style-name="T47"> </text:span><text:span text:style-name="T50">de</text:span><text:span text:style-name="T47"> </text:span><text:span text:style-name="T50">traçabilitat</text:span><text:span text:style-name="T47"> i </text:span><text:span text:style-name="T50">històric</text:span><text:span text:style-name="T47"> </text:span><text:span text:style-name="T50">de</text:span><text:span text:style-name="T47"> </text:span><text:span text:style-name="T50">filesystem</text:span></text:p>
            <text:p text:style-name="P549"/>
            <text:p text:style-name="P188">es.caib.distribucio.plantilla.informe.trasabilitat.ca=</text:p>
            <text:p text:style-name="P188">es.caib.distribucio.plantilla.informe.trasabilitat.es=</text:p>
            <text:p text:style-name="P188">es.caib.distribucio.plantilla.historic.ca=</text:p>
            <text:p text:style-name="P188">es.caib.distribucio.plantilla.historic.es=</text:p>
          </table:table-cell>
        </table:table-row>
      </table:table>
      <text:p text:style-name="P545"/>
      <text:p text:style-name="P454"/>
      <text:p text:style-name="P574">Altres:</text:p>
      <text:list xml:id="list2530976994" text:style-name="L114">
        <text:list-item>
          <text:p text:style-name="P900">Publicada una nova versió del client API REST<text:span text:style-name="T148"> distribucio-rest-client-0.9.47</text:span> per backoffices per mantenir l'autenticac<text:span text:style-name="T292">ió</text:span> per no obrir sessió en cada petició.</text:p>
        </text:list-item>
      </text:list>
      <text:p text:style-name="P455"/>
      <text:list xml:id="list91514485516670" text:continue-list="list91514729249417" text:style-name="Outline">
        <text:list-item>
          <text:list>
            <text:list-header>
              <text:h text:style-name="P636" text:outline-level="2" text:is-list-header="true"><text:bookmark-start text:name="__RefHeading___Toc79566_283954641611111"/><text:span text:style-name="T145">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0">Data: <text:span text:style-name="T299">2</text:span><text:span text:style-name="T300">6</text:span><text:span text:style-name="T282">/</text:span><text:span text:style-name="T295">04</text:span>/202<text:span text:style-name="T295">3</text:span><text:span text:style-name="T233"> </text:span><text:span text:style-name="T298">1</text:span><text:span text:style-name="T300">0</text:span><text:span text:style-name="T233">:</text:span><text:span text:style-name="T268">0</text:span><text:span text:style-name="T233">0h</text:span></text:p>
      <text:p text:style-name="P330"/>
      <text:p text:style-name="P163">Resum: <text:span text:style-name="T29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61"/>
      <text:p text:style-name="P519">Millores incloses:</text:p>
      <text:list xml:id="list91515881307312" text:continue-list="list91515573666527" text:style-name="L77">
        <text:list-item>
          <text:p text:style-name="P889"><text:a xlink:type="simple" xlink:href="https://github.com/GovernIB/distribucio/issues/474" text:style-name="Internet_20_link" text:visited-style-name="Visited_20_Internet_20_Link">#474</text:a><text:span text:style-name="T296"> </text:span>Firmar i guardar documents en estat esborrany en el reprocessament </text:p>
        </text:list-item>
        <text:list-item>
          <text:p text:style-name="P889"><text:a xlink:type="simple" xlink:href="https://github.com/GovernIB/distribucio/issues/565" text:style-name="Internet_20_link" text:visited-style-name="Visited_20_Internet_20_Link">#565</text:a><text:span text:style-name="T296"> </text:span>Afegir codi SIA al desplegable de la classificació de múltiples anotacions </text:p>
        </text:list-item>
        <text:list-item>
          <text:p text:style-name="P889"><text:a xlink:type="simple" xlink:href="https://github.com/GovernIB/distribucio/issues/569" text:style-name="Internet_20_link" text:visited-style-name="Visited_20_Internet_20_Link">#569</text:a><text:span text:style-name="T296"> </text:span>Revisar columnes del localitzador de continguts </text:p>
        </text:list-item>
        <text:list-item>
          <text:p text:style-name="P889"><text:a xlink:type="simple" xlink:href="https://github.com/GovernIB/distribucio/issues/543" text:style-name="Internet_20_link" text:visited-style-name="Visited_20_Internet_20_Link">#543</text:a><text:span text:style-name="T296"> </text:span>Diagnòstic ràpid de les integracions </text:p>
        </text:list-item>
        <text:list-item>
          <text:p text:style-name="P889"><text:a xlink:type="simple" xlink:href="https://github.com/GovernIB/distribucio/issues/553" text:style-name="Internet_20_link" text:visited-style-name="Visited_20_Internet_20_Link">#553</text:a><text:span text:style-name="T296"> </text:span>Afegir autenticació Basic a l'API de regles </text:p>
        </text:list-item>
        <text:list-item>
          <text:p text:style-name="P889"><text:a xlink:type="simple" xlink:href="https://github.com/GovernIB/distribucio/issues/567" text:style-name="Internet_20_link" text:visited-style-name="Visited_20_Internet_20_Link">#567</text:a><text:span text:style-name="T296"> </text:span>Poder metadatar assentaments registrals en distribució <text:span text:style-name="T296">(APB)</text:span></text:p>
        </text:list-item>
        <text:list-item>
          <text:p text:style-name="P889"><text:a xlink:type="simple" xlink:href="https://github.com/GovernIB/distribucio/issues/557" text:style-name="Internet_20_link" text:visited-style-name="Visited_20_Internet_20_Link">#557</text:a><text:span text:style-name="T296"> </text:span>Afegir filtre "presencial" a les regles </text:p>
        </text:list-item>
        <text:list-item>
          <text:p text:style-name="P889"><text:a xlink:type="simple" xlink:href="https://github.com/GovernIB/distribucio/issues/555" text:style-name="Internet_20_link" text:visited-style-name="Visited_20_Internet_20_Link">#555</text:a><text:span text:style-name="T296"> </text:span>Afegir la opció "Cap procediment" a l'inici del select de procediments de l'acció de classificar anotació</text:p>
        </text:list-item>
        <text:list-item>
          <text:p text:style-name="P889"><text:a xlink:type="simple" xlink:href="https://github.com/GovernIB/distribucio/issues/556" text:style-name="Internet_20_link" text:visited-style-name="Visited_20_Internet_20_Link">#556</text:a><text:span text:style-name="T296"> </text:span>Eliminar el selector d'entitat en el perfil superusuari </text:p>
        </text:list-item>
        <text:list-item>
          <text:p text:style-name="P889"><text:a xlink:type="simple" xlink:href="https://github.com/GovernIB/distribucio/issues/554" text:style-name="Internet_20_link" text:visited-style-name="Visited_20_Internet_20_Link">#554</text:a><text:span text:style-name="T296"> </text:span>Canviar el context de l'API de regles i securització </text:p>
        </text:list-item>
        <text:list-item>
          <text:p text:style-name="P889"><text:soft-page-break/><text:a xlink:type="simple" xlink:href="https://github.com/GovernIB/distribucio/issues/544" text:style-name="Internet_20_link" text:visited-style-name="Visited_20_Internet_20_Link">#544</text:a><text:span text:style-name="T296"> </text:span>Reiniciar tasques en segon pla pareix que funciona a vegades o no es clar que es faci. </text:p>
        </text:list-item>
        <text:list-item>
          <text:p text:style-name="P889"><text:a xlink:type="simple" xlink:href="https://github.com/GovernIB/distribucio/issues/542" text:style-name="Internet_20_link" text:visited-style-name="Visited_20_Internet_20_Link">#542</text:a><text:span text:style-name="T296"> </text:span>Crear una tasca en 2n pla que sincronitzi els procediments cada X temps </text:p>
        </text:list-item>
        <text:list-item>
          <text:p text:style-name="P889"><text:a xlink:type="simple" xlink:href="https://github.com/GovernIB/distribucio/issues/551" text:style-name="Internet_20_link" text:visited-style-name="Visited_20_Internet_20_Link">#551</text:a><text:span text:style-name="T296"> </text:span>Adaptar el contingut a la grandària de la pantalla a formularis i taules identificats </text:p>
        </text:list-item>
      </text:list>
      <text:p text:style-name="P482">Errors resolts:</text:p>
      <text:list xml:id="list3209075672" text:style-name="L115">
        <text:list-item>
          <text:p text:style-name="P869"><text:a xlink:type="simple" xlink:href="https://github.com/GovernIB/distribucio/issues/582" text:style-name="Internet_20_link" text:visited-style-name="Visited_20_Internet_20_Link">#582</text:a><text:span text:style-name="T296"> </text:span>Error en el format de les dates en la consulta de regles via API </text:p>
        </text:list-item>
        <text:list-item>
          <text:p text:style-name="P863"><text:a xlink:type="simple" xlink:href="https://github.com/GovernIB/distribucio/issues/576" text:style-name="Internet_20_link" text:visited-style-name="Visited_20_Internet_20_Link">#576</text:a><text:span text:style-name="T296"> </text:span>Revisar per què les propietats fixades a null no s'actualitzen </text:p>
        </text:list-item>
        <text:list-item>
          <text:p text:style-name="P863"><text:a xlink:type="simple" xlink:href="https://github.com/GovernIB/distribucio/issues/560" text:style-name="Internet_20_link" text:visited-style-name="Visited_20_Internet_20_Link">#560</text:a><text:span text:style-name="T296"> </text:span>Revisar les dependències del plugin de firma en servidor per evitar el problema del hostname </text:p>
        </text:list-item>
        <text:list-item>
          <text:p text:style-name="P863"><text:a xlink:type="simple" xlink:href="https://github.com/GovernIB/distribucio/issues/577" text:style-name="Internet_20_link" text:visited-style-name="Visited_20_Internet_20_Link">#577</text:a><text:span text:style-name="T296"> </text:span>El botó de reiniciar tasques en segon pla no refresca els missatges </text:p>
        </text:list-item>
        <text:list-item>
          <text:p text:style-name="P863"><text:a xlink:type="simple" xlink:href="https://github.com/GovernIB/distribucio/issues/570" text:style-name="Internet_20_link" text:visited-style-name="Visited_20_Internet_20_Link">#570</text:a><text:span text:style-name="T296"> </text:span>La bústia apareix dues vegades en el filtre i sota una unitat que no toca </text:p>
        </text:list-item>
        <text:list-item>
          <text:p text:style-name="P863"><text:a xlink:type="simple" xlink:href="https://github.com/GovernIB/distribucio/issues/575" text:style-name="Internet_20_link" text:visited-style-name="Visited_20_Internet_20_Link">#575</text:a><text:span text:style-name="T296"> </text:span>Error de consultes i als scripts amb PostgreSQL <text:span text:style-name="T296"><text:s/>(APB)</text:span></text:p>
        </text:list-item>
        <text:list-item>
          <text:p text:style-name="P863"><text:a xlink:type="simple" xlink:href="https://github.com/GovernIB/distribucio/issues/573" text:style-name="Internet_20_link" text:visited-style-name="Visited_20_Internet_20_Link">#573</text:a><text:span text:style-name="T296"> </text:span>Error sincronizant UO's </text:p>
        </text:list-item>
        <text:list-item>
          <text:p text:style-name="P86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63"><text:a xlink:type="simple" xlink:href="https://github.com/GovernIB/distribucio/issues/548" text:style-name="Internet_20_link" text:visited-style-name="Visited_20_Internet_20_Link">#548</text:a><text:span text:style-name="T296"> </text:span>Revisar duplicats en procediments en classificar </text:p>
        </text:list-item>
        <text:list-item>
          <text:p text:style-name="P863"><text:a xlink:type="simple" xlink:href="https://github.com/GovernIB/distribucio/issues/568" text:style-name="Internet_20_link" text:visited-style-name="Visited_20_Internet_20_Link">#568</text:a><text:span text:style-name="T296"> </text:span>Marcar els procediments extingits en la classificació d'anotacions </text:p>
        </text:list-item>
        <text:list-item>
          <text:p text:style-name="P863"><text:a xlink:type="simple" xlink:href="https://github.com/GovernIB/distribucio/issues/559" text:style-name="Internet_20_link" text:visited-style-name="Visited_20_Internet_20_Link">#559</text:a><text:span text:style-name="T296"> </text:span>No deixa marcar com a processar una anotació rebutjada per un backoffice </text:p>
        </text:list-item>
        <text:list-item>
          <text:p text:style-name="P891"><text:a xlink:type="simple" xlink:href="https://github.com/GovernIB/distribucio/issues/552" text:style-name="Internet_20_link" text:visited-style-name="Visited_20_Internet_20_Link">#552</text:a><text:span text:style-name="T296"> </text:span>Impedir crear Backoffice amb espais en blanc al codi </text:p>
        </text:list-item>
        <text:list-item>
          <text:p text:style-name="P891"><text:a xlink:type="simple" xlink:href="https://github.com/GovernIB/distribucio/issues/549" text:style-name="Internet_20_link" text:visited-style-name="Visited_20_Internet_20_Link">#549</text:a><text:span text:style-name="T296"> </text:span>Error al añadir logo de cabecera para una entidad </text:p>
        </text:list-item>
      </text:list>
      <text:p text:style-name="P282"/>
      <text:p text:style-name="P125">Base de dades:</text:p>
      <text:p text:style-name="P125"/>
      <text:list xml:id="list158802524" text:style-name="L116">
        <text:list-item>
          <text:p text:style-name="P702">distribucio_update_0.9.<text:span text:style-name="T259">4</text:span><text:span text:style-name="T297">8</text:span>.sql<text:span text:style-name="T212"> (Oracle)</text:span></text:p>
          <text:list>
            <text:list-item>
              <text:p text:style-name="P901">Nova columna "presencial" pel nou filtre de regles.</text:p>
            </text:list-item>
            <text:list-item>
              <text:p text:style-name="P901">Nova propietat configurable per poder activar el canvi de títol a l'hora de classificar.</text:p>
            </text:list-item>
            <text:list-item>
              <text:p text:style-name="P901">Nova propietat configurable per poder activar les metadades d'anotacions.</text:p>
            </text:list-item>
            <text:list-item>
              <text:p text:style-name="P901">Taules per poder afegir metadades a les anotacions.</text:p>
            </text:list-item>
            <text:list-item>
              <text:p text:style-name="P901">Canvi de la propietat configurable del plugin d'Arxiu per especificar el valor de la configuració del CSV.</text:p>
            </text:list-item>
          </text:list>
        </text:list-item>
      </text:list>
      <text:p text:style-name="P572"/>
      <table:table table:name="Table26" table:style-name="Table26">
        <table:table-column table:style-name="Table26.A"/>
        <table:table-row table:style-name="TableLine96804992">
          <table:table-cell table:style-name="Table26.A1" office:value-type="string">
            <text:p text:style-name="P368">-- Distribucio 0.9.48</text:p>
            <text:p text:style-name="P549"/>
            <text:p text:style-name="P356">-- #557 Nova columna a la taula 'DIS_REGLA' que ens indica si s'aplicarà a un registre presencial o no. </text:p>
            <text:p text:style-name="P391"><text:span text:style-name="T61">ALTER</text:span><text:span text:style-name="T30"> </text:span><text:span text:style-name="T61">TABLE</text:span><text:span text:style-name="T30"> DIS_REGLA </text:span><text:span text:style-name="T61">ADD</text:span><text:span text:style-name="T30"> PRESENCIAL NUMBER(1);</text:span></text:p>
            <text:p text:style-name="P549"/>
            <text:p text:style-name="P356">--#558 Poder canviar títol en classificar</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modificar.titol'</text:span><text:span text:style-name="T30">,</text:span><text:span text:style-name="T157">'0'</text:span><text:span text:style-name="T30">,</text:span><text:span text:style-name="T157">'Permetre modificar el títol d''una anotació en classificar'</text:span><text:span text:style-name="T30">,</text:span><text:span text:style-name="T157">'GENERAL'</text:span><text:span text:style-name="T30">,</text:span><text:span text:style-name="T157">'20'</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49"/>
            <text:p text:style-name="P356">--#567 Poder metadatar assentaments registrals en distribució</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ermetre.metadades.registre'</text:span><text:span text:style-name="T30">,</text:span><text:span text:style-name="T157">'0'</text:span><text:span text:style-name="T30">,</text:span><text:span text:style-name="T157">'Permetre metadatar assentaments registrals'</text:span><text:span text:style-name="T30">,</text:span><text:span text:style-name="T157">'GENERAL'</text:span><text:span text:style-name="T30">,</text:span><text:span text:style-name="T157">'2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49"><text:soft-page-break/></text:p>
            <text:p text:style-name="P391"><text:span text:style-name="T61">CREATE</text:span><text:span text:style-name="T30"> </text:span><text:span text:style-name="T61">TABLE</text:span><text:span text:style-name="T30"> DIS_METADADA</text:span></text:p>
            <text:p text:style-name="P188">(</text:p>
            <text:p text:style-name="P391"><text:span text:style-name="T30"><text:s text:c="2"/>ID <text:s text:c="19"/>NUMBER(19) <text:s text:c="13"/></text:span><text:span text:style-name="T61">NOT</text:span><text:span text:style-name="T30"> </text:span><text:span text:style-name="T140">NULL</text:span><text:span text:style-name="T30">,</text:span></text:p>
            <text:p text:style-name="P391"><text:span text:style-name="T30"><text:s text:c="2"/>CODI <text:s text:c="17"/>VARCHAR2(64) <text:s text:c="11"/></text:span><text:span text:style-name="T61">NOT</text:span><text:span text:style-name="T30"> </text:span><text:span text:style-name="T140">NULL</text:span><text:span text:style-name="T30">,</text:span></text:p>
            <text:p text:style-name="P391"><text:span text:style-name="T30"><text:s text:c="2"/>NOM <text:s text:c="18"/>VARCHAR2(256) <text:s text:c="10"/></text:span><text:span text:style-name="T61">NOT</text:span><text:span text:style-name="T30"> </text:span><text:span text:style-name="T140">NULL</text:span><text:span text:style-name="T30">,</text:span></text:p>
            <text:p text:style-name="P391"><text:span text:style-name="T30"><text:s text:c="2"/>TIPUS <text:s text:c="16"/>NUMBER(10) <text:s text:c="13"/></text:span><text:span text:style-name="T61">NOT</text:span><text:span text:style-name="T30"> </text:span><text:span text:style-name="T140">NULL</text:span><text:span text:style-name="T30">,</text:span></text:p>
            <text:p text:style-name="P391"><text:span text:style-name="T30"><text:s text:c="2"/>MULTIPLICITAT <text:s text:c="8"/>NUMBER(10) <text:s text:c="13"/></text:span><text:span text:style-name="T61">NOT</text:span><text:span text:style-name="T30"> </text:span><text:span text:style-name="T140">NULL</text:span><text:span text:style-name="T30">,</text:span></text:p>
            <text:p text:style-name="P391"><text:span text:style-name="T30"><text:s text:c="2"/>ACTIVA <text:s text:c="15"/>NUMBER(1) <text:s text:c="14"/></text:span><text:span text:style-name="T61">NOT</text:span><text:span text:style-name="T30"> </text:span><text:span text:style-name="T140">NULL</text:span><text:span text:style-name="T30">,</text:span></text:p>
            <text:p text:style-name="P391"><text:span text:style-name="T30"><text:s text:c="2"/>READ_ONLY <text:s text:c="12"/>NUMBER(1) <text:s text:c="14"/></text:span><text:span text:style-name="T61">NOT</text:span><text:span text:style-name="T30"> </text:span><text:span text:style-name="T140">NULL</text:span><text:span text:style-name="T30">,</text:span></text:p>
            <text:p text:style-name="P391"><text:span text:style-name="T30"><text:s text:c="2"/>ORDRE <text:s text:c="16"/>NUMBER(10) <text:s text:c="13"/></text:span><text:span text:style-name="T61">NOT</text:span><text:span text:style-name="T30"> </text:span><text:span text:style-name="T140">NULL</text:span><text:span text:style-name="T30">,</text:span></text:p>
            <text:p text:style-name="P188"><text:s text:c="2"/>DESCRIPCIO <text:s text:c="11"/>VARCHAR2(1024),</text:p>
            <text:p text:style-name="P391"><text:span text:style-name="T30"><text:s text:c="2"/>ENTITAT_ID <text:s text:c="11"/>NUMBER(19) <text:s text:c="13"/></text:span><text:span text:style-name="T61">NOT</text:span><text:span text:style-name="T30"> </text:span><text:span text:style-name="T140">NULL</text:span><text:span text:style-name="T30">,</text:span></text:p>
            <text:p text:style-name="P391"><text:span text:style-name="T30"><text:s text:c="2"/>NO_APLICA<text:tab/><text:tab/><text:tab/><text:tab/>NUMBER(1)<text:tab/><text:tab/><text:tab/><text:tab/></text:span><text:span text:style-name="T61">DEFAULT</text:span><text:span text:style-name="T30"> 0,</text:span></text:p>
            <text:p text:style-name="P391"><text:span text:style-name="T30"><text:s text:c="2"/>VERSION <text:s text:c="14"/>NUMBER(19) <text:s text:c="13"/></text:span><text:span text:style-name="T61">NOT</text:span><text:span text:style-name="T30"> </text:span><text:span text:style-name="T140">NULL</text:span><text:span text:style-name="T30">,</text:span></text:p>
            <text:p text:style-name="P188"><text:s text:c="2"/>VALOR <text:tab/><text:tab/><text:tab/><text:tab/>VARCHAR2(255),</text:p>
            <text:p text:style-name="P188"><text:s text:c="2"/>CREATEDBY_CODI <text:s text:c="7"/>VARCHAR2(64),</text:p>
            <text:p text:style-name="P391"><text:span text:style-name="T30"><text:s text:c="2"/>CREATEDDATE <text:s text:c="10"/></text:span><text:span text:style-name="T61">TIMESTAMP</text:span><text:span text:style-name="T30">(6),</text:span></text:p>
            <text:p text:style-name="P188"><text:s text:c="2"/>LASTMODIFIEDBY_CODI <text:s text:c="2"/>VARCHAR2(64),</text:p>
            <text:p text:style-name="P391"><text:span text:style-name="T30"><text:s text:c="2"/>LASTMODIFIEDDATE <text:s text:c="5"/></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METADADA </text:span><text:span text:style-name="T61">ADD</text:span><text:span text:style-name="T30"> (</text:span></text:p>
            <text:p text:style-name="P391"><text:span text:style-name="T30"><text:s text:c="2"/></text:span><text:span text:style-name="T61">CONSTRAINT</text:span><text:span text:style-name="T30"> DIS_META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METADADA_CODI_UK </text:span><text:span text:style-name="T61">UNIQUE</text:span><text:span text:style-name="T30"> (CODI),</text:span></text:p>
            <text:p text:style-name="P391"><text:span text:style-name="T30"><text:s text:c="2"/></text:span><text:span text:style-name="T61">CONSTRAINT</text:span><text:span text:style-name="T30"> DIS_METADADA_ENTITAT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391"><text:span text:style-name="T30"><text:s text:c="2"/></text:span><text:span text:style-name="T61">CONSTRAINT</text:span><text:span text:style-name="T30"> DIS_USUCRE_META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METADADA_FK </text:span><text:span text:style-name="T61">FOREIGN</text:span><text:span text:style-name="T30"> </text:span><text:span text:style-name="T61">KEY</text:span><text:span text:style-name="T30"> (LASTMODIFIEDBY_CODI) </text:span></text:p>
            <text:p text:style-name="P391"><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ADA</text:span></text:p>
            <text:p text:style-name="P188">(</text:p>
            <text:p text:style-name="P391"><text:span text:style-name="T30"><text:s text:c="2"/>ID <text:s text:c="18"/>NUMBER(19) <text:s text:c="14"/></text:span><text:span text:style-name="T61">NOT</text:span><text:span text:style-name="T30"> </text:span><text:span text:style-name="T140">NULL</text:span><text:span text:style-name="T30">,</text:span></text:p>
            <text:p text:style-name="P188"><text:s text:c="2"/>ORDRE <text:s text:c="15"/>NUMBER(10),</text:p>
            <text:p text:style-name="P391"><text:span text:style-name="T30"><text:s text:c="2"/>VALOR <text:s text:c="15"/>VARCHAR2(256 </text:span><text:span text:style-name="T61">CHAR</text:span><text:span text:style-name="T30">) <text:s text:c="6"/></text:span><text:span text:style-name="T61">NOT</text:span><text:span text:style-name="T30"> </text:span><text:span text:style-name="T140">NULL</text:span><text:span text:style-name="T30">,</text:span></text:p>
            <text:p text:style-name="P391"><text:span text:style-name="T30"><text:s text:c="2"/>VERSION <text:s text:c="13"/>NUMBER(19) <text:s text:c="14"/></text:span><text:span text:style-name="T61">NOT</text:span><text:span text:style-name="T30"> </text:span><text:span text:style-name="T140">NULL</text:span><text:span text:style-name="T30">,</text:span></text:p>
            <text:p text:style-name="P391"><text:span text:style-name="T30"><text:s text:c="2"/>METADADA_ID <text:s text:c="9"/>NUMBER(19) <text:s text:c="14"/></text:span><text:span text:style-name="T61">NOT</text:span><text:span text:style-name="T30"> </text:span><text:span text:style-name="T140">NULL</text:span><text:span text:style-name="T30">,</text:span></text:p>
            <text:p text:style-name="P391"><text:span text:style-name="T30"><text:s text:c="2"/>REGISTRE_ID <text:s text:c="9"/>NUMBER(19) <text:s text:c="14"/></text:span><text:span text:style-name="T61">NOT</text:span><text:span text:style-name="T30"> </text:span><text:span text:style-name="T140">NULL</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DADA </text:span><text:span text:style-name="T61">ADD</text:span><text:span text:style-name="T30"> (</text:span></text:p>
            <text:p text:style-name="P391"><text:span text:style-name="T30"><text:s text:c="2"/></text:span><text:span text:style-name="T61">CONSTRAINT</text:span><text:span text:style-name="T30"> DIS_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DADA_MULT_UK </text:span><text:span text:style-name="T61">UNIQUE</text:span><text:span text:style-name="T30"> (METADADA_ID, REGISTRE_ID, ORDRE),</text:span></text:p>
            <text:p text:style-name="P391"><text:span text:style-name="T30"><text:s text:c="2"/></text:span><text:span text:style-name="T61">CONSTRAINT</text:span><text:span text:style-name="T30"> DIS_REGISTRE_DADA_FK </text:span><text:span text:style-name="T61">FOREIGN</text:span><text:span text:style-name="T30"> </text:span><text:span text:style-name="T61">KEY</text:span><text:span text:style-name="T30"> (REGISTRE_ID) </text:span></text:p>
            <text:p text:style-name="P391"><text:span text:style-name="T30"><text:s text:c="4"/></text:span><text:span text:style-name="T61">REFERENCES</text:span><text:span text:style-name="T30"> DIS_REGISTRE (ID),</text:span></text:p>
            <text:p text:style-name="P391"><text:span text:style-name="T30"><text:s text:c="2"/></text:span><text:span text:style-name="T61">CONSTRAINT</text:span><text:span text:style-name="T30"> DIS_METADADA_DADA_FK </text:span><text:span text:style-name="T61">FOREIGN</text:span><text:span text:style-name="T30"> </text:span><text:span text:style-name="T61">KEY</text:span><text:span text:style-name="T30"> (METADADA_ID) </text:span></text:p>
            <text:p text:style-name="P391"><text:span text:style-name="T30"><text:s text:c="4"/></text:span><text:span text:style-name="T61">REFERENCES</text:span><text:span text:style-name="T30"> DIS_METADADA (ID),</text:span></text:p>
            <text:p text:style-name="P391"><text:span text:style-name="T30"><text:s text:c="2"/></text:span><text:span text:style-name="T61">CONSTRAINT</text:span><text:span text:style-name="T30"> DIS_USUCRE_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DADA_FK </text:span><text:span text:style-name="T61">FOREIGN</text:span><text:span text:style-name="T30"> </text:span><text:span text:style-name="T61">KEY</text:span><text:span text:style-name="T30"> (LASTMODIFIEDBY_CODI) </text:span></text:p>
            <text:p text:style-name="P391"><text:soft-page-break/><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OMINI</text:span></text:p>
            <text:p text:style-name="P188">(</text:p>
            <text:p text:style-name="P391"><text:span text:style-name="T30"><text:s text:c="2"/>ID <text:s text:c="18"/>NUMBER(19) <text:s text:c="10"/><text:tab/></text:span><text:span text:style-name="T61">NOT</text:span><text:span text:style-name="T30"> </text:span><text:span text:style-name="T140">NULL</text:span><text:span text:style-name="T30">,</text:span></text:p>
            <text:p text:style-name="P391"><text:span text:style-name="T30"><text:s text:c="2"/>CODI <text:s text:c="16"/>VARCHAR2(64 </text:span><text:span text:style-name="T61">CHAR</text:span><text:span text:style-name="T30">)<text:tab/><text:tab/></text:span><text:span text:style-name="T61">NOT</text:span><text:span text:style-name="T30"> </text:span><text:span text:style-name="T140">NULL</text:span><text:span text:style-name="T30">,</text:span></text:p>
            <text:p text:style-name="P391"><text:span text:style-name="T30"><text:s text:c="2"/>NOM <text:s text:c="17"/>VARCHAR2(256 </text:span><text:span text:style-name="T61">CHAR</text:span><text:span text:style-name="T30">)<text:tab/> <text:s text:c="3"/></text:span><text:span text:style-name="T61">NOT</text:span><text:span text:style-name="T30"> </text:span><text:span text:style-name="T140">NULL</text:span><text:span text:style-name="T30">,</text:span></text:p>
            <text:p text:style-name="P391"><text:span text:style-name="T30"><text:s text:c="2"/>DESCRIPCIO <text:s text:c="10"/>VARCHAR2(256 </text:span><text:span text:style-name="T61">CHAR</text:span><text:span text:style-name="T30">),</text:span></text:p>
            <text:p text:style-name="P391"><text:span text:style-name="T30"><text:s text:c="2"/>CONSULTA <text:s text:c="12"/>VARCHAR2(256 </text:span><text:span text:style-name="T61">CHAR</text:span><text:span text:style-name="T30">) <text:s text:c="6"/></text:span><text:span text:style-name="T61">NOT</text:span><text:span text:style-name="T30"> </text:span><text:span text:style-name="T140">NULL</text:span><text:span text:style-name="T30">,</text:span></text:p>
            <text:p text:style-name="P391"><text:span text:style-name="T30"><text:s text:c="2"/>CADENA <text:s text:c="14"/>VARCHAR2(256 </text:span><text:span text:style-name="T61">CHAR</text:span><text:span text:style-name="T30">) <text:s text:c="6"/></text:span><text:span text:style-name="T61">NOT</text:span><text:span text:style-name="T30"> </text:span><text:span text:style-name="T140">NULL</text:span><text:span text:style-name="T30">,</text:span></text:p>
            <text:p text:style-name="P391"><text:span text:style-name="T30"><text:s text:c="2"/>CONTRASENYA <text:s text:c="9"/>VARCHAR2(256 </text:span><text:span text:style-name="T61">CHAR</text:span><text:span text:style-name="T30">) <text:s text:c="6"/></text:span><text:span text:style-name="T61">NOT</text:span><text:span text:style-name="T30"> </text:span><text:span text:style-name="T140">NULL</text:span><text:span text:style-name="T30">,</text:span></text:p>
            <text:p text:style-name="P391"><text:span text:style-name="T30"><text:s text:c="2"/>ENTITAT_ID <text:s text:c="10"/>NUMBER(19) <text:s text:c="10"/><text:tab/></text:span><text:span text:style-name="T61">NOT</text:span><text:span text:style-name="T30"> </text:span><text:span text:style-name="T140">NULL</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CREATEDBY_CODI <text:s text:c="6"/>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DOMINI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ENTITAT_DOMINI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188"><text:s text:c="4"/></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ETA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OMINI TO WWW_DISTRIBUCIO;</text:span></text:p>
            <text:p text:style-name="P549"/>
            <text:p text:style-name="P356">-- #576 Revisar per què les propietats fixades a null no s'actualitzen</text:p>
            <text:p text:style-name="P356">-- Actualitza la clau antiga amb la nova clau</text:p>
            <text:p text:style-name="P391"><text:span text:style-name="T61">UPDATE</text:span><text:span text:style-name="T30"> DIS_CONFIG</text:span></text:p>
            <text:p text:style-name="P391"><text:span text:style-name="T61">SET</text:span><text:span text:style-name="T30"> </text:span><text:span text:style-name="T61">KEY</text:span><text:span text:style-name="T30"> <text:s/>= </text:span><text:span text:style-name="T193">REPLACE</text:span><text:span text:style-name="T30">(</text:span><text:span text:style-name="T61">KEY</text:span><text:span text:style-name="T30">, </text:span><text:span text:style-name="T157">'csv.definicio'</text:span><text:span text:style-name="T30">, </text:span><text:span text:style-name="T157">'csv_generation_definition'</text:span><text:span text:style-name="T30">)</text:span></text:p>
            <text:p text:style-name="P391"><text:span text:style-name="T61">WHERE</text:span><text:span text:style-name="T30"> </text:span><text:span text:style-name="T61">KEY</text:span><text:span text:style-name="T30"> </text:span><text:span text:style-name="T61">LIKE</text:span><text:span text:style-name="T30"> <text:s/></text:span><text:span text:style-name="T157">'es.caib.distribucio%.plugin.arxiu.caib.csv.definicio'</text:span><text:span text:style-name="T30">;</text:span></text:p>
            <text:p text:style-name="P356"/>
          </table:table-cell>
        </table:table-row>
      </table:table>
      <text:p text:style-name="P542"/>
      <text:p text:style-name="P69"><text:span text:style-name="T6">Propietats globals</text:span>:</text:p>
      <text:list xml:id="list2171276962" text:style-name="L117">
        <text:list-item>
          <text:p text:style-name="P879">Opcionalment es poden afegir les propietats inserides a BBDD en el fitxer de propietats<text:span text:style-name="T297"> i esborrar la propietat de la definició del CSV.</text:span></text:p>
        </text:list-item>
      </text:list>
      <text:p text:style-name="P546"/>
      <table:table table:name="Table27" table:style-name="Table27">
        <table:table-column table:style-name="Table27.A"/>
        <table:table-row table:style-name="TableLine96805856">
          <table:table-cell table:style-name="Table27.A1" office:value-type="string">
            <text:p text:style-name="P233"># ############################# #</text:p>
            <text:p text:style-name="P228"># PROPERTIES AFEGIDES OPCIONALS #</text:p>
            <text:p text:style-name="P228"># ############################# #</text:p>
            <text:p text:style-name="P553"/>
            <text:p text:style-name="P228">#558 Poder canviar títol en classificar</text:p>
            <text:p text:style-name="P212">es.caib.distribucio.contingut.modificar.titol=</text:p>
            <text:p text:style-name="P553"/>
            <text:p text:style-name="P228">#577 Revisar per què es recuperen valors </text:p>
            <text:p text:style-name="P228"># ATENCIÓ: posar el valor antic que tenia la propietat amb clau es.caib.distribucio.plugin.arxiu.caib.csv.definicio</text:p>
            <text:p text:style-name="P212">es.caib.distribucio.plugin.arxiu.caib.csv_generation_definition=</text:p>
            <text:p text:style-name="P553"/>
            <text:p text:style-name="P228">#567 Poder metadatar assentaments registrals en distribució</text:p>
            <text:p text:style-name="P496"><text:span text:style-name="T30">es.caib.distribucio.permetre.metadades.registre=</text:span><text:span text:style-name="T36">false</text:span></text:p>
            <text:p text:style-name="P553"/>
            <text:p text:style-name="P228"><text:soft-page-break/>##############################</text:p>
            <text:p text:style-name="P228"># PROPIETATS ESBORRADES</text:p>
            <text:p text:style-name="P228">##############################</text:p>
            <text:p text:style-name="P553"/>
            <text:p text:style-name="P214">es.caib.distribucio.plugin.arxiu.caib.csv_generation_definition=<text:span text:style-name="T35">CSV_DEF</text:span></text:p>
          </table:table-cell>
        </table:table-row>
      </table:table>
      <text:p text:style-name="P546"/>
      <text:p text:style-name="P575"/>
      <text:list xml:id="list91515591073239" text:continue-list="list91514485516670" text:style-name="Outline">
        <text:list-item>
          <text:list>
            <text:list-header>
              <text:h text:style-name="P637" text:outline-level="2" text:is-list-header="true"><text:bookmark-start text:name="__RefHeading___Toc79566_28395464161112"/><text:span text:style-name="T145">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31">Data: <text:span text:style-name="T302">25</text:span><text:span text:style-name="T282">/</text:span><text:span text:style-name="T301">05</text:span>/202<text:span text:style-name="T301">3</text:span><text:span text:style-name="T233"> </text:span><text:span text:style-name="T287">1</text:span><text:span text:style-name="T302">1</text:span><text:span text:style-name="T233">:</text:span><text:span text:style-name="T268">0</text:span><text:span text:style-name="T233">0h</text:span></text:p>
      <text:p text:style-name="P331"/>
      <text:p text:style-name="P164">Resum: </text:p>
      <text:p text:style-name="P576">Modificació per no firmar en servidor annexos que arribin i que amb la validació de firmes es detecti que tenen firmes vàlides.</text:p>
      <text:p text:style-name="P562"/>
      <text:p text:style-name="P520">Millores incloses:</text:p>
      <text:list xml:id="list91514596330509" text:continue-list="list91515881307312" text:style-name="L77">
        <text:list-item>
          <text:p text:style-name="P890"><text:a xlink:type="simple" xlink:href="https://github.com/GovernIB/distribucio/issues/594" text:style-name="Internet_20_link" text:visited-style-name="Visited_20_Internet_20_Link">#594</text:a><text:span text:style-name="T301"> </text:span>No tornar a firmar en servidor annexos amb firmes vàlides enviats sense informació de firmes</text:p>
        </text:list-item>
      </text:list>
      <text:p text:style-name="P483">Errors resolts:</text:p>
      <text:list xml:id="list2423293122" text:style-name="L118">
        <text:list-item>
          <text:p text:style-name="P864"><text:span text:style-name="T301">Cap</text:span> </text:p>
        </text:list-item>
      </text:list>
      <text:p text:style-name="P283"/>
      <text:p text:style-name="P126">Base de dades:<text:span text:style-name="T5"> </text:span></text:p>
      <text:list xml:id="list1303326580" text:style-name="L119">
        <text:list-item>
          <text:p text:style-name="P894">Cap canvi.</text:p>
        </text:list-item>
      </text:list>
      <text:p text:style-name="P126"/>
      <text:p text:style-name="P70"><text:span text:style-name="T6">Propietats globals</text:span>:</text:p>
      <text:list xml:id="list2426612890" text:style-name="L120">
        <text:list-item>
          <text:p text:style-name="P903">Cap</text:p>
        </text:list-item>
      </text:list>
      <text:p text:style-name="P456"/>
      <text:list xml:id="list91515651166025" text:continue-list="list91515591073239" text:style-name="Outline">
        <text:list-item>
          <text:list>
            <text:list-header>
              <text:h text:style-name="P638" text:outline-level="2" text:is-list-header="true"><text:bookmark-start text:name="__RefHeading___Toc79566_283954641611121"/><text:span text:style-name="T145">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32">Data: <text:span text:style-name="T303">30</text:span><text:span text:style-name="T282">/</text:span><text:span text:style-name="T301">05</text:span>/202<text:span text:style-name="T301">3</text:span><text:span text:style-name="T233"> </text:span><text:span text:style-name="T287">1</text:span><text:span text:style-name="T303">0</text:span><text:span text:style-name="T233">:</text:span><text:span text:style-name="T268">0</text:span><text:span text:style-name="T233">0h</text:span></text:p>
      <text:p text:style-name="P332"/>
      <text:p text:style-name="P165">Resum: </text:p>
      <text:p text:style-name="P577"><text:span text:style-name="T303">Resolució urgent per evitar eror en la sincronització d'unitats organitzatives</text:span>.</text:p>
      <text:p text:style-name="P563"/>
      <text:p text:style-name="P521">Millores incloses:</text:p>
      <text:list xml:id="list91515645393302" text:continue-list="list91514596330509" text:style-name="L77">
        <text:list-item>
          <text:p text:style-name="P909">Cap</text:p>
        </text:list-item>
      </text:list>
      <text:p text:style-name="P484">Errors resolts:</text:p>
      <text:list xml:id="list2755747370" text:style-name="L121">
        <text:list-item>
          <text:p text:style-name="P865"><text:a xlink:type="simple" xlink:href="https://github.com/GovernIB/distribucio/issues/598" text:style-name="Internet_20_link" text:visited-style-name="Visited_20_Internet_20_Link">#598</text:a><text:span text:style-name="T303"> </text:span>Error en la sincronització de unitats organitzatives <text:s/></text:p>
        </text:list-item>
      </text:list>
      <text:p text:style-name="P284"/>
      <text:p text:style-name="P127">Base de dades:<text:span text:style-name="T5"> </text:span></text:p>
      <text:list xml:id="list2205259209" text:style-name="L122">
        <text:list-item>
          <text:p text:style-name="P895">Cap canvi.</text:p>
        </text:list-item>
      </text:list>
      <text:p text:style-name="P127"/>
      <text:p text:style-name="P71"><text:span text:style-name="T6">Propietats globals</text:span>:</text:p>
      <text:list xml:id="list706698965" text:style-name="L123">
        <text:list-item>
          <text:p text:style-name="P904">Cap</text:p>
        </text:list-item>
      </text:list>
      <text:p text:style-name="P578"/>
      <text:list xml:id="list91516024249638" text:continue-list="list91515651166025" text:style-name="Outline">
        <text:list-item>
          <text:list>
            <text:list-header>
              <text:h text:style-name="P639" text:outline-level="2" text:is-list-header="true"><text:bookmark-start text:name="__RefHeading___Toc79566_2839546416111211"/><text:soft-page-break/><text:span text:style-name="T145">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33">Data: <text:span text:style-name="T304">05</text:span><text:span text:style-name="T282">/</text:span><text:span text:style-name="T301">0</text:span><text:span text:style-name="T304">6</text:span>/202<text:span text:style-name="T301">3</text:span><text:span text:style-name="T233"> </text:span><text:span text:style-name="T287">1</text:span><text:span text:style-name="T304">1</text:span><text:span text:style-name="T233">:</text:span><text:span text:style-name="T268">0</text:span><text:span text:style-name="T233">0h</text:span></text:p>
      <text:p text:style-name="P333"/>
      <text:p text:style-name="P166">Resum: </text:p>
      <text:p text:style-name="P583">Resolució urgent per capturar errors no controlats comunicant anotacons pendents a backoffices que fan que falli la tasca programada d'enviar anotacions pendents.</text:p>
      <text:p text:style-name="P564"/>
      <text:p text:style-name="P522">Millores incloses:</text:p>
      <text:list xml:id="list91514573790444" text:continue-list="list91515645393302" text:style-name="L77">
        <text:list-item>
          <text:p text:style-name="P910">Cap</text:p>
        </text:list-item>
      </text:list>
      <text:p text:style-name="P485">Errors resolts:</text:p>
      <text:list xml:id="list60395526" text:style-name="L124">
        <text:list-item>
          <text:p text:style-name="P866"><text:a xlink:type="simple" xlink:href="https://github.com/GovernIB/distribucio/issues/601" text:style-name="Internet_20_link" text:visited-style-name="Visited_20_Internet_20_Link">#601</text:a><text:span text:style-name="T304"> </text:span>Controlar excepcions comunicant anotacions pendents en la tasca en segon pla</text:p>
        </text:list-item>
      </text:list>
      <text:p text:style-name="P285"/>
      <text:p text:style-name="P128">Base de dades:<text:span text:style-name="T5"> </text:span></text:p>
      <text:list xml:id="list3142801566" text:style-name="L125">
        <text:list-item>
          <text:p text:style-name="P896">Cap canvi.</text:p>
        </text:list-item>
      </text:list>
      <text:p text:style-name="P128"/>
      <text:p text:style-name="P72"><text:span text:style-name="T6">Propietats globals</text:span>:</text:p>
      <text:list xml:id="list3673932680" text:style-name="L126">
        <text:list-item>
          <text:p text:style-name="P905">Cap</text:p>
        </text:list-item>
      </text:list>
      <text:p text:style-name="P579"/>
      <text:list xml:id="list91514892065108" text:continue-list="list91516024249638" text:style-name="Outline">
        <text:list-item>
          <text:list>
            <text:list-header>
              <text:h text:style-name="P640" text:outline-level="2" text:is-list-header="true"><text:bookmark-start text:name="__RefHeading___Toc79566_28395464161112111"/><text:span text:style-name="T145">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34">Data: <text:span text:style-name="T304">0</text:span><text:span text:style-name="T305">7</text:span><text:span text:style-name="T282">/</text:span><text:span text:style-name="T301">0</text:span><text:span text:style-name="T304">6</text:span>/202<text:span text:style-name="T301">3</text:span><text:span text:style-name="T233"> </text:span><text:span text:style-name="T287">1</text:span><text:span text:style-name="T305">5</text:span><text:span text:style-name="T233">:</text:span><text:span text:style-name="T268">0</text:span><text:span text:style-name="T233">0h</text:span></text:p>
      <text:p text:style-name="P334"/>
      <text:p text:style-name="P167">Resum: </text:p>
      <text:p text:style-name="P584"><text:span text:style-name="T305">Versió urgent per resoldre que els usuaris puguin posar com a processades anotacions rebutjades pels backoffices</text:span>.</text:p>
      <text:p text:style-name="P565"/>
      <text:p text:style-name="P523">Millores incloses:</text:p>
      <text:list xml:id="list91516083612718" text:continue-list="list91514573790444" text:style-name="L77">
        <text:list-item>
          <text:p text:style-name="P911">Cap</text:p>
        </text:list-item>
      </text:list>
      <text:p text:style-name="P486">Errors resolts:</text:p>
      <text:list xml:id="list1641107448" text:style-name="L127">
        <text:list-item>
          <text:p text:style-name="P867"><text:a xlink:type="simple" xlink:href="https://github.com/GovernIB/distribucio/issues/602" text:style-name="Internet_20_link" text:visited-style-name="Visited_20_Internet_20_Link">#602</text:a><text:span text:style-name="T305"> </text:span>Anotación que no deja marcar como procesada</text:p>
        </text:list-item>
      </text:list>
      <text:p text:style-name="P286"/>
      <text:p text:style-name="P129">Base de dades:<text:span text:style-name="T5"> </text:span></text:p>
      <text:list xml:id="list1873569963" text:style-name="L128">
        <text:list-item>
          <text:p text:style-name="P897">Cap canvi.</text:p>
        </text:list-item>
      </text:list>
      <text:p text:style-name="P129"/>
      <text:p text:style-name="P73"><text:span text:style-name="T6">Propietats globals</text:span>:</text:p>
      <text:list xml:id="list2100362149" text:style-name="L129">
        <text:list-item>
          <text:p text:style-name="P906">Cap</text:p>
        </text:list-item>
      </text:list>
      <text:p text:style-name="P580"/>
      <text:p text:style-name="P580"/>
      <text:p text:style-name="P580"/>
      <text:p text:style-name="P580"/>
      <text:p text:style-name="P580"/>
      <text:list xml:id="list91515997175216" text:continue-list="list91514892065108" text:style-name="Outline">
        <text:list-item>
          <text:list>
            <text:list-header>
              <text:h text:style-name="P641" text:outline-level="2" text:is-list-header="true"><text:bookmark-start text:name="__RefHeading___Toc79566_283954641611121111"/><text:soft-page-break/><text:span text:style-name="T145">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35">Data: <text:span text:style-name="T306">12</text:span><text:span text:style-name="T282">/</text:span><text:span text:style-name="T301">0</text:span><text:span text:style-name="T304">6</text:span>/202<text:span text:style-name="T301">3</text:span><text:span text:style-name="T233"> </text:span><text:span text:style-name="T306">09</text:span><text:span text:style-name="T233">:</text:span><text:span text:style-name="T268">0</text:span><text:span text:style-name="T233">0h</text:span></text:p>
      <text:p text:style-name="P335"/>
      <text:p text:style-name="P168">Resum: </text:p>
      <text:p text:style-name="P585">Versió urgent per arreglar l'error amb què s'envien de forma idenfinida anotacions que provoquen errors de processament i mirar de no posar com a comunicades a backoffices anotacions que s'hagin pogut canviar d'estat mentre es comuniquen al backoffice.</text:p>
      <text:p text:style-name="P566"/>
      <text:p text:style-name="P524">Millores incloses:</text:p>
      <text:list xml:id="list91516306550611" text:continue-list="list91516083612718" text:style-name="L77">
        <text:list-item>
          <text:p text:style-name="P912">Cap</text:p>
        </text:list-item>
      </text:list>
      <text:p text:style-name="P487">Errors resolts:</text:p>
      <text:list xml:id="list2356411002" text:style-name="L130">
        <text:list-item>
          <text:p text:style-name="P868"><text:a xlink:type="simple" xlink:href="https://github.com/GovernIB/distribucio/issues/603" text:style-name="Internet_20_link" text:visited-style-name="Visited_20_Internet_20_Link"><text:span text:style-name="T307">#603</text:span></text:a><text:span text:style-name="T308"> </text:span><text:span text:style-name="T307">No posar a 0 els reintents quan es comuniqui l'estat d'error de processament per una anotació</text:span></text:p>
        </text:list-item>
        <text:list-item>
          <text:p text:style-name="P915"><text:a xlink:type="simple" xlink:href="https://github.com/GovernIB/distribucio/issues/604" text:style-name="Internet_20_link" text:visited-style-name="Visited_20_Internet_20_Link">#604</text:a><text:span text:style-name="T306"> </text:span>No posar l'estat "comunicades al backoffice" a les anotacions que anteriorment tenien error de processament</text:p>
        </text:list-item>
      </text:list>
      <text:p text:style-name="P287"/>
      <text:p text:style-name="P130">Base de dades:<text:span text:style-name="T5"> </text:span></text:p>
      <text:list xml:id="list100483996" text:style-name="L131">
        <text:list-item>
          <text:p text:style-name="P898">Cap canvi.</text:p>
        </text:list-item>
      </text:list>
      <text:p text:style-name="P130"/>
      <text:p text:style-name="P74"><text:span text:style-name="T6">Propietats globals</text:span>:</text:p>
      <text:list xml:id="list1153628866" text:style-name="L132">
        <text:list-item>
          <text:p text:style-name="P907">Cap</text:p>
        </text:list-item>
      </text:list>
      <text:p text:style-name="P581"/>
      <text:list xml:id="list91514493865933" text:continue-list="list91515997175216" text:style-name="Outline">
        <text:list-item>
          <text:list>
            <text:list-header>
              <text:h text:style-name="P642" text:outline-level="2" text:is-list-header="true"><text:bookmark-start text:name="__RefHeading___Toc79566_2839546416111211111"/><text:span text:style-name="T145">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36">Data: <text:span text:style-name="T309">30</text:span><text:span text:style-name="T282">/</text:span><text:span text:style-name="T301">0</text:span><text:span text:style-name="T304">6</text:span>/202<text:span text:style-name="T301">3</text:span><text:span text:style-name="T233"> </text:span><text:span text:style-name="T309">1</text:span><text:span text:style-name="T310">3</text:span><text:span text:style-name="T233">:</text:span><text:span text:style-name="T268">0</text:span><text:span text:style-name="T233">0h</text:span></text:p>
      <text:p text:style-name="P336"/>
      <text:p text:style-name="P169">Resum: </text:p>
      <text:p text:style-name="P586">Millora urgent per sincronitzar les UO's de les regles tant les del filtre com les de l'acció destí quan les seves UO's es fusionin o substitueixin.</text:p>
      <text:p text:style-name="P567"/>
      <text:p text:style-name="P525">Millores incloses:</text:p>
      <text:list xml:id="list91514515188351" text:continue-list="list91516306550611" text:style-name="L77">
        <text:list-item>
          <text:p text:style-name="P913"><text:a xlink:type="simple" xlink:href="https://github.com/GovernIB/distribucio/issues/610" text:style-name="Internet_20_link" text:visited-style-name="Visited_20_Internet_20_Link">#610</text:a><text:span text:style-name="T309"> </text:span>L'actualització d'òrgans ha d'actualitzar les regles de les bústies </text:p>
        </text:list-item>
      </text:list>
      <text:p text:style-name="P488"/>
      <text:p text:style-name="P488">Errors resolts:</text:p>
      <text:list xml:id="list224788590" text:style-name="L133">
        <text:list-item>
          <text:p text:style-name="P916">Cap.</text:p>
        </text:list-item>
      </text:list>
      <text:p text:style-name="P288"/>
      <text:p text:style-name="P131">Base de dades:<text:span text:style-name="T5"> </text:span></text:p>
      <text:list xml:id="list622649781" text:style-name="L134">
        <text:list-item>
          <text:p text:style-name="P899">Cap canvi.</text:p>
        </text:list-item>
      </text:list>
      <text:p text:style-name="P131"/>
      <text:p text:style-name="P75"><text:span text:style-name="T6">Propietats globals</text:span>:</text:p>
      <text:list xml:id="list2950931610" text:style-name="L135">
        <text:list-item>
          <text:p text:style-name="P908">Cap</text:p>
        </text:list-item>
      </text:list>
      <text:p text:style-name="P582"/>
      <text:p text:style-name="P582"/>
      <text:list xml:id="list91516187999722" text:continue-list="list91514493865933" text:style-name="Outline">
        <text:list-item>
          <text:list>
            <text:list-header>
              <text:h text:style-name="P643" text:outline-level="2" text:is-list-header="true"><text:bookmark-start text:name="__RefHeading___Toc79566_28395464161112111111"/><text:soft-page-break/><text:span text:style-name="T145">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37">Data: <text:span text:style-name="T316">13</text:span><text:span text:style-name="T282">/</text:span><text:span text:style-name="T311">07</text:span>/202<text:span text:style-name="T301">3</text:span><text:span text:style-name="T233"> </text:span><text:span text:style-name="T309">1</text:span><text:span text:style-name="T310">3</text:span><text:span text:style-name="T233">:</text:span><text:span text:style-name="T268">0</text:span><text:span text:style-name="T233">0h</text:span></text:p>
      <text:p text:style-name="P337"/>
      <text:p text:style-name="P170">Resum: </text:p>
      <text:p text:style-name="P589">Sincronització dels noms de les UO amb la denominació en idioma cooficial català. Client API REST per regles.<text:span text:style-name="T315"> Altres.</text:span></text:p>
      <text:p text:style-name="P568"/>
      <text:p text:style-name="P568"/>
      <text:p text:style-name="P526">Millores incloses:</text:p>
      <text:list xml:id="list91514984996041" text:continue-list="list91514515188351" text:style-name="L77">
        <text:list-item>
          <text:p text:style-name="P91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1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14"><text:a xlink:type="simple" xlink:href="https://github.com/GovernIB/distribucio/issues/551" text:style-name="Internet_20_link" text:visited-style-name="Visited_20_Internet_20_Link">#551</text:a><text:span text:style-name="T312"> </text:span>Adaptar el contingut a la grandària de la pantalla a formularis i taules identificats </text:p>
        </text:list-item>
        <text:list-item>
          <text:p text:style-name="P914"><text:a xlink:type="simple" xlink:href="https://github.com/GovernIB/distribucio/issues/592" text:style-name="Internet_20_link" text:visited-style-name="Visited_20_Internet_20_Link">#592</text:a><text:span text:style-name="T312"> </text:span>Afegir client API REST per les regles </text:p>
        </text:list-item>
        <text:list-item>
          <text:p text:style-name="P914"><text:a xlink:type="simple" xlink:href="https://github.com/GovernIB/distribucio/issues/590" text:style-name="Internet_20_link" text:visited-style-name="Visited_20_Internet_20_Link">#590</text:a><text:span text:style-name="T312"> </text:span>Ampliar l'API REST de regles per poder establir el valor del filtre "presencial" </text:p>
        </text:list-item>
        <text:list-item>
          <text:p text:style-name="P914"><text:a xlink:type="simple" xlink:href="https://github.com/GovernIB/distribucio/issues/555" text:style-name="Internet_20_link" text:visited-style-name="Visited_20_Internet_20_Link">#555</text:a><text:span text:style-name="T311"> </text:span>Afegir la opció "Cap procediment" a l'inici del select de procediments de l'acció de classificar anotació <text:span text:style-name="T311">(Reoberta) </text:span></text:p>
        </text:list-item>
        <text:list-item>
          <text:p text:style-name="P914"><text:a xlink:type="simple" xlink:href="https://github.com/GovernIB/distribucio/issues/589" text:style-name="Internet_20_link" text:visited-style-name="Visited_20_Internet_20_Link">#589</text:a><text:span text:style-name="T312"> </text:span>Reduir la informació del monitor d'integracions </text:p>
        </text:list-item>
        <text:list-item>
          <text:p text:style-name="P914"><text:a xlink:type="simple" xlink:href="https://github.com/GovernIB/distribucio/issues/562" text:style-name="Internet_20_link" text:visited-style-name="Visited_20_Internet_20_Link">#562</text:a><text:span text:style-name="T312"> </text:span>No permetre el desbordament de la columna URL al llistat de backoffices </text:p>
        </text:list-item>
        <text:list-item>
          <text:p text:style-name="P914"><text:a xlink:type="simple" xlink:href="https://github.com/GovernIB/distribucio/issues/584" text:style-name="Internet_20_link" text:visited-style-name="Visited_20_Internet_20_Link">#584</text:a><text:span text:style-name="T312"> </text:span>Revisar missatge de creació de regles de l'API de Distribució </text:p>
        </text:list-item>
        <text:list-item>
          <text:p text:style-name="P914"><text:a xlink:type="simple" xlink:href="https://github.com/GovernIB/distribucio/issues/563" text:style-name="Internet_20_link" text:visited-style-name="Visited_20_Internet_20_Link">#563</text:a><text:span text:style-name="T312"> </text:span>Permetre cercar els backoffice en el desplegable de definició de regles </text:p>
        </text:list-item>
        <text:list-item>
          <text:p text:style-name="P914"><text:a xlink:type="simple" xlink:href="https://github.com/GovernIB/distribucio/issues/579" text:style-name="Internet_20_link" text:visited-style-name="Visited_20_Internet_20_Link">#579</text:a><text:span text:style-name="T312"> </text:span>Veure "Número expedient" al costat de "Procediment" al resum de les anotacions </text:p>
        </text:list-item>
        <text:list-item>
          <text:p text:style-name="P914"><text:a xlink:type="simple" xlink:href="https://github.com/GovernIB/distribucio/issues/578" text:style-name="Internet_20_link" text:visited-style-name="Visited_20_Internet_20_Link">#578</text:a><text:span text:style-name="T312"> </text:span>Problema amb la selecció múltiple </text:p>
        </text:list-item>
        <text:list-item>
          <text:p text:style-name="P914"><text:a xlink:type="simple" xlink:href="https://github.com/GovernIB/distribucio/issues/572" text:style-name="Internet_20_link" text:visited-style-name="Visited_20_Internet_20_Link">#572</text:a><text:span text:style-name="T312"> </text:span>Poder assignar anotacions a usuaris d'una bústia </text:p>
        </text:list-item>
        <text:list-item>
          <text:p text:style-name="P914"><text:a xlink:type="simple" xlink:href="https://github.com/GovernIB/distribucio/issues/574" text:style-name="Internet_20_link" text:visited-style-name="Visited_20_Internet_20_Link">#574</text:a><text:span text:style-name="T312"> </text:span>Afegir filtre per cercar anotacions assignades a un usuari </text:p>
        </text:list-item>
        <text:list-item>
          <text:p text:style-name="P914"><text:a xlink:type="simple" xlink:href="https://github.com/GovernIB/distribucio/issues/583" text:style-name="Internet_20_link" text:visited-style-name="Visited_20_Internet_20_Link">#583</text:a><text:span text:style-name="T312"> </text:span>Revisar el manual d'integració </text:p>
        </text:list-item>
      </text:list>
      <text:p text:style-name="P489"/>
      <text:p text:style-name="P489">Errors resolts:</text:p>
      <text:list xml:id="list1416867013" text:style-name="L136">
        <text:list-item>
          <text:p text:style-name="P91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17"><text:a xlink:type="simple" xlink:href="https://github.com/GovernIB/distribucio/issues/596" text:style-name="Internet_20_link" text:visited-style-name="Visited_20_Internet_20_Link">#596</text:a><text:span text:style-name="T312"> </text:span>Corregir el botó de comprobar firmes per a que no guardi com a definitiu i deixi l'annex com esborrany a Distribucio </text:p>
        </text:list-item>
        <text:list-item>
          <text:p text:style-name="P917"><text:a xlink:type="simple" xlink:href="https://github.com/GovernIB/distribucio/issues/602" text:style-name="Internet_20_link" text:visited-style-name="Visited_20_Internet_20_Link">#602</text:a><text:span text:style-name="T312"> </text:span>Anotación que no deja marcar como procesada </text:p>
        </text:list-item>
        <text:list-item>
          <text:p text:style-name="P917"><text:a xlink:type="simple" xlink:href="https://github.com/GovernIB/distribucio/issues/599" text:style-name="Internet_20_link" text:visited-style-name="Visited_20_Internet_20_Link">#599</text:a><text:span text:style-name="T312"> </text:span>No poder assignar anotacions a usuaris inactius </text:p>
        </text:list-item>
        <text:list-item>
          <text:p text:style-name="P917"><text:a xlink:type="simple" xlink:href="https://github.com/GovernIB/distribucio/issues/595" text:style-name="Internet_20_link" text:visited-style-name="Visited_20_Internet_20_Link">#595</text:a><text:span text:style-name="T312"> </text:span>Cerca de dominis sense distinció entre majúscules i minúscules </text:p>
        </text:list-item>
        <text:list-item>
          <text:p text:style-name="P917"><text:a xlink:type="simple" xlink:href="https://github.com/GovernIB/distribucio/issues/559" text:style-name="Internet_20_link" text:visited-style-name="Visited_20_Internet_20_Link">#559</text:a><text:span text:style-name="T312"> </text:span>No deixa marcar com a processar una anotació rebutjada per un backoffice </text:p>
        </text:list-item>
        <text:list-item>
          <text:p text:style-name="P917"><text:a xlink:type="simple" xlink:href="https://github.com/GovernIB/distribucio/issues/585" text:style-name="Internet_20_link" text:visited-style-name="Visited_20_Internet_20_Link">#585</text:a><text:span text:style-name="T312"> </text:span>Modificar la llibreria d'utilitats per backoffices per obrir el contingut dels formularis XML en UTF8 </text:p>
        </text:list-item>
        <text:list-item>
          <text:p text:style-name="P917"><text:a xlink:type="simple" xlink:href="https://github.com/GovernIB/distribucio/issues/617" text:style-name="Internet_20_link" text:visited-style-name="Visited_20_Internet_20_Link">#617</text:a><text:span text:style-name="T312"> </text:span>No es marca com a firmat i vàlid un document firmat amb TF04 CAdES detached </text:p>
        </text:list-item>
        <text:list-item>
          <text:p text:style-name="P918"><text:a xlink:type="simple" xlink:href="https://github.com/GovernIB/distribucio/issues/618" text:style-name="Internet_20_link" text:visited-style-name="Visited_20_Internet_20_Link">#618</text:a><text:span text:style-name="T317"> </text:span>NullPointerException guardant annexos a l'Arxiu </text:p>
        </text:list-item>
        <text:list-item>
          <text:p text:style-name="P918"><text:a xlink:type="simple" xlink:href="https://github.com/GovernIB/distribucio/issues/619" text:style-name="Internet_20_link" text:visited-style-name="Visited_20_Internet_20_Link">#619</text:a><text:span text:style-name="T317"> </text:span>Error guardant un annex pdf a l'Arxiu </text:p>
        </text:list-item>
      </text:list>
      <text:p text:style-name="P289"/>
      <text:p text:style-name="P132">Base de dades:<text:span text:style-name="T5"> </text:span></text:p>
      <text:list xml:id="list91515640397838" text:continue-list="list158802524" text:style-name="L116">
        <text:list-item>
          <text:p text:style-name="P703"><text:soft-page-break/>distribucio_update_0.9.<text:span text:style-name="T259">4</text:span><text:span text:style-name="T313">9</text:span>.sql<text:span text:style-name="T212"> (Oracle)</text:span></text:p>
          <text:list>
            <text:list-item>
              <text:p text:style-name="P902">Nova propietat configurable <text:span text:style-name="T313">per poder assignar anotacions amb usuaris d'una bústia.</text:span></text:p>
            </text:list-item>
            <text:list-item>
              <text:p text:style-name="P902">Nova propietat configurable per<text:span text:style-name="T313"> evitar</text:span> poder assignar anotacions a usuaris inactius.</text:p>
            </text:list-item>
          </text:list>
        </text:list-item>
      </text:list>
      <text:p text:style-name="P573"/>
      <table:table table:name="Table29" table:style-name="Table29">
        <table:table-column table:style-name="Table29.A"/>
        <table:table-row table:style-name="TableLine96788864">
          <table:table-cell table:style-name="Table29.A1" office:value-type="string">
            <text:p text:style-name="P369">-- Distribucio 0.9.49</text:p>
            <text:p text:style-name="P549"/>
            <text:p text:style-name="P356">--#572: Poder assignar anotacions a usuaris d'una bústi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ssignar.anotacions'</text:span><text:span text:style-name="T30">,</text:span><text:span text:style-name="T157">'0'</text:span><text:span text:style-name="T30">,</text:span><text:span text:style-name="T157">'Permetre assignar una anotació a un usuari'</text:span><text:span text:style-name="T30">,</text:span><text:span text:style-name="T157">'GENERAL'</text:span><text:span text:style-name="T30">,</text:span><text:span text:style-name="T157">'22'</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49"/>
            <text:p text:style-name="P356">--#599 No poder assignar anotacions a usuaris inactiu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mostrar.usuaris.inactius.ldap'</text:span><text:span text:style-name="T30">,</text:span><text:span text:style-name="T157">'1'</text:span><text:span text:style-name="T30">,</text:span><text:span text:style-name="T157">'Indica si mostrar els usuaris inactius a la LDAP que tenen permís sobre una bústia'</text:span><text:span text:style-name="T30">,</text:span><text:span text:style-name="T157">'GENERAL'</text:span><text:span text:style-name="T30">,</text:span><text:span text:style-name="T157">'23'</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69"/>
          </table:table-cell>
        </table:table-row>
      </table:table>
      <text:p text:style-name="P543"/>
      <text:p text:style-name="P132"/>
      <text:p text:style-name="P76"><text:span text:style-name="T6">Propietats globals</text:span>:</text:p>
      <text:list xml:id="list91516359195594" text:continue-list="list2821723896" text:style-name="L17">
        <text:list-item>
          <text:p text:style-name="P677">distribucio_update_0.9.<text:span text:style-name="T313">49</text:span>.properties:</text:p>
          <text:list>
            <text:list-item>
              <text:p text:style-name="P919">Modificar la URL del DIR3 per posar l'API REST a l'arxiu de configuració del JBoss.</text:p>
            </text:list-item>
          </text:list>
        </text:list-item>
      </text:list>
      <text:p text:style-name="P248"/>
      <table:table table:name="Table28" table:style-name="Table28">
        <table:table-column table:style-name="Table28.A"/>
        <table:table-row table:style-name="Table28.1">
          <table:table-cell table:style-name="Table28.A1" office:value-type="string">
            <text:p text:style-name="P219">##############################</text:p>
            <text:p text:style-name="P222"># PROPIETATS MODIFICADES</text:p>
            <text:p text:style-name="P222">##############################</text:p>
            <text:p text:style-name="P549"/>
            <text:p text:style-name="P391"><text:span text:style-name="T47">#586 </text:span><text:span text:style-name="T50">Sincronitzar</text:span><text:span text:style-name="T47"> </text:span><text:span text:style-name="T50">noms</text:span><text:span text:style-name="T47"> </text:span><text:span text:style-name="T50">en</text:span><text:span text:style-name="T47"> </text:span><text:span text:style-name="T50">català</text:span></text:p>
            <text:p text:style-name="P549"/>
            <text:p text:style-name="P391"><text:span text:style-name="T30">es.caib.distribucio.plugin.unitats.organitzatives.dir3.service.url=</text:span><text:span text:style-name="T36">https://dev.caib.es/dir3caib/rest/unidades/</text:span></text:p>
            <text:p text:style-name="P537"/>
          </table:table-cell>
        </table:table-row>
      </table:table>
      <text:p text:style-name="P248"/>
      <text:p text:style-name="P376"/>
      <text:p text:style-name="P402">Canvis a les llibreries:</text:p>
      <text:list xml:id="list91515931461432" text:continue-list="list2268808192" text:style-name="L27">
        <text:list-item>
          <text:p text:style-name="P728"><text:span text:style-name="T14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30">Versió: 0.9.<text:span text:style-name="T314">49</text:span></text:p>
            </text:list-item>
          </text:list>
        </text:list-item>
        <text:list-item>
          <text:p text:style-name="P83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152451024">
            <table:table-cell table:style-name="TableBox1152451600" office:value-type="string">
              <text:p text:style-name="MP3"><draw:frame draw:style-name="Mfr1" draw:name="Image2" text:anchor-type="paragraph" svg:x="0.139cm" svg:y="-0.06cm" svg:width="2.912cm" svg:height="2.138cm" draw:z-index="8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1</text:page-number></text:span><text:span text:style-name="MT4"><text:s/>/ </text:span><text:span text:style-name="MT4"><text:page-count>8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7-13T09:15:12.897999887">13/07/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7H12M11S</meta:editing-duration>
    <meta:editing-cycles>433</meta:editing-cycles>
    <meta:generator>LibreOffice/7.3.5.2$Windows_X86_64 LibreOffice_project/184fe81b8c8c30d8b5082578aee2fed2ea847c01</meta:generator>
    <dc:date>2023-07-13T09:15:12.702000000</dc:date>
    <dc:creator>Daniel Moreno Linares</dc:creator>
    <meta:document-statistic meta:table-count="49" meta:image-count="3" meta:object-count="0" meta:page-count="81" meta:paragraph-count="2416" meta:word-count="17441" meta:character-count="152109" meta:non-whitespace-character-count="132569"/>
  </office:meta>
</office:document-meta>
</file>